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Courier" style:name="Courier"/>
  </office:font-face-decls>
  <office:automatic-styles>
    <style:style style:family="paragraph" style:name="Normal" style:display-name="Normal">
      <style:paragraph-properties fo:margin-right="0pt" style:line-spacing="2pt" fo:margin-top="0pt" fo:text-align="left" fo:orphans="0" fo:margin-left="0pt" fo:margin-bottom="0pt" fo:padding="0pt" fo:text-indent="0pt" fo:widows="1"/>
      <style:text-properties fo:color="#000000" style:font-name="Arial" fo:text-transform="None" fo:font-size="10"/>
    </style:style>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Heading2" style:display-name="Heading2">
      <style:paragraph-properties fo:margin-right="0pt" style:line-spacing="4pt" fo:margin-top="12pt" fo:text-align="left" fo:orphans="0" fo:margin-left="0pt" fo:margin-bottom="6pt" fo:padding="0pt" fo:text-indent="0pt" fo:widows="1"/>
      <style:text-properties fo:color="#000000" style:font-name="Arial" fo:font-weight="bold" fo:text-transform="None" fo:font-size="14"/>
    </style:style>
    <style:style style:family="paragraph" style:name="Heading3" style:display-name="Heading3">
      <style:paragraph-properties fo:margin-right="0pt" style:line-spacing="2pt" fo:margin-top="12pt" fo:text-align="left" fo:orphans="0" fo:margin-left="0pt" fo:margin-bottom="6pt" fo:padding="0pt" fo:text-indent="0pt" fo:widows="1"/>
      <style:text-properties fo:color="#000000" style:font-name="Arial" fo:text-transform="None" fo:font-size="12"/>
    </style: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table" style:name="temp001" style:display-name="temp001">
      <style:table-column-properties/>
      <style:table-cell-properties fo:background-color="['#ffff00', 'back']"/>
      <style:table-properties table:align="left"/>
      <style:table-row-properties/>
      <style:text-properties style:font-name="Helvetica-Oblique"/>
      <style:paragraph-properties/>
    </style:style>
    <style:style style:family="table" style:name="span001" style:display-name="span001">
      <style:table-column-properties/>
      <style:table-cell-properties style:vertical-align="middle"/>
      <style:table-properties table:align="center"/>
      <style:table-row-properties/>
      <style:text-properties/>
      <style:paragraph-properties/>
    </style:style>
    <style:style style:family="table" style:name="numeric" style:display-name="numeric">
      <style:table-column-properties/>
      <style:table-cell-properties/>
      <style:table-properties table:align="right"/>
      <style:table-row-properties/>
      <style:text-properties style:font-name="Times-Bold"/>
      <style:paragraph-properties/>
    </style:style>
    <style:style style:family="paragraph" style:name="Sp1" style:display-name="Sp1">
      <style:paragraph-properties style:line-spacing="12.0pt"/>
    </style:style>
    <style:style style:family="table-column" style:name="TableColumn1" style:display-name="TableColumn1">
      <style:table-column-properties style:column-width="141.732283465"/>
    </style:style>
    <style:style style:family="table-column" style:name="TableColumn2" style:display-name="TableColumn2">
      <style:table-column-properties style:column-width="141.732283465"/>
    </style:style>
    <style:style style:family="table-row" style:name="TableRow1" style:display-name="TableRow1">
      <style:table-row-properties style:use-optimal-row-height="true"/>
    </style:style>
    <style:style style:family="table-cell" style:name="TableCell1" style:display-name="TableCell1">
      <style:table-cell-properties fo:background-color="#ffff00" style:shrink-to-fit="true"/>
    </style:style>
    <style:style style:family="paragraph" style:name="CellContent1" style:display-name="CellContent1">
      <style:text-properties style:font-name="Helvetica-Oblique"/>
      <style:paragraph-properties fo:text-align="left"/>
    </style:style>
    <style:style style:family="table-cell" style:name="TableCell2" style:display-name="TableCell2">
      <style:table-cell-properties fo:background-color="#ffff00" style:shrink-to-fit="true"/>
    </style:style>
    <style:style style:family="paragraph" style:name="CellContent2" style:display-name="CellContent2">
      <style:text-properties style:font-name="Helvetica-Oblique"/>
      <style:paragraph-properties fo:text-align="left"/>
    </style:style>
    <style:style style:family="table-row" style:name="TableRow2" style:display-name="TableRow2">
      <style:table-row-properties style:use-optimal-row-height="true"/>
    </style:style>
    <style:style style:family="table-cell" style:name="TableCell3" style:display-name="TableCell3">
      <style:table-cell-properties fo:background-color="#ffff00" style:shrink-to-fit="true"/>
    </style:style>
    <style:style style:family="paragraph" style:name="CellContent3" style:display-name="CellContent3">
      <style:text-properties style:font-name="Helvetica-Oblique"/>
      <style:paragraph-properties fo:text-align="left"/>
    </style:style>
    <style:style style:family="table-cell" style:name="TableCell4" style:display-name="TableCell4">
      <style:table-cell-properties fo:background-color="#ffff00" style:shrink-to-fit="true"/>
    </style:style>
    <style:style style:family="table-row" style:name="TableRow3" style:display-name="TableRow3">
      <style:table-row-properties style:use-optimal-row-height="true"/>
    </style:style>
    <style:style style:family="table-cell" style:name="TableCell5" style:display-name="TableCell5">
      <style:table-cell-properties fo:background-color="#ffff00" style:shrink-to-fit="true"/>
    </style:style>
    <style:style style:family="paragraph" style:name="CellContent5" style:display-name="CellContent5">
      <style:text-properties style:font-name="Helvetica-Oblique"/>
      <style:paragraph-properties fo:text-align="left"/>
    </style:style>
    <style:style style:family="table-cell" style:name="TableCell6" style:display-name="TableCell6">
      <style:table-cell-properties fo:background-color="#ffff00" style:shrink-to-fit="true"/>
    </style:style>
    <style:style style:family="paragraph" style:name="CellContent6" style:display-name="CellContent6">
      <style:text-properties style:font-name="Helvetica-Oblique"/>
      <style:paragraph-properties fo:text-align="left"/>
    </style:style>
    <style:style style:family="paragraph" style:name="Sp2" style:display-name="Sp2">
      <style:paragraph-properties style:line-spacing="12.0pt"/>
    </style:style>
    <style:style style:family="paragraph" style:name="Sp3" style:display-name="Sp3">
      <style:paragraph-properties style:line-spacing="6.0pt"/>
    </style:style>
    <style:style style:family="table-column" style:name="TableColumn3" style:display-name="TableColumn3">
      <style:table-column-properties style:column-width="85.0393700787"/>
    </style:style>
    <style:style style:family="table-column" style:name="TableColumn4" style:display-name="TableColumn4">
      <style:table-column-properties style:column-width="85.0393700787"/>
    </style:style>
    <style:style style:family="table-column" style:name="TableColumn5" style:display-name="TableColumn5">
      <style:table-column-properties style:column-width="85.0393700787"/>
    </style:style>
    <style:style style:family="table-column" style:name="TableColumn6" style:display-name="TableColumn6">
      <style:table-column-properties style:column-width="85.0393700787"/>
    </style:style>
    <style:style style:family="table-column" style:name="TableColumn7" style:display-name="TableColumn7">
      <style:table-column-properties style:column-width="85.0393700787"/>
    </style:style>
    <style:style style:family="table-row" style:name="TableRow4" style:display-name="TableRow4">
      <style:table-row-properties style:row-height="28.3464566929pt"/>
    </style:style>
    <style:style style:family="table-cell" style:name="TableCell7" style:display-name="TableCell7">
      <style:table-cell-properties style:vertical-align="middle" style:shrink-to-fit="true"/>
    </style:style>
    <style:style style:family="table-cell" style:name="TableCell10" style:display-name="TableCell10">
      <style:table-cell-properties style:vertical-align="middle" style:shrink-to-fit="true"/>
    </style:style>
    <style:style style:family="paragraph" style:name="CellContent10" style:display-name="CellContent10">
      <style:text-properties/>
      <style:paragraph-properties fo:text-align="center"/>
    </style:style>
    <style:style style:family="table-cell" style:name="TableCell11" style:display-name="TableCell11">
      <style:table-cell-properties style:vertical-align="middle" style:shrink-to-fit="true"/>
    </style:style>
    <style:style style:family="table-row" style:name="TableRow5" style:display-name="TableRow5">
      <style:table-row-properties style:row-height="28.3464566929pt"/>
    </style:style>
    <style:style style:family="table-cell" style:name="TableCell12" style:display-name="TableCell12">
      <style:table-cell-properties style:vertical-align="middle" style:shrink-to-fit="true"/>
    </style:style>
    <style:style style:family="paragraph" style:name="CellContent12" style:display-name="CellContent12">
      <style:text-properties/>
      <style:paragraph-properties fo:text-align="center"/>
    </style:style>
    <style:style style:family="table-cell" style:name="TableCell13" style:display-name="TableCell13">
      <style:table-cell-properties style:vertical-align="middle" style:shrink-to-fit="true"/>
    </style:style>
    <style:style style:family="paragraph" style:name="CellContent13" style:display-name="CellContent13">
      <style:text-properties/>
      <style:paragraph-properties fo:text-align="center"/>
    </style:style>
    <style:style style:family="table-cell" style:name="TableCell14" style:display-name="TableCell14">
      <style:table-cell-properties style:vertical-align="middle" style:shrink-to-fit="true"/>
    </style:style>
    <style:style style:family="paragraph" style:name="CellContent14" style:display-name="CellContent14">
      <style:text-properties/>
      <style:paragraph-properties fo:text-align="center"/>
    </style:style>
    <style:style style:family="table-cell" style:name="TableCell15" style:display-name="TableCell15">
      <style:table-cell-properties style:vertical-align="middle" style:shrink-to-fit="true"/>
    </style:style>
    <style:style style:family="paragraph" style:name="CellContent15" style:display-name="CellContent15">
      <style:text-properties/>
      <style:paragraph-properties fo:text-align="center"/>
    </style:style>
    <style:style style:family="table-row" style:name="TableRow6" style:display-name="TableRow6">
      <style:table-row-properties style:row-height="28.3464566929pt"/>
    </style:style>
    <style:style style:family="table-cell" style:name="TableCell17" style:display-name="TableCell17">
      <style:table-cell-properties style:vertical-align="middle" style:shrink-to-fit="true"/>
    </style:style>
    <style:style style:family="paragraph" style:name="CellContent17" style:display-name="CellContent17">
      <style:text-properties/>
      <style:paragraph-properties fo:text-align="center"/>
    </style:style>
    <style:style style:family="table-cell" style:name="TableCell18" style:display-name="TableCell18">
      <style:table-cell-properties style:vertical-align="middle" style:shrink-to-fit="true"/>
    </style:style>
    <style:style style:family="paragraph" style:name="CellContent18" style:display-name="CellContent18">
      <style:text-properties/>
      <style:paragraph-properties fo:text-align="center"/>
    </style:style>
    <style:style style:family="table-cell" style:name="TableCell19" style:display-name="TableCell19">
      <style:table-cell-properties style:vertical-align="middle" style:shrink-to-fit="true"/>
    </style:style>
    <style:style style:family="paragraph" style:name="CellContent19" style:display-name="CellContent19">
      <style:text-properties/>
      <style:paragraph-properties fo:text-align="center"/>
    </style:style>
    <style:style style:family="table-cell" style:name="TableCell20" style:display-name="TableCell20">
      <style:table-cell-properties style:vertical-align="middle" style:shrink-to-fit="true"/>
    </style:style>
    <style:style style:family="paragraph" style:name="CellContent20" style:display-name="CellContent20">
      <style:text-properties/>
      <style:paragraph-properties fo:text-align="center"/>
    </style:style>
    <style:style style:family="table-row" style:name="TableRow7" style:display-name="TableRow7">
      <style:table-row-properties style:row-height="28.3464566929pt"/>
    </style:style>
    <style:style style:family="table-cell" style:name="TableCell22" style:display-name="TableCell22">
      <style:table-cell-properties style:vertical-align="middle" style:shrink-to-fit="true"/>
    </style:style>
    <style:style style:family="paragraph" style:name="CellContent22" style:display-name="CellContent22">
      <style:text-properties/>
      <style:paragraph-properties fo:text-align="center"/>
    </style:style>
    <style:style style:family="table-cell" style:name="TableCell23" style:display-name="TableCell23">
      <style:table-cell-properties style:vertical-align="middle" style:shrink-to-fit="true"/>
    </style:style>
    <style:style style:family="paragraph" style:name="CellContent23" style:display-name="CellContent23">
      <style:text-properties/>
      <style:paragraph-properties fo:text-align="center"/>
    </style:style>
    <style:style style:family="table-cell" style:name="TableCell24" style:display-name="TableCell24">
      <style:table-cell-properties style:vertical-align="middle" style:shrink-to-fit="true"/>
    </style:style>
    <style:style style:family="paragraph" style:name="CellContent24" style:display-name="CellContent24">
      <style:text-properties/>
      <style:paragraph-properties fo:text-align="center"/>
    </style:style>
    <style:style style:family="table-cell" style:name="TableCell25" style:display-name="TableCell25">
      <style:table-cell-properties style:vertical-align="middle" style:shrink-to-fit="true"/>
    </style:style>
    <style:style style:family="paragraph" style:name="CellContent25" style:display-name="CellContent25">
      <style:text-properties/>
      <style:paragraph-properties fo:text-align="center"/>
    </style:style>
    <style:style style:family="table-row" style:name="TableRow8" style:display-name="TableRow8">
      <style:table-row-properties style:row-height="28.3464566929pt"/>
    </style:style>
    <style:style style:family="table-cell" style:name="TableCell27" style:display-name="TableCell27">
      <style:table-cell-properties style:vertical-align="middle" style:shrink-to-fit="true"/>
    </style:style>
    <style:style style:family="paragraph" style:name="CellContent27" style:display-name="CellContent27">
      <style:text-properties/>
      <style:paragraph-properties fo:text-align="center"/>
    </style:style>
    <style:style style:family="table-cell" style:name="TableCell28" style:display-name="TableCell28">
      <style:table-cell-properties style:vertical-align="middle" style:shrink-to-fit="true"/>
    </style:style>
    <style:style style:family="paragraph" style:name="CellContent28" style:display-name="CellContent28">
      <style:text-properties/>
      <style:paragraph-properties fo:text-align="center"/>
    </style:style>
    <style:style style:family="table-cell" style:name="TableCell29" style:display-name="TableCell29">
      <style:table-cell-properties style:vertical-align="middle" style:shrink-to-fit="true"/>
    </style:style>
    <style:style style:family="paragraph" style:name="CellContent29" style:display-name="CellContent29">
      <style:text-properties/>
      <style:paragraph-properties fo:text-align="center"/>
    </style:style>
    <style:style style:family="table-cell" style:name="TableCell30" style:display-name="TableCell30">
      <style:table-cell-properties style:vertical-align="middle" style:shrink-to-fit="true"/>
    </style:style>
    <style:style style:family="paragraph" style:name="CellContent30" style:display-name="CellContent30">
      <style:text-properties/>
      <style:paragraph-properties fo:text-align="center"/>
    </style:style>
    <style:style style:family="paragraph" style:name="Sp4" style:display-name="Sp4">
      <style:paragraph-properties style:line-spacing="12.0pt"/>
    </style:style>
    <style:style style:family="paragraph" style:name="Sp5" style:display-name="Sp5">
      <style:paragraph-properties style:line-spacing="6.0pt"/>
    </style:style>
    <style:style style:family="table-column" style:name="TableColumn8" style:display-name="TableColumn8">
      <style:table-column-properties style:column-width="85.0393700787"/>
    </style:style>
    <style:style style:family="table-column" style:name="TableColumn9" style:display-name="TableColumn9">
      <style:table-column-properties style:rel-column-width="10*"/>
    </style:style>
    <style:style style:family="table-column" style:name="TableColumn10" style:display-name="TableColumn10">
      <style:table-column-properties style:rel-column-width="10*"/>
    </style:style>
    <style:style style:family="table-column" style:name="TableColumn11" style:display-name="TableColumn11">
      <style:table-column-properties style:rel-column-width="10*"/>
    </style:style>
    <style:style style:family="table-column" style:name="TableColumn12" style:display-name="TableColumn12">
      <style:table-column-properties style:rel-column-width="30*"/>
    </style:style>
    <style:style style:family="table-row" style:name="TableRow9" style:display-name="TableRow9">
      <style:table-row-properties style:row-height="56.6929133858pt"/>
    </style:style>
    <style:style style:family="table-cell" style:name="TableCell32" style:display-name="TableCell32">
      <style:table-cell-properties style:vertical-align="middle" style:shrink-to-fit="true"/>
    </style:style>
    <style:style style:family="table-cell" style:name="TableCell35" style:display-name="TableCell35">
      <style:table-cell-properties style:vertical-align="middle" style:shrink-to-fit="true"/>
    </style:style>
    <style:style style:family="paragraph" style:name="CellContent35" style:display-name="CellContent35">
      <style:text-properties/>
      <style:paragraph-properties fo:text-align="center"/>
    </style:style>
    <style:style style:family="table-cell" style:name="TableCell36" style:display-name="TableCell36">
      <style:table-cell-properties style:vertical-align="middle" style:shrink-to-fit="true"/>
    </style:style>
    <style:style style:family="table-row" style:name="TableRow10" style:display-name="TableRow10">
      <style:table-row-properties style:row-height="28.3464566929pt"/>
    </style:style>
    <style:style style:family="table-cell" style:name="TableCell37" style:display-name="TableCell37">
      <style:table-cell-properties style:vertical-align="middle" style:shrink-to-fit="true"/>
    </style:style>
    <style:style style:family="paragraph" style:name="CellContent37" style:display-name="CellContent37">
      <style:text-properties/>
      <style:paragraph-properties fo:text-align="center"/>
    </style:style>
    <style:style style:family="table-cell" style:name="TableCell38" style:display-name="TableCell38">
      <style:table-cell-properties style:vertical-align="middle" style:shrink-to-fit="true"/>
    </style:style>
    <style:style style:family="paragraph" style:name="CellContent38" style:display-name="CellContent38">
      <style:text-properties/>
      <style:paragraph-properties fo:text-align="center"/>
    </style:style>
    <style:style style:family="table-cell" style:name="TableCell39" style:display-name="TableCell39">
      <style:table-cell-properties style:vertical-align="middle" style:shrink-to-fit="true"/>
    </style:style>
    <style:style style:family="paragraph" style:name="CellContent39" style:display-name="CellContent39">
      <style:text-properties/>
      <style:paragraph-properties fo:text-align="center"/>
    </style:style>
    <style:style style:family="table-cell" style:name="TableCell40" style:display-name="TableCell40">
      <style:table-cell-properties style:vertical-align="middle" style:shrink-to-fit="true"/>
    </style:style>
    <style:style style:family="paragraph" style:name="CellContent40" style:display-name="CellContent40">
      <style:text-properties/>
      <style:paragraph-properties fo:text-align="center"/>
    </style:style>
    <style:style style:family="table-row" style:name="TableRow11" style:display-name="TableRow11">
      <style:table-row-properties style:row-height="28.3464566929pt"/>
    </style:style>
    <style:style style:family="table-cell" style:name="TableCell42" style:display-name="TableCell42">
      <style:table-cell-properties style:vertical-align="middle" style:shrink-to-fit="true"/>
    </style:style>
    <style:style style:family="paragraph" style:name="CellContent42" style:display-name="CellContent42">
      <style:text-properties/>
      <style:paragraph-properties fo:text-align="center"/>
    </style:style>
    <style:style style:family="table-cell" style:name="TableCell43" style:display-name="TableCell43">
      <style:table-cell-properties style:vertical-align="middle" style:shrink-to-fit="true"/>
    </style:style>
    <style:style style:family="paragraph" style:name="CellContent43" style:display-name="CellContent43">
      <style:text-properties/>
      <style:paragraph-properties fo:text-align="center"/>
    </style:style>
    <style:style style:family="table-cell" style:name="TableCell44" style:display-name="TableCell44">
      <style:table-cell-properties style:vertical-align="middle" style:shrink-to-fit="true"/>
    </style:style>
    <style:style style:family="paragraph" style:name="CellContent44" style:display-name="CellContent44">
      <style:text-properties/>
      <style:paragraph-properties fo:text-align="center"/>
    </style:style>
    <style:style style:family="table-cell" style:name="TableCell45" style:display-name="TableCell45">
      <style:table-cell-properties style:vertical-align="middle" style:shrink-to-fit="true"/>
    </style:style>
    <style:style style:family="paragraph" style:name="CellContent45" style:display-name="CellContent45">
      <style:text-properties/>
      <style:paragraph-properties fo:text-align="center"/>
    </style:style>
    <style:style style:family="table-row" style:name="TableRow12" style:display-name="TableRow12">
      <style:table-row-properties style:row-height="28.3464566929pt"/>
    </style:style>
    <style:style style:family="table-cell" style:name="TableCell47" style:display-name="TableCell47">
      <style:table-cell-properties style:vertical-align="middle" style:shrink-to-fit="true"/>
    </style:style>
    <style:style style:family="paragraph" style:name="CellContent47" style:display-name="CellContent47">
      <style:text-properties/>
      <style:paragraph-properties fo:text-align="center"/>
    </style:style>
    <style:style style:family="table-cell" style:name="TableCell48" style:display-name="TableCell48">
      <style:table-cell-properties style:vertical-align="middle" style:shrink-to-fit="true"/>
    </style:style>
    <style:style style:family="paragraph" style:name="CellContent48" style:display-name="CellContent48">
      <style:text-properties/>
      <style:paragraph-properties fo:text-align="center"/>
    </style:style>
    <style:style style:family="table-cell" style:name="TableCell49" style:display-name="TableCell49">
      <style:table-cell-properties style:vertical-align="middle" style:shrink-to-fit="true"/>
    </style:style>
    <style:style style:family="paragraph" style:name="CellContent49" style:display-name="CellContent49">
      <style:text-properties/>
      <style:paragraph-properties fo:text-align="center"/>
    </style:style>
    <style:style style:family="table-cell" style:name="TableCell50" style:display-name="TableCell50">
      <style:table-cell-properties style:vertical-align="middle" style:shrink-to-fit="true"/>
    </style:style>
    <style:style style:family="paragraph" style:name="CellContent50" style:display-name="CellContent50">
      <style:text-properties/>
      <style:paragraph-properties fo:text-align="center"/>
    </style:style>
    <style:style style:family="table-row" style:name="TableRow13" style:display-name="TableRow13">
      <style:table-row-properties style:use-optimal-row-height="true"/>
    </style:style>
    <style:style style:family="table-cell" style:name="TableCell52" style:display-name="TableCell52">
      <style:table-cell-properties style:vertical-align="middle" style:shrink-to-fit="true"/>
    </style:style>
    <style:style style:family="paragraph" style:name="CellContent52" style:display-name="CellContent52">
      <style:text-properties/>
      <style:paragraph-properties fo:text-align="center"/>
    </style:style>
    <style:style style:family="table-cell" style:name="TableCell53" style:display-name="TableCell53">
      <style:table-cell-properties style:vertical-align="middle" style:shrink-to-fit="true"/>
    </style:style>
    <style:style style:family="paragraph" style:name="CellContent53" style:display-name="CellContent53">
      <style:text-properties/>
      <style:paragraph-properties fo:text-align="center"/>
    </style:style>
    <style:style style:family="table-cell" style:name="TableCell54" style:display-name="TableCell54">
      <style:table-cell-properties style:vertical-align="middle" style:shrink-to-fit="true"/>
    </style:style>
    <style:style style:family="paragraph" style:name="CellContent54" style:display-name="CellContent54">
      <style:text-properties/>
      <style:paragraph-properties fo:text-align="center"/>
    </style:style>
    <style:style style:family="table-cell" style:name="TableCell55" style:display-name="TableCell55">
      <style:table-cell-properties style:vertical-align="middle" style:shrink-to-fit="true"/>
    </style:style>
    <style:style style:family="paragraph" style:name="CellContent55" style:display-name="CellContent55">
      <style:text-properties/>
      <style:paragraph-properties fo:text-align="center"/>
    </style:style>
    <style:style style:family="paragraph" style:name="Sp6" style:display-name="Sp6">
      <style:paragraph-properties style:line-spacing="12.0pt"/>
    </style:style>
    <style:style style:family="paragraph" style:parent-style-name="Footer" style:name="PageBreak1" style:display-name="PageBreak1">
      <style:paragraph-properties fo:break-after="page"/>
    </style:style>
    <style:style style:family="paragraph" style:name="Sp7" style:display-name="Sp7">
      <style:paragraph-properties style:line-spacing="6.0pt"/>
    </style:style>
    <style:style style:family="table" style:name="Table1" style:display-name="Table1">
      <style:table-properties style:rel-width="100%"/>
    </style:style>
    <style:style style:family="table-column" style:name="TableColumn13" style:display-name="TableColumn13">
      <style:table-column-properties style:column-width="226.771653543"/>
    </style:style>
    <style:style style:family="table-column" style:name="TableColumn14" style:display-name="TableColumn14">
      <style:table-column-properties style:column-width="113.385826772"/>
    </style:style>
    <style:style style:family="table-row" style:name="TableRow14" style:display-name="TableRow14">
      <style:table-row-properties style:use-optimal-row-height="true"/>
    </style:style>
    <style:style style:family="table-cell" style:name="TableCell57" style:display-name="TableCell57">
      <style:table-cell-properties style:shrink-to-fit="true"/>
    </style:style>
    <style:style style:family="paragraph" style:name="CellContent57" style:display-name="CellContent57">
      <style:text-properties/>
      <style:paragraph-properties/>
    </style:style>
    <style:style style:family="table-cell" style:name="TableCell58" style:display-name="TableCell58">
      <style:table-cell-properties style:shrink-to-fit="true"/>
    </style:style>
    <style:style style:family="paragraph" style:name="CellContent58" style:display-name="CellContent58">
      <style:text-properties/>
      <style:paragraph-properties/>
    </style:style>
    <style:style style:family="table-row" style:name="TableRow15" style:display-name="TableRow15">
      <style:table-row-properties style:use-optimal-row-height="true"/>
    </style:style>
    <style:style style:family="table-cell" style:name="TableCell59" style:display-name="TableCell59">
      <style:table-cell-properties style:shrink-to-fit="true"/>
    </style:style>
    <style:style style:family="paragraph" style:name="CellContent59" style:display-name="CellContent59">
      <style:text-properties/>
      <style:paragraph-properties/>
    </style:style>
    <style:style style:family="table-cell" style:name="TableCell60" style:display-name="TableCell60">
      <style:table-cell-properties style:shrink-to-fit="true"/>
    </style:style>
    <style:style style:family="paragraph" style:name="CellContent60" style:display-name="CellContent60">
      <style:text-properties/>
      <style:paragraph-properties/>
    </style:style>
    <style:style style:family="table-row" style:name="TableRow16" style:display-name="TableRow16">
      <style:table-row-properties style:use-optimal-row-height="true"/>
    </style:style>
    <style:style style:family="table-cell" style:name="TableCell61" style:display-name="TableCell61">
      <style:table-cell-properties style:shrink-to-fit="true"/>
    </style:style>
    <style:style style:family="paragraph" style:name="CellContent61" style:display-name="CellContent61">
      <style:text-properties/>
      <style:paragraph-properties/>
    </style:style>
    <style:style style:family="table-cell" style:name="TableCell62" style:display-name="TableCell62">
      <style:table-cell-properties style:shrink-to-fit="true"/>
    </style:style>
    <style:style style:family="paragraph" style:name="CellContent62" style:display-name="CellContent62">
      <style:text-properties/>
      <style:paragraph-properties/>
    </style:style>
    <style:style style:family="table-row" style:name="TableRow17" style:display-name="TableRow17">
      <style:table-row-properties style:use-optimal-row-height="true"/>
    </style:style>
    <style:style style:family="table-cell" style:name="TableCell63" style:display-name="TableCell63">
      <style:table-cell-properties style:shrink-to-fit="true"/>
    </style:style>
    <style:style style:family="paragraph" style:name="CellContent63" style:display-name="CellContent63">
      <style:text-properties/>
      <style:paragraph-properties/>
    </style:style>
    <style:style style:family="table-cell" style:name="TableCell64" style:display-name="TableCell64">
      <style:table-cell-properties style:shrink-to-fit="true"/>
    </style:style>
    <style:style style:family="paragraph" style:name="CellContent64" style:display-name="CellContent64">
      <style:text-properties/>
      <style:paragraph-properties/>
    </style:style>
    <style:style style:family="table-row" style:name="TableRow18" style:display-name="TableRow18">
      <style:table-row-properties style:use-optimal-row-height="true"/>
    </style:style>
    <style:style style:family="table-cell" style:name="TableCell65" style:display-name="TableCell65">
      <style:table-cell-properties style:shrink-to-fit="true"/>
    </style:style>
    <style:style style:family="paragraph" style:name="CellContent65" style:display-name="CellContent65">
      <style:text-properties/>
      <style:paragraph-properties/>
    </style:style>
    <style:style style:family="table-cell" style:name="TableCell66" style:display-name="TableCell66">
      <style:table-cell-properties style:shrink-to-fit="true"/>
    </style:style>
    <style:style style:family="paragraph" style:name="CellContent66" style:display-name="CellContent66">
      <style:text-properties/>
      <style:paragraph-properties/>
    </style:style>
    <style:style style:family="table-row" style:name="TableRow19" style:display-name="TableRow19">
      <style:table-row-properties style:use-optimal-row-height="true"/>
    </style:style>
    <style:style style:family="table-cell" style:name="TableCell67" style:display-name="TableCell67">
      <style:table-cell-properties style:shrink-to-fit="true"/>
    </style:style>
    <style:style style:family="paragraph" style:name="CellContent67" style:display-name="CellContent67">
      <style:text-properties/>
      <style:paragraph-properties/>
    </style:style>
    <style:style style:family="table-cell" style:name="TableCell68" style:display-name="TableCell68">
      <style:table-cell-properties style:shrink-to-fit="true"/>
    </style:style>
    <style:style style:family="paragraph" style:name="CellContent68" style:display-name="CellContent68">
      <style:text-properties/>
      <style:paragraph-properties/>
    </style:style>
    <style:style style:family="table-row" style:name="TableRow20" style:display-name="TableRow20">
      <style:table-row-properties style:use-optimal-row-height="true"/>
    </style:style>
    <style:style style:family="table-cell" style:name="TableCell69" style:display-name="TableCell69">
      <style:table-cell-properties style:shrink-to-fit="true"/>
    </style:style>
    <style:style style:family="paragraph" style:name="CellContent69" style:display-name="CellContent69">
      <style:text-properties/>
      <style:paragraph-properties/>
    </style:style>
    <style:style style:family="table-cell" style:name="TableCell70" style:display-name="TableCell70">
      <style:table-cell-properties style:shrink-to-fit="true"/>
    </style:style>
    <style:style style:family="paragraph" style:name="CellContent70" style:display-name="CellContent70">
      <style:text-properties/>
      <style:paragraph-properties/>
    </style:style>
    <style:style style:family="table-row" style:name="TableRow21" style:display-name="TableRow21">
      <style:table-row-properties style:use-optimal-row-height="true"/>
    </style:style>
    <style:style style:family="table-cell" style:name="TableCell71" style:display-name="TableCell71">
      <style:table-cell-properties style:shrink-to-fit="true"/>
    </style:style>
    <style:style style:family="paragraph" style:name="CellContent71" style:display-name="CellContent71">
      <style:text-properties/>
      <style:paragraph-properties/>
    </style:style>
    <style:style style:family="table-cell" style:name="TableCell72" style:display-name="TableCell72">
      <style:table-cell-properties style:shrink-to-fit="true"/>
    </style:style>
    <style:style style:family="paragraph" style:name="CellContent72" style:display-name="CellContent72">
      <style:text-properties/>
      <style:paragraph-properties/>
    </style:style>
    <style:style style:family="table-row" style:name="TableRow22" style:display-name="TableRow22">
      <style:table-row-properties style:use-optimal-row-height="true"/>
    </style:style>
    <style:style style:family="table-cell" style:name="TableCell73" style:display-name="TableCell73">
      <style:table-cell-properties style:shrink-to-fit="true"/>
    </style:style>
    <style:style style:family="paragraph" style:name="CellContent73" style:display-name="CellContent73">
      <style:text-properties/>
      <style:paragraph-properties/>
    </style:style>
    <style:style style:family="table-cell" style:name="TableCell74" style:display-name="TableCell74">
      <style:table-cell-properties style:shrink-to-fit="true"/>
    </style:style>
    <style:style style:family="paragraph" style:name="CellContent74" style:display-name="CellContent74">
      <style:text-properties/>
      <style:paragraph-properties/>
    </style:style>
    <style:style style:family="table-row" style:name="TableRow23" style:display-name="TableRow23">
      <style:table-row-properties style:use-optimal-row-height="true"/>
    </style:style>
    <style:style style:family="table-cell" style:name="TableCell75" style:display-name="TableCell75">
      <style:table-cell-properties style:shrink-to-fit="true"/>
    </style:style>
    <style:style style:family="paragraph" style:name="CellContent75" style:display-name="CellContent75">
      <style:text-properties/>
      <style:paragraph-properties/>
    </style:style>
    <style:style style:family="table-cell" style:name="TableCell76" style:display-name="TableCell76">
      <style:table-cell-properties style:shrink-to-fit="true"/>
    </style:style>
    <style:style style:family="paragraph" style:name="CellContent76" style:display-name="CellContent76">
      <style:text-properties/>
      <style:paragraph-properties/>
    </style:style>
    <style:style style:family="paragraph" style:name="Sp8" style:display-name="Sp8">
      <style:paragraph-properties style:line-spacing="12.0pt"/>
    </style:style>
    <style:style style:family="table-column" style:name="TableColumn15" style:display-name="TableColumn15">
      <style:table-column-properties style:column-width="141.732283465"/>
    </style:style>
    <style:style style:family="table-column" style:name="TableColumn16" style:display-name="TableColumn16">
      <style:table-column-properties style:column-width="141.732283465"/>
    </style:style>
    <style:style style:family="table-row" style:name="TableRow24" style:display-name="TableRow24">
      <style:table-row-properties style:use-optimal-row-height="true"/>
    </style:style>
    <style:style style:family="table-cell" style:name="TableCell77" style:display-name="TableCell77">
      <style:table-cell-properties fo:background-color="#ffff00" style:shrink-to-fit="true"/>
    </style:style>
    <style:style style:family="paragraph" style:name="CellContent77" style:display-name="CellContent77">
      <style:text-properties style:font-name="Helvetica-Oblique"/>
      <style:paragraph-properties fo:text-align="left"/>
    </style:style>
    <style:style style:family="table-cell" style:name="TableCell78" style:display-name="TableCell78">
      <style:table-cell-properties fo:background-color="#ffff00" style:shrink-to-fit="true"/>
    </style:style>
    <style:style style:family="paragraph" style:name="CellContent78" style:display-name="CellContent78">
      <style:text-properties style:font-name="Helvetica-Oblique"/>
      <style:paragraph-properties fo:text-align="left"/>
    </style:style>
    <style:style style:family="table-row" style:name="TableRow25" style:display-name="TableRow25">
      <style:table-row-properties style:use-optimal-row-height="true"/>
    </style:style>
    <style:style style:family="table-cell" style:name="TableCell79" style:display-name="TableCell79">
      <style:table-cell-properties fo:background-color="#ffff00" style:shrink-to-fit="true"/>
    </style:style>
    <style:style style:family="paragraph" style:name="CellContent79" style:display-name="CellContent79">
      <style:text-properties style:font-name="Helvetica-Oblique"/>
      <style:paragraph-properties fo:text-align="left"/>
    </style:style>
    <style:style style:family="table-cell" style:name="TableCell80" style:display-name="TableCell80">
      <style:table-cell-properties fo:background-color="#ffff00" style:shrink-to-fit="true"/>
    </style:style>
    <style:style style:family="paragraph" style:name="CellContent80" style:display-name="CellContent80">
      <style:text-properties style:font-name="Helvetica-Oblique"/>
      <style:paragraph-properties fo:text-align="left"/>
    </style:style>
    <style:style style:family="table-row" style:name="TableRow26" style:display-name="TableRow26">
      <style:table-row-properties style:use-optimal-row-height="true"/>
    </style:style>
    <style:style style:family="table-cell" style:name="TableCell81" style:display-name="TableCell81">
      <style:table-cell-properties fo:background-color="#ffff00" style:shrink-to-fit="true"/>
    </style:style>
    <style:style style:family="paragraph" style:name="CellContent81" style:display-name="CellContent81">
      <style:text-properties style:font-name="Helvetica-Oblique"/>
      <style:paragraph-properties fo:text-align="left"/>
    </style:style>
    <style:style style:family="table-cell" style:name="TableCell82" style:display-name="TableCell82">
      <style:table-cell-properties fo:background-color="#ffff00" style:shrink-to-fit="true"/>
    </style:style>
    <style:style style:family="paragraph" style:name="CellContent82" style:display-name="CellContent82">
      <style:text-properties style:font-name="Helvetica-Oblique"/>
      <style:paragraph-properties fo:text-align="left"/>
    </style:style>
    <style:style style:family="table-row" style:name="TableRow27" style:display-name="TableRow27">
      <style:table-row-properties style:use-optimal-row-height="true"/>
    </style:style>
    <style:style style:family="table-cell" style:name="TableCell83" style:display-name="TableCell83">
      <style:table-cell-properties fo:background-color="#ffff00" style:shrink-to-fit="true"/>
    </style:style>
    <style:style style:family="paragraph" style:name="CellContent83" style:display-name="CellContent83">
      <style:text-properties style:font-name="Helvetica-Oblique"/>
      <style:paragraph-properties fo:text-align="left"/>
    </style:style>
    <style:style style:family="table-cell" style:name="TableCell84" style:display-name="TableCell84">
      <style:table-cell-properties fo:background-color="#ffff00" style:shrink-to-fit="true"/>
    </style:style>
    <style:style style:family="paragraph" style:name="CellContent84" style:display-name="CellContent84">
      <style:text-properties style:font-name="Helvetica-Oblique"/>
      <style:paragraph-properties fo:text-align="left"/>
    </style:style>
    <style:style style:family="table-row" style:name="TableRow28" style:display-name="TableRow28">
      <style:table-row-properties style:use-optimal-row-height="true"/>
    </style:style>
    <style:style style:family="table-cell" style:name="TableCell85" style:display-name="TableCell85">
      <style:table-cell-properties fo:background-color="#ffff00" style:shrink-to-fit="true"/>
    </style:style>
    <style:style style:family="paragraph" style:name="CellContent85" style:display-name="CellContent85">
      <style:text-properties style:font-name="Helvetica-Oblique"/>
      <style:paragraph-properties fo:text-align="left"/>
    </style:style>
    <style:style style:family="table-cell" style:name="TableCell86" style:display-name="TableCell86">
      <style:table-cell-properties fo:background-color="#ffff00" style:shrink-to-fit="true"/>
    </style:style>
    <style:style style:family="paragraph" style:name="CellContent86" style:display-name="CellContent86">
      <style:text-properties style:font-name="Helvetica-Oblique"/>
      <style:paragraph-properties fo:text-align="left"/>
    </style:style>
    <style:style style:family="table-row" style:name="TableRow29" style:display-name="TableRow29">
      <style:table-row-properties style:use-optimal-row-height="true"/>
    </style:style>
    <style:style style:family="table-cell" style:name="TableCell87" style:display-name="TableCell87">
      <style:table-cell-properties fo:background-color="#ffff00" style:shrink-to-fit="true"/>
    </style:style>
    <style:style style:family="paragraph" style:name="CellContent87" style:display-name="CellContent87">
      <style:text-properties style:font-name="Helvetica-Oblique"/>
      <style:paragraph-properties fo:text-align="left"/>
    </style:style>
    <style:style style:family="table-cell" style:name="TableCell88" style:display-name="TableCell88">
      <style:table-cell-properties fo:background-color="#ffff00" style:shrink-to-fit="true"/>
    </style:style>
    <style:style style:family="paragraph" style:name="CellContent88" style:display-name="CellContent88">
      <style:text-properties style:font-name="Helvetica-Oblique"/>
      <style:paragraph-properties fo:text-align="left"/>
    </style:style>
    <style:style style:family="table-row" style:name="TableRow30" style:display-name="TableRow30">
      <style:table-row-properties style:use-optimal-row-height="true"/>
    </style:style>
    <style:style style:family="table-cell" style:name="TableCell89" style:display-name="TableCell89">
      <style:table-cell-properties fo:background-color="#ffff00" style:shrink-to-fit="true"/>
    </style:style>
    <style:style style:family="paragraph" style:name="CellContent89" style:display-name="CellContent89">
      <style:text-properties style:font-name="Helvetica-Oblique"/>
      <style:paragraph-properties fo:text-align="left"/>
    </style:style>
    <style:style style:family="table-cell" style:name="TableCell90" style:display-name="TableCell90">
      <style:table-cell-properties fo:background-color="#ffff00" style:shrink-to-fit="true"/>
    </style:style>
    <style:style style:family="paragraph" style:name="CellContent90" style:display-name="CellContent90">
      <style:text-properties style:font-name="Helvetica-Oblique"/>
      <style:paragraph-properties fo:text-align="left"/>
    </style:style>
    <style:style style:family="table-row" style:name="TableRow31" style:display-name="TableRow31">
      <style:table-row-properties style:use-optimal-row-height="true"/>
    </style:style>
    <style:style style:family="table-cell" style:name="TableCell91" style:display-name="TableCell91">
      <style:table-cell-properties fo:background-color="#ffff00" style:shrink-to-fit="true"/>
    </style:style>
    <style:style style:family="paragraph" style:name="CellContent91" style:display-name="CellContent91">
      <style:text-properties style:font-name="Helvetica-Oblique"/>
      <style:paragraph-properties fo:text-align="left"/>
    </style:style>
    <style:style style:family="table-cell" style:name="TableCell92" style:display-name="TableCell92">
      <style:table-cell-properties fo:background-color="#ffff00" style:shrink-to-fit="true"/>
    </style:style>
    <style:style style:family="paragraph" style:name="CellContent92" style:display-name="CellContent92">
      <style:text-properties style:font-name="Helvetica-Oblique"/>
      <style:paragraph-properties fo:text-align="left"/>
    </style:style>
    <style:style style:family="table-row" style:name="TableRow32" style:display-name="TableRow32">
      <style:table-row-properties style:use-optimal-row-height="true"/>
    </style:style>
    <style:style style:family="table-cell" style:name="TableCell93" style:display-name="TableCell93">
      <style:table-cell-properties fo:background-color="#ffff00" style:shrink-to-fit="true"/>
    </style:style>
    <style:style style:family="paragraph" style:name="CellContent93" style:display-name="CellContent93">
      <style:text-properties style:font-name="Helvetica-Oblique"/>
      <style:paragraph-properties fo:text-align="left"/>
    </style:style>
    <style:style style:family="table-cell" style:name="TableCell94" style:display-name="TableCell94">
      <style:table-cell-properties fo:background-color="#ffff00" style:shrink-to-fit="true"/>
    </style:style>
    <style:style style:family="paragraph" style:name="CellContent94" style:display-name="CellContent94">
      <style:text-properties style:font-name="Helvetica-Oblique"/>
      <style:paragraph-properties fo:text-align="left"/>
    </style:style>
    <style:style style:family="table-row" style:name="TableRow33" style:display-name="TableRow33">
      <style:table-row-properties style:use-optimal-row-height="true"/>
    </style:style>
    <style:style style:family="table-cell" style:name="TableCell95" style:display-name="TableCell95">
      <style:table-cell-properties fo:background-color="#ffff00" style:shrink-to-fit="true"/>
    </style:style>
    <style:style style:family="paragraph" style:name="CellContent95" style:display-name="CellContent95">
      <style:text-properties style:font-name="Helvetica-Oblique"/>
      <style:paragraph-properties fo:text-align="left"/>
    </style:style>
    <style:style style:family="table-cell" style:name="TableCell96" style:display-name="TableCell96">
      <style:table-cell-properties fo:background-color="#ffff00" style:shrink-to-fit="true"/>
    </style:style>
    <style:style style:family="paragraph" style:name="CellContent96" style:display-name="CellContent96">
      <style:text-properties style:font-name="Helvetica-Oblique"/>
      <style:paragraph-properties fo:text-align="left"/>
    </style:style>
    <style:style style:family="table-row" style:name="TableRow34" style:display-name="TableRow34">
      <style:table-row-properties style:use-optimal-row-height="true"/>
    </style:style>
    <style:style style:family="table-cell" style:name="TableCell97" style:display-name="TableCell97">
      <style:table-cell-properties fo:background-color="#ffff00" style:shrink-to-fit="true"/>
    </style:style>
    <style:style style:family="paragraph" style:name="CellContent97" style:display-name="CellContent97">
      <style:text-properties style:font-name="Helvetica-Oblique"/>
      <style:paragraph-properties fo:text-align="left"/>
    </style:style>
    <style:style style:family="table-cell" style:name="TableCell98" style:display-name="TableCell98">
      <style:table-cell-properties fo:background-color="#ffff00" style:shrink-to-fit="true"/>
    </style:style>
    <style:style style:family="paragraph" style:name="CellContent98" style:display-name="CellContent98">
      <style:text-properties style:font-name="Helvetica-Oblique"/>
      <style:paragraph-properties fo:text-align="left"/>
    </style:style>
    <style:style style:family="table-row" style:name="TableRow35" style:display-name="TableRow35">
      <style:table-row-properties style:use-optimal-row-height="true"/>
    </style:style>
    <style:style style:family="table-cell" style:name="TableCell99" style:display-name="TableCell99">
      <style:table-cell-properties fo:background-color="#ffff00" style:shrink-to-fit="true"/>
    </style:style>
    <style:style style:family="paragraph" style:name="CellContent99" style:display-name="CellContent99">
      <style:text-properties style:font-name="Helvetica-Oblique"/>
      <style:paragraph-properties fo:text-align="left"/>
    </style:style>
    <style:style style:family="table-cell" style:name="TableCell100" style:display-name="TableCell100">
      <style:table-cell-properties fo:background-color="#ffff00" style:shrink-to-fit="true"/>
    </style:style>
    <style:style style:family="paragraph" style:name="CellContent100" style:display-name="CellContent100">
      <style:text-properties style:font-name="Helvetica-Oblique"/>
      <style:paragraph-properties fo:text-align="left"/>
    </style:style>
    <style:style style:family="table-row" style:name="TableRow36" style:display-name="TableRow36">
      <style:table-row-properties style:use-optimal-row-height="true"/>
    </style:style>
    <style:style style:family="table-cell" style:name="TableCell101" style:display-name="TableCell101">
      <style:table-cell-properties fo:background-color="#ffff00" style:shrink-to-fit="true"/>
    </style:style>
    <style:style style:family="paragraph" style:name="CellContent101" style:display-name="CellContent101">
      <style:text-properties style:font-name="Helvetica-Oblique"/>
      <style:paragraph-properties fo:text-align="left"/>
    </style:style>
    <style:style style:family="table-cell" style:name="TableCell102" style:display-name="TableCell102">
      <style:table-cell-properties fo:background-color="#ffff00" style:shrink-to-fit="true"/>
    </style:style>
    <style:style style:family="paragraph" style:name="CellContent102" style:display-name="CellContent102">
      <style:text-properties style:font-name="Helvetica-Oblique"/>
      <style:paragraph-properties fo:text-align="left"/>
    </style:style>
    <style:style style:family="table-row" style:name="TableRow37" style:display-name="TableRow37">
      <style:table-row-properties style:use-optimal-row-height="true"/>
    </style:style>
    <style:style style:family="table-cell" style:name="TableCell103" style:display-name="TableCell103">
      <style:table-cell-properties fo:background-color="#ffff00" style:shrink-to-fit="true"/>
    </style:style>
    <style:style style:family="paragraph" style:name="CellContent103" style:display-name="CellContent103">
      <style:text-properties style:font-name="Helvetica-Oblique"/>
      <style:paragraph-properties fo:text-align="left"/>
    </style:style>
    <style:style style:family="table-cell" style:name="TableCell104" style:display-name="TableCell104">
      <style:table-cell-properties fo:background-color="#ffff00" style:shrink-to-fit="true"/>
    </style:style>
    <style:style style:family="paragraph" style:name="CellContent104" style:display-name="CellContent104">
      <style:text-properties style:font-name="Helvetica-Oblique"/>
      <style:paragraph-properties fo:text-align="left"/>
    </style:style>
    <style:style style:family="table-row" style:name="TableRow38" style:display-name="TableRow38">
      <style:table-row-properties style:use-optimal-row-height="true"/>
    </style:style>
    <style:style style:family="table-cell" style:name="TableCell105" style:display-name="TableCell105">
      <style:table-cell-properties fo:background-color="#ffff00" style:shrink-to-fit="true"/>
    </style:style>
    <style:style style:family="paragraph" style:name="CellContent105" style:display-name="CellContent105">
      <style:text-properties style:font-name="Helvetica-Oblique"/>
      <style:paragraph-properties fo:text-align="left"/>
    </style:style>
    <style:style style:family="table-cell" style:name="TableCell106" style:display-name="TableCell106">
      <style:table-cell-properties fo:background-color="#ffff00" style:shrink-to-fit="true"/>
    </style:style>
    <style:style style:family="paragraph" style:name="CellContent106" style:display-name="CellContent106">
      <style:text-properties style:font-name="Helvetica-Oblique"/>
      <style:paragraph-properties fo:text-align="left"/>
    </style:style>
    <style:style style:family="table-row" style:name="TableRow39" style:display-name="TableRow39">
      <style:table-row-properties style:use-optimal-row-height="true"/>
    </style:style>
    <style:style style:family="table-cell" style:name="TableCell107" style:display-name="TableCell107">
      <style:table-cell-properties fo:background-color="#ffff00" style:shrink-to-fit="true"/>
    </style:style>
    <style:style style:family="paragraph" style:name="CellContent107" style:display-name="CellContent107">
      <style:text-properties style:font-name="Helvetica-Oblique"/>
      <style:paragraph-properties fo:text-align="left"/>
    </style:style>
    <style:style style:family="table-cell" style:name="TableCell108" style:display-name="TableCell108">
      <style:table-cell-properties fo:background-color="#ffff00" style:shrink-to-fit="true"/>
    </style:style>
    <style:style style:family="paragraph" style:name="CellContent108" style:display-name="CellContent108">
      <style:text-properties style:font-name="Helvetica-Oblique"/>
      <style:paragraph-properties fo:text-align="left"/>
    </style:style>
    <style:style style:family="table-row" style:name="TableRow40" style:display-name="TableRow40">
      <style:table-row-properties style:use-optimal-row-height="true"/>
    </style:style>
    <style:style style:family="table-cell" style:name="TableCell109" style:display-name="TableCell109">
      <style:table-cell-properties fo:background-color="#ffff00" style:shrink-to-fit="true"/>
    </style:style>
    <style:style style:family="paragraph" style:name="CellContent109" style:display-name="CellContent109">
      <style:text-properties style:font-name="Helvetica-Oblique"/>
      <style:paragraph-properties fo:text-align="left"/>
    </style:style>
    <style:style style:family="table-cell" style:name="TableCell110" style:display-name="TableCell110">
      <style:table-cell-properties fo:background-color="#ffff00" style:shrink-to-fit="true"/>
    </style:style>
    <style:style style:family="paragraph" style:name="CellContent110" style:display-name="CellContent110">
      <style:text-properties style:font-name="Helvetica-Oblique"/>
      <style:paragraph-properties fo:text-align="left"/>
    </style:style>
    <style:style style:family="table-row" style:name="TableRow41" style:display-name="TableRow41">
      <style:table-row-properties style:use-optimal-row-height="true"/>
    </style:style>
    <style:style style:family="table-cell" style:name="TableCell111" style:display-name="TableCell111">
      <style:table-cell-properties fo:background-color="#ffff00" style:shrink-to-fit="true"/>
    </style:style>
    <style:style style:family="paragraph" style:name="CellContent111" style:display-name="CellContent111">
      <style:text-properties style:font-name="Helvetica-Oblique"/>
      <style:paragraph-properties fo:text-align="left"/>
    </style:style>
    <style:style style:family="table-cell" style:name="TableCell112" style:display-name="TableCell112">
      <style:table-cell-properties fo:background-color="#ffff00" style:shrink-to-fit="true"/>
    </style:style>
    <style:style style:family="paragraph" style:name="CellContent112" style:display-name="CellContent112">
      <style:text-properties style:font-name="Helvetica-Oblique"/>
      <style:paragraph-properties fo:text-align="left"/>
    </style:style>
    <style:style style:family="table-row" style:name="TableRow42" style:display-name="TableRow42">
      <style:table-row-properties style:use-optimal-row-height="true"/>
    </style:style>
    <style:style style:family="table-cell" style:name="TableCell113" style:display-name="TableCell113">
      <style:table-cell-properties fo:background-color="#ffff00" style:shrink-to-fit="true"/>
    </style:style>
    <style:style style:family="paragraph" style:name="CellContent113" style:display-name="CellContent113">
      <style:text-properties style:font-name="Helvetica-Oblique"/>
      <style:paragraph-properties fo:text-align="left"/>
    </style:style>
    <style:style style:family="table-cell" style:name="TableCell114" style:display-name="TableCell114">
      <style:table-cell-properties fo:background-color="#ffff00" style:shrink-to-fit="true"/>
    </style:style>
    <style:style style:family="paragraph" style:name="CellContent114" style:display-name="CellContent114">
      <style:text-properties style:font-name="Helvetica-Oblique"/>
      <style:paragraph-properties fo:text-align="left"/>
    </style:style>
    <style:style style:family="table-row" style:name="TableRow43" style:display-name="TableRow43">
      <style:table-row-properties style:use-optimal-row-height="true"/>
    </style:style>
    <style:style style:family="table-cell" style:name="TableCell115" style:display-name="TableCell115">
      <style:table-cell-properties fo:background-color="#ffff00" style:shrink-to-fit="true"/>
    </style:style>
    <style:style style:family="paragraph" style:name="CellContent115" style:display-name="CellContent115">
      <style:text-properties style:font-name="Helvetica-Oblique"/>
      <style:paragraph-properties fo:text-align="left"/>
    </style:style>
    <style:style style:family="table-cell" style:name="TableCell116" style:display-name="TableCell116">
      <style:table-cell-properties fo:background-color="#ffff00" style:shrink-to-fit="true"/>
    </style:style>
    <style:style style:family="paragraph" style:name="CellContent116" style:display-name="CellContent116">
      <style:text-properties style:font-name="Helvetica-Oblique"/>
      <style:paragraph-properties fo:text-align="left"/>
    </style:style>
    <style:style style:family="table-row" style:name="TableRow44" style:display-name="TableRow44">
      <style:table-row-properties style:use-optimal-row-height="true"/>
    </style:style>
    <style:style style:family="table-cell" style:name="TableCell117" style:display-name="TableCell117">
      <style:table-cell-properties fo:background-color="#ffff00" style:shrink-to-fit="true"/>
    </style:style>
    <style:style style:family="paragraph" style:name="CellContent117" style:display-name="CellContent117">
      <style:text-properties style:font-name="Helvetica-Oblique"/>
      <style:paragraph-properties fo:text-align="left"/>
    </style:style>
    <style:style style:family="table-cell" style:name="TableCell118" style:display-name="TableCell118">
      <style:table-cell-properties fo:background-color="#ffff00" style:shrink-to-fit="true"/>
    </style:style>
    <style:style style:family="paragraph" style:name="CellContent118" style:display-name="CellContent118">
      <style:text-properties style:font-name="Helvetica-Oblique"/>
      <style:paragraph-properties fo:text-align="left"/>
    </style:style>
    <style:style style:family="table-row" style:name="TableRow45" style:display-name="TableRow45">
      <style:table-row-properties style:use-optimal-row-height="true"/>
    </style:style>
    <style:style style:family="table-cell" style:name="TableCell119" style:display-name="TableCell119">
      <style:table-cell-properties fo:background-color="#ffff00" style:shrink-to-fit="true"/>
    </style:style>
    <style:style style:family="paragraph" style:name="CellContent119" style:display-name="CellContent119">
      <style:text-properties style:font-name="Helvetica-Oblique"/>
      <style:paragraph-properties fo:text-align="left"/>
    </style:style>
    <style:style style:family="table-cell" style:name="TableCell120" style:display-name="TableCell120">
      <style:table-cell-properties fo:background-color="#ffff00" style:shrink-to-fit="true"/>
    </style:style>
    <style:style style:family="paragraph" style:name="CellContent120" style:display-name="CellContent120">
      <style:text-properties style:font-name="Helvetica-Oblique"/>
      <style:paragraph-properties fo:text-align="left"/>
    </style:style>
    <style:style style:family="table-row" style:name="TableRow46" style:display-name="TableRow46">
      <style:table-row-properties style:use-optimal-row-height="true"/>
    </style:style>
    <style:style style:family="table-cell" style:name="TableCell121" style:display-name="TableCell121">
      <style:table-cell-properties fo:background-color="#ffff00" style:shrink-to-fit="true"/>
    </style:style>
    <style:style style:family="paragraph" style:name="CellContent121" style:display-name="CellContent121">
      <style:text-properties style:font-name="Helvetica-Oblique"/>
      <style:paragraph-properties fo:text-align="left"/>
    </style:style>
    <style:style style:family="table-cell" style:name="TableCell122" style:display-name="TableCell122">
      <style:table-cell-properties fo:background-color="#ffff00" style:shrink-to-fit="true"/>
    </style:style>
    <style:style style:family="paragraph" style:name="CellContent122" style:display-name="CellContent122">
      <style:text-properties style:font-name="Helvetica-Oblique"/>
      <style:paragraph-properties fo:text-align="left"/>
    </style:style>
    <style:style style:family="table-row" style:name="TableRow47" style:display-name="TableRow47">
      <style:table-row-properties style:use-optimal-row-height="true"/>
    </style:style>
    <style:style style:family="table-cell" style:name="TableCell123" style:display-name="TableCell123">
      <style:table-cell-properties fo:background-color="#ffff00" style:shrink-to-fit="true"/>
    </style:style>
    <style:style style:family="paragraph" style:name="CellContent123" style:display-name="CellContent123">
      <style:text-properties style:font-name="Helvetica-Oblique"/>
      <style:paragraph-properties fo:text-align="left"/>
    </style:style>
    <style:style style:family="table-cell" style:name="TableCell124" style:display-name="TableCell124">
      <style:table-cell-properties fo:background-color="#ffff00" style:shrink-to-fit="true"/>
    </style:style>
    <style:style style:family="paragraph" style:name="CellContent124" style:display-name="CellContent124">
      <style:text-properties style:font-name="Helvetica-Oblique"/>
      <style:paragraph-properties fo:text-align="left"/>
    </style:style>
    <style:style style:family="table-row" style:name="TableRow48" style:display-name="TableRow48">
      <style:table-row-properties style:use-optimal-row-height="true"/>
    </style:style>
    <style:style style:family="table-cell" style:name="TableCell125" style:display-name="TableCell125">
      <style:table-cell-properties fo:background-color="#ffff00" style:shrink-to-fit="true"/>
    </style:style>
    <style:style style:family="paragraph" style:name="CellContent125" style:display-name="CellContent125">
      <style:text-properties style:font-name="Helvetica-Oblique"/>
      <style:paragraph-properties fo:text-align="left"/>
    </style:style>
    <style:style style:family="table-cell" style:name="TableCell126" style:display-name="TableCell126">
      <style:table-cell-properties fo:background-color="#ffff00" style:shrink-to-fit="true"/>
    </style:style>
    <style:style style:family="paragraph" style:name="CellContent126" style:display-name="CellContent126">
      <style:text-properties style:font-name="Helvetica-Oblique"/>
      <style:paragraph-properties fo:text-align="left"/>
    </style:style>
    <style:style style:family="paragraph" style:name="Sp9" style:display-name="Sp9">
      <style:paragraph-properties style:line-spacing="12.0pt"/>
    </style:style>
    <style:style style:family="table-column" style:name="TableColumn17" style:display-name="TableColumn17">
      <style:table-column-properties style:column-width="141.732283465"/>
    </style:style>
    <style:style style:family="table-column" style:name="TableColumn18" style:display-name="TableColumn18">
      <style:table-column-properties style:column-width="141.732283465"/>
    </style:style>
    <style:style style:family="table-row" style:name="TableRow49" style:display-name="TableRow49">
      <style:table-row-properties style:use-optimal-row-height="true"/>
    </style:style>
    <style:style style:family="table-cell" style:name="TableCell127" style:display-name="TableCell127">
      <style:table-cell-properties fo:background-color="#ffff00" style:shrink-to-fit="true"/>
    </style:style>
    <style:style style:family="paragraph" style:name="CellContent127" style:display-name="CellContent127">
      <style:text-properties style:font-name="Helvetica-Oblique"/>
      <style:paragraph-properties fo:text-align="left"/>
    </style:style>
    <style:style style:family="table-cell" style:name="TableCell128" style:display-name="TableCell128">
      <style:table-cell-properties fo:background-color="#ffff00" style:shrink-to-fit="true"/>
    </style:style>
    <style:style style:family="table-row" style:name="TableRow50" style:display-name="TableRow50">
      <style:table-row-properties style:use-optimal-row-height="true"/>
    </style:style>
    <style:style style:family="table-cell" style:name="TableCell129" style:display-name="TableCell129">
      <style:table-cell-properties fo:background-color="#ffff00" style:shrink-to-fit="true"/>
    </style:style>
    <style:style style:family="paragraph" style:name="CellContent129" style:display-name="CellContent129">
      <style:text-properties style:font-name="Helvetica-Oblique"/>
      <style:paragraph-properties fo:text-align="left"/>
    </style:style>
    <style:style style:family="table-cell" style:name="TableCell130" style:display-name="TableCell130">
      <style:table-cell-properties fo:background-color="#ffff00" style:shrink-to-fit="true"/>
    </style:style>
    <style:style style:family="table-row" style:name="TableRow51" style:display-name="TableRow51">
      <style:table-row-properties style:use-optimal-row-height="true"/>
    </style:style>
    <style:style style:family="table-cell" style:name="TableCell131" style:display-name="TableCell131">
      <style:table-cell-properties fo:background-color="#ffff00" style:shrink-to-fit="true"/>
    </style:style>
    <style:style style:family="paragraph" style:name="CellContent131" style:display-name="CellContent131">
      <style:text-properties style:font-name="Helvetica-Oblique"/>
      <style:paragraph-properties fo:text-align="left"/>
    </style:style>
    <style:style style:family="table-cell" style:name="TableCell132" style:display-name="TableCell132">
      <style:table-cell-properties fo:background-color="#ffff00" style:shrink-to-fit="true"/>
    </style:style>
    <style:style style:family="table-row" style:name="TableRow52" style:display-name="TableRow52">
      <style:table-row-properties style:use-optimal-row-height="true"/>
    </style:style>
    <style:style style:family="table-cell" style:name="TableCell133" style:display-name="TableCell133">
      <style:table-cell-properties fo:background-color="#ffff00" style:shrink-to-fit="true"/>
    </style:style>
    <style:style style:family="paragraph" style:name="CellContent133" style:display-name="CellContent133">
      <style:text-properties style:font-name="Helvetica-Oblique"/>
      <style:paragraph-properties fo:text-align="left"/>
    </style:style>
    <style:style style:family="table-cell" style:name="TableCell134" style:display-name="TableCell134">
      <style:table-cell-properties fo:background-color="#ffff00" style:shrink-to-fit="true"/>
    </style:style>
    <style:style style:family="table-row" style:name="TableRow53" style:display-name="TableRow53">
      <style:table-row-properties style:use-optimal-row-height="true"/>
    </style:style>
    <style:style style:family="table-cell" style:name="TableCell135" style:display-name="TableCell135">
      <style:table-cell-properties fo:background-color="#ffff00" style:shrink-to-fit="true"/>
    </style:style>
    <style:style style:family="paragraph" style:name="CellContent135" style:display-name="CellContent135">
      <style:text-properties style:font-name="Helvetica-Oblique"/>
      <style:paragraph-properties fo:text-align="left"/>
    </style:style>
    <style:style style:family="table-cell" style:name="TableCell136" style:display-name="TableCell136">
      <style:table-cell-properties fo:background-color="#ffff00" style:shrink-to-fit="true"/>
    </style:style>
    <style:style style:family="table-row" style:name="TableRow54" style:display-name="TableRow54">
      <style:table-row-properties style:use-optimal-row-height="true"/>
    </style:style>
    <style:style style:family="table-cell" style:name="TableCell137" style:display-name="TableCell137">
      <style:table-cell-properties fo:background-color="#ffff00" style:shrink-to-fit="true"/>
    </style:style>
    <style:style style:family="paragraph" style:name="CellContent137" style:display-name="CellContent137">
      <style:text-properties style:font-name="Helvetica-Oblique"/>
      <style:paragraph-properties fo:text-align="left"/>
    </style:style>
    <style:style style:family="table-cell" style:name="TableCell138" style:display-name="TableCell138">
      <style:table-cell-properties fo:background-color="#ffff00" style:shrink-to-fit="true"/>
    </style:style>
    <style:style style:family="table-row" style:name="TableRow55" style:display-name="TableRow55">
      <style:table-row-properties style:use-optimal-row-height="true"/>
    </style:style>
    <style:style style:family="table-cell" style:name="TableCell139" style:display-name="TableCell139">
      <style:table-cell-properties fo:background-color="#ffff00" style:shrink-to-fit="true"/>
    </style:style>
    <style:style style:family="paragraph" style:name="CellContent139" style:display-name="CellContent139">
      <style:text-properties style:font-name="Helvetica-Oblique"/>
      <style:paragraph-properties fo:text-align="left"/>
    </style:style>
    <style:style style:family="table-cell" style:name="TableCell140" style:display-name="TableCell140">
      <style:table-cell-properties fo:background-color="#ffff00" style:shrink-to-fit="true"/>
    </style:style>
    <style:style style:family="table-row" style:name="TableRow56" style:display-name="TableRow56">
      <style:table-row-properties style:use-optimal-row-height="true"/>
    </style:style>
    <style:style style:family="table-cell" style:name="TableCell141" style:display-name="TableCell141">
      <style:table-cell-properties fo:background-color="#ffff00" style:shrink-to-fit="true"/>
    </style:style>
    <style:style style:family="paragraph" style:name="CellContent141" style:display-name="CellContent141">
      <style:text-properties style:font-name="Helvetica-Oblique"/>
      <style:paragraph-properties fo:text-align="left"/>
    </style:style>
    <style:style style:family="table-cell" style:name="TableCell142" style:display-name="TableCell142">
      <style:table-cell-properties fo:background-color="#ffff00" style:shrink-to-fit="true"/>
    </style:style>
    <style:style style:family="table-row" style:name="TableRow57" style:display-name="TableRow57">
      <style:table-row-properties style:use-optimal-row-height="true"/>
    </style:style>
    <style:style style:family="table-cell" style:name="TableCell143" style:display-name="TableCell143">
      <style:table-cell-properties fo:background-color="#ffff00" style:shrink-to-fit="true"/>
    </style:style>
    <style:style style:family="paragraph" style:name="CellContent143" style:display-name="CellContent143">
      <style:text-properties style:font-name="Helvetica-Oblique"/>
      <style:paragraph-properties fo:text-align="left"/>
    </style:style>
    <style:style style:family="table-cell" style:name="TableCell144" style:display-name="TableCell144">
      <style:table-cell-properties fo:background-color="#ffff00" style:shrink-to-fit="true"/>
    </style:style>
    <style:style style:family="table-row" style:name="TableRow58" style:display-name="TableRow58">
      <style:table-row-properties style:use-optimal-row-height="true"/>
    </style:style>
    <style:style style:family="table-cell" style:name="TableCell145" style:display-name="TableCell145">
      <style:table-cell-properties fo:background-color="#ffff00" style:shrink-to-fit="true"/>
    </style:style>
    <style:style style:family="paragraph" style:name="CellContent145" style:display-name="CellContent145">
      <style:text-properties style:font-name="Helvetica-Oblique"/>
      <style:paragraph-properties fo:text-align="left"/>
    </style:style>
    <style:style style:family="table-cell" style:name="TableCell146" style:display-name="TableCell146">
      <style:table-cell-properties fo:background-color="#ffff00" style:shrink-to-fit="true"/>
    </style:style>
    <style:style style:family="table-row" style:name="TableRow59" style:display-name="TableRow59">
      <style:table-row-properties style:use-optimal-row-height="true"/>
    </style:style>
    <style:style style:family="table-cell" style:name="TableCell147" style:display-name="TableCell147">
      <style:table-cell-properties fo:background-color="#ffff00" style:shrink-to-fit="true"/>
    </style:style>
    <style:style style:family="paragraph" style:name="CellContent147" style:display-name="CellContent147">
      <style:text-properties style:font-name="Helvetica-Oblique"/>
      <style:paragraph-properties fo:text-align="left"/>
    </style:style>
    <style:style style:family="table-cell" style:name="TableCell148" style:display-name="TableCell148">
      <style:table-cell-properties fo:background-color="#ffff00" style:shrink-to-fit="true"/>
    </style:style>
    <style:style style:family="table-row" style:name="TableRow60" style:display-name="TableRow60">
      <style:table-row-properties style:use-optimal-row-height="true"/>
    </style:style>
    <style:style style:family="table-cell" style:name="TableCell149" style:display-name="TableCell149">
      <style:table-cell-properties fo:background-color="#ffff00" style:shrink-to-fit="true"/>
    </style:style>
    <style:style style:family="paragraph" style:name="CellContent149" style:display-name="CellContent149">
      <style:text-properties style:font-name="Helvetica-Oblique"/>
      <style:paragraph-properties fo:text-align="left"/>
    </style:style>
    <style:style style:family="table-cell" style:name="TableCell150" style:display-name="TableCell150">
      <style:table-cell-properties fo:background-color="#ffff00" style:shrink-to-fit="true"/>
    </style:style>
    <style:style style:family="table-row" style:name="TableRow61" style:display-name="TableRow61">
      <style:table-row-properties style:use-optimal-row-height="true"/>
    </style:style>
    <style:style style:family="table-cell" style:name="TableCell151" style:display-name="TableCell151">
      <style:table-cell-properties fo:background-color="#ffff00" style:shrink-to-fit="true"/>
    </style:style>
    <style:style style:family="paragraph" style:name="CellContent151" style:display-name="CellContent151">
      <style:text-properties style:font-name="Helvetica-Oblique"/>
      <style:paragraph-properties fo:text-align="left"/>
    </style:style>
    <style:style style:family="table-cell" style:name="TableCell152" style:display-name="TableCell152">
      <style:table-cell-properties fo:background-color="#ffff00" style:shrink-to-fit="true"/>
    </style:style>
    <style:style style:family="table-row" style:name="TableRow62" style:display-name="TableRow62">
      <style:table-row-properties style:use-optimal-row-height="true"/>
    </style:style>
    <style:style style:family="table-cell" style:name="TableCell153" style:display-name="TableCell153">
      <style:table-cell-properties fo:background-color="#ffff00" style:shrink-to-fit="true"/>
    </style:style>
    <style:style style:family="paragraph" style:name="CellContent153" style:display-name="CellContent153">
      <style:text-properties style:font-name="Helvetica-Oblique"/>
      <style:paragraph-properties fo:text-align="left"/>
    </style:style>
    <style:style style:family="table-cell" style:name="TableCell154" style:display-name="TableCell154">
      <style:table-cell-properties fo:background-color="#ffff00" style:shrink-to-fit="true"/>
    </style:style>
    <style:style style:family="table-row" style:name="TableRow63" style:display-name="TableRow63">
      <style:table-row-properties style:use-optimal-row-height="true"/>
    </style:style>
    <style:style style:family="table-cell" style:name="TableCell155" style:display-name="TableCell155">
      <style:table-cell-properties fo:background-color="#ffff00" style:shrink-to-fit="true"/>
    </style:style>
    <style:style style:family="paragraph" style:name="CellContent155" style:display-name="CellContent155">
      <style:text-properties style:font-name="Helvetica-Oblique"/>
      <style:paragraph-properties fo:text-align="left"/>
    </style:style>
    <style:style style:family="table-cell" style:name="TableCell156" style:display-name="TableCell156">
      <style:table-cell-properties fo:background-color="#ffff00" style:shrink-to-fit="true"/>
    </style:style>
    <style:style style:family="table-row" style:name="TableRow64" style:display-name="TableRow64">
      <style:table-row-properties style:use-optimal-row-height="true"/>
    </style:style>
    <style:style style:family="table-cell" style:name="TableCell157" style:display-name="TableCell157">
      <style:table-cell-properties fo:background-color="#ffff00" style:shrink-to-fit="true"/>
    </style:style>
    <style:style style:family="paragraph" style:name="CellContent157" style:display-name="CellContent157">
      <style:text-properties style:font-name="Helvetica-Oblique"/>
      <style:paragraph-properties fo:text-align="left"/>
    </style:style>
    <style:style style:family="table-cell" style:name="TableCell158" style:display-name="TableCell158">
      <style:table-cell-properties fo:background-color="#ffff00" style:shrink-to-fit="true"/>
    </style:style>
    <style:style style:family="table-row" style:name="TableRow65" style:display-name="TableRow65">
      <style:table-row-properties style:use-optimal-row-height="true"/>
    </style:style>
    <style:style style:family="table-cell" style:name="TableCell159" style:display-name="TableCell159">
      <style:table-cell-properties fo:background-color="#ffff00" style:shrink-to-fit="true"/>
    </style:style>
    <style:style style:family="paragraph" style:name="CellContent159" style:display-name="CellContent159">
      <style:text-properties style:font-name="Helvetica-Oblique"/>
      <style:paragraph-properties fo:text-align="left"/>
    </style:style>
    <style:style style:family="table-cell" style:name="TableCell160" style:display-name="TableCell160">
      <style:table-cell-properties fo:background-color="#ffff00" style:shrink-to-fit="true"/>
    </style:style>
    <style:style style:family="table-row" style:name="TableRow66" style:display-name="TableRow66">
      <style:table-row-properties style:use-optimal-row-height="true"/>
    </style:style>
    <style:style style:family="table-cell" style:name="TableCell161" style:display-name="TableCell161">
      <style:table-cell-properties fo:background-color="#ffff00" style:shrink-to-fit="true"/>
    </style:style>
    <style:style style:family="paragraph" style:name="CellContent161" style:display-name="CellContent161">
      <style:text-properties style:font-name="Helvetica-Oblique"/>
      <style:paragraph-properties fo:text-align="left"/>
    </style:style>
    <style:style style:family="table-cell" style:name="TableCell162" style:display-name="TableCell162">
      <style:table-cell-properties fo:background-color="#ffff00" style:shrink-to-fit="true"/>
    </style:style>
    <style:style style:family="table-row" style:name="TableRow67" style:display-name="TableRow67">
      <style:table-row-properties style:use-optimal-row-height="true"/>
    </style:style>
    <style:style style:family="table-cell" style:name="TableCell163" style:display-name="TableCell163">
      <style:table-cell-properties fo:background-color="#ffff00" style:shrink-to-fit="true"/>
    </style:style>
    <style:style style:family="paragraph" style:name="CellContent163" style:display-name="CellContent163">
      <style:text-properties style:font-name="Helvetica-Oblique"/>
      <style:paragraph-properties fo:text-align="left"/>
    </style:style>
    <style:style style:family="table-cell" style:name="TableCell164" style:display-name="TableCell164">
      <style:table-cell-properties fo:background-color="#ffff00" style:shrink-to-fit="true"/>
    </style:style>
    <style:style style:family="table-row" style:name="TableRow68" style:display-name="TableRow68">
      <style:table-row-properties style:use-optimal-row-height="true"/>
    </style:style>
    <style:style style:family="table-cell" style:name="TableCell165" style:display-name="TableCell165">
      <style:table-cell-properties fo:background-color="#ffff00" style:shrink-to-fit="true"/>
    </style:style>
    <style:style style:family="paragraph" style:name="CellContent165" style:display-name="CellContent165">
      <style:text-properties style:font-name="Helvetica-Oblique"/>
      <style:paragraph-properties fo:text-align="left"/>
    </style:style>
    <style:style style:family="table-cell" style:name="TableCell166" style:display-name="TableCell166">
      <style:table-cell-properties fo:background-color="#ffff00" style:shrink-to-fit="true"/>
    </style:style>
    <style:style style:family="table-row" style:name="TableRow69" style:display-name="TableRow69">
      <style:table-row-properties style:use-optimal-row-height="true"/>
    </style:style>
    <style:style style:family="table-cell" style:name="TableCell167" style:display-name="TableCell167">
      <style:table-cell-properties fo:background-color="#ffff00" style:shrink-to-fit="true"/>
    </style:style>
    <style:style style:family="paragraph" style:name="CellContent167" style:display-name="CellContent167">
      <style:text-properties style:font-name="Helvetica-Oblique"/>
      <style:paragraph-properties fo:text-align="left"/>
    </style:style>
    <style:style style:family="table-cell" style:name="TableCell168" style:display-name="TableCell168">
      <style:table-cell-properties fo:background-color="#ffff00" style:shrink-to-fit="true"/>
    </style:style>
    <style:style style:family="table-row" style:name="TableRow70" style:display-name="TableRow70">
      <style:table-row-properties style:use-optimal-row-height="true"/>
    </style:style>
    <style:style style:family="table-cell" style:name="TableCell169" style:display-name="TableCell169">
      <style:table-cell-properties fo:background-color="#ffff00" style:shrink-to-fit="true"/>
    </style:style>
    <style:style style:family="paragraph" style:name="CellContent169" style:display-name="CellContent169">
      <style:text-properties style:font-name="Helvetica-Oblique"/>
      <style:paragraph-properties fo:text-align="left"/>
    </style:style>
    <style:style style:family="table-cell" style:name="TableCell170" style:display-name="TableCell170">
      <style:table-cell-properties fo:background-color="#ffff00" style:shrink-to-fit="true"/>
    </style:style>
    <style:style style:family="table-row" style:name="TableRow71" style:display-name="TableRow71">
      <style:table-row-properties style:use-optimal-row-height="true"/>
    </style:style>
    <style:style style:family="table-cell" style:name="TableCell171" style:display-name="TableCell171">
      <style:table-cell-properties fo:background-color="#ffff00" style:shrink-to-fit="true"/>
    </style:style>
    <style:style style:family="paragraph" style:name="CellContent171" style:display-name="CellContent171">
      <style:text-properties style:font-name="Helvetica-Oblique"/>
      <style:paragraph-properties fo:text-align="left"/>
    </style:style>
    <style:style style:family="table-cell" style:name="TableCell172" style:display-name="TableCell172">
      <style:table-cell-properties fo:background-color="#ffff00" style:shrink-to-fit="true"/>
    </style:style>
    <style:style style:family="table-row" style:name="TableRow72" style:display-name="TableRow72">
      <style:table-row-properties style:use-optimal-row-height="true"/>
    </style:style>
    <style:style style:family="table-cell" style:name="TableCell173" style:display-name="TableCell173">
      <style:table-cell-properties fo:background-color="#ffff00" style:shrink-to-fit="true"/>
    </style:style>
    <style:style style:family="paragraph" style:name="CellContent173" style:display-name="CellContent173">
      <style:text-properties style:font-name="Helvetica-Oblique"/>
      <style:paragraph-properties fo:text-align="left"/>
    </style:style>
    <style:style style:family="table-cell" style:name="TableCell174" style:display-name="TableCell174">
      <style:table-cell-properties fo:background-color="#ffff00" style:shrink-to-fit="true"/>
    </style:style>
    <style:style style:family="paragraph" style:name="Sp10" style:display-name="Sp10">
      <style:paragraph-properties style:line-spacing="12.0pt"/>
    </style:style>
    <style:style style:family="table-column" style:name="TableColumn19" style:display-name="TableColumn19">
      <style:table-column-properties/>
    </style:style>
    <style:style style:family="table-column" style:name="TableColumn20" style:display-name="TableColumn20">
      <style:table-column-properties/>
    </style:style>
    <style:style style:family="table-row" style:name="TableRow73" style:display-name="TableRow73">
      <style:table-row-properties style:use-optimal-row-height="true"/>
    </style:style>
    <style:style style:family="table-cell" style:name="TableCell175" style:display-name="TableCell175">
      <style:table-cell-properties style:shrink-to-fit="true"/>
    </style:style>
    <style:style style:family="table-row" style:name="TableRow74" style:display-name="TableRow74">
      <style:table-row-properties style:use-optimal-row-height="true"/>
    </style:style>
    <style:style style:family="table-cell" style:name="TableCell176" style:display-name="TableCell176">
      <style:table-cell-properties style:shrink-to-fit="true"/>
    </style:style>
    <style:style style:family="paragraph" style:name="CellContent176" style:display-name="CellContent176">
      <style:text-properties style:font-name="Times-Bold"/>
      <style:paragraph-properties fo:text-align="right"/>
    </style:style>
    <style:style style:family="table-cell" style:name="TableCell177" style:display-name="TableCell177">
      <style:table-cell-properties style:shrink-to-fit="true"/>
    </style:style>
    <style:style style:family="paragraph" style:name="CellContent177" style:display-name="CellContent177">
      <style:text-properties style:font-name="Times-Bold"/>
      <style:paragraph-properties fo:text-align="right"/>
    </style:style>
    <style:style style:family="table-row" style:name="TableRow75" style:display-name="TableRow75">
      <style:table-row-properties style:use-optimal-row-height="true"/>
    </style:style>
    <style:style style:family="table-cell" style:name="TableCell178" style:display-name="TableCell178">
      <style:table-cell-properties style:shrink-to-fit="true"/>
    </style:style>
    <style:style style:family="paragraph" style:name="CellContent178" style:display-name="CellContent178">
      <style:text-properties style:font-name="Times-Bold"/>
      <style:paragraph-properties fo:text-align="right"/>
    </style:style>
    <style:style style:family="table-cell" style:name="TableCell179" style:display-name="TableCell179">
      <style:table-cell-properties style:shrink-to-fit="true"/>
    </style:style>
    <style:style style:family="paragraph" style:name="CellContent179" style:display-name="CellContent179">
      <style:text-properties style:font-name="Times-Bold"/>
      <style:paragraph-properties fo:text-align="right"/>
    </style:style>
    <style:style style:family="table-row" style:name="TableRow76" style:display-name="TableRow76">
      <style:table-row-properties style:use-optimal-row-height="true"/>
    </style:style>
    <style:style style:family="table-cell" style:name="TableCell180" style:display-name="TableCell180">
      <style:table-cell-properties style:shrink-to-fit="true"/>
    </style:style>
    <style:style style:family="paragraph" style:name="CellContent180" style:display-name="CellContent180">
      <style:text-properties style:font-name="Times-Bold"/>
      <style:paragraph-properties fo:text-align="right"/>
    </style:style>
    <style:style style:family="table-cell" style:name="TableCell181" style:display-name="TableCell181">
      <style:table-cell-properties style:shrink-to-fit="true"/>
    </style:style>
    <style:style style:family="paragraph" style:name="CellContent181" style:display-name="CellContent181">
      <style:text-properties style:font-name="Times-Bold"/>
      <style:paragraph-properties fo:text-align="right"/>
    </style:style>
    <style:style style:family="table-row" style:name="TableRow77" style:display-name="TableRow77">
      <style:table-row-properties style:use-optimal-row-height="true"/>
    </style:style>
    <style:style style:family="table-cell" style:name="TableCell182" style:display-name="TableCell182">
      <style:table-cell-properties style:shrink-to-fit="true"/>
    </style:style>
    <style:style style:family="paragraph" style:name="CellContent182" style:display-name="CellContent182">
      <style:text-properties style:font-name="Times-Bold"/>
      <style:paragraph-properties fo:text-align="right"/>
    </style:style>
    <style:style style:family="table-cell" style:name="TableCell183" style:display-name="TableCell183">
      <style:table-cell-properties style:shrink-to-fit="true"/>
    </style:style>
    <style:style style:family="paragraph" style:name="CellContent183" style:display-name="CellContent183">
      <style:text-properties style:font-name="Times-Bold"/>
      <style:paragraph-properties fo:text-align="right"/>
    </style:style>
    <style:style style:family="table-row" style:name="TableRow78" style:display-name="TableRow78">
      <style:table-row-properties style:use-optimal-row-height="true"/>
    </style:style>
    <style:style style:family="table-cell" style:name="TableCell184" style:display-name="TableCell184">
      <style:table-cell-properties style:shrink-to-fit="true"/>
    </style:style>
    <style:style style:family="paragraph" style:name="CellContent184" style:display-name="CellContent184">
      <style:text-properties style:font-name="Times-Bold"/>
      <style:paragraph-properties fo:text-align="right"/>
    </style:style>
    <style:style style:family="table-cell" style:name="TableCell185" style:display-name="TableCell185">
      <style:table-cell-properties style:shrink-to-fit="true"/>
    </style:style>
    <style:style style:family="paragraph" style:name="CellContent185" style:display-name="CellContent185">
      <style:text-properties style:font-name="Times-Bold"/>
      <style:paragraph-properties fo:text-align="right"/>
    </style:style>
    <style:style style:family="table-row" style:name="TableRow79" style:display-name="TableRow79">
      <style:table-row-properties style:use-optimal-row-height="true"/>
    </style:style>
    <style:style style:family="table-cell" style:name="TableCell186" style:display-name="TableCell186">
      <style:table-cell-properties style:shrink-to-fit="true"/>
    </style:style>
    <style:style style:family="paragraph" style:name="CellContent186" style:display-name="CellContent186">
      <style:text-properties style:font-name="Times-Bold"/>
      <style:paragraph-properties fo:text-align="right"/>
    </style:style>
    <style:style style:family="table-cell" style:name="TableCell187" style:display-name="TableCell187">
      <style:table-cell-properties style:shrink-to-fit="true"/>
    </style:style>
    <style:style style:family="paragraph" style:name="CellContent187" style:display-name="CellContent187">
      <style:text-properties style:font-name="Times-Bold"/>
      <style:paragraph-properties fo:text-align="right"/>
    </style:style>
    <style:style style:family="table-row" style:name="TableRow80" style:display-name="TableRow80">
      <style:table-row-properties style:use-optimal-row-height="true"/>
    </style:style>
    <style:style style:family="table-cell" style:name="TableCell188" style:display-name="TableCell188">
      <style:table-cell-properties style:shrink-to-fit="true"/>
    </style:style>
    <style:style style:family="paragraph" style:name="Sp11" style:display-name="Sp11">
      <style:paragraph-properties style:line-spacing="12.0pt"/>
    </style:style>
    <style:style style:family="paragraph" style:name="Sp12" style:display-name="Sp12">
      <style:paragraph-properties style:line-spacing="12.0pt"/>
    </style:style>
    <style:style style:family="paragraph" style:name="Sp13" style:display-name="Sp13">
      <style:paragraph-properties style:line-spacing="12.0pt"/>
    </style:style>
    <style:style style:family="table" style:name="Table2" style:display-name="Table2">
      <style:table-properties style:rel-width="100%"/>
    </style:style>
    <style:style style:family="table-column" style:name="TableColumn21" style:display-name="TableColumn21">
      <style:table-column-properties/>
    </style:style>
    <style:style style:family="table-column" style:name="TableColumn22" style:display-name="TableColumn22">
      <style:table-column-properties/>
    </style:style>
    <style:style style:family="table-column" style:name="TableColumn23" style:display-name="TableColumn23">
      <style:table-column-properties/>
    </style:style>
    <style:style style:family="table-column" style:name="TableColumn24" style:display-name="TableColumn24">
      <style:table-column-properties/>
    </style:style>
    <style:style style:family="table-row" style:name="TableRow81" style:display-name="TableRow81">
      <style:table-row-properties style:use-optimal-row-height="true"/>
    </style:style>
    <style:style style:family="table-cell" style:name="TableCell189" style:display-name="TableCell189">
      <style:table-cell-properties style:shrink-to-fit="true"/>
    </style:style>
    <style:style style:family="paragraph" style:name="CellContent189" style:display-name="CellContent189">
      <style:text-properties/>
      <style:paragraph-properties/>
    </style:style>
    <style:style style:family="table-cell" style:name="TableCell190" style:display-name="TableCell190">
      <style:table-cell-properties style:shrink-to-fit="true"/>
    </style:style>
    <style:style style:family="paragraph" style:name="CellContent190" style:display-name="CellContent190">
      <style:text-properties/>
      <style:paragraph-properties/>
    </style:style>
    <style:style style:family="table-cell" style:name="TableCell191" style:display-name="TableCell191">
      <style:table-cell-properties style:shrink-to-fit="true"/>
    </style:style>
    <style:style style:family="paragraph" style:name="CellContent191" style:display-name="CellContent191">
      <style:text-properties/>
      <style:paragraph-properties/>
    </style:style>
    <style:style style:family="table-cell" style:name="TableCell192" style:display-name="TableCell192">
      <style:table-cell-properties style:shrink-to-fit="true"/>
    </style:style>
    <style:style style:family="paragraph" style:name="CellContent192" style:display-name="CellContent192">
      <style:text-properties/>
      <style:paragraph-properties/>
    </style:style>
    <style:style style:family="table-row" style:name="TableRow82" style:display-name="TableRow82">
      <style:table-row-properties style:use-optimal-row-height="true"/>
    </style:style>
    <style:style style:family="table-cell" style:name="TableCell193" style:display-name="TableCell193">
      <style:table-cell-properties style:shrink-to-fit="true"/>
    </style:style>
    <style:style style:family="paragraph" style:name="CellContent193" style:display-name="CellContent193">
      <style:text-properties/>
      <style:paragraph-properties/>
    </style:style>
    <style:style style:family="table-cell" style:name="TableCell194" style:display-name="TableCell194">
      <style:table-cell-properties style:shrink-to-fit="true"/>
    </style:style>
    <style:style style:family="paragraph" style:name="CellContent194" style:display-name="CellContent194">
      <style:text-properties/>
      <style:paragraph-properties/>
    </style:style>
    <style:style style:family="table-cell" style:name="TableCell195" style:display-name="TableCell195">
      <style:table-cell-properties style:shrink-to-fit="true"/>
    </style:style>
    <style:style style:family="paragraph" style:name="CellContent195" style:display-name="CellContent195">
      <style:text-properties/>
      <style:paragraph-properties/>
    </style:style>
    <style:style style:family="table-cell" style:name="TableCell196" style:display-name="TableCell196">
      <style:table-cell-properties style:shrink-to-fit="true"/>
    </style:style>
    <style:style style:family="paragraph" style:name="CellContent196" style:display-name="CellContent196">
      <style:text-properties/>
      <style:paragraph-properties/>
    </style:style>
    <style:style style:family="table-row" style:name="TableRow83" style:display-name="TableRow83">
      <style:table-row-properties style:use-optimal-row-height="true"/>
    </style:style>
    <style:style style:family="table-cell" style:name="TableCell197" style:display-name="TableCell197">
      <style:table-cell-properties style:shrink-to-fit="true"/>
    </style:style>
    <style:style style:family="paragraph" style:name="CellContent197" style:display-name="CellContent197">
      <style:text-properties/>
      <style:paragraph-properties/>
    </style:style>
    <style:style style:family="table-cell" style:name="TableCell198" style:display-name="TableCell198">
      <style:table-cell-properties style:shrink-to-fit="true"/>
    </style:style>
    <style:style style:family="paragraph" style:name="CellContent198" style:display-name="CellContent198">
      <style:text-properties/>
      <style:paragraph-properties/>
    </style:style>
    <style:style style:family="table-cell" style:name="TableCell199" style:display-name="TableCell199">
      <style:table-cell-properties style:shrink-to-fit="true"/>
    </style:style>
    <style:style style:family="paragraph" style:name="CellContent199" style:display-name="CellContent199">
      <style:text-properties/>
      <style:paragraph-properties/>
    </style:style>
    <style:style style:family="table-cell" style:name="TableCell200" style:display-name="TableCell200">
      <style:table-cell-properties style:shrink-to-fit="true"/>
    </style:style>
    <style:style style:family="paragraph" style:name="CellContent200" style:display-name="CellContent200">
      <style:text-properties/>
      <style:paragraph-properties/>
    </style:style>
    <style:style style:family="table-row" style:name="TableRow84" style:display-name="TableRow84">
      <style:table-row-properties style:use-optimal-row-height="true"/>
    </style:style>
    <style:style style:family="table-cell" style:name="TableCell201" style:display-name="TableCell201">
      <style:table-cell-properties style:shrink-to-fit="true"/>
    </style:style>
    <style:style style:family="paragraph" style:name="CellContent201" style:display-name="CellContent201">
      <style:text-properties/>
      <style:paragraph-properties/>
    </style:style>
    <style:style style:family="table-cell" style:name="TableCell202" style:display-name="TableCell202">
      <style:table-cell-properties style:shrink-to-fit="true"/>
    </style:style>
    <style:style style:family="paragraph" style:name="CellContent202" style:display-name="CellContent202">
      <style:text-properties/>
      <style:paragraph-properties/>
    </style:style>
    <style:style style:family="table-cell" style:name="TableCell203" style:display-name="TableCell203">
      <style:table-cell-properties style:shrink-to-fit="true"/>
    </style:style>
    <style:style style:family="paragraph" style:name="CellContent203" style:display-name="CellContent203">
      <style:text-properties/>
      <style:paragraph-properties/>
    </style:style>
    <style:style style:family="table-cell" style:name="TableCell204" style:display-name="TableCell204">
      <style:table-cell-properties style:shrink-to-fit="true"/>
    </style:style>
    <style:style style:family="paragraph" style:name="CellContent204" style:display-name="CellContent204">
      <style:text-properties/>
      <style:paragraph-properties/>
    </style:style>
    <style:style style:family="table-row" style:name="TableRow85" style:display-name="TableRow85">
      <style:table-row-properties style:use-optimal-row-height="true"/>
    </style:style>
    <style:style style:family="table-cell" style:name="TableCell205" style:display-name="TableCell205">
      <style:table-cell-properties style:shrink-to-fit="true"/>
    </style:style>
    <style:style style:family="paragraph" style:name="CellContent205" style:display-name="CellContent205">
      <style:text-properties/>
      <style:paragraph-properties/>
    </style:style>
    <style:style style:family="table-cell" style:name="TableCell206" style:display-name="TableCell206">
      <style:table-cell-properties style:shrink-to-fit="true"/>
    </style:style>
    <style:style style:family="paragraph" style:name="CellContent206" style:display-name="CellContent206">
      <style:text-properties/>
      <style:paragraph-properties/>
    </style:style>
    <style:style style:family="table-cell" style:name="TableCell207" style:display-name="TableCell207">
      <style:table-cell-properties style:shrink-to-fit="true"/>
    </style:style>
    <style:style style:family="paragraph" style:name="CellContent207" style:display-name="CellContent207">
      <style:text-properties/>
      <style:paragraph-properties/>
    </style:style>
    <style:style style:family="table-cell" style:name="TableCell208" style:display-name="TableCell208">
      <style:table-cell-properties style:shrink-to-fit="true"/>
    </style:style>
    <style:style style:family="paragraph" style:name="CellContent208" style:display-name="CellContent208">
      <style:text-properties/>
      <style:paragraph-properties/>
    </style:style>
    <style:style style:family="table-row" style:name="TableRow86" style:display-name="TableRow86">
      <style:table-row-properties style:use-optimal-row-height="true"/>
    </style:style>
    <style:style style:family="table-cell" style:name="TableCell209" style:display-name="TableCell209">
      <style:table-cell-properties style:shrink-to-fit="true"/>
    </style:style>
    <style:style style:family="paragraph" style:name="CellContent209" style:display-name="CellContent209">
      <style:text-properties/>
      <style:paragraph-properties/>
    </style:style>
    <style:style style:family="table-cell" style:name="TableCell210" style:display-name="TableCell210">
      <style:table-cell-properties style:shrink-to-fit="true"/>
    </style:style>
    <style:style style:family="paragraph" style:name="CellContent210" style:display-name="CellContent210">
      <style:text-properties/>
      <style:paragraph-properties/>
    </style:style>
    <style:style style:family="table-cell" style:name="TableCell211" style:display-name="TableCell211">
      <style:table-cell-properties style:shrink-to-fit="true"/>
    </style:style>
    <style:style style:family="paragraph" style:name="CellContent211" style:display-name="CellContent211">
      <style:text-properties/>
      <style:paragraph-properties/>
    </style:style>
    <style:style style:family="table-cell" style:name="TableCell212" style:display-name="TableCell212">
      <style:table-cell-properties style:shrink-to-fit="true"/>
    </style:style>
    <style:style style:family="paragraph" style:name="CellContent212" style:display-name="CellContent212">
      <style:text-properties/>
      <style:paragraph-properties/>
    </style:style>
    <style:style style:family="table-row" style:name="TableRow87" style:display-name="TableRow87">
      <style:table-row-properties style:use-optimal-row-height="true"/>
    </style:style>
    <style:style style:family="table-cell" style:name="TableCell213" style:display-name="TableCell213">
      <style:table-cell-properties style:shrink-to-fit="true"/>
    </style:style>
    <style:style style:family="paragraph" style:name="CellContent213" style:display-name="CellContent213">
      <style:text-properties/>
      <style:paragraph-properties/>
    </style:style>
    <style:style style:family="table-cell" style:name="TableCell214" style:display-name="TableCell214">
      <style:table-cell-properties style:shrink-to-fit="true"/>
    </style:style>
    <style:style style:family="paragraph" style:name="CellContent214" style:display-name="CellContent214">
      <style:text-properties/>
      <style:paragraph-properties/>
    </style:style>
    <style:style style:family="table-cell" style:name="TableCell215" style:display-name="TableCell215">
      <style:table-cell-properties style:shrink-to-fit="true"/>
    </style:style>
    <style:style style:family="paragraph" style:name="CellContent215" style:display-name="CellContent215">
      <style:text-properties/>
      <style:paragraph-properties/>
    </style:style>
    <style:style style:family="table-cell" style:name="TableCell216" style:display-name="TableCell216">
      <style:table-cell-properties style:shrink-to-fit="true"/>
    </style:style>
    <style:style style:family="paragraph" style:name="CellContent216" style:display-name="CellContent216">
      <style:text-properties/>
      <style:paragraph-properties/>
    </style:style>
    <style:style style:family="table-row" style:name="TableRow88" style:display-name="TableRow88">
      <style:table-row-properties style:use-optimal-row-height="true"/>
    </style:style>
    <style:style style:family="table-cell" style:name="TableCell217" style:display-name="TableCell217">
      <style:table-cell-properties style:shrink-to-fit="true"/>
    </style:style>
    <style:style style:family="paragraph" style:name="CellContent217" style:display-name="CellContent217">
      <style:text-properties/>
      <style:paragraph-properties/>
    </style:style>
    <style:style style:family="table-cell" style:name="TableCell218" style:display-name="TableCell218">
      <style:table-cell-properties style:shrink-to-fit="true"/>
    </style:style>
    <style:style style:family="paragraph" style:name="CellContent218" style:display-name="CellContent218">
      <style:text-properties/>
      <style:paragraph-properties/>
    </style:style>
    <style:style style:family="table-cell" style:name="TableCell219" style:display-name="TableCell219">
      <style:table-cell-properties style:shrink-to-fit="true"/>
    </style:style>
    <style:style style:family="paragraph" style:name="CellContent219" style:display-name="CellContent219">
      <style:text-properties/>
      <style:paragraph-properties/>
    </style:style>
    <style:style style:family="table-cell" style:name="TableCell220" style:display-name="TableCell220">
      <style:table-cell-properties style:shrink-to-fit="true"/>
    </style:style>
    <style:style style:family="paragraph" style:name="CellContent220" style:display-name="CellContent220">
      <style:text-properties/>
      <style:paragraph-properties/>
    </style:style>
    <style:style style:family="table-row" style:name="TableRow89" style:display-name="TableRow89">
      <style:table-row-properties style:use-optimal-row-height="true"/>
    </style:style>
    <style:style style:family="table-cell" style:name="TableCell221" style:display-name="TableCell221">
      <style:table-cell-properties style:shrink-to-fit="true"/>
    </style:style>
    <style:style style:family="paragraph" style:name="CellContent221" style:display-name="CellContent221">
      <style:text-properties/>
      <style:paragraph-properties/>
    </style:style>
    <style:style style:family="table-cell" style:name="TableCell222" style:display-name="TableCell222">
      <style:table-cell-properties style:shrink-to-fit="true"/>
    </style:style>
    <style:style style:family="paragraph" style:name="CellContent222" style:display-name="CellContent222">
      <style:text-properties/>
      <style:paragraph-properties/>
    </style:style>
    <style:style style:family="table-cell" style:name="TableCell223" style:display-name="TableCell223">
      <style:table-cell-properties style:shrink-to-fit="true"/>
    </style:style>
    <style:style style:family="paragraph" style:name="CellContent223" style:display-name="CellContent223">
      <style:text-properties/>
      <style:paragraph-properties/>
    </style:style>
    <style:style style:family="table-cell" style:name="TableCell224" style:display-name="TableCell224">
      <style:table-cell-properties style:shrink-to-fit="true"/>
    </style:style>
    <style:style style:family="paragraph" style:name="CellContent224" style:display-name="CellContent224">
      <style:text-properties/>
      <style:paragraph-properties/>
    </style:style>
    <style:style style:family="table-row" style:name="TableRow90" style:display-name="TableRow90">
      <style:table-row-properties style:use-optimal-row-height="true"/>
    </style:style>
    <style:style style:family="table-cell" style:name="TableCell225" style:display-name="TableCell225">
      <style:table-cell-properties style:shrink-to-fit="true"/>
    </style:style>
    <style:style style:family="paragraph" style:name="CellContent225" style:display-name="CellContent225">
      <style:text-properties/>
      <style:paragraph-properties/>
    </style:style>
    <style:style style:family="table-cell" style:name="TableCell226" style:display-name="TableCell226">
      <style:table-cell-properties style:shrink-to-fit="true"/>
    </style:style>
    <style:style style:family="paragraph" style:name="CellContent226" style:display-name="CellContent226">
      <style:text-properties/>
      <style:paragraph-properties/>
    </style:style>
    <style:style style:family="table-cell" style:name="TableCell227" style:display-name="TableCell227">
      <style:table-cell-properties style:shrink-to-fit="true"/>
    </style:style>
    <style:style style:family="paragraph" style:name="CellContent227" style:display-name="CellContent227">
      <style:text-properties/>
      <style:paragraph-properties/>
    </style:style>
    <style:style style:family="table-cell" style:name="TableCell228" style:display-name="TableCell228">
      <style:table-cell-properties style:shrink-to-fit="true"/>
    </style:style>
    <style:style style:family="paragraph" style:name="CellContent228" style:display-name="CellContent228">
      <style:text-properties/>
      <style:paragraph-properties/>
    </style:style>
    <style:style style:family="table-row" style:name="TableRow91" style:display-name="TableRow91">
      <style:table-row-properties style:use-optimal-row-height="true"/>
    </style:style>
    <style:style style:family="table-cell" style:name="TableCell229" style:display-name="TableCell229">
      <style:table-cell-properties style:shrink-to-fit="true"/>
    </style:style>
    <style:style style:family="paragraph" style:name="CellContent229" style:display-name="CellContent229">
      <style:text-properties/>
      <style:paragraph-properties/>
    </style:style>
    <style:style style:family="table-cell" style:name="TableCell230" style:display-name="TableCell230">
      <style:table-cell-properties style:shrink-to-fit="true"/>
    </style:style>
    <style:style style:family="paragraph" style:name="CellContent230" style:display-name="CellContent230">
      <style:text-properties/>
      <style:paragraph-properties/>
    </style:style>
    <style:style style:family="table-cell" style:name="TableCell231" style:display-name="TableCell231">
      <style:table-cell-properties style:shrink-to-fit="true"/>
    </style:style>
    <style:style style:family="paragraph" style:name="CellContent231" style:display-name="CellContent231">
      <style:text-properties/>
      <style:paragraph-properties/>
    </style:style>
    <style:style style:family="table-cell" style:name="TableCell232" style:display-name="TableCell232">
      <style:table-cell-properties style:shrink-to-fit="true"/>
    </style:style>
    <style:style style:family="paragraph" style:name="CellContent232" style:display-name="CellContent232">
      <style:text-properties/>
      <style:paragraph-properties/>
    </style:style>
    <style:style style:family="table-row" style:name="TableRow92" style:display-name="TableRow92">
      <style:table-row-properties style:use-optimal-row-height="true"/>
    </style:style>
    <style:style style:family="table-cell" style:name="TableCell233" style:display-name="TableCell233">
      <style:table-cell-properties style:shrink-to-fit="true"/>
    </style:style>
    <style:style style:family="paragraph" style:name="CellContent233" style:display-name="CellContent233">
      <style:text-properties/>
      <style:paragraph-properties/>
    </style:style>
    <style:style style:family="table-cell" style:name="TableCell234" style:display-name="TableCell234">
      <style:table-cell-properties style:shrink-to-fit="true"/>
    </style:style>
    <style:style style:family="paragraph" style:name="CellContent234" style:display-name="CellContent234">
      <style:text-properties/>
      <style:paragraph-properties/>
    </style:style>
    <style:style style:family="table-cell" style:name="TableCell235" style:display-name="TableCell235">
      <style:table-cell-properties style:shrink-to-fit="true"/>
    </style:style>
    <style:style style:family="paragraph" style:name="CellContent235" style:display-name="CellContent235">
      <style:text-properties/>
      <style:paragraph-properties/>
    </style:style>
    <style:style style:family="table-cell" style:name="TableCell236" style:display-name="TableCell236">
      <style:table-cell-properties style:shrink-to-fit="true"/>
    </style:style>
    <style:style style:family="paragraph" style:name="CellContent236" style:display-name="CellContent236">
      <style:text-properties/>
      <style:paragraph-properties/>
    </style:style>
    <style:style style:family="table-row" style:name="TableRow93" style:display-name="TableRow93">
      <style:table-row-properties style:use-optimal-row-height="true"/>
    </style:style>
    <style:style style:family="table-cell" style:name="TableCell237" style:display-name="TableCell237">
      <style:table-cell-properties style:shrink-to-fit="true"/>
    </style:style>
    <style:style style:family="paragraph" style:name="CellContent237" style:display-name="CellContent237">
      <style:text-properties/>
      <style:paragraph-properties/>
    </style:style>
    <style:style style:family="table-cell" style:name="TableCell238" style:display-name="TableCell238">
      <style:table-cell-properties style:shrink-to-fit="true"/>
    </style:style>
    <style:style style:family="paragraph" style:name="CellContent238" style:display-name="CellContent238">
      <style:text-properties/>
      <style:paragraph-properties/>
    </style:style>
    <style:style style:family="table-cell" style:name="TableCell239" style:display-name="TableCell239">
      <style:table-cell-properties style:shrink-to-fit="true"/>
    </style:style>
    <style:style style:family="paragraph" style:name="CellContent239" style:display-name="CellContent239">
      <style:text-properties/>
      <style:paragraph-properties/>
    </style:style>
    <style:style style:family="table-cell" style:name="TableCell240" style:display-name="TableCell240">
      <style:table-cell-properties style:shrink-to-fit="true"/>
    </style:style>
    <style:style style:family="paragraph" style:name="CellContent240" style:display-name="CellContent240">
      <style:text-properties/>
      <style:paragraph-properties/>
    </style:style>
    <style:style style:family="table-row" style:name="TableRow94" style:display-name="TableRow94">
      <style:table-row-properties style:use-optimal-row-height="true"/>
    </style:style>
    <style:style style:family="table-cell" style:name="TableCell241" style:display-name="TableCell241">
      <style:table-cell-properties style:shrink-to-fit="true"/>
    </style:style>
    <style:style style:family="paragraph" style:name="CellContent241" style:display-name="CellContent241">
      <style:text-properties/>
      <style:paragraph-properties/>
    </style:style>
    <style:style style:family="table-cell" style:name="TableCell242" style:display-name="TableCell242">
      <style:table-cell-properties style:shrink-to-fit="true"/>
    </style:style>
    <style:style style:family="paragraph" style:name="CellContent242" style:display-name="CellContent242">
      <style:text-properties/>
      <style:paragraph-properties/>
    </style:style>
    <style:style style:family="table-cell" style:name="TableCell243" style:display-name="TableCell243">
      <style:table-cell-properties style:shrink-to-fit="true"/>
    </style:style>
    <style:style style:family="paragraph" style:name="CellContent243" style:display-name="CellContent243">
      <style:text-properties/>
      <style:paragraph-properties/>
    </style:style>
    <style:style style:family="table-cell" style:name="TableCell244" style:display-name="TableCell244">
      <style:table-cell-properties style:shrink-to-fit="true"/>
    </style:style>
    <style:style style:family="paragraph" style:name="CellContent244" style:display-name="CellContent244">
      <style:text-properties/>
      <style:paragraph-properties/>
    </style:style>
    <style:style style:family="table-row" style:name="TableRow95" style:display-name="TableRow95">
      <style:table-row-properties style:use-optimal-row-height="true"/>
    </style:style>
    <style:style style:family="table-cell" style:name="TableCell245" style:display-name="TableCell245">
      <style:table-cell-properties style:shrink-to-fit="true"/>
    </style:style>
    <style:style style:family="paragraph" style:name="CellContent245" style:display-name="CellContent245">
      <style:text-properties/>
      <style:paragraph-properties/>
    </style:style>
    <style:style style:family="table-cell" style:name="TableCell246" style:display-name="TableCell246">
      <style:table-cell-properties style:shrink-to-fit="true"/>
    </style:style>
    <style:style style:family="paragraph" style:name="CellContent246" style:display-name="CellContent246">
      <style:text-properties/>
      <style:paragraph-properties/>
    </style:style>
    <style:style style:family="table-cell" style:name="TableCell247" style:display-name="TableCell247">
      <style:table-cell-properties style:shrink-to-fit="true"/>
    </style:style>
    <style:style style:family="paragraph" style:name="CellContent247" style:display-name="CellContent247">
      <style:text-properties/>
      <style:paragraph-properties/>
    </style:style>
    <style:style style:family="table-cell" style:name="TableCell248" style:display-name="TableCell248">
      <style:table-cell-properties style:shrink-to-fit="true"/>
    </style:style>
    <style:style style:family="paragraph" style:name="CellContent248" style:display-name="CellContent248">
      <style:text-properties/>
      <style:paragraph-properties/>
    </style:style>
    <style:style style:family="table-row" style:name="TableRow96" style:display-name="TableRow96">
      <style:table-row-properties style:use-optimal-row-height="true"/>
    </style:style>
    <style:style style:family="table-cell" style:name="TableCell249" style:display-name="TableCell249">
      <style:table-cell-properties style:shrink-to-fit="true"/>
    </style:style>
    <style:style style:family="paragraph" style:name="CellContent249" style:display-name="CellContent249">
      <style:text-properties/>
      <style:paragraph-properties/>
    </style:style>
    <style:style style:family="table-cell" style:name="TableCell250" style:display-name="TableCell250">
      <style:table-cell-properties style:shrink-to-fit="true"/>
    </style:style>
    <style:style style:family="paragraph" style:name="CellContent250" style:display-name="CellContent250">
      <style:text-properties/>
      <style:paragraph-properties/>
    </style:style>
    <style:style style:family="table-cell" style:name="TableCell251" style:display-name="TableCell251">
      <style:table-cell-properties style:shrink-to-fit="true"/>
    </style:style>
    <style:style style:family="paragraph" style:name="CellContent251" style:display-name="CellContent251">
      <style:text-properties/>
      <style:paragraph-properties/>
    </style:style>
    <style:style style:family="table-cell" style:name="TableCell252" style:display-name="TableCell252">
      <style:table-cell-properties style:shrink-to-fit="true"/>
    </style:style>
    <style:style style:family="paragraph" style:name="CellContent252" style:display-name="CellContent252">
      <style:text-properties/>
      <style:paragraph-properties/>
    </style:style>
    <style:style style:family="table-row" style:name="TableRow97" style:display-name="TableRow97">
      <style:table-row-properties style:use-optimal-row-height="true"/>
    </style:style>
    <style:style style:family="table-cell" style:name="TableCell253" style:display-name="TableCell253">
      <style:table-cell-properties style:shrink-to-fit="true"/>
    </style:style>
    <style:style style:family="paragraph" style:name="CellContent253" style:display-name="CellContent253">
      <style:text-properties/>
      <style:paragraph-properties/>
    </style:style>
    <style:style style:family="table-cell" style:name="TableCell254" style:display-name="TableCell254">
      <style:table-cell-properties style:shrink-to-fit="true"/>
    </style:style>
    <style:style style:family="paragraph" style:name="CellContent254" style:display-name="CellContent254">
      <style:text-properties/>
      <style:paragraph-properties/>
    </style:style>
    <style:style style:family="table-cell" style:name="TableCell255" style:display-name="TableCell255">
      <style:table-cell-properties style:shrink-to-fit="true"/>
    </style:style>
    <style:style style:family="paragraph" style:name="CellContent255" style:display-name="CellContent255">
      <style:text-properties/>
      <style:paragraph-properties/>
    </style:style>
    <style:style style:family="table-cell" style:name="TableCell256" style:display-name="TableCell256">
      <style:table-cell-properties style:shrink-to-fit="true"/>
    </style:style>
    <style:style style:family="paragraph" style:name="CellContent256" style:display-name="CellContent256">
      <style:text-properties/>
      <style:paragraph-properties/>
    </style:style>
    <style:style style:family="table-row" style:name="TableRow98" style:display-name="TableRow98">
      <style:table-row-properties style:use-optimal-row-height="true"/>
    </style:style>
    <style:style style:family="table-cell" style:name="TableCell257" style:display-name="TableCell257">
      <style:table-cell-properties style:shrink-to-fit="true"/>
    </style:style>
    <style:style style:family="paragraph" style:name="CellContent257" style:display-name="CellContent257">
      <style:text-properties/>
      <style:paragraph-properties/>
    </style:style>
    <style:style style:family="table-cell" style:name="TableCell258" style:display-name="TableCell258">
      <style:table-cell-properties style:shrink-to-fit="true"/>
    </style:style>
    <style:style style:family="paragraph" style:name="CellContent258" style:display-name="CellContent258">
      <style:text-properties/>
      <style:paragraph-properties/>
    </style:style>
    <style:style style:family="table-cell" style:name="TableCell259" style:display-name="TableCell259">
      <style:table-cell-properties style:shrink-to-fit="true"/>
    </style:style>
    <style:style style:family="paragraph" style:name="CellContent259" style:display-name="CellContent259">
      <style:text-properties/>
      <style:paragraph-properties/>
    </style:style>
    <style:style style:family="table-cell" style:name="TableCell260" style:display-name="TableCell260">
      <style:table-cell-properties style:shrink-to-fit="true"/>
    </style:style>
    <style:style style:family="paragraph" style:name="CellContent260" style:display-name="CellContent260">
      <style:text-properties/>
      <style:paragraph-properties/>
    </style:style>
    <style:style style:family="table-row" style:name="TableRow99" style:display-name="TableRow99">
      <style:table-row-properties style:use-optimal-row-height="true"/>
    </style:style>
    <style:style style:family="table-cell" style:name="TableCell261" style:display-name="TableCell261">
      <style:table-cell-properties style:shrink-to-fit="true"/>
    </style:style>
    <style:style style:family="paragraph" style:name="CellContent261" style:display-name="CellContent261">
      <style:text-properties/>
      <style:paragraph-properties/>
    </style:style>
    <style:style style:family="table-cell" style:name="TableCell262" style:display-name="TableCell262">
      <style:table-cell-properties style:shrink-to-fit="true"/>
    </style:style>
    <style:style style:family="paragraph" style:name="CellContent262" style:display-name="CellContent262">
      <style:text-properties/>
      <style:paragraph-properties/>
    </style:style>
    <style:style style:family="table-cell" style:name="TableCell263" style:display-name="TableCell263">
      <style:table-cell-properties style:shrink-to-fit="true"/>
    </style:style>
    <style:style style:family="paragraph" style:name="CellContent263" style:display-name="CellContent263">
      <style:text-properties/>
      <style:paragraph-properties/>
    </style:style>
    <style:style style:family="table-cell" style:name="TableCell264" style:display-name="TableCell264">
      <style:table-cell-properties style:shrink-to-fit="true"/>
    </style:style>
    <style:style style:family="paragraph" style:name="CellContent264" style:display-name="CellContent264">
      <style:text-properties/>
      <style:paragraph-properties/>
    </style:style>
    <style:style style:family="table-row" style:name="TableRow100" style:display-name="TableRow100">
      <style:table-row-properties style:use-optimal-row-height="true"/>
    </style:style>
    <style:style style:family="table-cell" style:name="TableCell265" style:display-name="TableCell265">
      <style:table-cell-properties style:shrink-to-fit="true"/>
    </style:style>
    <style:style style:family="paragraph" style:name="CellContent265" style:display-name="CellContent265">
      <style:text-properties/>
      <style:paragraph-properties/>
    </style:style>
    <style:style style:family="table-cell" style:name="TableCell266" style:display-name="TableCell266">
      <style:table-cell-properties style:shrink-to-fit="true"/>
    </style:style>
    <style:style style:family="paragraph" style:name="CellContent266" style:display-name="CellContent266">
      <style:text-properties/>
      <style:paragraph-properties/>
    </style:style>
    <style:style style:family="table-cell" style:name="TableCell267" style:display-name="TableCell267">
      <style:table-cell-properties style:shrink-to-fit="true"/>
    </style:style>
    <style:style style:family="paragraph" style:name="CellContent267" style:display-name="CellContent267">
      <style:text-properties/>
      <style:paragraph-properties/>
    </style:style>
    <style:style style:family="table-cell" style:name="TableCell268" style:display-name="TableCell268">
      <style:table-cell-properties style:shrink-to-fit="true"/>
    </style:style>
    <style:style style:family="paragraph" style:name="CellContent268" style:display-name="CellContent268">
      <style:text-properties/>
      <style:paragraph-properties/>
    </style:style>
    <style:style style:family="table-row" style:name="TableRow101" style:display-name="TableRow101">
      <style:table-row-properties style:use-optimal-row-height="true"/>
    </style:style>
    <style:style style:family="table-cell" style:name="TableCell269" style:display-name="TableCell269">
      <style:table-cell-properties style:shrink-to-fit="true"/>
    </style:style>
    <style:style style:family="paragraph" style:name="CellContent269" style:display-name="CellContent269">
      <style:text-properties/>
      <style:paragraph-properties/>
    </style:style>
    <style:style style:family="table-cell" style:name="TableCell270" style:display-name="TableCell270">
      <style:table-cell-properties style:shrink-to-fit="true"/>
    </style:style>
    <style:style style:family="paragraph" style:name="CellContent270" style:display-name="CellContent270">
      <style:text-properties/>
      <style:paragraph-properties/>
    </style:style>
    <style:style style:family="table-cell" style:name="TableCell271" style:display-name="TableCell271">
      <style:table-cell-properties style:shrink-to-fit="true"/>
    </style:style>
    <style:style style:family="paragraph" style:name="CellContent271" style:display-name="CellContent271">
      <style:text-properties/>
      <style:paragraph-properties/>
    </style:style>
    <style:style style:family="table-cell" style:name="TableCell272" style:display-name="TableCell272">
      <style:table-cell-properties style:shrink-to-fit="true"/>
    </style:style>
    <style:style style:family="paragraph" style:name="CellContent272" style:display-name="CellContent272">
      <style:text-properties/>
      <style:paragraph-properties/>
    </style:style>
    <style:style style:family="table-row" style:name="TableRow102" style:display-name="TableRow102">
      <style:table-row-properties style:use-optimal-row-height="true"/>
    </style:style>
    <style:style style:family="table-cell" style:name="TableCell273" style:display-name="TableCell273">
      <style:table-cell-properties style:shrink-to-fit="true"/>
    </style:style>
    <style:style style:family="paragraph" style:name="CellContent273" style:display-name="CellContent273">
      <style:text-properties/>
      <style:paragraph-properties/>
    </style:style>
    <style:style style:family="table-cell" style:name="TableCell274" style:display-name="TableCell274">
      <style:table-cell-properties style:shrink-to-fit="true"/>
    </style:style>
    <style:style style:family="paragraph" style:name="CellContent274" style:display-name="CellContent274">
      <style:text-properties/>
      <style:paragraph-properties/>
    </style:style>
    <style:style style:family="table-cell" style:name="TableCell275" style:display-name="TableCell275">
      <style:table-cell-properties style:shrink-to-fit="true"/>
    </style:style>
    <style:style style:family="paragraph" style:name="CellContent275" style:display-name="CellContent275">
      <style:text-properties/>
      <style:paragraph-properties/>
    </style:style>
    <style:style style:family="table-cell" style:name="TableCell276" style:display-name="TableCell276">
      <style:table-cell-properties style:shrink-to-fit="true"/>
    </style:style>
    <style:style style:family="paragraph" style:name="CellContent276" style:display-name="CellContent276">
      <style:text-properties/>
      <style:paragraph-properties/>
    </style:style>
    <style:style style:family="table" style:name="Table3" style:display-name="Table3">
      <style:table-properties style:rel-width="100%"/>
    </style:style>
    <style:style style:family="table-column" style:name="TableColumn25" style:display-name="TableColumn25">
      <style:table-column-properties/>
    </style:style>
    <style:style style:family="table-column" style:name="TableColumn26" style:display-name="TableColumn26">
      <style:table-column-properties/>
    </style:style>
    <style:style style:family="table-column" style:name="TableColumn27" style:display-name="TableColumn27">
      <style:table-column-properties/>
    </style:style>
    <style:style style:family="table-column" style:name="TableColumn28" style:display-name="TableColumn28">
      <style:table-column-properties/>
    </style:style>
    <style:style style:family="table-row" style:name="TableRow103" style:display-name="TableRow103">
      <style:table-row-properties style:use-optimal-row-height="true"/>
    </style:style>
    <style:style style:family="table-cell" style:name="TableCell277" style:display-name="TableCell277">
      <style:table-cell-properties style:shrink-to-fit="true"/>
    </style:style>
    <style:style style:family="paragraph" style:name="CellContent277" style:display-name="CellContent277">
      <style:text-properties/>
      <style:paragraph-properties/>
    </style:style>
    <style:style style:family="table-cell" style:name="TableCell278" style:display-name="TableCell278">
      <style:table-cell-properties style:shrink-to-fit="true"/>
    </style:style>
    <style:style style:family="paragraph" style:name="CellContent278" style:display-name="CellContent278">
      <style:text-properties/>
      <style:paragraph-properties/>
    </style:style>
    <style:style style:family="table-cell" style:name="TableCell279" style:display-name="TableCell279">
      <style:table-cell-properties style:shrink-to-fit="true"/>
    </style:style>
    <style:style style:family="paragraph" style:name="CellContent279" style:display-name="CellContent279">
      <style:text-properties/>
      <style:paragraph-properties/>
    </style:style>
    <style:style style:family="table-cell" style:name="TableCell280" style:display-name="TableCell280">
      <style:table-cell-properties style:shrink-to-fit="true"/>
    </style:style>
    <style:style style:family="paragraph" style:name="CellContent280" style:display-name="CellContent280">
      <style:text-properties/>
      <style:paragraph-properties/>
    </style:style>
    <style:style style:family="table-row" style:name="TableRow104" style:display-name="TableRow104">
      <style:table-row-properties style:use-optimal-row-height="true"/>
    </style:style>
    <style:style style:family="table-cell" style:name="TableCell281" style:display-name="TableCell281">
      <style:table-cell-properties style:shrink-to-fit="true"/>
    </style:style>
    <style:style style:family="paragraph" style:name="CellContent281" style:display-name="CellContent281">
      <style:text-properties/>
      <style:paragraph-properties/>
    </style:style>
    <style:style style:family="table-cell" style:name="TableCell282" style:display-name="TableCell282">
      <style:table-cell-properties style:shrink-to-fit="true"/>
    </style:style>
    <style:style style:family="paragraph" style:name="CellContent282" style:display-name="CellContent282">
      <style:text-properties/>
      <style:paragraph-properties/>
    </style:style>
    <style:style style:family="table-cell" style:name="TableCell283" style:display-name="TableCell283">
      <style:table-cell-properties style:shrink-to-fit="true"/>
    </style:style>
    <style:style style:family="paragraph" style:name="CellContent283" style:display-name="CellContent283">
      <style:text-properties/>
      <style:paragraph-properties/>
    </style:style>
    <style:style style:family="table-cell" style:name="TableCell284" style:display-name="TableCell284">
      <style:table-cell-properties style:shrink-to-fit="true"/>
    </style:style>
    <style:style style:family="paragraph" style:name="CellContent284" style:display-name="CellContent284">
      <style:text-properties/>
      <style:paragraph-properties/>
    </style:style>
    <style:style style:family="table-row" style:name="TableRow105" style:display-name="TableRow105">
      <style:table-row-properties style:use-optimal-row-height="true"/>
    </style:style>
    <style:style style:family="table-cell" style:name="TableCell285" style:display-name="TableCell285">
      <style:table-cell-properties style:shrink-to-fit="true"/>
    </style:style>
    <style:style style:family="paragraph" style:name="CellContent285" style:display-name="CellContent285">
      <style:text-properties/>
      <style:paragraph-properties/>
    </style:style>
    <style:style style:family="table-cell" style:name="TableCell286" style:display-name="TableCell286">
      <style:table-cell-properties style:shrink-to-fit="true"/>
    </style:style>
    <style:style style:family="paragraph" style:name="CellContent286" style:display-name="CellContent286">
      <style:text-properties/>
      <style:paragraph-properties/>
    </style:style>
    <style:style style:family="table-cell" style:name="TableCell287" style:display-name="TableCell287">
      <style:table-cell-properties style:shrink-to-fit="true"/>
    </style:style>
    <style:style style:family="paragraph" style:name="CellContent287" style:display-name="CellContent287">
      <style:text-properties/>
      <style:paragraph-properties/>
    </style:style>
    <style:style style:family="table-cell" style:name="TableCell288" style:display-name="TableCell288">
      <style:table-cell-properties style:shrink-to-fit="true"/>
    </style:style>
    <style:style style:family="paragraph" style:name="CellContent288" style:display-name="CellContent288">
      <style:text-properties/>
      <style:paragraph-properties/>
    </style:style>
    <style:style style:family="table-row" style:name="TableRow106" style:display-name="TableRow106">
      <style:table-row-properties style:use-optimal-row-height="true"/>
    </style:style>
    <style:style style:family="table-cell" style:name="TableCell289" style:display-name="TableCell289">
      <style:table-cell-properties style:shrink-to-fit="true"/>
    </style:style>
    <style:style style:family="paragraph" style:name="CellContent289" style:display-name="CellContent289">
      <style:text-properties/>
      <style:paragraph-properties/>
    </style:style>
    <style:style style:family="table-cell" style:name="TableCell290" style:display-name="TableCell290">
      <style:table-cell-properties style:shrink-to-fit="true"/>
    </style:style>
    <style:style style:family="paragraph" style:name="CellContent290" style:display-name="CellContent290">
      <style:text-properties/>
      <style:paragraph-properties/>
    </style:style>
    <style:style style:family="table-cell" style:name="TableCell291" style:display-name="TableCell291">
      <style:table-cell-properties style:shrink-to-fit="true"/>
    </style:style>
    <style:style style:family="paragraph" style:name="CellContent291" style:display-name="CellContent291">
      <style:text-properties/>
      <style:paragraph-properties/>
    </style:style>
    <style:style style:family="table-cell" style:name="TableCell292" style:display-name="TableCell292">
      <style:table-cell-properties style:shrink-to-fit="true"/>
    </style:style>
    <style:style style:family="paragraph" style:name="CellContent292" style:display-name="CellContent292">
      <style:text-properties/>
      <style:paragraph-properties/>
    </style:style>
    <style:style style:family="table-row" style:name="TableRow107" style:display-name="TableRow107">
      <style:table-row-properties style:use-optimal-row-height="true"/>
    </style:style>
    <style:style style:family="table-cell" style:name="TableCell293" style:display-name="TableCell293">
      <style:table-cell-properties style:shrink-to-fit="true"/>
    </style:style>
    <style:style style:family="paragraph" style:name="CellContent293" style:display-name="CellContent293">
      <style:text-properties/>
      <style:paragraph-properties/>
    </style:style>
    <style:style style:family="table-cell" style:name="TableCell294" style:display-name="TableCell294">
      <style:table-cell-properties style:shrink-to-fit="true"/>
    </style:style>
    <style:style style:family="paragraph" style:name="CellContent294" style:display-name="CellContent294">
      <style:text-properties/>
      <style:paragraph-properties/>
    </style:style>
    <style:style style:family="table-cell" style:name="TableCell295" style:display-name="TableCell295">
      <style:table-cell-properties style:shrink-to-fit="true"/>
    </style:style>
    <style:style style:family="paragraph" style:name="CellContent295" style:display-name="CellContent295">
      <style:text-properties/>
      <style:paragraph-properties/>
    </style:style>
    <style:style style:family="table-cell" style:name="TableCell296" style:display-name="TableCell296">
      <style:table-cell-properties style:shrink-to-fit="true"/>
    </style:style>
    <style:style style:family="paragraph" style:name="CellContent296" style:display-name="CellContent296">
      <style:text-properties/>
      <style:paragraph-properties/>
    </style:style>
    <style:style style:family="table-row" style:name="TableRow108" style:display-name="TableRow108">
      <style:table-row-properties style:use-optimal-row-height="true"/>
    </style:style>
    <style:style style:family="table-cell" style:name="TableCell297" style:display-name="TableCell297">
      <style:table-cell-properties style:shrink-to-fit="true"/>
    </style:style>
    <style:style style:family="paragraph" style:name="CellContent297" style:display-name="CellContent297">
      <style:text-properties/>
      <style:paragraph-properties/>
    </style:style>
    <style:style style:family="table-cell" style:name="TableCell298" style:display-name="TableCell298">
      <style:table-cell-properties style:shrink-to-fit="true"/>
    </style:style>
    <style:style style:family="paragraph" style:name="CellContent298" style:display-name="CellContent298">
      <style:text-properties/>
      <style:paragraph-properties/>
    </style:style>
    <style:style style:family="table-cell" style:name="TableCell299" style:display-name="TableCell299">
      <style:table-cell-properties style:shrink-to-fit="true"/>
    </style:style>
    <style:style style:family="paragraph" style:name="CellContent299" style:display-name="CellContent299">
      <style:text-properties/>
      <style:paragraph-properties/>
    </style:style>
    <style:style style:family="table-cell" style:name="TableCell300" style:display-name="TableCell300">
      <style:table-cell-properties style:shrink-to-fit="true"/>
    </style:style>
    <style:style style:family="paragraph" style:name="CellContent300" style:display-name="CellContent300">
      <style:text-properties/>
      <style:paragraph-properties/>
    </style:style>
    <style:style style:family="table-row" style:name="TableRow109" style:display-name="TableRow109">
      <style:table-row-properties style:use-optimal-row-height="true"/>
    </style:style>
    <style:style style:family="table-cell" style:name="TableCell301" style:display-name="TableCell301">
      <style:table-cell-properties style:shrink-to-fit="true"/>
    </style:style>
    <style:style style:family="paragraph" style:name="CellContent301" style:display-name="CellContent301">
      <style:text-properties/>
      <style:paragraph-properties/>
    </style:style>
    <style:style style:family="table-cell" style:name="TableCell302" style:display-name="TableCell302">
      <style:table-cell-properties style:shrink-to-fit="true"/>
    </style:style>
    <style:style style:family="paragraph" style:name="CellContent302" style:display-name="CellContent302">
      <style:text-properties/>
      <style:paragraph-properties/>
    </style:style>
    <style:style style:family="table-cell" style:name="TableCell303" style:display-name="TableCell303">
      <style:table-cell-properties style:shrink-to-fit="true"/>
    </style:style>
    <style:style style:family="paragraph" style:name="CellContent303" style:display-name="CellContent303">
      <style:text-properties/>
      <style:paragraph-properties/>
    </style:style>
    <style:style style:family="table-cell" style:name="TableCell304" style:display-name="TableCell304">
      <style:table-cell-properties style:shrink-to-fit="true"/>
    </style:style>
    <style:style style:family="paragraph" style:name="CellContent304" style:display-name="CellContent304">
      <style:text-properties/>
      <style:paragraph-properties/>
    </style:style>
    <style:style style:family="table-row" style:name="TableRow110" style:display-name="TableRow110">
      <style:table-row-properties style:use-optimal-row-height="true"/>
    </style:style>
    <style:style style:family="table-cell" style:name="TableCell305" style:display-name="TableCell305">
      <style:table-cell-properties style:shrink-to-fit="true"/>
    </style:style>
    <style:style style:family="paragraph" style:name="CellContent305" style:display-name="CellContent305">
      <style:text-properties/>
      <style:paragraph-properties/>
    </style:style>
    <style:style style:family="table-cell" style:name="TableCell306" style:display-name="TableCell306">
      <style:table-cell-properties style:shrink-to-fit="true"/>
    </style:style>
    <style:style style:family="paragraph" style:name="CellContent306" style:display-name="CellContent306">
      <style:text-properties/>
      <style:paragraph-properties/>
    </style:style>
    <style:style style:family="table-cell" style:name="TableCell307" style:display-name="TableCell307">
      <style:table-cell-properties style:shrink-to-fit="true"/>
    </style:style>
    <style:style style:family="paragraph" style:name="CellContent307" style:display-name="CellContent307">
      <style:text-properties/>
      <style:paragraph-properties/>
    </style:style>
    <style:style style:family="table-cell" style:name="TableCell308" style:display-name="TableCell308">
      <style:table-cell-properties style:shrink-to-fit="true"/>
    </style:style>
    <style:style style:family="paragraph" style:name="CellContent308" style:display-name="CellContent308">
      <style:text-properties/>
      <style:paragraph-properties/>
    </style:style>
    <style:style style:family="table-row" style:name="TableRow111" style:display-name="TableRow111">
      <style:table-row-properties style:use-optimal-row-height="true"/>
    </style:style>
    <style:style style:family="table-cell" style:name="TableCell309" style:display-name="TableCell309">
      <style:table-cell-properties style:shrink-to-fit="true"/>
    </style:style>
    <style:style style:family="paragraph" style:name="CellContent309" style:display-name="CellContent309">
      <style:text-properties/>
      <style:paragraph-properties/>
    </style:style>
    <style:style style:family="table-cell" style:name="TableCell310" style:display-name="TableCell310">
      <style:table-cell-properties style:shrink-to-fit="true"/>
    </style:style>
    <style:style style:family="paragraph" style:name="CellContent310" style:display-name="CellContent310">
      <style:text-properties/>
      <style:paragraph-properties/>
    </style:style>
    <style:style style:family="table-cell" style:name="TableCell311" style:display-name="TableCell311">
      <style:table-cell-properties style:shrink-to-fit="true"/>
    </style:style>
    <style:style style:family="paragraph" style:name="CellContent311" style:display-name="CellContent311">
      <style:text-properties/>
      <style:paragraph-properties/>
    </style:style>
    <style:style style:family="table-cell" style:name="TableCell312" style:display-name="TableCell312">
      <style:table-cell-properties style:shrink-to-fit="true"/>
    </style:style>
    <style:style style:family="paragraph" style:name="CellContent312" style:display-name="CellContent312">
      <style:text-properties/>
      <style:paragraph-properties/>
    </style:style>
    <style:style style:family="table-row" style:name="TableRow112" style:display-name="TableRow112">
      <style:table-row-properties style:use-optimal-row-height="true"/>
    </style:style>
    <style:style style:family="table-cell" style:name="TableCell313" style:display-name="TableCell313">
      <style:table-cell-properties style:shrink-to-fit="true"/>
    </style:style>
    <style:style style:family="paragraph" style:name="CellContent313" style:display-name="CellContent313">
      <style:text-properties/>
      <style:paragraph-properties/>
    </style:style>
    <style:style style:family="table-cell" style:name="TableCell314" style:display-name="TableCell314">
      <style:table-cell-properties style:shrink-to-fit="true"/>
    </style:style>
    <style:style style:family="paragraph" style:name="CellContent314" style:display-name="CellContent314">
      <style:text-properties/>
      <style:paragraph-properties/>
    </style:style>
    <style:style style:family="table-cell" style:name="TableCell315" style:display-name="TableCell315">
      <style:table-cell-properties style:shrink-to-fit="true"/>
    </style:style>
    <style:style style:family="paragraph" style:name="CellContent315" style:display-name="CellContent315">
      <style:text-properties/>
      <style:paragraph-properties/>
    </style:style>
    <style:style style:family="table-cell" style:name="TableCell316" style:display-name="TableCell316">
      <style:table-cell-properties style:shrink-to-fit="true"/>
    </style:style>
    <style:style style:family="paragraph" style:name="CellContent316" style:display-name="CellContent316">
      <style:text-properties/>
      <style:paragraph-properties/>
    </style:style>
    <style:style style:family="table" style:name="Table4" style:display-name="Table4">
      <style:table-properties style:rel-width="100%"/>
    </style:style>
    <style:style style:family="table-column" style:name="TableColumn29" style:display-name="TableColumn29">
      <style:table-column-properties/>
    </style:style>
    <style:style style:family="table-column" style:name="TableColumn30" style:display-name="TableColumn30">
      <style:table-column-properties/>
    </style:style>
    <style:style style:family="table-column" style:name="TableColumn31" style:display-name="TableColumn31">
      <style:table-column-properties/>
    </style:style>
    <style:style style:family="table-column" style:name="TableColumn32" style:display-name="TableColumn32">
      <style:table-column-properties/>
    </style:style>
    <style:style style:family="table-column" style:name="TableColumn33" style:display-name="TableColumn33">
      <style:table-column-properties/>
    </style:style>
    <style:style style:family="table-column" style:name="TableColumn34" style:display-name="TableColumn34">
      <style:table-column-properties/>
    </style:style>
    <style:style style:family="table-column" style:name="TableColumn35" style:display-name="TableColumn35">
      <style:table-column-properties/>
    </style:style>
    <style:style style:family="table-column" style:name="TableColumn36" style:display-name="TableColumn36">
      <style:table-column-properties/>
    </style:style>
    <style:style style:family="table-column" style:name="TableColumn37" style:display-name="TableColumn37">
      <style:table-column-properties/>
    </style:style>
    <style:style style:family="table-column" style:name="TableColumn38" style:display-name="TableColumn38">
      <style:table-column-properties/>
    </style:style>
    <style:style style:family="table-column" style:name="TableColumn39" style:display-name="TableColumn39">
      <style:table-column-properties/>
    </style:style>
    <style:style style:family="table-column" style:name="TableColumn40" style:display-name="TableColumn40">
      <style:table-column-properties/>
    </style:style>
    <style:style style:family="table-column" style:name="TableColumn41" style:display-name="TableColumn41">
      <style:table-column-properties/>
    </style:style>
    <style:style style:family="table-column" style:name="TableColumn42" style:display-name="TableColumn42">
      <style:table-column-properties/>
    </style:style>
    <style:style style:family="table-column" style:name="TableColumn43" style:display-name="TableColumn43">
      <style:table-column-properties/>
    </style:style>
    <style:style style:family="table-row" style:name="TableRow113" style:display-name="TableRow113">
      <style:table-row-properties style:use-optimal-row-height="true"/>
    </style:style>
    <style:style style:family="table-cell" style:name="TableCell317" style:display-name="TableCell317">
      <style:table-cell-properties style:shrink-to-fit="true"/>
    </style:style>
    <style:style style:family="paragraph" style:name="CellContent317" style:display-name="CellContent317">
      <style:text-properties/>
      <style:paragraph-properties/>
    </style:style>
    <style:style style:family="table-cell" style:name="TableCell318" style:display-name="TableCell318">
      <style:table-cell-properties style:shrink-to-fit="true"/>
    </style:style>
    <style:style style:family="paragraph" style:name="CellContent318" style:display-name="CellContent318">
      <style:text-properties/>
      <style:paragraph-properties/>
    </style:style>
    <style:style style:family="table-cell" style:name="TableCell319" style:display-name="TableCell319">
      <style:table-cell-properties style:shrink-to-fit="true"/>
    </style:style>
    <style:style style:family="paragraph" style:name="CellContent319" style:display-name="CellContent319">
      <style:text-properties/>
      <style:paragraph-properties/>
    </style:style>
    <style:style style:family="table-cell" style:name="TableCell320" style:display-name="TableCell320">
      <style:table-cell-properties style:shrink-to-fit="true"/>
    </style:style>
    <style:style style:family="paragraph" style:name="CellContent320" style:display-name="CellContent320">
      <style:text-properties/>
      <style:paragraph-properties/>
    </style:style>
    <style:style style:family="table-cell" style:name="TableCell321" style:display-name="TableCell321">
      <style:table-cell-properties style:shrink-to-fit="true"/>
    </style:style>
    <style:style style:family="paragraph" style:name="CellContent321" style:display-name="CellContent321">
      <style:text-properties/>
      <style:paragraph-properties/>
    </style:style>
    <style:style style:family="table-cell" style:name="TableCell322" style:display-name="TableCell322">
      <style:table-cell-properties style:shrink-to-fit="true"/>
    </style:style>
    <style:style style:family="paragraph" style:name="CellContent322" style:display-name="CellContent322">
      <style:text-properties/>
      <style:paragraph-properties/>
    </style:style>
    <style:style style:family="table-cell" style:name="TableCell323" style:display-name="TableCell323">
      <style:table-cell-properties style:shrink-to-fit="true"/>
    </style:style>
    <style:style style:family="paragraph" style:name="CellContent323" style:display-name="CellContent323">
      <style:text-properties/>
      <style:paragraph-properties/>
    </style:style>
    <style:style style:family="table-cell" style:name="TableCell324" style:display-name="TableCell324">
      <style:table-cell-properties style:shrink-to-fit="true"/>
    </style:style>
    <style:style style:family="paragraph" style:name="CellContent324" style:display-name="CellContent324">
      <style:text-properties/>
      <style:paragraph-properties/>
    </style:style>
    <style:style style:family="table-cell" style:name="TableCell325" style:display-name="TableCell325">
      <style:table-cell-properties style:shrink-to-fit="true"/>
    </style:style>
    <style:style style:family="paragraph" style:name="CellContent325" style:display-name="CellContent325">
      <style:text-properties/>
      <style:paragraph-properties/>
    </style:style>
    <style:style style:family="table-cell" style:name="TableCell326" style:display-name="TableCell326">
      <style:table-cell-properties style:shrink-to-fit="true"/>
    </style:style>
    <style:style style:family="paragraph" style:name="CellContent326" style:display-name="CellContent326">
      <style:text-properties/>
      <style:paragraph-properties/>
    </style:style>
    <style:style style:family="table-cell" style:name="TableCell327" style:display-name="TableCell327">
      <style:table-cell-properties style:shrink-to-fit="true"/>
    </style:style>
    <style:style style:family="paragraph" style:name="CellContent327" style:display-name="CellContent327">
      <style:text-properties/>
      <style:paragraph-properties/>
    </style:style>
    <style:style style:family="table-cell" style:name="TableCell328" style:display-name="TableCell328">
      <style:table-cell-properties style:shrink-to-fit="true"/>
    </style:style>
    <style:style style:family="paragraph" style:name="CellContent328" style:display-name="CellContent328">
      <style:text-properties/>
      <style:paragraph-properties/>
    </style:style>
    <style:style style:family="table-cell" style:name="TableCell329" style:display-name="TableCell329">
      <style:table-cell-properties style:shrink-to-fit="true"/>
    </style:style>
    <style:style style:family="paragraph" style:name="CellContent329" style:display-name="CellContent329">
      <style:text-properties/>
      <style:paragraph-properties/>
    </style:style>
    <style:style style:family="table-cell" style:name="TableCell330" style:display-name="TableCell330">
      <style:table-cell-properties style:shrink-to-fit="true"/>
    </style:style>
    <style:style style:family="paragraph" style:name="CellContent330" style:display-name="CellContent330">
      <style:text-properties/>
      <style:paragraph-properties/>
    </style:style>
    <style:style style:family="table-cell" style:name="TableCell331" style:display-name="TableCell331">
      <style:table-cell-properties style:shrink-to-fit="true"/>
    </style:style>
    <style:style style:family="paragraph" style:name="CellContent331" style:display-name="CellContent331">
      <style:text-properties/>
      <style:paragraph-properties/>
    </style:style>
    <style:style style:family="table-row" style:name="TableRow114" style:display-name="TableRow114">
      <style:table-row-properties style:use-optimal-row-height="true"/>
    </style:style>
    <style:style style:family="table-cell" style:name="TableCell332" style:display-name="TableCell332">
      <style:table-cell-properties style:shrink-to-fit="true"/>
    </style:style>
    <style:style style:family="paragraph" style:name="CellContent332" style:display-name="CellContent332">
      <style:text-properties/>
      <style:paragraph-properties/>
    </style:style>
    <style:style style:family="table-cell" style:name="TableCell333" style:display-name="TableCell333">
      <style:table-cell-properties style:shrink-to-fit="true"/>
    </style:style>
    <style:style style:family="paragraph" style:name="CellContent333" style:display-name="CellContent333">
      <style:text-properties/>
      <style:paragraph-properties/>
    </style:style>
    <style:style style:family="table-cell" style:name="TableCell334" style:display-name="TableCell334">
      <style:table-cell-properties style:shrink-to-fit="true"/>
    </style:style>
    <style:style style:family="paragraph" style:name="CellContent334" style:display-name="CellContent334">
      <style:text-properties/>
      <style:paragraph-properties/>
    </style:style>
    <style:style style:family="table-cell" style:name="TableCell335" style:display-name="TableCell335">
      <style:table-cell-properties style:shrink-to-fit="true"/>
    </style:style>
    <style:style style:family="paragraph" style:name="CellContent335" style:display-name="CellContent335">
      <style:text-properties/>
      <style:paragraph-properties/>
    </style:style>
    <style:style style:family="table-cell" style:name="TableCell336" style:display-name="TableCell336">
      <style:table-cell-properties style:shrink-to-fit="true"/>
    </style:style>
    <style:style style:family="paragraph" style:name="CellContent336" style:display-name="CellContent336">
      <style:text-properties/>
      <style:paragraph-properties/>
    </style:style>
    <style:style style:family="table-cell" style:name="TableCell337" style:display-name="TableCell337">
      <style:table-cell-properties style:shrink-to-fit="true"/>
    </style:style>
    <style:style style:family="paragraph" style:name="CellContent337" style:display-name="CellContent337">
      <style:text-properties/>
      <style:paragraph-properties/>
    </style:style>
    <style:style style:family="table-cell" style:name="TableCell338" style:display-name="TableCell338">
      <style:table-cell-properties style:shrink-to-fit="true"/>
    </style:style>
    <style:style style:family="paragraph" style:name="CellContent338" style:display-name="CellContent338">
      <style:text-properties/>
      <style:paragraph-properties/>
    </style:style>
    <style:style style:family="table-cell" style:name="TableCell339" style:display-name="TableCell339">
      <style:table-cell-properties style:shrink-to-fit="true"/>
    </style:style>
    <style:style style:family="paragraph" style:name="CellContent339" style:display-name="CellContent339">
      <style:text-properties/>
      <style:paragraph-properties/>
    </style:style>
    <style:style style:family="table-cell" style:name="TableCell340" style:display-name="TableCell340">
      <style:table-cell-properties style:shrink-to-fit="true"/>
    </style:style>
    <style:style style:family="paragraph" style:name="CellContent340" style:display-name="CellContent340">
      <style:text-properties/>
      <style:paragraph-properties/>
    </style:style>
    <style:style style:family="table-cell" style:name="TableCell341" style:display-name="TableCell341">
      <style:table-cell-properties style:shrink-to-fit="true"/>
    </style:style>
    <style:style style:family="paragraph" style:name="CellContent341" style:display-name="CellContent341">
      <style:text-properties/>
      <style:paragraph-properties/>
    </style:style>
    <style:style style:family="table-cell" style:name="TableCell342" style:display-name="TableCell342">
      <style:table-cell-properties style:shrink-to-fit="true"/>
    </style:style>
    <style:style style:family="paragraph" style:name="CellContent342" style:display-name="CellContent342">
      <style:text-properties/>
      <style:paragraph-properties/>
    </style:style>
    <style:style style:family="table-cell" style:name="TableCell343" style:display-name="TableCell343">
      <style:table-cell-properties style:shrink-to-fit="true"/>
    </style:style>
    <style:style style:family="paragraph" style:name="CellContent343" style:display-name="CellContent343">
      <style:text-properties/>
      <style:paragraph-properties/>
    </style:style>
    <style:style style:family="table-cell" style:name="TableCell344" style:display-name="TableCell344">
      <style:table-cell-properties style:shrink-to-fit="true"/>
    </style:style>
    <style:style style:family="paragraph" style:name="CellContent344" style:display-name="CellContent344">
      <style:text-properties/>
      <style:paragraph-properties/>
    </style:style>
    <style:style style:family="table-cell" style:name="TableCell345" style:display-name="TableCell345">
      <style:table-cell-properties style:shrink-to-fit="true"/>
    </style:style>
    <style:style style:family="paragraph" style:name="CellContent345" style:display-name="CellContent345">
      <style:text-properties/>
      <style:paragraph-properties/>
    </style:style>
    <style:style style:family="table-cell" style:name="TableCell346" style:display-name="TableCell346">
      <style:table-cell-properties style:shrink-to-fit="true"/>
    </style:style>
    <style:style style:family="paragraph" style:name="CellContent346" style:display-name="CellContent346">
      <style:text-properties/>
      <style:paragraph-properties/>
    </style:style>
    <style:style style:family="table-row" style:name="TableRow115" style:display-name="TableRow115">
      <style:table-row-properties style:use-optimal-row-height="true"/>
    </style:style>
    <style:style style:family="table-cell" style:name="TableCell347" style:display-name="TableCell347">
      <style:table-cell-properties style:shrink-to-fit="true"/>
    </style:style>
    <style:style style:family="paragraph" style:name="CellContent347" style:display-name="CellContent347">
      <style:text-properties/>
      <style:paragraph-properties/>
    </style:style>
    <style:style style:family="table-cell" style:name="TableCell348" style:display-name="TableCell348">
      <style:table-cell-properties style:shrink-to-fit="true"/>
    </style:style>
    <style:style style:family="paragraph" style:name="CellContent348" style:display-name="CellContent348">
      <style:text-properties/>
      <style:paragraph-properties/>
    </style:style>
    <style:style style:family="table-cell" style:name="TableCell349" style:display-name="TableCell349">
      <style:table-cell-properties style:shrink-to-fit="true"/>
    </style:style>
    <style:style style:family="paragraph" style:name="CellContent349" style:display-name="CellContent349">
      <style:text-properties/>
      <style:paragraph-properties/>
    </style:style>
    <style:style style:family="table-cell" style:name="TableCell350" style:display-name="TableCell350">
      <style:table-cell-properties style:shrink-to-fit="true"/>
    </style:style>
    <style:style style:family="paragraph" style:name="CellContent350" style:display-name="CellContent350">
      <style:text-properties/>
      <style:paragraph-properties/>
    </style:style>
    <style:style style:family="table-cell" style:name="TableCell351" style:display-name="TableCell351">
      <style:table-cell-properties style:shrink-to-fit="true"/>
    </style:style>
    <style:style style:family="paragraph" style:name="CellContent351" style:display-name="CellContent351">
      <style:text-properties/>
      <style:paragraph-properties/>
    </style:style>
    <style:style style:family="table-cell" style:name="TableCell352" style:display-name="TableCell352">
      <style:table-cell-properties style:shrink-to-fit="true"/>
    </style:style>
    <style:style style:family="paragraph" style:name="CellContent352" style:display-name="CellContent352">
      <style:text-properties/>
      <style:paragraph-properties/>
    </style:style>
    <style:style style:family="table-cell" style:name="TableCell353" style:display-name="TableCell353">
      <style:table-cell-properties style:shrink-to-fit="true"/>
    </style:style>
    <style:style style:family="paragraph" style:name="CellContent353" style:display-name="CellContent353">
      <style:text-properties/>
      <style:paragraph-properties/>
    </style:style>
    <style:style style:family="table-cell" style:name="TableCell354" style:display-name="TableCell354">
      <style:table-cell-properties style:shrink-to-fit="true"/>
    </style:style>
    <style:style style:family="paragraph" style:name="CellContent354" style:display-name="CellContent354">
      <style:text-properties/>
      <style:paragraph-properties/>
    </style:style>
    <style:style style:family="table-cell" style:name="TableCell355" style:display-name="TableCell355">
      <style:table-cell-properties style:shrink-to-fit="true"/>
    </style:style>
    <style:style style:family="paragraph" style:name="CellContent355" style:display-name="CellContent355">
      <style:text-properties/>
      <style:paragraph-properties/>
    </style:style>
    <style:style style:family="table-cell" style:name="TableCell356" style:display-name="TableCell356">
      <style:table-cell-properties style:shrink-to-fit="true"/>
    </style:style>
    <style:style style:family="paragraph" style:name="CellContent356" style:display-name="CellContent356">
      <style:text-properties/>
      <style:paragraph-properties/>
    </style:style>
    <style:style style:family="table-cell" style:name="TableCell357" style:display-name="TableCell357">
      <style:table-cell-properties style:shrink-to-fit="true"/>
    </style:style>
    <style:style style:family="paragraph" style:name="CellContent357" style:display-name="CellContent357">
      <style:text-properties/>
      <style:paragraph-properties/>
    </style:style>
    <style:style style:family="table-cell" style:name="TableCell358" style:display-name="TableCell358">
      <style:table-cell-properties style:shrink-to-fit="true"/>
    </style:style>
    <style:style style:family="paragraph" style:name="CellContent358" style:display-name="CellContent358">
      <style:text-properties/>
      <style:paragraph-properties/>
    </style:style>
    <style:style style:family="table-cell" style:name="TableCell359" style:display-name="TableCell359">
      <style:table-cell-properties style:shrink-to-fit="true"/>
    </style:style>
    <style:style style:family="paragraph" style:name="CellContent359" style:display-name="CellContent359">
      <style:text-properties/>
      <style:paragraph-properties/>
    </style:style>
    <style:style style:family="table-cell" style:name="TableCell360" style:display-name="TableCell360">
      <style:table-cell-properties style:shrink-to-fit="true"/>
    </style:style>
    <style:style style:family="paragraph" style:name="CellContent360" style:display-name="CellContent360">
      <style:text-properties/>
      <style:paragraph-properties/>
    </style:style>
    <style:style style:family="table-cell" style:name="TableCell361" style:display-name="TableCell361">
      <style:table-cell-properties style:shrink-to-fit="true"/>
    </style:style>
    <style:style style:family="paragraph" style:name="CellContent361" style:display-name="CellContent361">
      <style:text-properties/>
      <style:paragraph-properties/>
    </style:style>
    <style:style style:family="table-row" style:name="TableRow116" style:display-name="TableRow116">
      <style:table-row-properties style:use-optimal-row-height="true"/>
    </style:style>
    <style:style style:family="table-cell" style:name="TableCell362" style:display-name="TableCell362">
      <style:table-cell-properties style:shrink-to-fit="true"/>
    </style:style>
    <style:style style:family="paragraph" style:name="CellContent362" style:display-name="CellContent362">
      <style:text-properties/>
      <style:paragraph-properties/>
    </style:style>
    <style:style style:family="table-cell" style:name="TableCell363" style:display-name="TableCell363">
      <style:table-cell-properties style:shrink-to-fit="true"/>
    </style:style>
    <style:style style:family="paragraph" style:name="CellContent363" style:display-name="CellContent363">
      <style:text-properties/>
      <style:paragraph-properties/>
    </style:style>
    <style:style style:family="table-cell" style:name="TableCell364" style:display-name="TableCell364">
      <style:table-cell-properties style:shrink-to-fit="true"/>
    </style:style>
    <style:style style:family="paragraph" style:name="CellContent364" style:display-name="CellContent364">
      <style:text-properties/>
      <style:paragraph-properties/>
    </style:style>
    <style:style style:family="table-cell" style:name="TableCell365" style:display-name="TableCell365">
      <style:table-cell-properties style:shrink-to-fit="true"/>
    </style:style>
    <style:style style:family="paragraph" style:name="CellContent365" style:display-name="CellContent365">
      <style:text-properties/>
      <style:paragraph-properties/>
    </style:style>
    <style:style style:family="table-cell" style:name="TableCell366" style:display-name="TableCell366">
      <style:table-cell-properties style:shrink-to-fit="true"/>
    </style:style>
    <style:style style:family="paragraph" style:name="CellContent366" style:display-name="CellContent366">
      <style:text-properties/>
      <style:paragraph-properties/>
    </style:style>
    <style:style style:family="table-cell" style:name="TableCell367" style:display-name="TableCell367">
      <style:table-cell-properties style:shrink-to-fit="true"/>
    </style:style>
    <style:style style:family="paragraph" style:name="CellContent367" style:display-name="CellContent367">
      <style:text-properties/>
      <style:paragraph-properties/>
    </style:style>
    <style:style style:family="table-cell" style:name="TableCell368" style:display-name="TableCell368">
      <style:table-cell-properties style:shrink-to-fit="true"/>
    </style:style>
    <style:style style:family="paragraph" style:name="CellContent368" style:display-name="CellContent368">
      <style:text-properties/>
      <style:paragraph-properties/>
    </style:style>
    <style:style style:family="table-cell" style:name="TableCell369" style:display-name="TableCell369">
      <style:table-cell-properties style:shrink-to-fit="true"/>
    </style:style>
    <style:style style:family="paragraph" style:name="CellContent369" style:display-name="CellContent369">
      <style:text-properties/>
      <style:paragraph-properties/>
    </style:style>
    <style:style style:family="table-cell" style:name="TableCell370" style:display-name="TableCell370">
      <style:table-cell-properties style:shrink-to-fit="true"/>
    </style:style>
    <style:style style:family="paragraph" style:name="CellContent370" style:display-name="CellContent370">
      <style:text-properties/>
      <style:paragraph-properties/>
    </style:style>
    <style:style style:family="table-cell" style:name="TableCell371" style:display-name="TableCell371">
      <style:table-cell-properties style:shrink-to-fit="true"/>
    </style:style>
    <style:style style:family="paragraph" style:name="CellContent371" style:display-name="CellContent371">
      <style:text-properties/>
      <style:paragraph-properties/>
    </style:style>
    <style:style style:family="table-cell" style:name="TableCell372" style:display-name="TableCell372">
      <style:table-cell-properties style:shrink-to-fit="true"/>
    </style:style>
    <style:style style:family="paragraph" style:name="CellContent372" style:display-name="CellContent372">
      <style:text-properties/>
      <style:paragraph-properties/>
    </style:style>
    <style:style style:family="table-cell" style:name="TableCell373" style:display-name="TableCell373">
      <style:table-cell-properties style:shrink-to-fit="true"/>
    </style:style>
    <style:style style:family="paragraph" style:name="CellContent373" style:display-name="CellContent373">
      <style:text-properties/>
      <style:paragraph-properties/>
    </style:style>
    <style:style style:family="table-cell" style:name="TableCell374" style:display-name="TableCell374">
      <style:table-cell-properties style:shrink-to-fit="true"/>
    </style:style>
    <style:style style:family="paragraph" style:name="CellContent374" style:display-name="CellContent374">
      <style:text-properties/>
      <style:paragraph-properties/>
    </style:style>
    <style:style style:family="table-cell" style:name="TableCell375" style:display-name="TableCell375">
      <style:table-cell-properties style:shrink-to-fit="true"/>
    </style:style>
    <style:style style:family="paragraph" style:name="CellContent375" style:display-name="CellContent375">
      <style:text-properties/>
      <style:paragraph-properties/>
    </style:style>
    <style:style style:family="table-cell" style:name="TableCell376" style:display-name="TableCell376">
      <style:table-cell-properties style:shrink-to-fit="true"/>
    </style:style>
    <style:style style:family="paragraph" style:name="CellContent376" style:display-name="CellContent376">
      <style:text-properties/>
      <style:paragraph-properties/>
    </style:style>
    <style:style style:family="table-row" style:name="TableRow117" style:display-name="TableRow117">
      <style:table-row-properties style:use-optimal-row-height="true"/>
    </style:style>
    <style:style style:family="table-cell" style:name="TableCell377" style:display-name="TableCell377">
      <style:table-cell-properties style:shrink-to-fit="true"/>
    </style:style>
    <style:style style:family="paragraph" style:name="CellContent377" style:display-name="CellContent377">
      <style:text-properties/>
      <style:paragraph-properties/>
    </style:style>
    <style:style style:family="table-cell" style:name="TableCell378" style:display-name="TableCell378">
      <style:table-cell-properties style:shrink-to-fit="true"/>
    </style:style>
    <style:style style:family="paragraph" style:name="CellContent378" style:display-name="CellContent378">
      <style:text-properties/>
      <style:paragraph-properties/>
    </style:style>
    <style:style style:family="table-cell" style:name="TableCell379" style:display-name="TableCell379">
      <style:table-cell-properties style:shrink-to-fit="true"/>
    </style:style>
    <style:style style:family="paragraph" style:name="CellContent379" style:display-name="CellContent379">
      <style:text-properties/>
      <style:paragraph-properties/>
    </style:style>
    <style:style style:family="table-cell" style:name="TableCell380" style:display-name="TableCell380">
      <style:table-cell-properties style:shrink-to-fit="true"/>
    </style:style>
    <style:style style:family="paragraph" style:name="CellContent380" style:display-name="CellContent380">
      <style:text-properties/>
      <style:paragraph-properties/>
    </style:style>
    <style:style style:family="table-cell" style:name="TableCell381" style:display-name="TableCell381">
      <style:table-cell-properties style:shrink-to-fit="true"/>
    </style:style>
    <style:style style:family="paragraph" style:name="CellContent381" style:display-name="CellContent381">
      <style:text-properties/>
      <style:paragraph-properties/>
    </style:style>
    <style:style style:family="table-cell" style:name="TableCell382" style:display-name="TableCell382">
      <style:table-cell-properties style:shrink-to-fit="true"/>
    </style:style>
    <style:style style:family="paragraph" style:name="CellContent382" style:display-name="CellContent382">
      <style:text-properties/>
      <style:paragraph-properties/>
    </style:style>
    <style:style style:family="table-cell" style:name="TableCell383" style:display-name="TableCell383">
      <style:table-cell-properties style:shrink-to-fit="true"/>
    </style:style>
    <style:style style:family="paragraph" style:name="CellContent383" style:display-name="CellContent383">
      <style:text-properties/>
      <style:paragraph-properties/>
    </style:style>
    <style:style style:family="table-cell" style:name="TableCell384" style:display-name="TableCell384">
      <style:table-cell-properties style:shrink-to-fit="true"/>
    </style:style>
    <style:style style:family="paragraph" style:name="CellContent384" style:display-name="CellContent384">
      <style:text-properties/>
      <style:paragraph-properties/>
    </style:style>
    <style:style style:family="table-cell" style:name="TableCell385" style:display-name="TableCell385">
      <style:table-cell-properties style:shrink-to-fit="true"/>
    </style:style>
    <style:style style:family="paragraph" style:name="CellContent385" style:display-name="CellContent385">
      <style:text-properties/>
      <style:paragraph-properties/>
    </style:style>
    <style:style style:family="table-cell" style:name="TableCell386" style:display-name="TableCell386">
      <style:table-cell-properties style:shrink-to-fit="true"/>
    </style:style>
    <style:style style:family="paragraph" style:name="CellContent386" style:display-name="CellContent386">
      <style:text-properties/>
      <style:paragraph-properties/>
    </style:style>
    <style:style style:family="table-cell" style:name="TableCell387" style:display-name="TableCell387">
      <style:table-cell-properties style:shrink-to-fit="true"/>
    </style:style>
    <style:style style:family="paragraph" style:name="CellContent387" style:display-name="CellContent387">
      <style:text-properties/>
      <style:paragraph-properties/>
    </style:style>
    <style:style style:family="table-cell" style:name="TableCell388" style:display-name="TableCell388">
      <style:table-cell-properties style:shrink-to-fit="true"/>
    </style:style>
    <style:style style:family="paragraph" style:name="CellContent388" style:display-name="CellContent388">
      <style:text-properties/>
      <style:paragraph-properties/>
    </style:style>
    <style:style style:family="table-cell" style:name="TableCell389" style:display-name="TableCell389">
      <style:table-cell-properties style:shrink-to-fit="true"/>
    </style:style>
    <style:style style:family="paragraph" style:name="CellContent389" style:display-name="CellContent389">
      <style:text-properties/>
      <style:paragraph-properties/>
    </style:style>
    <style:style style:family="table-cell" style:name="TableCell390" style:display-name="TableCell390">
      <style:table-cell-properties style:shrink-to-fit="true"/>
    </style:style>
    <style:style style:family="paragraph" style:name="CellContent390" style:display-name="CellContent390">
      <style:text-properties/>
      <style:paragraph-properties/>
    </style:style>
    <style:style style:family="table-cell" style:name="TableCell391" style:display-name="TableCell391">
      <style:table-cell-properties style:shrink-to-fit="true"/>
    </style:style>
    <style:style style:family="paragraph" style:name="CellContent391" style:display-name="CellContent391">
      <style:text-properties/>
      <style:paragraph-properties/>
    </style:style>
    <style:style style:family="table-row" style:name="TableRow118" style:display-name="TableRow118">
      <style:table-row-properties style:use-optimal-row-height="true"/>
    </style:style>
    <style:style style:family="table-cell" style:name="TableCell392" style:display-name="TableCell392">
      <style:table-cell-properties style:shrink-to-fit="true"/>
    </style:style>
    <style:style style:family="paragraph" style:name="CellContent392" style:display-name="CellContent392">
      <style:text-properties/>
      <style:paragraph-properties/>
    </style:style>
    <style:style style:family="table-cell" style:name="TableCell393" style:display-name="TableCell393">
      <style:table-cell-properties style:shrink-to-fit="true"/>
    </style:style>
    <style:style style:family="paragraph" style:name="CellContent393" style:display-name="CellContent393">
      <style:text-properties/>
      <style:paragraph-properties/>
    </style:style>
    <style:style style:family="table-cell" style:name="TableCell394" style:display-name="TableCell394">
      <style:table-cell-properties style:shrink-to-fit="true"/>
    </style:style>
    <style:style style:family="paragraph" style:name="CellContent394" style:display-name="CellContent394">
      <style:text-properties/>
      <style:paragraph-properties/>
    </style:style>
    <style:style style:family="table-cell" style:name="TableCell395" style:display-name="TableCell395">
      <style:table-cell-properties style:shrink-to-fit="true"/>
    </style:style>
    <style:style style:family="paragraph" style:name="CellContent395" style:display-name="CellContent395">
      <style:text-properties/>
      <style:paragraph-properties/>
    </style:style>
    <style:style style:family="table-cell" style:name="TableCell396" style:display-name="TableCell396">
      <style:table-cell-properties style:shrink-to-fit="true"/>
    </style:style>
    <style:style style:family="paragraph" style:name="CellContent396" style:display-name="CellContent396">
      <style:text-properties/>
      <style:paragraph-properties/>
    </style:style>
    <style:style style:family="table-cell" style:name="TableCell397" style:display-name="TableCell397">
      <style:table-cell-properties style:shrink-to-fit="true"/>
    </style:style>
    <style:style style:family="paragraph" style:name="CellContent397" style:display-name="CellContent397">
      <style:text-properties/>
      <style:paragraph-properties/>
    </style:style>
    <style:style style:family="table-cell" style:name="TableCell398" style:display-name="TableCell398">
      <style:table-cell-properties style:shrink-to-fit="true"/>
    </style:style>
    <style:style style:family="paragraph" style:name="CellContent398" style:display-name="CellContent398">
      <style:text-properties/>
      <style:paragraph-properties/>
    </style:style>
    <style:style style:family="table-cell" style:name="TableCell399" style:display-name="TableCell399">
      <style:table-cell-properties style:shrink-to-fit="true"/>
    </style:style>
    <style:style style:family="paragraph" style:name="CellContent399" style:display-name="CellContent399">
      <style:text-properties/>
      <style:paragraph-properties/>
    </style:style>
    <style:style style:family="table-cell" style:name="TableCell400" style:display-name="TableCell400">
      <style:table-cell-properties style:shrink-to-fit="true"/>
    </style:style>
    <style:style style:family="paragraph" style:name="CellContent400" style:display-name="CellContent400">
      <style:text-properties/>
      <style:paragraph-properties/>
    </style:style>
    <style:style style:family="table-cell" style:name="TableCell401" style:display-name="TableCell401">
      <style:table-cell-properties style:shrink-to-fit="true"/>
    </style:style>
    <style:style style:family="paragraph" style:name="CellContent401" style:display-name="CellContent401">
      <style:text-properties/>
      <style:paragraph-properties/>
    </style:style>
    <style:style style:family="table-cell" style:name="TableCell402" style:display-name="TableCell402">
      <style:table-cell-properties style:shrink-to-fit="true"/>
    </style:style>
    <style:style style:family="paragraph" style:name="CellContent402" style:display-name="CellContent402">
      <style:text-properties/>
      <style:paragraph-properties/>
    </style:style>
    <style:style style:family="table-cell" style:name="TableCell403" style:display-name="TableCell403">
      <style:table-cell-properties style:shrink-to-fit="true"/>
    </style:style>
    <style:style style:family="paragraph" style:name="CellContent403" style:display-name="CellContent403">
      <style:text-properties/>
      <style:paragraph-properties/>
    </style:style>
    <style:style style:family="table-cell" style:name="TableCell404" style:display-name="TableCell404">
      <style:table-cell-properties style:shrink-to-fit="true"/>
    </style:style>
    <style:style style:family="paragraph" style:name="CellContent404" style:display-name="CellContent404">
      <style:text-properties/>
      <style:paragraph-properties/>
    </style:style>
    <style:style style:family="table-cell" style:name="TableCell405" style:display-name="TableCell405">
      <style:table-cell-properties style:shrink-to-fit="true"/>
    </style:style>
    <style:style style:family="paragraph" style:name="CellContent405" style:display-name="CellContent405">
      <style:text-properties/>
      <style:paragraph-properties/>
    </style:style>
    <style:style style:family="table-cell" style:name="TableCell406" style:display-name="TableCell406">
      <style:table-cell-properties style:shrink-to-fit="true"/>
    </style:style>
    <style:style style:family="paragraph" style:name="CellContent406" style:display-name="CellContent406">
      <style:text-properties/>
      <style:paragraph-properties/>
    </style:style>
    <style:style style:family="table" style:name="Table5" style:display-name="Table5">
      <style:table-properties style:rel-width="100%"/>
    </style:style>
    <style:style style:family="table-column" style:name="TableColumn44" style:display-name="TableColumn44">
      <style:table-column-properties/>
    </style:style>
    <style:style style:family="table-column" style:name="TableColumn45" style:display-name="TableColumn45">
      <style:table-column-properties/>
    </style:style>
    <style:style style:family="table-column" style:name="TableColumn46" style:display-name="TableColumn46">
      <style:table-column-properties/>
    </style:style>
    <style:style style:family="table-column" style:name="TableColumn47" style:display-name="TableColumn47">
      <style:table-column-properties/>
    </style:style>
    <style:style style:family="table-row" style:name="TableRow119" style:display-name="TableRow119">
      <style:table-row-properties style:use-optimal-row-height="true"/>
    </style:style>
    <style:style style:family="table-cell" style:name="TableCell407" style:display-name="TableCell407">
      <style:table-cell-properties style:shrink-to-fit="true"/>
    </style:style>
    <style:style style:family="paragraph" style:name="CellContent407" style:display-name="CellContent407">
      <style:text-properties/>
      <style:paragraph-properties/>
    </style:style>
    <style:style style:family="table-cell" style:name="TableCell408" style:display-name="TableCell408">
      <style:table-cell-properties style:shrink-to-fit="true"/>
    </style:style>
    <style:style style:family="paragraph" style:name="CellContent408" style:display-name="CellContent408">
      <style:text-properties/>
      <style:paragraph-properties/>
    </style:style>
    <style:style style:family="table-cell" style:name="TableCell409" style:display-name="TableCell409">
      <style:table-cell-properties style:shrink-to-fit="true"/>
    </style:style>
    <style:style style:family="paragraph" style:name="CellContent409" style:display-name="CellContent409">
      <style:text-properties/>
      <style:paragraph-properties/>
    </style:style>
    <style:style style:family="table-cell" style:name="TableCell410" style:display-name="TableCell410">
      <style:table-cell-properties style:shrink-to-fit="true"/>
    </style:style>
    <style:style style:family="paragraph" style:name="CellContent410" style:display-name="CellContent410">
      <style:text-properties/>
      <style:paragraph-properties/>
    </style:style>
    <style:style style:family="table-row" style:name="TableRow120" style:display-name="TableRow120">
      <style:table-row-properties style:use-optimal-row-height="true"/>
    </style:style>
    <style:style style:family="table-cell" style:name="TableCell411" style:display-name="TableCell411">
      <style:table-cell-properties style:shrink-to-fit="true"/>
    </style:style>
    <style:style style:family="paragraph" style:name="CellContent411" style:display-name="CellContent411">
      <style:text-properties/>
      <style:paragraph-properties/>
    </style:style>
    <style:style style:family="table-cell" style:name="TableCell412" style:display-name="TableCell412">
      <style:table-cell-properties style:shrink-to-fit="true"/>
    </style:style>
    <style:style style:family="paragraph" style:name="CellContent412" style:display-name="CellContent412">
      <style:text-properties/>
      <style:paragraph-properties/>
    </style:style>
    <style:style style:family="table-cell" style:name="TableCell413" style:display-name="TableCell413">
      <style:table-cell-properties style:shrink-to-fit="true"/>
    </style:style>
    <style:style style:family="paragraph" style:name="CellContent413" style:display-name="CellContent413">
      <style:text-properties/>
      <style:paragraph-properties/>
    </style:style>
    <style:style style:family="table-cell" style:name="TableCell414" style:display-name="TableCell414">
      <style:table-cell-properties style:shrink-to-fit="true"/>
    </style:style>
    <style:style style:family="paragraph" style:name="CellContent414" style:display-name="CellContent414">
      <style:text-properties/>
      <style:paragraph-properties/>
    </style:style>
    <style:style style:family="table-row" style:name="TableRow121" style:display-name="TableRow121">
      <style:table-row-properties style:use-optimal-row-height="true"/>
    </style:style>
    <style:style style:family="table-cell" style:name="TableCell415" style:display-name="TableCell415">
      <style:table-cell-properties style:shrink-to-fit="true"/>
    </style:style>
    <style:style style:family="paragraph" style:name="CellContent415" style:display-name="CellContent415">
      <style:text-properties/>
      <style:paragraph-properties/>
    </style:style>
    <style:style style:family="table-cell" style:name="TableCell416" style:display-name="TableCell416">
      <style:table-cell-properties style:shrink-to-fit="true"/>
    </style:style>
    <style:style style:family="paragraph" style:name="CellContent416" style:display-name="CellContent416">
      <style:text-properties/>
      <style:paragraph-properties/>
    </style:style>
    <style:style style:family="table-cell" style:name="TableCell417" style:display-name="TableCell417">
      <style:table-cell-properties style:shrink-to-fit="true"/>
    </style:style>
    <style:style style:family="paragraph" style:name="CellContent417" style:display-name="CellContent417">
      <style:text-properties/>
      <style:paragraph-properties/>
    </style:style>
    <style:style style:family="table-cell" style:name="TableCell418" style:display-name="TableCell418">
      <style:table-cell-properties style:shrink-to-fit="true"/>
    </style:style>
    <style:style style:family="paragraph" style:name="CellContent418" style:display-name="CellContent418">
      <style:text-properties/>
      <style:paragraph-properties/>
    </style:style>
    <style:style style:family="table-row" style:name="TableRow122" style:display-name="TableRow122">
      <style:table-row-properties style:use-optimal-row-height="true"/>
    </style:style>
    <style:style style:family="table-cell" style:name="TableCell419" style:display-name="TableCell419">
      <style:table-cell-properties style:shrink-to-fit="true"/>
    </style:style>
    <style:style style:family="paragraph" style:name="CellContent419" style:display-name="CellContent419">
      <style:text-properties/>
      <style:paragraph-properties/>
    </style:style>
    <style:style style:family="table-cell" style:name="TableCell420" style:display-name="TableCell420">
      <style:table-cell-properties style:shrink-to-fit="true"/>
    </style:style>
    <style:style style:family="paragraph" style:name="CellContent420" style:display-name="CellContent420">
      <style:text-properties/>
      <style:paragraph-properties/>
    </style:style>
    <style:style style:family="table-cell" style:name="TableCell421" style:display-name="TableCell421">
      <style:table-cell-properties style:shrink-to-fit="true"/>
    </style:style>
    <style:style style:family="paragraph" style:name="CellContent421" style:display-name="CellContent421">
      <style:text-properties/>
      <style:paragraph-properties/>
    </style:style>
    <style:style style:family="table-cell" style:name="TableCell422" style:display-name="TableCell422">
      <style:table-cell-properties style:shrink-to-fit="true"/>
    </style:style>
    <style:style style:family="paragraph" style:name="CellContent422" style:display-name="CellContent422">
      <style:text-properties/>
      <style:paragraph-properties/>
    </style:style>
    <style:style style:family="table-row" style:name="TableRow123" style:display-name="TableRow123">
      <style:table-row-properties style:use-optimal-row-height="true"/>
    </style:style>
    <style:style style:family="table-cell" style:name="TableCell423" style:display-name="TableCell423">
      <style:table-cell-properties style:shrink-to-fit="true"/>
    </style:style>
    <style:style style:family="paragraph" style:name="CellContent423" style:display-name="CellContent423">
      <style:text-properties/>
      <style:paragraph-properties/>
    </style:style>
    <style:style style:family="table-cell" style:name="TableCell424" style:display-name="TableCell424">
      <style:table-cell-properties style:shrink-to-fit="true"/>
    </style:style>
    <style:style style:family="paragraph" style:name="CellContent424" style:display-name="CellContent424">
      <style:text-properties/>
      <style:paragraph-properties/>
    </style:style>
    <style:style style:family="table-cell" style:name="TableCell425" style:display-name="TableCell425">
      <style:table-cell-properties style:shrink-to-fit="true"/>
    </style:style>
    <style:style style:family="paragraph" style:name="CellContent425" style:display-name="CellContent425">
      <style:text-properties/>
      <style:paragraph-properties/>
    </style:style>
    <style:style style:family="table-cell" style:name="TableCell426" style:display-name="TableCell426">
      <style:table-cell-properties style:shrink-to-fit="true"/>
    </style:style>
    <style:style style:family="paragraph" style:name="CellContent426" style:display-name="CellContent426">
      <style:text-properties/>
      <style:paragraph-properties/>
    </style:style>
    <style:style style:family="table-row" style:name="TableRow124" style:display-name="TableRow124">
      <style:table-row-properties style:use-optimal-row-height="true"/>
    </style:style>
    <style:style style:family="table-cell" style:name="TableCell427" style:display-name="TableCell427">
      <style:table-cell-properties style:shrink-to-fit="true"/>
    </style:style>
    <style:style style:family="paragraph" style:name="CellContent427" style:display-name="CellContent427">
      <style:text-properties/>
      <style:paragraph-properties/>
    </style:style>
    <style:style style:family="table-cell" style:name="TableCell428" style:display-name="TableCell428">
      <style:table-cell-properties style:shrink-to-fit="true"/>
    </style:style>
    <style:style style:family="paragraph" style:name="CellContent428" style:display-name="CellContent428">
      <style:text-properties/>
      <style:paragraph-properties/>
    </style:style>
    <style:style style:family="table-cell" style:name="TableCell429" style:display-name="TableCell429">
      <style:table-cell-properties style:shrink-to-fit="true"/>
    </style:style>
    <style:style style:family="paragraph" style:name="CellContent429" style:display-name="CellContent429">
      <style:text-properties/>
      <style:paragraph-properties/>
    </style:style>
    <style:style style:family="table-cell" style:name="TableCell430" style:display-name="TableCell430">
      <style:table-cell-properties style:shrink-to-fit="true"/>
    </style:style>
    <style:style style:family="paragraph" style:name="CellContent430" style:display-name="CellContent430">
      <style:text-properties/>
      <style:paragraph-properties/>
    </style:style>
    <style:style style:family="table-row" style:name="TableRow125" style:display-name="TableRow125">
      <style:table-row-properties style:use-optimal-row-height="true"/>
    </style:style>
    <style:style style:family="table-cell" style:name="TableCell431" style:display-name="TableCell431">
      <style:table-cell-properties style:shrink-to-fit="true"/>
    </style:style>
    <style:style style:family="paragraph" style:name="CellContent431" style:display-name="CellContent431">
      <style:text-properties/>
      <style:paragraph-properties/>
    </style:style>
    <style:style style:family="table-cell" style:name="TableCell432" style:display-name="TableCell432">
      <style:table-cell-properties style:shrink-to-fit="true"/>
    </style:style>
    <style:style style:family="paragraph" style:name="CellContent432" style:display-name="CellContent432">
      <style:text-properties/>
      <style:paragraph-properties/>
    </style:style>
    <style:style style:family="table-cell" style:name="TableCell433" style:display-name="TableCell433">
      <style:table-cell-properties style:shrink-to-fit="true"/>
    </style:style>
    <style:style style:family="paragraph" style:name="CellContent433" style:display-name="CellContent433">
      <style:text-properties/>
      <style:paragraph-properties/>
    </style:style>
    <style:style style:family="table-cell" style:name="TableCell434" style:display-name="TableCell434">
      <style:table-cell-properties style:shrink-to-fit="true"/>
    </style:style>
    <style:style style:family="paragraph" style:name="CellContent434" style:display-name="CellContent434">
      <style:text-properties/>
      <style:paragraph-properties/>
    </style:style>
    <style:style style:family="table-row" style:name="TableRow126" style:display-name="TableRow126">
      <style:table-row-properties style:use-optimal-row-height="true"/>
    </style:style>
    <style:style style:family="table-cell" style:name="TableCell435" style:display-name="TableCell435">
      <style:table-cell-properties style:shrink-to-fit="true"/>
    </style:style>
    <style:style style:family="paragraph" style:name="CellContent435" style:display-name="CellContent435">
      <style:text-properties/>
      <style:paragraph-properties/>
    </style:style>
    <style:style style:family="table-cell" style:name="TableCell436" style:display-name="TableCell436">
      <style:table-cell-properties style:shrink-to-fit="true"/>
    </style:style>
    <style:style style:family="paragraph" style:name="CellContent436" style:display-name="CellContent436">
      <style:text-properties/>
      <style:paragraph-properties/>
    </style:style>
    <style:style style:family="table-cell" style:name="TableCell437" style:display-name="TableCell437">
      <style:table-cell-properties style:shrink-to-fit="true"/>
    </style:style>
    <style:style style:family="paragraph" style:name="CellContent437" style:display-name="CellContent437">
      <style:text-properties/>
      <style:paragraph-properties/>
    </style:style>
    <style:style style:family="table-cell" style:name="TableCell438" style:display-name="TableCell438">
      <style:table-cell-properties style:shrink-to-fit="true"/>
    </style:style>
    <style:style style:family="paragraph" style:name="CellContent438" style:display-name="CellContent438">
      <style:text-properties/>
      <style:paragraph-properties/>
    </style:style>
    <style:style style:family="table-row" style:name="TableRow127" style:display-name="TableRow127">
      <style:table-row-properties style:use-optimal-row-height="true"/>
    </style:style>
    <style:style style:family="table-cell" style:name="TableCell439" style:display-name="TableCell439">
      <style:table-cell-properties style:shrink-to-fit="true"/>
    </style:style>
    <style:style style:family="paragraph" style:name="CellContent439" style:display-name="CellContent439">
      <style:text-properties/>
      <style:paragraph-properties/>
    </style:style>
    <style:style style:family="table-cell" style:name="TableCell440" style:display-name="TableCell440">
      <style:table-cell-properties style:shrink-to-fit="true"/>
    </style:style>
    <style:style style:family="paragraph" style:name="CellContent440" style:display-name="CellContent440">
      <style:text-properties/>
      <style:paragraph-properties/>
    </style:style>
    <style:style style:family="table-cell" style:name="TableCell441" style:display-name="TableCell441">
      <style:table-cell-properties style:shrink-to-fit="true"/>
    </style:style>
    <style:style style:family="paragraph" style:name="CellContent441" style:display-name="CellContent441">
      <style:text-properties/>
      <style:paragraph-properties/>
    </style:style>
    <style:style style:family="table-cell" style:name="TableCell442" style:display-name="TableCell442">
      <style:table-cell-properties style:shrink-to-fit="true"/>
    </style:style>
    <style:style style:family="paragraph" style:name="CellContent442" style:display-name="CellContent442">
      <style:text-properties/>
      <style:paragraph-properties/>
    </style:style>
    <style:style style:family="table-row" style:name="TableRow128" style:display-name="TableRow128">
      <style:table-row-properties style:use-optimal-row-height="true"/>
    </style:style>
    <style:style style:family="table-cell" style:name="TableCell443" style:display-name="TableCell443">
      <style:table-cell-properties style:shrink-to-fit="true"/>
    </style:style>
    <style:style style:family="paragraph" style:name="CellContent443" style:display-name="CellContent443">
      <style:text-properties/>
      <style:paragraph-properties/>
    </style:style>
    <style:style style:family="table-cell" style:name="TableCell444" style:display-name="TableCell444">
      <style:table-cell-properties style:shrink-to-fit="true"/>
    </style:style>
    <style:style style:family="paragraph" style:name="CellContent444" style:display-name="CellContent444">
      <style:text-properties/>
      <style:paragraph-properties/>
    </style:style>
    <style:style style:family="table-cell" style:name="TableCell445" style:display-name="TableCell445">
      <style:table-cell-properties style:shrink-to-fit="true"/>
    </style:style>
    <style:style style:family="paragraph" style:name="CellContent445" style:display-name="CellContent445">
      <style:text-properties/>
      <style:paragraph-properties/>
    </style:style>
    <style:style style:family="table-cell" style:name="TableCell446" style:display-name="TableCell446">
      <style:table-cell-properties style:shrink-to-fit="true"/>
    </style:style>
    <style:style style:family="paragraph" style:name="CellContent446" style:display-name="CellContent446">
      <style:text-properties/>
      <style:paragraph-properties/>
    </style:style>
    <style:style style:family="table-row" style:name="TableRow129" style:display-name="TableRow129">
      <style:table-row-properties style:use-optimal-row-height="true"/>
    </style:style>
    <style:style style:family="table-cell" style:name="TableCell447" style:display-name="TableCell447">
      <style:table-cell-properties style:shrink-to-fit="true"/>
    </style:style>
    <style:style style:family="paragraph" style:name="CellContent447" style:display-name="CellContent447">
      <style:text-properties/>
      <style:paragraph-properties/>
    </style:style>
    <style:style style:family="table-cell" style:name="TableCell448" style:display-name="TableCell448">
      <style:table-cell-properties style:shrink-to-fit="true"/>
    </style:style>
    <style:style style:family="paragraph" style:name="CellContent448" style:display-name="CellContent448">
      <style:text-properties/>
      <style:paragraph-properties/>
    </style:style>
    <style:style style:family="table-cell" style:name="TableCell449" style:display-name="TableCell449">
      <style:table-cell-properties style:shrink-to-fit="true"/>
    </style:style>
    <style:style style:family="paragraph" style:name="CellContent449" style:display-name="CellContent449">
      <style:text-properties/>
      <style:paragraph-properties/>
    </style:style>
    <style:style style:family="table-cell" style:name="TableCell450" style:display-name="TableCell450">
      <style:table-cell-properties style:shrink-to-fit="true"/>
    </style:style>
    <style:style style:family="paragraph" style:name="CellContent450" style:display-name="CellContent450">
      <style:text-properties/>
      <style:paragraph-properties/>
    </style:style>
    <style:style style:family="table-row" style:name="TableRow130" style:display-name="TableRow130">
      <style:table-row-properties style:use-optimal-row-height="true"/>
    </style:style>
    <style:style style:family="table-cell" style:name="TableCell451" style:display-name="TableCell451">
      <style:table-cell-properties style:shrink-to-fit="true"/>
    </style:style>
    <style:style style:family="paragraph" style:name="CellContent451" style:display-name="CellContent451">
      <style:text-properties/>
      <style:paragraph-properties/>
    </style:style>
    <style:style style:family="table-cell" style:name="TableCell452" style:display-name="TableCell452">
      <style:table-cell-properties style:shrink-to-fit="true"/>
    </style:style>
    <style:style style:family="paragraph" style:name="CellContent452" style:display-name="CellContent452">
      <style:text-properties/>
      <style:paragraph-properties/>
    </style:style>
    <style:style style:family="table-cell" style:name="TableCell453" style:display-name="TableCell453">
      <style:table-cell-properties style:shrink-to-fit="true"/>
    </style:style>
    <style:style style:family="paragraph" style:name="CellContent453" style:display-name="CellContent453">
      <style:text-properties/>
      <style:paragraph-properties/>
    </style:style>
    <style:style style:family="table-cell" style:name="TableCell454" style:display-name="TableCell454">
      <style:table-cell-properties style:shrink-to-fit="true"/>
    </style:style>
    <style:style style:family="paragraph" style:name="CellContent454" style:display-name="CellContent454">
      <style:text-properties/>
      <style:paragraph-properties/>
    </style:style>
    <style:style style:family="table-row" style:name="TableRow131" style:display-name="TableRow131">
      <style:table-row-properties style:use-optimal-row-height="true"/>
    </style:style>
    <style:style style:family="table-cell" style:name="TableCell455" style:display-name="TableCell455">
      <style:table-cell-properties style:shrink-to-fit="true"/>
    </style:style>
    <style:style style:family="paragraph" style:name="CellContent455" style:display-name="CellContent455">
      <style:text-properties/>
      <style:paragraph-properties/>
    </style:style>
    <style:style style:family="table-cell" style:name="TableCell456" style:display-name="TableCell456">
      <style:table-cell-properties style:shrink-to-fit="true"/>
    </style:style>
    <style:style style:family="paragraph" style:name="CellContent456" style:display-name="CellContent456">
      <style:text-properties/>
      <style:paragraph-properties/>
    </style:style>
    <style:style style:family="table-cell" style:name="TableCell457" style:display-name="TableCell457">
      <style:table-cell-properties style:shrink-to-fit="true"/>
    </style:style>
    <style:style style:family="paragraph" style:name="CellContent457" style:display-name="CellContent457">
      <style:text-properties/>
      <style:paragraph-properties/>
    </style:style>
    <style:style style:family="table-cell" style:name="TableCell458" style:display-name="TableCell458">
      <style:table-cell-properties style:shrink-to-fit="true"/>
    </style:style>
    <style:style style:family="paragraph" style:name="CellContent458" style:display-name="CellContent458">
      <style:text-properties/>
      <style:paragraph-properties/>
    </style:style>
    <style:style style:family="table-row" style:name="TableRow132" style:display-name="TableRow132">
      <style:table-row-properties style:use-optimal-row-height="true"/>
    </style:style>
    <style:style style:family="table-cell" style:name="TableCell459" style:display-name="TableCell459">
      <style:table-cell-properties style:shrink-to-fit="true"/>
    </style:style>
    <style:style style:family="paragraph" style:name="CellContent459" style:display-name="CellContent459">
      <style:text-properties/>
      <style:paragraph-properties/>
    </style:style>
    <style:style style:family="table-cell" style:name="TableCell460" style:display-name="TableCell460">
      <style:table-cell-properties style:shrink-to-fit="true"/>
    </style:style>
    <style:style style:family="paragraph" style:name="CellContent460" style:display-name="CellContent460">
      <style:text-properties/>
      <style:paragraph-properties/>
    </style:style>
    <style:style style:family="table-cell" style:name="TableCell461" style:display-name="TableCell461">
      <style:table-cell-properties style:shrink-to-fit="true"/>
    </style:style>
    <style:style style:family="paragraph" style:name="CellContent461" style:display-name="CellContent461">
      <style:text-properties/>
      <style:paragraph-properties/>
    </style:style>
    <style:style style:family="table-cell" style:name="TableCell462" style:display-name="TableCell462">
      <style:table-cell-properties style:shrink-to-fit="true"/>
    </style:style>
    <style:style style:family="paragraph" style:name="CellContent462" style:display-name="CellContent462">
      <style:text-properties/>
      <style:paragraph-properties/>
    </style:style>
    <style:style style:family="table-row" style:name="TableRow133" style:display-name="TableRow133">
      <style:table-row-properties style:use-optimal-row-height="true"/>
    </style:style>
    <style:style style:family="table-cell" style:name="TableCell463" style:display-name="TableCell463">
      <style:table-cell-properties style:shrink-to-fit="true"/>
    </style:style>
    <style:style style:family="paragraph" style:name="CellContent463" style:display-name="CellContent463">
      <style:text-properties/>
      <style:paragraph-properties/>
    </style:style>
    <style:style style:family="table-cell" style:name="TableCell464" style:display-name="TableCell464">
      <style:table-cell-properties style:shrink-to-fit="true"/>
    </style:style>
    <style:style style:family="paragraph" style:name="CellContent464" style:display-name="CellContent464">
      <style:text-properties/>
      <style:paragraph-properties/>
    </style:style>
    <style:style style:family="table-cell" style:name="TableCell465" style:display-name="TableCell465">
      <style:table-cell-properties style:shrink-to-fit="true"/>
    </style:style>
    <style:style style:family="paragraph" style:name="CellContent465" style:display-name="CellContent465">
      <style:text-properties/>
      <style:paragraph-properties/>
    </style:style>
    <style:style style:family="table-cell" style:name="TableCell466" style:display-name="TableCell466">
      <style:table-cell-properties style:shrink-to-fit="true"/>
    </style:style>
    <style:style style:family="paragraph" style:name="CellContent466" style:display-name="CellContent466">
      <style:text-properties/>
      <style:paragraph-properties/>
    </style:style>
    <style:style style:family="table-row" style:name="TableRow134" style:display-name="TableRow134">
      <style:table-row-properties style:use-optimal-row-height="true"/>
    </style:style>
    <style:style style:family="table-cell" style:name="TableCell467" style:display-name="TableCell467">
      <style:table-cell-properties style:shrink-to-fit="true"/>
    </style:style>
    <style:style style:family="paragraph" style:name="CellContent467" style:display-name="CellContent467">
      <style:text-properties/>
      <style:paragraph-properties/>
    </style:style>
    <style:style style:family="table-cell" style:name="TableCell468" style:display-name="TableCell468">
      <style:table-cell-properties style:shrink-to-fit="true"/>
    </style:style>
    <style:style style:family="paragraph" style:name="CellContent468" style:display-name="CellContent468">
      <style:text-properties/>
      <style:paragraph-properties/>
    </style:style>
    <style:style style:family="table-cell" style:name="TableCell469" style:display-name="TableCell469">
      <style:table-cell-properties style:shrink-to-fit="true"/>
    </style:style>
    <style:style style:family="paragraph" style:name="CellContent469" style:display-name="CellContent469">
      <style:text-properties/>
      <style:paragraph-properties/>
    </style:style>
    <style:style style:family="table-cell" style:name="TableCell470" style:display-name="TableCell470">
      <style:table-cell-properties style:shrink-to-fit="true"/>
    </style:style>
    <style:style style:family="paragraph" style:name="CellContent470" style:display-name="CellContent470">
      <style:text-properties/>
      <style:paragraph-properties/>
    </style:style>
    <style:style style:family="table-row" style:name="TableRow135" style:display-name="TableRow135">
      <style:table-row-properties style:use-optimal-row-height="true"/>
    </style:style>
    <style:style style:family="table-cell" style:name="TableCell471" style:display-name="TableCell471">
      <style:table-cell-properties style:shrink-to-fit="true"/>
    </style:style>
    <style:style style:family="paragraph" style:name="CellContent471" style:display-name="CellContent471">
      <style:text-properties/>
      <style:paragraph-properties/>
    </style:style>
    <style:style style:family="table-cell" style:name="TableCell472" style:display-name="TableCell472">
      <style:table-cell-properties style:shrink-to-fit="true"/>
    </style:style>
    <style:style style:family="paragraph" style:name="CellContent472" style:display-name="CellContent472">
      <style:text-properties/>
      <style:paragraph-properties/>
    </style:style>
    <style:style style:family="table-cell" style:name="TableCell473" style:display-name="TableCell473">
      <style:table-cell-properties style:shrink-to-fit="true"/>
    </style:style>
    <style:style style:family="paragraph" style:name="CellContent473" style:display-name="CellContent473">
      <style:text-properties/>
      <style:paragraph-properties/>
    </style:style>
    <style:style style:family="table-cell" style:name="TableCell474" style:display-name="TableCell474">
      <style:table-cell-properties style:shrink-to-fit="true"/>
    </style:style>
    <style:style style:family="paragraph" style:name="CellContent474" style:display-name="CellContent474">
      <style:text-properties/>
      <style:paragraph-properties/>
    </style:style>
    <style:style style:family="table-row" style:name="TableRow136" style:display-name="TableRow136">
      <style:table-row-properties style:use-optimal-row-height="true"/>
    </style:style>
    <style:style style:family="table-cell" style:name="TableCell475" style:display-name="TableCell475">
      <style:table-cell-properties style:shrink-to-fit="true"/>
    </style:style>
    <style:style style:family="paragraph" style:name="CellContent475" style:display-name="CellContent475">
      <style:text-properties/>
      <style:paragraph-properties/>
    </style:style>
    <style:style style:family="table-cell" style:name="TableCell476" style:display-name="TableCell476">
      <style:table-cell-properties style:shrink-to-fit="true"/>
    </style:style>
    <style:style style:family="paragraph" style:name="CellContent476" style:display-name="CellContent476">
      <style:text-properties/>
      <style:paragraph-properties/>
    </style:style>
    <style:style style:family="table-cell" style:name="TableCell477" style:display-name="TableCell477">
      <style:table-cell-properties style:shrink-to-fit="true"/>
    </style:style>
    <style:style style:family="paragraph" style:name="CellContent477" style:display-name="CellContent477">
      <style:text-properties/>
      <style:paragraph-properties/>
    </style:style>
    <style:style style:family="table-cell" style:name="TableCell478" style:display-name="TableCell478">
      <style:table-cell-properties style:shrink-to-fit="true"/>
    </style:style>
    <style:style style:family="paragraph" style:name="CellContent478" style:display-name="CellContent478">
      <style:text-properties/>
      <style:paragraph-properties/>
    </style:style>
    <style:style style:family="table-row" style:name="TableRow137" style:display-name="TableRow137">
      <style:table-row-properties style:use-optimal-row-height="true"/>
    </style:style>
    <style:style style:family="table-cell" style:name="TableCell479" style:display-name="TableCell479">
      <style:table-cell-properties style:shrink-to-fit="true"/>
    </style:style>
    <style:style style:family="paragraph" style:name="CellContent479" style:display-name="CellContent479">
      <style:text-properties/>
      <style:paragraph-properties/>
    </style:style>
    <style:style style:family="table-cell" style:name="TableCell480" style:display-name="TableCell480">
      <style:table-cell-properties style:shrink-to-fit="true"/>
    </style:style>
    <style:style style:family="paragraph" style:name="CellContent480" style:display-name="CellContent480">
      <style:text-properties/>
      <style:paragraph-properties/>
    </style:style>
    <style:style style:family="table-cell" style:name="TableCell481" style:display-name="TableCell481">
      <style:table-cell-properties style:shrink-to-fit="true"/>
    </style:style>
    <style:style style:family="paragraph" style:name="CellContent481" style:display-name="CellContent481">
      <style:text-properties/>
      <style:paragraph-properties/>
    </style:style>
    <style:style style:family="table-cell" style:name="TableCell482" style:display-name="TableCell482">
      <style:table-cell-properties style:shrink-to-fit="true"/>
    </style:style>
    <style:style style:family="paragraph" style:name="CellContent482" style:display-name="CellContent482">
      <style:text-properties/>
      <style:paragraph-properties/>
    </style:style>
    <style:style style:family="table-row" style:name="TableRow138" style:display-name="TableRow138">
      <style:table-row-properties style:use-optimal-row-height="true"/>
    </style:style>
    <style:style style:family="table-cell" style:name="TableCell483" style:display-name="TableCell483">
      <style:table-cell-properties style:shrink-to-fit="true"/>
    </style:style>
    <style:style style:family="paragraph" style:name="CellContent483" style:display-name="CellContent483">
      <style:text-properties/>
      <style:paragraph-properties/>
    </style:style>
    <style:style style:family="table-cell" style:name="TableCell484" style:display-name="TableCell484">
      <style:table-cell-properties style:shrink-to-fit="true"/>
    </style:style>
    <style:style style:family="paragraph" style:name="CellContent484" style:display-name="CellContent484">
      <style:text-properties/>
      <style:paragraph-properties/>
    </style:style>
    <style:style style:family="table-cell" style:name="TableCell485" style:display-name="TableCell485">
      <style:table-cell-properties style:shrink-to-fit="true"/>
    </style:style>
    <style:style style:family="paragraph" style:name="CellContent485" style:display-name="CellContent485">
      <style:text-properties/>
      <style:paragraph-properties/>
    </style:style>
    <style:style style:family="table-cell" style:name="TableCell486" style:display-name="TableCell486">
      <style:table-cell-properties style:shrink-to-fit="true"/>
    </style:style>
    <style:style style:family="paragraph" style:name="CellContent486" style:display-name="CellContent486">
      <style:text-properties/>
      <style:paragraph-properties/>
    </style:style>
    <style:style style:family="table-row" style:name="TableRow139" style:display-name="TableRow139">
      <style:table-row-properties style:use-optimal-row-height="true"/>
    </style:style>
    <style:style style:family="table-cell" style:name="TableCell487" style:display-name="TableCell487">
      <style:table-cell-properties style:shrink-to-fit="true"/>
    </style:style>
    <style:style style:family="paragraph" style:name="CellContent487" style:display-name="CellContent487">
      <style:text-properties/>
      <style:paragraph-properties/>
    </style:style>
    <style:style style:family="table-cell" style:name="TableCell488" style:display-name="TableCell488">
      <style:table-cell-properties style:shrink-to-fit="true"/>
    </style:style>
    <style:style style:family="paragraph" style:name="CellContent488" style:display-name="CellContent488">
      <style:text-properties/>
      <style:paragraph-properties/>
    </style:style>
    <style:style style:family="table-cell" style:name="TableCell489" style:display-name="TableCell489">
      <style:table-cell-properties style:shrink-to-fit="true"/>
    </style:style>
    <style:style style:family="paragraph" style:name="CellContent489" style:display-name="CellContent489">
      <style:text-properties/>
      <style:paragraph-properties/>
    </style:style>
    <style:style style:family="table-cell" style:name="TableCell490" style:display-name="TableCell490">
      <style:table-cell-properties style:shrink-to-fit="true"/>
    </style:style>
    <style:style style:family="paragraph" style:name="CellContent490" style:display-name="CellContent490">
      <style:text-properties/>
      <style:paragraph-properties/>
    </style:style>
    <style:style style:family="table-row" style:name="TableRow140" style:display-name="TableRow140">
      <style:table-row-properties style:use-optimal-row-height="true"/>
    </style:style>
    <style:style style:family="table-cell" style:name="TableCell491" style:display-name="TableCell491">
      <style:table-cell-properties style:shrink-to-fit="true"/>
    </style:style>
    <style:style style:family="paragraph" style:name="CellContent491" style:display-name="CellContent491">
      <style:text-properties/>
      <style:paragraph-properties/>
    </style:style>
    <style:style style:family="table-cell" style:name="TableCell492" style:display-name="TableCell492">
      <style:table-cell-properties style:shrink-to-fit="true"/>
    </style:style>
    <style:style style:family="paragraph" style:name="CellContent492" style:display-name="CellContent492">
      <style:text-properties/>
      <style:paragraph-properties/>
    </style:style>
    <style:style style:family="table-cell" style:name="TableCell493" style:display-name="TableCell493">
      <style:table-cell-properties style:shrink-to-fit="true"/>
    </style:style>
    <style:style style:family="paragraph" style:name="CellContent493" style:display-name="CellContent493">
      <style:text-properties/>
      <style:paragraph-properties/>
    </style:style>
    <style:style style:family="table-cell" style:name="TableCell494" style:display-name="TableCell494">
      <style:table-cell-properties style:shrink-to-fit="true"/>
    </style:style>
    <style:style style:family="paragraph" style:name="CellContent494" style:display-name="CellContent494">
      <style:text-properties/>
      <style:paragraph-properties/>
    </style:style>
    <style:style style:family="table-row" style:name="TableRow141" style:display-name="TableRow141">
      <style:table-row-properties style:use-optimal-row-height="true"/>
    </style:style>
    <style:style style:family="table-cell" style:name="TableCell495" style:display-name="TableCell495">
      <style:table-cell-properties style:shrink-to-fit="true"/>
    </style:style>
    <style:style style:family="paragraph" style:name="CellContent495" style:display-name="CellContent495">
      <style:text-properties/>
      <style:paragraph-properties/>
    </style:style>
    <style:style style:family="table-cell" style:name="TableCell496" style:display-name="TableCell496">
      <style:table-cell-properties style:shrink-to-fit="true"/>
    </style:style>
    <style:style style:family="paragraph" style:name="CellContent496" style:display-name="CellContent496">
      <style:text-properties/>
      <style:paragraph-properties/>
    </style:style>
    <style:style style:family="table-cell" style:name="TableCell497" style:display-name="TableCell497">
      <style:table-cell-properties style:shrink-to-fit="true"/>
    </style:style>
    <style:style style:family="paragraph" style:name="CellContent497" style:display-name="CellContent497">
      <style:text-properties/>
      <style:paragraph-properties/>
    </style:style>
    <style:style style:family="table-cell" style:name="TableCell498" style:display-name="TableCell498">
      <style:table-cell-properties style:shrink-to-fit="true"/>
    </style:style>
    <style:style style:family="paragraph" style:name="CellContent498" style:display-name="CellContent498">
      <style:text-properties/>
      <style:paragraph-properties/>
    </style:style>
    <style:style style:family="table-row" style:name="TableRow142" style:display-name="TableRow142">
      <style:table-row-properties style:use-optimal-row-height="true"/>
    </style:style>
    <style:style style:family="table-cell" style:name="TableCell499" style:display-name="TableCell499">
      <style:table-cell-properties style:shrink-to-fit="true"/>
    </style:style>
    <style:style style:family="paragraph" style:name="CellContent499" style:display-name="CellContent499">
      <style:text-properties/>
      <style:paragraph-properties/>
    </style:style>
    <style:style style:family="table-cell" style:name="TableCell500" style:display-name="TableCell500">
      <style:table-cell-properties style:shrink-to-fit="true"/>
    </style:style>
    <style:style style:family="paragraph" style:name="CellContent500" style:display-name="CellContent500">
      <style:text-properties/>
      <style:paragraph-properties/>
    </style:style>
    <style:style style:family="table-cell" style:name="TableCell501" style:display-name="TableCell501">
      <style:table-cell-properties style:shrink-to-fit="true"/>
    </style:style>
    <style:style style:family="paragraph" style:name="CellContent501" style:display-name="CellContent501">
      <style:text-properties/>
      <style:paragraph-properties/>
    </style:style>
    <style:style style:family="table-cell" style:name="TableCell502" style:display-name="TableCell502">
      <style:table-cell-properties style:shrink-to-fit="true"/>
    </style:style>
    <style:style style:family="paragraph" style:name="CellContent502" style:display-name="CellContent502">
      <style:text-properties/>
      <style:paragraph-properties/>
    </style:style>
    <style:style style:family="table-row" style:name="TableRow143" style:display-name="TableRow143">
      <style:table-row-properties style:use-optimal-row-height="true"/>
    </style:style>
    <style:style style:family="table-cell" style:name="TableCell503" style:display-name="TableCell503">
      <style:table-cell-properties style:shrink-to-fit="true"/>
    </style:style>
    <style:style style:family="paragraph" style:name="CellContent503" style:display-name="CellContent503">
      <style:text-properties/>
      <style:paragraph-properties/>
    </style:style>
    <style:style style:family="table-cell" style:name="TableCell504" style:display-name="TableCell504">
      <style:table-cell-properties style:shrink-to-fit="true"/>
    </style:style>
    <style:style style:family="paragraph" style:name="CellContent504" style:display-name="CellContent504">
      <style:text-properties/>
      <style:paragraph-properties/>
    </style:style>
    <style:style style:family="table-cell" style:name="TableCell505" style:display-name="TableCell505">
      <style:table-cell-properties style:shrink-to-fit="true"/>
    </style:style>
    <style:style style:family="paragraph" style:name="CellContent505" style:display-name="CellContent505">
      <style:text-properties/>
      <style:paragraph-properties/>
    </style:style>
    <style:style style:family="table-cell" style:name="TableCell506" style:display-name="TableCell506">
      <style:table-cell-properties style:shrink-to-fit="true"/>
    </style:style>
    <style:style style:family="paragraph" style:name="CellContent506" style:display-name="CellContent506">
      <style:text-properties/>
      <style:paragraph-properties/>
    </style:style>
    <style:style style:family="table-row" style:name="TableRow144" style:display-name="TableRow144">
      <style:table-row-properties style:use-optimal-row-height="true"/>
    </style:style>
    <style:style style:family="table-cell" style:name="TableCell507" style:display-name="TableCell507">
      <style:table-cell-properties style:shrink-to-fit="true"/>
    </style:style>
    <style:style style:family="paragraph" style:name="CellContent507" style:display-name="CellContent507">
      <style:text-properties/>
      <style:paragraph-properties/>
    </style:style>
    <style:style style:family="table-cell" style:name="TableCell508" style:display-name="TableCell508">
      <style:table-cell-properties style:shrink-to-fit="true"/>
    </style:style>
    <style:style style:family="paragraph" style:name="CellContent508" style:display-name="CellContent508">
      <style:text-properties/>
      <style:paragraph-properties/>
    </style:style>
    <style:style style:family="table-cell" style:name="TableCell509" style:display-name="TableCell509">
      <style:table-cell-properties style:shrink-to-fit="true"/>
    </style:style>
    <style:style style:family="paragraph" style:name="CellContent509" style:display-name="CellContent509">
      <style:text-properties/>
      <style:paragraph-properties/>
    </style:style>
    <style:style style:family="table-cell" style:name="TableCell510" style:display-name="TableCell510">
      <style:table-cell-properties style:shrink-to-fit="true"/>
    </style:style>
    <style:style style:family="paragraph" style:name="CellContent510" style:display-name="CellContent510">
      <style:text-properties/>
      <style:paragraph-properties/>
    </style:style>
    <style:style style:family="table-row" style:name="TableRow145" style:display-name="TableRow145">
      <style:table-row-properties style:use-optimal-row-height="true"/>
    </style:style>
    <style:style style:family="table-cell" style:name="TableCell511" style:display-name="TableCell511">
      <style:table-cell-properties style:shrink-to-fit="true"/>
    </style:style>
    <style:style style:family="paragraph" style:name="CellContent511" style:display-name="CellContent511">
      <style:text-properties/>
      <style:paragraph-properties/>
    </style:style>
    <style:style style:family="table-cell" style:name="TableCell512" style:display-name="TableCell512">
      <style:table-cell-properties style:shrink-to-fit="true"/>
    </style:style>
    <style:style style:family="paragraph" style:name="CellContent512" style:display-name="CellContent512">
      <style:text-properties/>
      <style:paragraph-properties/>
    </style:style>
    <style:style style:family="table-cell" style:name="TableCell513" style:display-name="TableCell513">
      <style:table-cell-properties style:shrink-to-fit="true"/>
    </style:style>
    <style:style style:family="paragraph" style:name="CellContent513" style:display-name="CellContent513">
      <style:text-properties/>
      <style:paragraph-properties/>
    </style:style>
    <style:style style:family="table-cell" style:name="TableCell514" style:display-name="TableCell514">
      <style:table-cell-properties style:shrink-to-fit="true"/>
    </style:style>
    <style:style style:family="paragraph" style:name="CellContent514" style:display-name="CellContent514">
      <style:text-properties/>
      <style:paragraph-properties/>
    </style:style>
    <style:style style:family="table-row" style:name="TableRow146" style:display-name="TableRow146">
      <style:table-row-properties style:use-optimal-row-height="true"/>
    </style:style>
    <style:style style:family="table-cell" style:name="TableCell515" style:display-name="TableCell515">
      <style:table-cell-properties style:shrink-to-fit="true"/>
    </style:style>
    <style:style style:family="paragraph" style:name="CellContent515" style:display-name="CellContent515">
      <style:text-properties/>
      <style:paragraph-properties/>
    </style:style>
    <style:style style:family="table-cell" style:name="TableCell516" style:display-name="TableCell516">
      <style:table-cell-properties style:shrink-to-fit="true"/>
    </style:style>
    <style:style style:family="paragraph" style:name="CellContent516" style:display-name="CellContent516">
      <style:text-properties/>
      <style:paragraph-properties/>
    </style:style>
    <style:style style:family="table-cell" style:name="TableCell517" style:display-name="TableCell517">
      <style:table-cell-properties style:shrink-to-fit="true"/>
    </style:style>
    <style:style style:family="paragraph" style:name="CellContent517" style:display-name="CellContent517">
      <style:text-properties/>
      <style:paragraph-properties/>
    </style:style>
    <style:style style:family="table-cell" style:name="TableCell518" style:display-name="TableCell518">
      <style:table-cell-properties style:shrink-to-fit="true"/>
    </style:style>
    <style:style style:family="paragraph" style:name="CellContent518" style:display-name="CellContent518">
      <style:text-properties/>
      <style:paragraph-properties/>
    </style:style>
    <style:style style:family="table-row" style:name="TableRow147" style:display-name="TableRow147">
      <style:table-row-properties style:use-optimal-row-height="true"/>
    </style:style>
    <style:style style:family="table-cell" style:name="TableCell519" style:display-name="TableCell519">
      <style:table-cell-properties style:shrink-to-fit="true"/>
    </style:style>
    <style:style style:family="paragraph" style:name="CellContent519" style:display-name="CellContent519">
      <style:text-properties/>
      <style:paragraph-properties/>
    </style:style>
    <style:style style:family="table-cell" style:name="TableCell520" style:display-name="TableCell520">
      <style:table-cell-properties style:shrink-to-fit="true"/>
    </style:style>
    <style:style style:family="paragraph" style:name="CellContent520" style:display-name="CellContent520">
      <style:text-properties/>
      <style:paragraph-properties/>
    </style:style>
    <style:style style:family="table-cell" style:name="TableCell521" style:display-name="TableCell521">
      <style:table-cell-properties style:shrink-to-fit="true"/>
    </style:style>
    <style:style style:family="paragraph" style:name="CellContent521" style:display-name="CellContent521">
      <style:text-properties/>
      <style:paragraph-properties/>
    </style:style>
    <style:style style:family="table-cell" style:name="TableCell522" style:display-name="TableCell522">
      <style:table-cell-properties style:shrink-to-fit="true"/>
    </style:style>
    <style:style style:family="paragraph" style:name="CellContent522" style:display-name="CellContent522">
      <style:text-properties/>
      <style:paragraph-properties/>
    </style:style>
    <style:style style:family="table-row" style:name="TableRow148" style:display-name="TableRow148">
      <style:table-row-properties style:use-optimal-row-height="true"/>
    </style:style>
    <style:style style:family="table-cell" style:name="TableCell523" style:display-name="TableCell523">
      <style:table-cell-properties style:shrink-to-fit="true"/>
    </style:style>
    <style:style style:family="paragraph" style:name="CellContent523" style:display-name="CellContent523">
      <style:text-properties/>
      <style:paragraph-properties/>
    </style:style>
    <style:style style:family="table-cell" style:name="TableCell524" style:display-name="TableCell524">
      <style:table-cell-properties style:shrink-to-fit="true"/>
    </style:style>
    <style:style style:family="paragraph" style:name="CellContent524" style:display-name="CellContent524">
      <style:text-properties/>
      <style:paragraph-properties/>
    </style:style>
    <style:style style:family="table-cell" style:name="TableCell525" style:display-name="TableCell525">
      <style:table-cell-properties style:shrink-to-fit="true"/>
    </style:style>
    <style:style style:family="paragraph" style:name="CellContent525" style:display-name="CellContent525">
      <style:text-properties/>
      <style:paragraph-properties/>
    </style:style>
    <style:style style:family="table-cell" style:name="TableCell526" style:display-name="TableCell526">
      <style:table-cell-properties style:shrink-to-fit="true"/>
    </style:style>
    <style:style style:family="paragraph" style:name="CellContent526" style:display-name="CellContent526">
      <style:text-properties/>
      <style:paragraph-properties/>
    </style:style>
    <style:style style:family="table-row" style:name="TableRow149" style:display-name="TableRow149">
      <style:table-row-properties style:use-optimal-row-height="true"/>
    </style:style>
    <style:style style:family="table-cell" style:name="TableCell527" style:display-name="TableCell527">
      <style:table-cell-properties style:shrink-to-fit="true"/>
    </style:style>
    <style:style style:family="paragraph" style:name="CellContent527" style:display-name="CellContent527">
      <style:text-properties/>
      <style:paragraph-properties/>
    </style:style>
    <style:style style:family="table-cell" style:name="TableCell528" style:display-name="TableCell528">
      <style:table-cell-properties style:shrink-to-fit="true"/>
    </style:style>
    <style:style style:family="paragraph" style:name="CellContent528" style:display-name="CellContent528">
      <style:text-properties/>
      <style:paragraph-properties/>
    </style:style>
    <style:style style:family="table-cell" style:name="TableCell529" style:display-name="TableCell529">
      <style:table-cell-properties style:shrink-to-fit="true"/>
    </style:style>
    <style:style style:family="paragraph" style:name="CellContent529" style:display-name="CellContent529">
      <style:text-properties/>
      <style:paragraph-properties/>
    </style:style>
    <style:style style:family="table-cell" style:name="TableCell530" style:display-name="TableCell530">
      <style:table-cell-properties style:shrink-to-fit="true"/>
    </style:style>
    <style:style style:family="paragraph" style:name="CellContent530" style:display-name="CellContent530">
      <style:text-properties/>
      <style:paragraph-properties/>
    </style:style>
    <style:style style:family="table-row" style:name="TableRow150" style:display-name="TableRow150">
      <style:table-row-properties style:use-optimal-row-height="true"/>
    </style:style>
    <style:style style:family="table-cell" style:name="TableCell531" style:display-name="TableCell531">
      <style:table-cell-properties style:shrink-to-fit="true"/>
    </style:style>
    <style:style style:family="paragraph" style:name="CellContent531" style:display-name="CellContent531">
      <style:text-properties/>
      <style:paragraph-properties/>
    </style:style>
    <style:style style:family="table-cell" style:name="TableCell532" style:display-name="TableCell532">
      <style:table-cell-properties style:shrink-to-fit="true"/>
    </style:style>
    <style:style style:family="paragraph" style:name="CellContent532" style:display-name="CellContent532">
      <style:text-properties/>
      <style:paragraph-properties/>
    </style:style>
    <style:style style:family="table-cell" style:name="TableCell533" style:display-name="TableCell533">
      <style:table-cell-properties style:shrink-to-fit="true"/>
    </style:style>
    <style:style style:family="paragraph" style:name="CellContent533" style:display-name="CellContent533">
      <style:text-properties/>
      <style:paragraph-properties/>
    </style:style>
    <style:style style:family="table-cell" style:name="TableCell534" style:display-name="TableCell534">
      <style:table-cell-properties style:shrink-to-fit="true"/>
    </style:style>
    <style:style style:family="paragraph" style:name="CellContent534" style:display-name="CellContent534">
      <style:text-properties/>
      <style:paragraph-properties/>
    </style:style>
    <style:style style:family="table-row" style:name="TableRow151" style:display-name="TableRow151">
      <style:table-row-properties style:use-optimal-row-height="true"/>
    </style:style>
    <style:style style:family="table-cell" style:name="TableCell535" style:display-name="TableCell535">
      <style:table-cell-properties style:shrink-to-fit="true"/>
    </style:style>
    <style:style style:family="paragraph" style:name="CellContent535" style:display-name="CellContent535">
      <style:text-properties/>
      <style:paragraph-properties/>
    </style:style>
    <style:style style:family="table-cell" style:name="TableCell536" style:display-name="TableCell536">
      <style:table-cell-properties style:shrink-to-fit="true"/>
    </style:style>
    <style:style style:family="paragraph" style:name="CellContent536" style:display-name="CellContent536">
      <style:text-properties/>
      <style:paragraph-properties/>
    </style:style>
    <style:style style:family="table-cell" style:name="TableCell537" style:display-name="TableCell537">
      <style:table-cell-properties style:shrink-to-fit="true"/>
    </style:style>
    <style:style style:family="paragraph" style:name="CellContent537" style:display-name="CellContent537">
      <style:text-properties/>
      <style:paragraph-properties/>
    </style:style>
    <style:style style:family="table-cell" style:name="TableCell538" style:display-name="TableCell538">
      <style:table-cell-properties style:shrink-to-fit="true"/>
    </style:style>
    <style:style style:family="paragraph" style:name="CellContent538" style:display-name="CellContent538">
      <style:text-properties/>
      <style:paragraph-properties/>
    </style:style>
    <style:style style:family="table-row" style:name="TableRow152" style:display-name="TableRow152">
      <style:table-row-properties style:use-optimal-row-height="true"/>
    </style:style>
    <style:style style:family="table-cell" style:name="TableCell539" style:display-name="TableCell539">
      <style:table-cell-properties style:shrink-to-fit="true"/>
    </style:style>
    <style:style style:family="paragraph" style:name="CellContent539" style:display-name="CellContent539">
      <style:text-properties/>
      <style:paragraph-properties/>
    </style:style>
    <style:style style:family="table-cell" style:name="TableCell540" style:display-name="TableCell540">
      <style:table-cell-properties style:shrink-to-fit="true"/>
    </style:style>
    <style:style style:family="paragraph" style:name="CellContent540" style:display-name="CellContent540">
      <style:text-properties/>
      <style:paragraph-properties/>
    </style:style>
    <style:style style:family="table-cell" style:name="TableCell541" style:display-name="TableCell541">
      <style:table-cell-properties style:shrink-to-fit="true"/>
    </style:style>
    <style:style style:family="paragraph" style:name="CellContent541" style:display-name="CellContent541">
      <style:text-properties/>
      <style:paragraph-properties/>
    </style:style>
    <style:style style:family="table-cell" style:name="TableCell542" style:display-name="TableCell542">
      <style:table-cell-properties style:shrink-to-fit="true"/>
    </style:style>
    <style:style style:family="paragraph" style:name="CellContent542" style:display-name="CellContent542">
      <style:text-properties/>
      <style:paragraph-properties/>
    </style:style>
    <style:style style:family="table-row" style:name="TableRow153" style:display-name="TableRow153">
      <style:table-row-properties style:use-optimal-row-height="true"/>
    </style:style>
    <style:style style:family="table-cell" style:name="TableCell543" style:display-name="TableCell543">
      <style:table-cell-properties style:shrink-to-fit="true"/>
    </style:style>
    <style:style style:family="paragraph" style:name="CellContent543" style:display-name="CellContent543">
      <style:text-properties/>
      <style:paragraph-properties/>
    </style:style>
    <style:style style:family="table-cell" style:name="TableCell544" style:display-name="TableCell544">
      <style:table-cell-properties style:shrink-to-fit="true"/>
    </style:style>
    <style:style style:family="paragraph" style:name="CellContent544" style:display-name="CellContent544">
      <style:text-properties/>
      <style:paragraph-properties/>
    </style:style>
    <style:style style:family="table-cell" style:name="TableCell545" style:display-name="TableCell545">
      <style:table-cell-properties style:shrink-to-fit="true"/>
    </style:style>
    <style:style style:family="paragraph" style:name="CellContent545" style:display-name="CellContent545">
      <style:text-properties/>
      <style:paragraph-properties/>
    </style:style>
    <style:style style:family="table-cell" style:name="TableCell546" style:display-name="TableCell546">
      <style:table-cell-properties style:shrink-to-fit="true"/>
    </style:style>
    <style:style style:family="paragraph" style:name="CellContent546" style:display-name="CellContent546">
      <style:text-properties/>
      <style:paragraph-properties/>
    </style:style>
    <style:style style:family="table-row" style:name="TableRow154" style:display-name="TableRow154">
      <style:table-row-properties style:use-optimal-row-height="true"/>
    </style:style>
    <style:style style:family="table-cell" style:name="TableCell547" style:display-name="TableCell547">
      <style:table-cell-properties style:shrink-to-fit="true"/>
    </style:style>
    <style:style style:family="paragraph" style:name="CellContent547" style:display-name="CellContent547">
      <style:text-properties/>
      <style:paragraph-properties/>
    </style:style>
    <style:style style:family="table-cell" style:name="TableCell548" style:display-name="TableCell548">
      <style:table-cell-properties style:shrink-to-fit="true"/>
    </style:style>
    <style:style style:family="paragraph" style:name="CellContent548" style:display-name="CellContent548">
      <style:text-properties/>
      <style:paragraph-properties/>
    </style:style>
    <style:style style:family="table-cell" style:name="TableCell549" style:display-name="TableCell549">
      <style:table-cell-properties style:shrink-to-fit="true"/>
    </style:style>
    <style:style style:family="paragraph" style:name="CellContent549" style:display-name="CellContent549">
      <style:text-properties/>
      <style:paragraph-properties/>
    </style:style>
    <style:style style:family="table-cell" style:name="TableCell550" style:display-name="TableCell550">
      <style:table-cell-properties style:shrink-to-fit="true"/>
    </style:style>
    <style:style style:family="paragraph" style:name="CellContent550" style:display-name="CellContent550">
      <style:text-properties/>
      <style:paragraph-properties/>
    </style:style>
    <style:style style:family="table-row" style:name="TableRow155" style:display-name="TableRow155">
      <style:table-row-properties style:use-optimal-row-height="true"/>
    </style:style>
    <style:style style:family="table-cell" style:name="TableCell551" style:display-name="TableCell551">
      <style:table-cell-properties style:shrink-to-fit="true"/>
    </style:style>
    <style:style style:family="paragraph" style:name="CellContent551" style:display-name="CellContent551">
      <style:text-properties/>
      <style:paragraph-properties/>
    </style:style>
    <style:style style:family="table-cell" style:name="TableCell552" style:display-name="TableCell552">
      <style:table-cell-properties style:shrink-to-fit="true"/>
    </style:style>
    <style:style style:family="paragraph" style:name="CellContent552" style:display-name="CellContent552">
      <style:text-properties/>
      <style:paragraph-properties/>
    </style:style>
    <style:style style:family="table-cell" style:name="TableCell553" style:display-name="TableCell553">
      <style:table-cell-properties style:shrink-to-fit="true"/>
    </style:style>
    <style:style style:family="paragraph" style:name="CellContent553" style:display-name="CellContent553">
      <style:text-properties/>
      <style:paragraph-properties/>
    </style:style>
    <style:style style:family="table-cell" style:name="TableCell554" style:display-name="TableCell554">
      <style:table-cell-properties style:shrink-to-fit="true"/>
    </style:style>
    <style:style style:family="paragraph" style:name="CellContent554" style:display-name="CellContent554">
      <style:text-properties/>
      <style:paragraph-properties/>
    </style:style>
    <style:style style:family="table-row" style:name="TableRow156" style:display-name="TableRow156">
      <style:table-row-properties style:use-optimal-row-height="true"/>
    </style:style>
    <style:style style:family="table-cell" style:name="TableCell555" style:display-name="TableCell555">
      <style:table-cell-properties style:shrink-to-fit="true"/>
    </style:style>
    <style:style style:family="paragraph" style:name="CellContent555" style:display-name="CellContent555">
      <style:text-properties/>
      <style:paragraph-properties/>
    </style:style>
    <style:style style:family="table-cell" style:name="TableCell556" style:display-name="TableCell556">
      <style:table-cell-properties style:shrink-to-fit="true"/>
    </style:style>
    <style:style style:family="paragraph" style:name="CellContent556" style:display-name="CellContent556">
      <style:text-properties/>
      <style:paragraph-properties/>
    </style:style>
    <style:style style:family="table-cell" style:name="TableCell557" style:display-name="TableCell557">
      <style:table-cell-properties style:shrink-to-fit="true"/>
    </style:style>
    <style:style style:family="paragraph" style:name="CellContent557" style:display-name="CellContent557">
      <style:text-properties/>
      <style:paragraph-properties/>
    </style:style>
    <style:style style:family="table-cell" style:name="TableCell558" style:display-name="TableCell558">
      <style:table-cell-properties style:shrink-to-fit="true"/>
    </style:style>
    <style:style style:family="paragraph" style:name="CellContent558" style:display-name="CellContent558">
      <style:text-properties/>
      <style:paragraph-properties/>
    </style:style>
    <style:style style:family="table-row" style:name="TableRow157" style:display-name="TableRow157">
      <style:table-row-properties style:use-optimal-row-height="true"/>
    </style:style>
    <style:style style:family="table-cell" style:name="TableCell559" style:display-name="TableCell559">
      <style:table-cell-properties style:shrink-to-fit="true"/>
    </style:style>
    <style:style style:family="paragraph" style:name="CellContent559" style:display-name="CellContent559">
      <style:text-properties/>
      <style:paragraph-properties/>
    </style:style>
    <style:style style:family="table-cell" style:name="TableCell560" style:display-name="TableCell560">
      <style:table-cell-properties style:shrink-to-fit="true"/>
    </style:style>
    <style:style style:family="paragraph" style:name="CellContent560" style:display-name="CellContent560">
      <style:text-properties/>
      <style:paragraph-properties/>
    </style:style>
    <style:style style:family="table-cell" style:name="TableCell561" style:display-name="TableCell561">
      <style:table-cell-properties style:shrink-to-fit="true"/>
    </style:style>
    <style:style style:family="paragraph" style:name="CellContent561" style:display-name="CellContent561">
      <style:text-properties/>
      <style:paragraph-properties/>
    </style:style>
    <style:style style:family="table-cell" style:name="TableCell562" style:display-name="TableCell562">
      <style:table-cell-properties style:shrink-to-fit="true"/>
    </style:style>
    <style:style style:family="paragraph" style:name="CellContent562" style:display-name="CellContent562">
      <style:text-properties/>
      <style:paragraph-properties/>
    </style:style>
    <style:style style:family="table-row" style:name="TableRow158" style:display-name="TableRow158">
      <style:table-row-properties style:use-optimal-row-height="true"/>
    </style:style>
    <style:style style:family="table-cell" style:name="TableCell563" style:display-name="TableCell563">
      <style:table-cell-properties style:shrink-to-fit="true"/>
    </style:style>
    <style:style style:family="paragraph" style:name="CellContent563" style:display-name="CellContent563">
      <style:text-properties/>
      <style:paragraph-properties/>
    </style:style>
    <style:style style:family="table-cell" style:name="TableCell564" style:display-name="TableCell564">
      <style:table-cell-properties style:shrink-to-fit="true"/>
    </style:style>
    <style:style style:family="paragraph" style:name="CellContent564" style:display-name="CellContent564">
      <style:text-properties/>
      <style:paragraph-properties/>
    </style:style>
    <style:style style:family="table-cell" style:name="TableCell565" style:display-name="TableCell565">
      <style:table-cell-properties style:shrink-to-fit="true"/>
    </style:style>
    <style:style style:family="paragraph" style:name="CellContent565" style:display-name="CellContent565">
      <style:text-properties/>
      <style:paragraph-properties/>
    </style:style>
    <style:style style:family="table-cell" style:name="TableCell566" style:display-name="TableCell566">
      <style:table-cell-properties style:shrink-to-fit="true"/>
    </style:style>
    <style:style style:family="paragraph" style:name="CellContent566" style:display-name="CellContent566">
      <style:text-properties/>
      <style:paragraph-properties/>
    </style:style>
    <style:style style:family="table-row" style:name="TableRow159" style:display-name="TableRow159">
      <style:table-row-properties style:use-optimal-row-height="true"/>
    </style:style>
    <style:style style:family="table-cell" style:name="TableCell567" style:display-name="TableCell567">
      <style:table-cell-properties style:shrink-to-fit="true"/>
    </style:style>
    <style:style style:family="paragraph" style:name="CellContent567" style:display-name="CellContent567">
      <style:text-properties/>
      <style:paragraph-properties/>
    </style:style>
    <style:style style:family="table-cell" style:name="TableCell568" style:display-name="TableCell568">
      <style:table-cell-properties style:shrink-to-fit="true"/>
    </style:style>
    <style:style style:family="paragraph" style:name="CellContent568" style:display-name="CellContent568">
      <style:text-properties/>
      <style:paragraph-properties/>
    </style:style>
    <style:style style:family="table-cell" style:name="TableCell569" style:display-name="TableCell569">
      <style:table-cell-properties style:shrink-to-fit="true"/>
    </style:style>
    <style:style style:family="paragraph" style:name="CellContent569" style:display-name="CellContent569">
      <style:text-properties/>
      <style:paragraph-properties/>
    </style:style>
    <style:style style:family="table-cell" style:name="TableCell570" style:display-name="TableCell570">
      <style:table-cell-properties style:shrink-to-fit="true"/>
    </style:style>
    <style:style style:family="paragraph" style:name="CellContent570" style:display-name="CellContent570">
      <style:text-properties/>
      <style:paragraph-properties/>
    </style:style>
    <style:style style:family="table-row" style:name="TableRow160" style:display-name="TableRow160">
      <style:table-row-properties style:use-optimal-row-height="true"/>
    </style:style>
    <style:style style:family="table-cell" style:name="TableCell571" style:display-name="TableCell571">
      <style:table-cell-properties style:shrink-to-fit="true"/>
    </style:style>
    <style:style style:family="paragraph" style:name="CellContent571" style:display-name="CellContent571">
      <style:text-properties/>
      <style:paragraph-properties/>
    </style:style>
    <style:style style:family="table-cell" style:name="TableCell572" style:display-name="TableCell572">
      <style:table-cell-properties style:shrink-to-fit="true"/>
    </style:style>
    <style:style style:family="paragraph" style:name="CellContent572" style:display-name="CellContent572">
      <style:text-properties/>
      <style:paragraph-properties/>
    </style:style>
    <style:style style:family="table-cell" style:name="TableCell573" style:display-name="TableCell573">
      <style:table-cell-properties style:shrink-to-fit="true"/>
    </style:style>
    <style:style style:family="paragraph" style:name="CellContent573" style:display-name="CellContent573">
      <style:text-properties/>
      <style:paragraph-properties/>
    </style:style>
    <style:style style:family="table-cell" style:name="TableCell574" style:display-name="TableCell574">
      <style:table-cell-properties style:shrink-to-fit="true"/>
    </style:style>
    <style:style style:family="paragraph" style:name="CellContent574" style:display-name="CellContent574">
      <style:text-properties/>
      <style:paragraph-properties/>
    </style:style>
    <style:style style:family="table-row" style:name="TableRow161" style:display-name="TableRow161">
      <style:table-row-properties style:use-optimal-row-height="true"/>
    </style:style>
    <style:style style:family="table-cell" style:name="TableCell575" style:display-name="TableCell575">
      <style:table-cell-properties style:shrink-to-fit="true"/>
    </style:style>
    <style:style style:family="paragraph" style:name="CellContent575" style:display-name="CellContent575">
      <style:text-properties/>
      <style:paragraph-properties/>
    </style:style>
    <style:style style:family="table-cell" style:name="TableCell576" style:display-name="TableCell576">
      <style:table-cell-properties style:shrink-to-fit="true"/>
    </style:style>
    <style:style style:family="paragraph" style:name="CellContent576" style:display-name="CellContent576">
      <style:text-properties/>
      <style:paragraph-properties/>
    </style:style>
    <style:style style:family="table-cell" style:name="TableCell577" style:display-name="TableCell577">
      <style:table-cell-properties style:shrink-to-fit="true"/>
    </style:style>
    <style:style style:family="paragraph" style:name="CellContent577" style:display-name="CellContent577">
      <style:text-properties/>
      <style:paragraph-properties/>
    </style:style>
    <style:style style:family="table-cell" style:name="TableCell578" style:display-name="TableCell578">
      <style:table-cell-properties style:shrink-to-fit="true"/>
    </style:style>
    <style:style style:family="paragraph" style:name="CellContent578" style:display-name="CellContent578">
      <style:text-properties/>
      <style:paragraph-properties/>
    </style:style>
    <style:style style:family="table-row" style:name="TableRow162" style:display-name="TableRow162">
      <style:table-row-properties style:use-optimal-row-height="true"/>
    </style:style>
    <style:style style:family="table-cell" style:name="TableCell579" style:display-name="TableCell579">
      <style:table-cell-properties style:shrink-to-fit="true"/>
    </style:style>
    <style:style style:family="paragraph" style:name="CellContent579" style:display-name="CellContent579">
      <style:text-properties/>
      <style:paragraph-properties/>
    </style:style>
    <style:style style:family="table-cell" style:name="TableCell580" style:display-name="TableCell580">
      <style:table-cell-properties style:shrink-to-fit="true"/>
    </style:style>
    <style:style style:family="paragraph" style:name="CellContent580" style:display-name="CellContent580">
      <style:text-properties/>
      <style:paragraph-properties/>
    </style:style>
    <style:style style:family="table-cell" style:name="TableCell581" style:display-name="TableCell581">
      <style:table-cell-properties style:shrink-to-fit="true"/>
    </style:style>
    <style:style style:family="paragraph" style:name="CellContent581" style:display-name="CellContent581">
      <style:text-properties/>
      <style:paragraph-properties/>
    </style:style>
    <style:style style:family="table-cell" style:name="TableCell582" style:display-name="TableCell582">
      <style:table-cell-properties style:shrink-to-fit="true"/>
    </style:style>
    <style:style style:family="paragraph" style:name="CellContent582" style:display-name="CellContent582">
      <style:text-properties/>
      <style:paragraph-properties/>
    </style:style>
    <style:style style:family="table-row" style:name="TableRow163" style:display-name="TableRow163">
      <style:table-row-properties style:use-optimal-row-height="true"/>
    </style:style>
    <style:style style:family="table-cell" style:name="TableCell583" style:display-name="TableCell583">
      <style:table-cell-properties style:shrink-to-fit="true"/>
    </style:style>
    <style:style style:family="paragraph" style:name="CellContent583" style:display-name="CellContent583">
      <style:text-properties/>
      <style:paragraph-properties/>
    </style:style>
    <style:style style:family="table-cell" style:name="TableCell584" style:display-name="TableCell584">
      <style:table-cell-properties style:shrink-to-fit="true"/>
    </style:style>
    <style:style style:family="paragraph" style:name="CellContent584" style:display-name="CellContent584">
      <style:text-properties/>
      <style:paragraph-properties/>
    </style:style>
    <style:style style:family="table-cell" style:name="TableCell585" style:display-name="TableCell585">
      <style:table-cell-properties style:shrink-to-fit="true"/>
    </style:style>
    <style:style style:family="paragraph" style:name="CellContent585" style:display-name="CellContent585">
      <style:text-properties/>
      <style:paragraph-properties/>
    </style:style>
    <style:style style:family="table-cell" style:name="TableCell586" style:display-name="TableCell586">
      <style:table-cell-properties style:shrink-to-fit="true"/>
    </style:style>
    <style:style style:family="paragraph" style:name="CellContent586" style:display-name="CellContent586">
      <style:text-properties/>
      <style:paragraph-properties/>
    </style:style>
    <style:style style:family="table-row" style:name="TableRow164" style:display-name="TableRow164">
      <style:table-row-properties style:use-optimal-row-height="true"/>
    </style:style>
    <style:style style:family="table-cell" style:name="TableCell587" style:display-name="TableCell587">
      <style:table-cell-properties style:shrink-to-fit="true"/>
    </style:style>
    <style:style style:family="paragraph" style:name="CellContent587" style:display-name="CellContent587">
      <style:text-properties/>
      <style:paragraph-properties/>
    </style:style>
    <style:style style:family="table-cell" style:name="TableCell588" style:display-name="TableCell588">
      <style:table-cell-properties style:shrink-to-fit="true"/>
    </style:style>
    <style:style style:family="paragraph" style:name="CellContent588" style:display-name="CellContent588">
      <style:text-properties/>
      <style:paragraph-properties/>
    </style:style>
    <style:style style:family="table-cell" style:name="TableCell589" style:display-name="TableCell589">
      <style:table-cell-properties style:shrink-to-fit="true"/>
    </style:style>
    <style:style style:family="paragraph" style:name="CellContent589" style:display-name="CellContent589">
      <style:text-properties/>
      <style:paragraph-properties/>
    </style:style>
    <style:style style:family="table-cell" style:name="TableCell590" style:display-name="TableCell590">
      <style:table-cell-properties style:shrink-to-fit="true"/>
    </style:style>
    <style:style style:family="paragraph" style:name="CellContent590" style:display-name="CellContent590">
      <style:text-properties/>
      <style:paragraph-properties/>
    </style:style>
    <style:style style:family="table-row" style:name="TableRow165" style:display-name="TableRow165">
      <style:table-row-properties style:use-optimal-row-height="true"/>
    </style:style>
    <style:style style:family="table-cell" style:name="TableCell591" style:display-name="TableCell591">
      <style:table-cell-properties style:shrink-to-fit="true"/>
    </style:style>
    <style:style style:family="paragraph" style:name="CellContent591" style:display-name="CellContent591">
      <style:text-properties/>
      <style:paragraph-properties/>
    </style:style>
    <style:style style:family="table-cell" style:name="TableCell592" style:display-name="TableCell592">
      <style:table-cell-properties style:shrink-to-fit="true"/>
    </style:style>
    <style:style style:family="paragraph" style:name="CellContent592" style:display-name="CellContent592">
      <style:text-properties/>
      <style:paragraph-properties/>
    </style:style>
    <style:style style:family="table-cell" style:name="TableCell593" style:display-name="TableCell593">
      <style:table-cell-properties style:shrink-to-fit="true"/>
    </style:style>
    <style:style style:family="paragraph" style:name="CellContent593" style:display-name="CellContent593">
      <style:text-properties/>
      <style:paragraph-properties/>
    </style:style>
    <style:style style:family="table-cell" style:name="TableCell594" style:display-name="TableCell594">
      <style:table-cell-properties style:shrink-to-fit="true"/>
    </style:style>
    <style:style style:family="paragraph" style:name="CellContent594" style:display-name="CellContent594">
      <style:text-properties/>
      <style:paragraph-properties/>
    </style:style>
    <style:style style:family="table-row" style:name="TableRow166" style:display-name="TableRow166">
      <style:table-row-properties style:use-optimal-row-height="true"/>
    </style:style>
    <style:style style:family="table-cell" style:name="TableCell595" style:display-name="TableCell595">
      <style:table-cell-properties style:shrink-to-fit="true"/>
    </style:style>
    <style:style style:family="paragraph" style:name="CellContent595" style:display-name="CellContent595">
      <style:text-properties/>
      <style:paragraph-properties/>
    </style:style>
    <style:style style:family="table-cell" style:name="TableCell596" style:display-name="TableCell596">
      <style:table-cell-properties style:shrink-to-fit="true"/>
    </style:style>
    <style:style style:family="paragraph" style:name="CellContent596" style:display-name="CellContent596">
      <style:text-properties/>
      <style:paragraph-properties/>
    </style:style>
    <style:style style:family="table-cell" style:name="TableCell597" style:display-name="TableCell597">
      <style:table-cell-properties style:shrink-to-fit="true"/>
    </style:style>
    <style:style style:family="paragraph" style:name="CellContent597" style:display-name="CellContent597">
      <style:text-properties/>
      <style:paragraph-properties/>
    </style:style>
    <style:style style:family="table-cell" style:name="TableCell598" style:display-name="TableCell598">
      <style:table-cell-properties style:shrink-to-fit="true"/>
    </style:style>
    <style:style style:family="paragraph" style:name="CellContent598" style:display-name="CellContent598">
      <style:text-properties/>
      <style:paragraph-properties/>
    </style:style>
    <style:style style:family="table-row" style:name="TableRow167" style:display-name="TableRow167">
      <style:table-row-properties style:use-optimal-row-height="true"/>
    </style:style>
    <style:style style:family="table-cell" style:name="TableCell599" style:display-name="TableCell599">
      <style:table-cell-properties style:shrink-to-fit="true"/>
    </style:style>
    <style:style style:family="paragraph" style:name="CellContent599" style:display-name="CellContent599">
      <style:text-properties/>
      <style:paragraph-properties/>
    </style:style>
    <style:style style:family="table-cell" style:name="TableCell600" style:display-name="TableCell600">
      <style:table-cell-properties style:shrink-to-fit="true"/>
    </style:style>
    <style:style style:family="paragraph" style:name="CellContent600" style:display-name="CellContent600">
      <style:text-properties/>
      <style:paragraph-properties/>
    </style:style>
    <style:style style:family="table-cell" style:name="TableCell601" style:display-name="TableCell601">
      <style:table-cell-properties style:shrink-to-fit="true"/>
    </style:style>
    <style:style style:family="paragraph" style:name="CellContent601" style:display-name="CellContent601">
      <style:text-properties/>
      <style:paragraph-properties/>
    </style:style>
    <style:style style:family="table-cell" style:name="TableCell602" style:display-name="TableCell602">
      <style:table-cell-properties style:shrink-to-fit="true"/>
    </style:style>
    <style:style style:family="paragraph" style:name="CellContent602" style:display-name="CellContent602">
      <style:text-properties/>
      <style:paragraph-properties/>
    </style:style>
    <style:style style:family="table-row" style:name="TableRow168" style:display-name="TableRow168">
      <style:table-row-properties style:use-optimal-row-height="true"/>
    </style:style>
    <style:style style:family="table-cell" style:name="TableCell603" style:display-name="TableCell603">
      <style:table-cell-properties style:shrink-to-fit="true"/>
    </style:style>
    <style:style style:family="paragraph" style:name="CellContent603" style:display-name="CellContent603">
      <style:text-properties/>
      <style:paragraph-properties/>
    </style:style>
    <style:style style:family="table-cell" style:name="TableCell604" style:display-name="TableCell604">
      <style:table-cell-properties style:shrink-to-fit="true"/>
    </style:style>
    <style:style style:family="paragraph" style:name="CellContent604" style:display-name="CellContent604">
      <style:text-properties/>
      <style:paragraph-properties/>
    </style:style>
    <style:style style:family="table-cell" style:name="TableCell605" style:display-name="TableCell605">
      <style:table-cell-properties style:shrink-to-fit="true"/>
    </style:style>
    <style:style style:family="paragraph" style:name="CellContent605" style:display-name="CellContent605">
      <style:text-properties/>
      <style:paragraph-properties/>
    </style:style>
    <style:style style:family="table-cell" style:name="TableCell606" style:display-name="TableCell606">
      <style:table-cell-properties style:shrink-to-fit="true"/>
    </style:style>
    <style:style style:family="paragraph" style:name="CellContent606" style:display-name="CellContent606">
      <style:text-properties/>
      <style:paragraph-properties/>
    </style:style>
    <style:style style:family="table-row" style:name="TableRow169" style:display-name="TableRow169">
      <style:table-row-properties style:use-optimal-row-height="true"/>
    </style:style>
    <style:style style:family="table-cell" style:name="TableCell607" style:display-name="TableCell607">
      <style:table-cell-properties style:shrink-to-fit="true"/>
    </style:style>
    <style:style style:family="paragraph" style:name="CellContent607" style:display-name="CellContent607">
      <style:text-properties/>
      <style:paragraph-properties/>
    </style:style>
    <style:style style:family="table-cell" style:name="TableCell608" style:display-name="TableCell608">
      <style:table-cell-properties style:shrink-to-fit="true"/>
    </style:style>
    <style:style style:family="paragraph" style:name="CellContent608" style:display-name="CellContent608">
      <style:text-properties/>
      <style:paragraph-properties/>
    </style:style>
    <style:style style:family="table-cell" style:name="TableCell609" style:display-name="TableCell609">
      <style:table-cell-properties style:shrink-to-fit="true"/>
    </style:style>
    <style:style style:family="paragraph" style:name="CellContent609" style:display-name="CellContent609">
      <style:text-properties/>
      <style:paragraph-properties/>
    </style:style>
    <style:style style:family="table-cell" style:name="TableCell610" style:display-name="TableCell610">
      <style:table-cell-properties style:shrink-to-fit="true"/>
    </style:style>
    <style:style style:family="paragraph" style:name="CellContent610" style:display-name="CellContent610">
      <style:text-properties/>
      <style:paragraph-properties/>
    </style:style>
    <style:style style:family="table-row" style:name="TableRow170" style:display-name="TableRow170">
      <style:table-row-properties style:use-optimal-row-height="true"/>
    </style:style>
    <style:style style:family="table-cell" style:name="TableCell611" style:display-name="TableCell611">
      <style:table-cell-properties style:shrink-to-fit="true"/>
    </style:style>
    <style:style style:family="paragraph" style:name="CellContent611" style:display-name="CellContent611">
      <style:text-properties/>
      <style:paragraph-properties/>
    </style:style>
    <style:style style:family="table-cell" style:name="TableCell612" style:display-name="TableCell612">
      <style:table-cell-properties style:shrink-to-fit="true"/>
    </style:style>
    <style:style style:family="paragraph" style:name="CellContent612" style:display-name="CellContent612">
      <style:text-properties/>
      <style:paragraph-properties/>
    </style:style>
    <style:style style:family="table-cell" style:name="TableCell613" style:display-name="TableCell613">
      <style:table-cell-properties style:shrink-to-fit="true"/>
    </style:style>
    <style:style style:family="paragraph" style:name="CellContent613" style:display-name="CellContent613">
      <style:text-properties/>
      <style:paragraph-properties/>
    </style:style>
    <style:style style:family="table-cell" style:name="TableCell614" style:display-name="TableCell614">
      <style:table-cell-properties style:shrink-to-fit="true"/>
    </style:style>
    <style:style style:family="paragraph" style:name="CellContent614" style:display-name="CellContent614">
      <style:text-properties/>
      <style:paragraph-properties/>
    </style:style>
    <style:style style:family="table-row" style:name="TableRow171" style:display-name="TableRow171">
      <style:table-row-properties style:use-optimal-row-height="true"/>
    </style:style>
    <style:style style:family="table-cell" style:name="TableCell615" style:display-name="TableCell615">
      <style:table-cell-properties style:shrink-to-fit="true"/>
    </style:style>
    <style:style style:family="paragraph" style:name="CellContent615" style:display-name="CellContent615">
      <style:text-properties/>
      <style:paragraph-properties/>
    </style:style>
    <style:style style:family="table-cell" style:name="TableCell616" style:display-name="TableCell616">
      <style:table-cell-properties style:shrink-to-fit="true"/>
    </style:style>
    <style:style style:family="paragraph" style:name="CellContent616" style:display-name="CellContent616">
      <style:text-properties/>
      <style:paragraph-properties/>
    </style:style>
    <style:style style:family="table-cell" style:name="TableCell617" style:display-name="TableCell617">
      <style:table-cell-properties style:shrink-to-fit="true"/>
    </style:style>
    <style:style style:family="paragraph" style:name="CellContent617" style:display-name="CellContent617">
      <style:text-properties/>
      <style:paragraph-properties/>
    </style:style>
    <style:style style:family="table-cell" style:name="TableCell618" style:display-name="TableCell618">
      <style:table-cell-properties style:shrink-to-fit="true"/>
    </style:style>
    <style:style style:family="paragraph" style:name="CellContent618" style:display-name="CellContent618">
      <style:text-properties/>
      <style:paragraph-properties/>
    </style:style>
    <style:style style:family="table-row" style:name="TableRow172" style:display-name="TableRow172">
      <style:table-row-properties style:use-optimal-row-height="true"/>
    </style:style>
    <style:style style:family="table-cell" style:name="TableCell619" style:display-name="TableCell619">
      <style:table-cell-properties style:shrink-to-fit="true"/>
    </style:style>
    <style:style style:family="paragraph" style:name="CellContent619" style:display-name="CellContent619">
      <style:text-properties/>
      <style:paragraph-properties/>
    </style:style>
    <style:style style:family="table-cell" style:name="TableCell620" style:display-name="TableCell620">
      <style:table-cell-properties style:shrink-to-fit="true"/>
    </style:style>
    <style:style style:family="paragraph" style:name="CellContent620" style:display-name="CellContent620">
      <style:text-properties/>
      <style:paragraph-properties/>
    </style:style>
    <style:style style:family="table-cell" style:name="TableCell621" style:display-name="TableCell621">
      <style:table-cell-properties style:shrink-to-fit="true"/>
    </style:style>
    <style:style style:family="paragraph" style:name="CellContent621" style:display-name="CellContent621">
      <style:text-properties/>
      <style:paragraph-properties/>
    </style:style>
    <style:style style:family="table-cell" style:name="TableCell622" style:display-name="TableCell622">
      <style:table-cell-properties style:shrink-to-fit="true"/>
    </style:style>
    <style:style style:family="paragraph" style:name="CellContent622" style:display-name="CellContent622">
      <style:text-properties/>
      <style:paragraph-properties/>
    </style:style>
    <style:style style:family="table-row" style:name="TableRow173" style:display-name="TableRow173">
      <style:table-row-properties style:use-optimal-row-height="true"/>
    </style:style>
    <style:style style:family="table-cell" style:name="TableCell623" style:display-name="TableCell623">
      <style:table-cell-properties style:shrink-to-fit="true"/>
    </style:style>
    <style:style style:family="paragraph" style:name="CellContent623" style:display-name="CellContent623">
      <style:text-properties/>
      <style:paragraph-properties/>
    </style:style>
    <style:style style:family="table-cell" style:name="TableCell624" style:display-name="TableCell624">
      <style:table-cell-properties style:shrink-to-fit="true"/>
    </style:style>
    <style:style style:family="paragraph" style:name="CellContent624" style:display-name="CellContent624">
      <style:text-properties/>
      <style:paragraph-properties/>
    </style:style>
    <style:style style:family="table-cell" style:name="TableCell625" style:display-name="TableCell625">
      <style:table-cell-properties style:shrink-to-fit="true"/>
    </style:style>
    <style:style style:family="paragraph" style:name="CellContent625" style:display-name="CellContent625">
      <style:text-properties/>
      <style:paragraph-properties/>
    </style:style>
    <style:style style:family="table-cell" style:name="TableCell626" style:display-name="TableCell626">
      <style:table-cell-properties style:shrink-to-fit="true"/>
    </style:style>
    <style:style style:family="paragraph" style:name="CellContent626" style:display-name="CellContent626">
      <style:text-properties/>
      <style:paragraph-properties/>
    </style:style>
  </office:automatic-styles>
  <office:body>
    <office:text text:use-soft-page-breaks="true">
      <text:p text:style-name="Normal"><text:span text:style-name="T1">The email address should be a clickable mailto link built by creating a plugin within the cell. And Robin's job title should be on a separate line to his name. In the third row, we use the newer and easier table cell properties "href" and "destination".</text:span></text:p>
      <text:p text:style-name="Sp1"/>
      <table:table table:style-name="temp001">
        <table:table-column table:style-name="TableColumn1"/>
        <table:table-column table:style-name="TableColumn2"/>
        <table:table-row table:style-name="TableRow1">
          <table:table-cell table:style-name="TableCell1" office:value-type="string">
            <text:p text:style-name="CellContent1"><text:span text:style-name="T2">Name</text:span></text:p>
          </table:table-cell>
          <table:table-cell table:style-name="TableCell2" office:value-type="string">
            <text:p text:style-name="CellContent2"><text:span text:style-name="T3">Email</text:span></text:p>
          </table:table-cell>
        </table:table-row>
        <table:table-row table:style-name="TableRow2">
          <table:table-cell table:style-name="TableCell3" office:value-type="string">
            <text:p text:style-name="CellContent3"><text:span text:style-name="T4">Robin Becker
(chief propellerhead)</text:span></text:p>
          </table:table-cell>
          <table:table-cell table:style-name="TableCell4" office:value-type="string"/>
        </table:table-row>
        <table:table-row table:style-name="TableRow3">
          <table:table-cell table:style-name="TableCell5" office:value-type="string">
            <text:p text:style-name="CellContent5"><text:span text:style-name="T5">Internal link to back page</text:span></text:p>
          </table:table-cell>
          <table:table-cell table:style-name="TableCell6" office:value-type="string">
            <text:p text:style-name="CellContent6"><text:span text:style-name="T6">Hyperlink to www.reportlab.com</text:span></text:p>
          </table:table-cell>
        </table:table-row>
      </table:table>
      <text:p text:style-name="Sp2"/>
      <text:p text:style-name="Normal"><text:span text:style-name="T7">This should be a 5x5 table where some ranges span. Note that the grid and background commands still work on the "underlying" grid; if you grid the whole table, it will show through your 'spanned cells' </text:span></text:p>
      <text:p text:style-name="Sp3"/>
      <table:table table:style-name="span001">
        <table:table-column table:style-name="TableColumn3"/>
        <table:table-column table:style-name="TableColumn4"/>
        <table:table-column table:style-name="TableColumn5"/>
        <table:table-column table:style-name="TableColumn6"/>
        <table:table-column table:style-name="TableColumn7"/>
        <table:table-row table:style-name="TableRow4">
          <table:table-cell table:style-name="TableCell7" table:number-columns-spanned="3" office:value-type="string">
            <text:p text:style-name="Normal"><text:span text:style-name="T8">This should span the first 3 cells in the top row. It's ordinary left aligned text but could be centred if you want.</text:span></text:p>
          </table:table-cell>
          <table:covered-table-cell/>
          <table:covered-table-cell/>
          <table:table-cell table:style-name="TableCell10" office:value-type="string">
            <text:p text:style-name="CellContent10"><text:span text:style-name="T9">D</text:span></text:p>
          </table:table-cell>
          <table:table-cell table:number-rows-spanned="5" table:style-name="TableCell11" office:value-type="string">
            <text:p text:style-name="Normal"><text:span text:style-name="T10">This should span all five cells in the right column. We vertically centred the text to make it look sensible using a separate stylesheet command.</text:span></text:p>
            <text:p text:style-name="Horizontal Line"/>
            <text:p text:style-name="Normal"><text:span text:style-name="T11">some more text</text:span></text:p>
          </table:table-cell>
        </table:table-row>
        <table:table-row table:style-name="TableRow5">
          <table:table-cell table:style-name="TableCell12" office:value-type="string">
            <text:p text:style-name="CellContent12"><text:span text:style-name="T12">A</text:span></text:p>
          </table:table-cell>
          <table:table-cell table:style-name="TableCell13" office:value-type="string">
            <text:p text:style-name="CellContent13"><text:span text:style-name="T13">B</text:span></text:p>
          </table:table-cell>
          <table:table-cell table:style-name="TableCell14" office:value-type="string">
            <text:p text:style-name="CellContent14"><text:span text:style-name="T14">C</text:span></text:p>
          </table:table-cell>
          <table:table-cell table:style-name="TableCell15" office:value-type="string">
            <text:p text:style-name="CellContent15"><text:span text:style-name="T15">DB</text:span></text:p>
          </table:table-cell>
          <table:covered-table-cell/>
        </table:table-row>
        <table:table-row table:style-name="TableRow6">
          <table:table-cell table:style-name="TableCell17" office:value-type="string">
            <text:p text:style-name="CellContent17"><text:span text:style-name="T16">A</text:span></text:p>
          </table:table-cell>
          <table:table-cell table:style-name="TableCell18" office:value-type="string">
            <text:p text:style-name="CellContent18"><text:span text:style-name="T17">B</text:span></text:p>
          </table:table-cell>
          <table:table-cell table:style-name="TableCell19" office:value-type="string">
            <text:p text:style-name="CellContent19"><text:span text:style-name="T18">C</text:span></text:p>
          </table:table-cell>
          <table:table-cell table:style-name="TableCell20" office:value-type="string">
            <text:p text:style-name="CellContent20"><text:span text:style-name="T19">DB</text:span></text:p>
          </table:table-cell>
          <table:covered-table-cell/>
        </table:table-row>
        <table:table-row table:style-name="TableRow7">
          <table:table-cell table:style-name="TableCell22" office:value-type="string">
            <text:p text:style-name="CellContent22"><text:span text:style-name="T20">A</text:span></text:p>
          </table:table-cell>
          <table:table-cell table:style-name="TableCell23" office:value-type="string">
            <text:p text:style-name="CellContent23"><text:span text:style-name="T21">B</text:span></text:p>
          </table:table-cell>
          <table:table-cell table:style-name="TableCell24" office:value-type="string">
            <text:p text:style-name="CellContent24"><text:span text:style-name="T22">C</text:span></text:p>
          </table:table-cell>
          <table:table-cell table:style-name="TableCell25" office:value-type="string">
            <text:p text:style-name="CellContent25"><text:span text:style-name="T23">DB</text:span></text:p>
          </table:table-cell>
          <table:covered-table-cell/>
        </table:table-row>
        <table:table-row table:style-name="TableRow8">
          <table:table-cell table:style-name="TableCell27" office:value-type="string">
            <text:p text:style-name="CellContent27"><text:span text:style-name="T24">A</text:span></text:p>
          </table:table-cell>
          <table:table-cell table:style-name="TableCell28" office:value-type="string">
            <text:p text:style-name="CellContent28"><text:span text:style-name="T25">B</text:span></text:p>
          </table:table-cell>
          <table:table-cell table:style-name="TableCell29" office:value-type="string">
            <text:p text:style-name="CellContent29"><text:span text:style-name="T26">C</text:span></text:p>
          </table:table-cell>
          <table:table-cell table:style-name="TableCell30" office:value-type="string">
            <text:p text:style-name="CellContent30"><text:span text:style-name="T27">DB</text:span></text:p>
          </table:table-cell>
          <table:covered-table-cell/>
        </table:table-row>
      </table:table>
      <text:p text:style-name="Sp4"/>
      <text:p text:style-name="Normal"><text:span text:style-name="T28">This should be a 5x5 table where some ranges span. The column widths have been set as 3cm,10%,10%,10%,30%. The percentage refers to unallocated width only. </text:span></text:p>
      <text:p text:style-name="Sp5"/>
      <table:table table:style-name="span001">
        <table:table-column table:style-name="TableColumn8"/>
        <table:table-column table:style-name="TableColumn9"/>
        <table:table-column table:style-name="TableColumn10"/>
        <table:table-column table:style-name="TableColumn11"/>
        <table:table-column table:style-name="TableColumn12"/>
        <table:table-row table:style-name="TableRow9">
          <table:table-cell table:style-name="TableCell32" table:number-columns-spanned="3" office:value-type="string">
            <text:p text:style-name="Normal"><text:span text:style-name="T29">This should span the first 3 cells in the top row. It's ordinary left aligned text but could be centred if you want.</text:span></text:p>
          </table:table-cell>
          <table:covered-table-cell/>
          <table:covered-table-cell/>
          <table:table-cell table:style-name="TableCell35" office:value-type="string">
            <text:p text:style-name="CellContent35"><text:span text:style-name="T30">D</text:span></text:p>
          </table:table-cell>
          <table:table-cell table:number-rows-spanned="5" table:style-name="TableCell36" office:value-type="string">
            <text:p text:style-name="Normal"><text:span text:style-name="T31">This should span all five cells in the right column. We vertically centred the text to make it look sensible using a separate stylesheet command.</text:span></text:p>
            <text:p text:style-name="Horizontal Line"/>
            <text:p text:style-name="Horizontal Line"/>
            <text:p text:style-name="Horizontal Line"/>
            <text:p text:style-name="Horizontal Line"/>
            <text:p text:style-name="Horizontal Line"/>
            <text:p text:style-name="Horizontal Line"/>
            <text:p text:style-name="Normal"><text:span text:style-name="T32">some more text</text:span></text:p>
          </table:table-cell>
        </table:table-row>
        <table:table-row table:style-name="TableRow10">
          <table:table-cell table:style-name="TableCell37" office:value-type="string">
            <text:p text:style-name="CellContent37"><text:span text:style-name="T33">A</text:span></text:p>
          </table:table-cell>
          <table:table-cell table:style-name="TableCell38" office:value-type="string">
            <text:p text:style-name="CellContent38"><text:span text:style-name="T34">B</text:span></text:p>
          </table:table-cell>
          <table:table-cell table:style-name="TableCell39" office:value-type="string">
            <text:p text:style-name="CellContent39"><text:span text:style-name="T35">C</text:span></text:p>
          </table:table-cell>
          <table:table-cell table:style-name="TableCell40" office:value-type="string">
            <text:p text:style-name="CellContent40"><text:span text:style-name="T36">DB</text:span></text:p>
          </table:table-cell>
          <table:covered-table-cell/>
        </table:table-row>
        <table:table-row table:style-name="TableRow11">
          <table:table-cell table:style-name="TableCell42" office:value-type="string">
            <text:p text:style-name="CellContent42"><text:span text:style-name="T37">A</text:span></text:p>
          </table:table-cell>
          <table:table-cell table:style-name="TableCell43" office:value-type="string">
            <text:p text:style-name="CellContent43"><text:span text:style-name="T38">B</text:span></text:p>
          </table:table-cell>
          <table:table-cell table:style-name="TableCell44" office:value-type="string">
            <text:p text:style-name="CellContent44"><text:span text:style-name="T39">C</text:span></text:p>
          </table:table-cell>
          <table:table-cell table:style-name="TableCell45" office:value-type="string">
            <text:p text:style-name="CellContent45"><text:span text:style-name="T40">DB</text:span></text:p>
          </table:table-cell>
          <table:covered-table-cell/>
        </table:table-row>
        <table:table-row table:style-name="TableRow12">
          <table:table-cell table:style-name="TableCell47" office:value-type="string">
            <text:p text:style-name="CellContent47"><text:span text:style-name="T41">A</text:span></text:p>
          </table:table-cell>
          <table:table-cell table:style-name="TableCell48" office:value-type="string">
            <text:p text:style-name="CellContent48"><text:span text:style-name="T42">B</text:span></text:p>
          </table:table-cell>
          <table:table-cell table:style-name="TableCell49" office:value-type="string">
            <text:p text:style-name="CellContent49"><text:span text:style-name="T43">C</text:span></text:p>
          </table:table-cell>
          <table:table-cell table:style-name="TableCell50" office:value-type="string">
            <text:p text:style-name="CellContent50"><text:span text:style-name="T44">DB</text:span></text:p>
          </table:table-cell>
          <table:covered-table-cell/>
        </table:table-row>
        <table:table-row table:style-name="TableRow13">
          <table:table-cell table:style-name="TableCell52" office:value-type="string">
            <text:p text:style-name="CellContent52"><text:span text:style-name="T45">A</text:span></text:p>
          </table:table-cell>
          <table:table-cell table:style-name="TableCell53" office:value-type="string">
            <text:p text:style-name="CellContent53"><text:span text:style-name="T46">B</text:span></text:p>
          </table:table-cell>
          <table:table-cell table:style-name="TableCell54" office:value-type="string">
            <text:p text:style-name="CellContent54"><text:span text:style-name="T47">C</text:span></text:p>
          </table:table-cell>
          <table:table-cell table:style-name="TableCell55" office:value-type="string">
            <text:p text:style-name="CellContent55"><text:span text:style-name="T48">DB</text:span></text:p>
          </table:table-cell>
          <table:covered-table-cell/>
        </table:table-row>
      </table:table>
      <text:p text:style-name="Sp6"/>
      <text:p text:style-name="PageBreak1"/>
      <text:p text:style-name="Normal"><text:span text:style-name="T49">This shows some pointers on doing financial tables. It demonstrates the decimal alignment and multiple lines. We also used a local &lt;td color="red"&gt; attribute for the negative cell; ideally one wants to make the data drive the colour, so that generator apps don't need to make para tags in every cell if they want red negatives. If we move to dynamic RML, then a number-and-cell-formatting function is possible, but static RML sees everything as text. Note that when the value does not contain the decimal character but there are non-digit characters at the end, it tries to align the rightmost digits with other rows. </text:span></text:p>
      <text:p text:style-name="Sp7"/>
      <table:table table:style-name="Table1">
        <table:table-column table:style-name="TableColumn13"/>
        <table:table-column table:style-name="TableColumn14"/>
        <table:table-row table:style-name="TableRow14">
          <table:table-cell table:style-name="TableCell57" office:value-type="string">
            <text:p text:style-name="CellContent57"><text:span text:style-name="T50">Corporate Assets</text:span></text:p>
          </table:table-cell>
          <table:table-cell table:style-name="TableCell58" office:value-type="string">
            <text:p text:style-name="CellContent58"><text:span text:style-name="T51">Amount</text:span></text:p>
          </table:table-cell>
        </table:table-row>
        <table:table-row table:style-name="TableRow15">
          <table:table-cell table:style-name="TableCell59" office:value-type="string">
            <text:p text:style-name="CellContent59"><text:span text:style-name="T52">Fixed Assets</text:span></text:p>
          </table:table-cell>
          <table:table-cell table:style-name="TableCell60" office:value-type="string">
            <text:p text:style-name="CellContent60"><text:span text:style-name="T53">1,234,567.89</text:span></text:p>
          </table:table-cell>
        </table:table-row>
        <table:table-row table:style-name="TableRow16">
          <table:table-cell table:style-name="TableCell61" office:value-type="string">
            <text:p text:style-name="CellContent61"><text:span text:style-name="T54">Legal Offense Fund</text:span></text:p>
          </table:table-cell>
          <table:table-cell table:style-name="TableCell62" office:value-type="string">
            <text:p text:style-name="CellContent62"><text:span text:style-name="T55">86,000,000</text:span></text:p>
          </table:table-cell>
        </table:table-row>
        <table:table-row table:style-name="TableRow17">
          <table:table-cell table:style-name="TableCell63" office:value-type="string">
            <text:p text:style-name="CellContent63"><text:span text:style-name="T56">Company Vehicle</text:span></text:p>
          </table:table-cell>
          <table:table-cell table:style-name="TableCell64" office:value-type="string">
            <text:p text:style-name="CellContent64"><text:span text:style-name="T57">1,234.8901</text:span></text:p>
          </table:table-cell>
        </table:table-row>
        <table:table-row table:style-name="TableRow18">
          <table:table-cell table:style-name="TableCell65" office:value-type="string">
            <text:p text:style-name="CellContent65"><text:span text:style-name="T58">Petty Cash</text:span></text:p>
          </table:table-cell>
          <table:table-cell table:style-name="TableCell66" office:value-type="string">
            <text:p text:style-name="CellContent66"><text:span text:style-name="T59">42</text:span></text:p>
          </table:table-cell>
        </table:table-row>
        <table:table-row table:style-name="TableRow19">
          <table:table-cell table:style-name="TableCell67" office:value-type="string">
            <text:p text:style-name="CellContent67"><text:span text:style-name="T60">Intellectual Property</text:span></text:p>
          </table:table-cell>
          <table:table-cell table:style-name="TableCell68" office:value-type="string">
            <text:p text:style-name="CellContent68"><text:span text:style-name="T61">Questionable</text:span></text:p>
          </table:table-cell>
        </table:table-row>
        <table:table-row table:style-name="TableRow20">
          <table:table-cell table:style-name="TableCell69" office:value-type="string">
            <text:p text:style-name="CellContent69"><text:span text:style-name="T62">Bank Overdraft</text:span></text:p>
          </table:table-cell>
          <table:table-cell table:style-name="TableCell70" office:value-type="string">
            <text:p text:style-name="CellContent70"><text:span text:style-name="T63">(13,029)</text:span></text:p>
          </table:table-cell>
        </table:table-row>
        <table:table-row table:style-name="TableRow21">
          <table:table-cell table:style-name="TableCell71" office:value-type="string">
            <text:p text:style-name="CellContent71"><text:span text:style-name="T64">Goodwill</text:span></text:p>
          </table:table-cell>
          <table:table-cell table:style-name="TableCell72" office:value-type="string">
            <text:p text:style-name="CellContent72"><text:span text:style-name="T65">(742,078,231.56)</text:span></text:p>
          </table:table-cell>
        </table:table-row>
        <table:table-row table:style-name="TableRow22">
          <table:table-cell table:style-name="TableCell73" office:value-type="string">
            <text:p text:style-name="CellContent73"><text:span text:style-name="T66">Flat Screen TV</text:span></text:p>
          </table:table-cell>
          <table:table-cell table:style-name="TableCell74" office:value-type="string">
            <text:p text:style-name="CellContent74"><text:span text:style-name="T67">27 inches</text:span></text:p>
          </table:table-cell>
        </table:table-row>
        <table:table-row table:style-name="TableRow23">
          <table:table-cell table:style-name="TableCell75" office:value-type="string">
            <text:p text:style-name="CellContent75"><text:span text:style-name="T68">Net Position</text:span></text:p>
          </table:table-cell>
          <table:table-cell table:style-name="TableCell76" office:value-type="string">
            <text:p text:style-name="CellContent76"><text:span text:style-name="T69">Doomed. Really!</text:span></text:p>
          </table:table-cell>
        </table:table-row>
      </table:table>
      <text:p text:style-name="Normal"><text:span text:style-name="T70">Individual &lt;td&gt; tags that contain pure strings can override the following attributes: </text:span><text:span text:style-name="T71">fontName, fontSize, fontColor, leading, leftPadding, rightPadding, topPadding, bottomPadding, background, align, vAlign, lineBelowThickness, lineBelowColor, lineBelowCap, lineBelowCount, lineBelowSpace, lineAboveThickness, lineAboveColor, lineAboveCap, lineAboveCount, lineAboveSpace, lineLeftThickness, lineLeftColor, lineLeftCap, lineLeftCount, lineLeftSpace, lineRightThickness, lineRightColor, lineRightCap, lineRightCount, lineRightSpace
</text:span><text:span text:style-name="T72">.</text:span></text:p>
      <text:p text:style-name="Sp8"/>
      <table:table table:style-name="temp001">
        <table:table-column table:style-name="TableColumn15"/>
        <table:table-column table:style-name="TableColumn16"/>
        <table:table-row table:style-name="TableRow24">
          <table:table-cell table:style-name="TableCell77" office:value-type="string">
            <text:p text:style-name="CellContent77"><text:span text:style-name="T73">fontName</text:span></text:p>
          </table:table-cell>
          <table:table-cell table:style-name="TableCell78" office:value-type="string">
            <text:p text:style-name="CellContent78"><text:span text:style-name="T74">Courier</text:span></text:p>
          </table:table-cell>
        </table:table-row>
        <table:table-row table:style-name="TableRow25">
          <table:table-cell table:style-name="TableCell79" office:value-type="string">
            <text:p text:style-name="CellContent79"><text:span text:style-name="T75">fontName</text:span></text:p>
          </table:table-cell>
          <table:table-cell table:style-name="TableCell80" office:value-type="string">
            <text:p text:style-name="CellContent80"><text:span text:style-name="T76">Helvetica</text:span></text:p>
          </table:table-cell>
        </table:table-row>
        <table:table-row table:style-name="TableRow26">
          <table:table-cell table:style-name="TableCell81" office:value-type="string">
            <text:p text:style-name="CellContent81"><text:span text:style-name="T77">fontSize</text:span></text:p>
          </table:table-cell>
          <table:table-cell table:style-name="TableCell82" office:value-type="string">
            <text:p text:style-name="CellContent82"><text:span text:style-name="T78">8</text:span></text:p>
          </table:table-cell>
        </table:table-row>
        <table:table-row table:style-name="TableRow27">
          <table:table-cell table:style-name="TableCell83" office:value-type="string">
            <text:p text:style-name="CellContent83"><text:span text:style-name="T79">fontSize</text:span></text:p>
          </table:table-cell>
          <table:table-cell table:style-name="TableCell84" office:value-type="string">
            <text:p text:style-name="CellContent84"><text:span text:style-name="T80">14</text:span></text:p>
          </table:table-cell>
        </table:table-row>
        <table:table-row table:style-name="TableRow28">
          <table:table-cell table:style-name="TableCell85" office:value-type="string">
            <text:p text:style-name="CellContent85"><text:span text:style-name="T81">fontColor</text:span></text:p>
          </table:table-cell>
          <table:table-cell table:style-name="TableCell86" office:value-type="string">
            <text:p text:style-name="CellContent86"><text:span text:style-name="T82">red</text:span></text:p>
          </table:table-cell>
        </table:table-row>
        <table:table-row table:style-name="TableRow29">
          <table:table-cell table:style-name="TableCell87" office:value-type="string">
            <text:p text:style-name="CellContent87"><text:span text:style-name="T83">fontColor</text:span></text:p>
          </table:table-cell>
          <table:table-cell table:style-name="TableCell88" office:value-type="string">
            <text:p text:style-name="CellContent88"><text:span text:style-name="T84">blue</text:span></text:p>
          </table:table-cell>
        </table:table-row>
        <table:table-row table:style-name="TableRow30">
          <table:table-cell table:style-name="TableCell89" office:value-type="string">
            <text:p text:style-name="CellContent89"><text:span text:style-name="T85">leading</text:span></text:p>
          </table:table-cell>
          <table:table-cell table:style-name="TableCell90" office:value-type="string">
            <text:p text:style-name="CellContent90"><text:span text:style-name="T86">leading
is
16</text:span></text:p>
          </table:table-cell>
        </table:table-row>
        <table:table-row table:style-name="TableRow31">
          <table:table-cell table:style-name="TableCell91" office:value-type="string">
            <text:p text:style-name="CellContent91"><text:span text:style-name="T87">leading</text:span></text:p>
          </table:table-cell>
          <table:table-cell table:style-name="TableCell92" office:value-type="string">
            <text:p text:style-name="CellContent92"><text:span text:style-name="T88">leading
is
12</text:span></text:p>
          </table:table-cell>
        </table:table-row>
        <table:table-row table:style-name="TableRow32">
          <table:table-cell table:style-name="TableCell93" office:value-type="string">
            <text:p text:style-name="CellContent93"><text:span text:style-name="T89">leftPadding</text:span></text:p>
          </table:table-cell>
          <table:table-cell table:style-name="TableCell94" office:value-type="string">
            <text:p text:style-name="CellContent94"><text:span text:style-name="T90">10</text:span></text:p>
          </table:table-cell>
        </table:table-row>
        <table:table-row table:style-name="TableRow33">
          <table:table-cell table:style-name="TableCell95" office:value-type="string">
            <text:p text:style-name="CellContent95"><text:span text:style-name="T91">leftPadding</text:span></text:p>
          </table:table-cell>
          <table:table-cell table:style-name="TableCell96" office:value-type="string">
            <text:p text:style-name="CellContent96"><text:span text:style-name="T92">16</text:span></text:p>
          </table:table-cell>
        </table:table-row>
        <table:table-row table:style-name="TableRow34">
          <table:table-cell table:style-name="TableCell97" office:value-type="string">
            <text:p text:style-name="CellContent97"><text:span text:style-name="T93">rightPadding</text:span></text:p>
          </table:table-cell>
          <table:table-cell table:style-name="TableCell98" office:value-type="string">
            <text:p text:style-name="CellContent98"><text:span text:style-name="T94">10</text:span></text:p>
          </table:table-cell>
        </table:table-row>
        <table:table-row table:style-name="TableRow35">
          <table:table-cell table:style-name="TableCell99" office:value-type="string">
            <text:p text:style-name="CellContent99"><text:span text:style-name="T95">rightPadding</text:span></text:p>
          </table:table-cell>
          <table:table-cell table:style-name="TableCell100" office:value-type="string">
            <text:p text:style-name="CellContent100"><text:span text:style-name="T96">24</text:span></text:p>
          </table:table-cell>
        </table:table-row>
        <table:table-row table:style-name="TableRow36">
          <table:table-cell table:style-name="TableCell101" office:value-type="string">
            <text:p text:style-name="CellContent101"><text:span text:style-name="T97">topPadding</text:span></text:p>
          </table:table-cell>
          <table:table-cell table:style-name="TableCell102" office:value-type="string">
            <text:p text:style-name="CellContent102"><text:span text:style-name="T98">10</text:span></text:p>
          </table:table-cell>
        </table:table-row>
        <table:table-row table:style-name="TableRow37">
          <table:table-cell table:style-name="TableCell103" office:value-type="string">
            <text:p text:style-name="CellContent103"><text:span text:style-name="T99">topPadding</text:span></text:p>
          </table:table-cell>
          <table:table-cell table:style-name="TableCell104" office:value-type="string">
            <text:p text:style-name="CellContent104"><text:span text:style-name="T100">24</text:span></text:p>
          </table:table-cell>
        </table:table-row>
        <table:table-row table:style-name="TableRow38">
          <table:table-cell table:style-name="TableCell105" office:value-type="string">
            <text:p text:style-name="CellContent105"><text:span text:style-name="T101">bottomPadding</text:span></text:p>
          </table:table-cell>
          <table:table-cell table:style-name="TableCell106" office:value-type="string">
            <text:p text:style-name="CellContent106"><text:span text:style-name="T102">10</text:span></text:p>
          </table:table-cell>
        </table:table-row>
        <table:table-row table:style-name="TableRow39">
          <table:table-cell table:style-name="TableCell107" office:value-type="string">
            <text:p text:style-name="CellContent107"><text:span text:style-name="T103">bottomPadding</text:span></text:p>
          </table:table-cell>
          <table:table-cell table:style-name="TableCell108" office:value-type="string">
            <text:p text:style-name="CellContent108"><text:span text:style-name="T104">24</text:span></text:p>
          </table:table-cell>
        </table:table-row>
        <table:table-row table:style-name="TableRow40">
          <table:table-cell table:style-name="TableCell109" office:value-type="string">
            <text:p text:style-name="CellContent109"><text:span text:style-name="T105">background</text:span></text:p>
          </table:table-cell>
          <table:table-cell table:style-name="TableCell110" office:value-type="string">
            <text:p text:style-name="CellContent110"><text:span text:style-name="T106">pink</text:span></text:p>
          </table:table-cell>
        </table:table-row>
        <table:table-row table:style-name="TableRow41">
          <table:table-cell table:style-name="TableCell111" office:value-type="string">
            <text:p text:style-name="CellContent111"><text:span text:style-name="T107">background</text:span></text:p>
          </table:table-cell>
          <table:table-cell table:style-name="TableCell112" office:value-type="string">
            <text:p text:style-name="CellContent112"><text:span text:style-name="T108">lightblue</text:span></text:p>
          </table:table-cell>
        </table:table-row>
        <table:table-row table:style-name="TableRow42">
          <table:table-cell table:style-name="TableCell113" office:value-type="string">
            <text:p text:style-name="CellContent113"><text:span text:style-name="T109">align</text:span></text:p>
          </table:table-cell>
          <table:table-cell table:style-name="TableCell114" office:value-type="string">
            <text:p text:style-name="CellContent114"><text:span text:style-name="T110">left</text:span></text:p>
          </table:table-cell>
        </table:table-row>
        <table:table-row table:style-name="TableRow43">
          <table:table-cell table:style-name="TableCell115" office:value-type="string">
            <text:p text:style-name="CellContent115"><text:span text:style-name="T111">align</text:span></text:p>
          </table:table-cell>
          <table:table-cell table:style-name="TableCell116" office:value-type="string">
            <text:p text:style-name="CellContent116"><text:span text:style-name="T112">center</text:span></text:p>
          </table:table-cell>
        </table:table-row>
        <table:table-row table:style-name="TableRow44">
          <table:table-cell table:style-name="TableCell117" office:value-type="string">
            <text:p text:style-name="CellContent117"><text:span text:style-name="T113">align</text:span></text:p>
          </table:table-cell>
          <table:table-cell table:style-name="TableCell118" office:value-type="string">
            <text:p text:style-name="CellContent118"><text:span text:style-name="T114">right</text:span></text:p>
          </table:table-cell>
        </table:table-row>
        <table:table-row table:style-name="TableRow45">
          <table:table-cell table:style-name="TableCell119" office:value-type="string">
            <text:p text:style-name="CellContent119"><text:span text:style-name="T115">-
vAlign
-</text:span></text:p>
          </table:table-cell>
          <table:table-cell table:style-name="TableCell120" office:value-type="string">
            <text:p text:style-name="CellContent120"><text:span text:style-name="T116">top</text:span></text:p>
          </table:table-cell>
        </table:table-row>
        <table:table-row table:style-name="TableRow46">
          <table:table-cell table:style-name="TableCell121" office:value-type="string">
            <text:p text:style-name="CellContent121"><text:span text:style-name="T117">-
vAlign
-</text:span></text:p>
          </table:table-cell>
          <table:table-cell table:style-name="TableCell122" office:value-type="string">
            <text:p text:style-name="CellContent122"><text:span text:style-name="T118">middle</text:span></text:p>
          </table:table-cell>
        </table:table-row>
        <table:table-row table:style-name="TableRow47">
          <table:table-cell table:style-name="TableCell123" office:value-type="string">
            <text:p text:style-name="CellContent123"><text:span text:style-name="T119">-
vAlign
-</text:span></text:p>
          </table:table-cell>
          <table:table-cell table:style-name="TableCell124" office:value-type="string">
            <text:p text:style-name="CellContent124"><text:span text:style-name="T120">bottom</text:span></text:p>
          </table:table-cell>
        </table:table-row>
        <table:table-row table:style-name="TableRow48">
          <table:table-cell table:style-name="TableCell125" office:value-type="string">
            <text:p text:style-name="CellContent125"><text:span text:style-name="T121">lineBelow</text:span></text:p>
          </table:table-cell>
          <table:table-cell table:style-name="TableCell126" office:value-type="string">
            <text:p text:style-name="CellContent126"><text:span text:style-name="T122">right</text:span></text:p>
          </table:table-cell>
        </table:table-row>
      </table:table>
      <text:p text:style-name="Normal"><text:span text:style-name="T123">This table is using </text:span><text:span text:style-name="T124">&lt;xpre&gt;</text:span><text:span text:style-name="T125"> tags around the contents of the right hand column.</text:span></text:p>
      <text:p text:style-name="Sp9"/>
      <table:table table:style-name="temp001">
        <table:table-column table:style-name="TableColumn17"/>
        <table:table-column table:style-name="TableColumn18"/>
        <table:table-row table:style-name="TableRow49">
          <table:table-cell table:style-name="TableCell127" office:value-type="string">
            <text:p text:style-name="CellContent127"><text:span text:style-name="T126">fontName</text:span></text:p>
          </table:table-cell>
          <table:table-cell table:style-name="TableCell128" office:value-type="string">
            <text:p text:style-name="Normal"><text:span text:style-name="T127">Courier</text:span></text:p>
          </table:table-cell>
        </table:table-row>
        <table:table-row table:style-name="TableRow50">
          <table:table-cell table:style-name="TableCell129" office:value-type="string">
            <text:p text:style-name="CellContent129"><text:span text:style-name="T128">fontName</text:span></text:p>
          </table:table-cell>
          <table:table-cell table:style-name="TableCell130" office:value-type="string">
            <text:p text:style-name="Normal"><text:span text:style-name="T129">Helvetica</text:span></text:p>
          </table:table-cell>
        </table:table-row>
        <table:table-row table:style-name="TableRow51">
          <table:table-cell table:style-name="TableCell131" office:value-type="string">
            <text:p text:style-name="CellContent131"><text:span text:style-name="T130">fontSize</text:span></text:p>
          </table:table-cell>
          <table:table-cell table:style-name="TableCell132" office:value-type="string">
            <text:p text:style-name="Normal"><text:span text:style-name="T131">8</text:span></text:p>
          </table:table-cell>
        </table:table-row>
        <table:table-row table:style-name="TableRow52">
          <table:table-cell table:style-name="TableCell133" office:value-type="string">
            <text:p text:style-name="CellContent133"><text:span text:style-name="T132">fontSize</text:span></text:p>
          </table:table-cell>
          <table:table-cell table:style-name="TableCell134" office:value-type="string">
            <text:p text:style-name="Normal"><text:span text:style-name="T133">14</text:span></text:p>
          </table:table-cell>
        </table:table-row>
        <table:table-row table:style-name="TableRow53">
          <table:table-cell table:style-name="TableCell135" office:value-type="string">
            <text:p text:style-name="CellContent135"><text:span text:style-name="T134">fontColor</text:span></text:p>
          </table:table-cell>
          <table:table-cell table:style-name="TableCell136" office:value-type="string">
            <text:p text:style-name="Normal"><text:span text:style-name="T135">red</text:span></text:p>
          </table:table-cell>
        </table:table-row>
        <table:table-row table:style-name="TableRow54">
          <table:table-cell table:style-name="TableCell137" office:value-type="string">
            <text:p text:style-name="CellContent137"><text:span text:style-name="T136">fontColor</text:span></text:p>
          </table:table-cell>
          <table:table-cell table:style-name="TableCell138" office:value-type="string">
            <text:p text:style-name="Normal"><text:span text:style-name="T137">blue</text:span></text:p>
          </table:table-cell>
        </table:table-row>
        <table:table-row table:style-name="TableRow55">
          <table:table-cell table:style-name="TableCell139" office:value-type="string">
            <text:p text:style-name="CellContent139"><text:span text:style-name="T138">leading</text:span></text:p>
          </table:table-cell>
          <table:table-cell table:style-name="TableCell140" office:value-type="string">
            <text:p text:style-name="Normal"><text:span text:style-name="T139">leading
is
16</text:span></text:p>
          </table:table-cell>
        </table:table-row>
        <table:table-row table:style-name="TableRow56">
          <table:table-cell table:style-name="TableCell141" office:value-type="string">
            <text:p text:style-name="CellContent141"><text:span text:style-name="T140">leading</text:span></text:p>
          </table:table-cell>
          <table:table-cell table:style-name="TableCell142" office:value-type="string">
            <text:p text:style-name="Normal"><text:span text:style-name="T141">leading
is
12</text:span></text:p>
          </table:table-cell>
        </table:table-row>
        <table:table-row table:style-name="TableRow57">
          <table:table-cell table:style-name="TableCell143" office:value-type="string">
            <text:p text:style-name="CellContent143"><text:span text:style-name="T142">leftPadding</text:span></text:p>
          </table:table-cell>
          <table:table-cell table:style-name="TableCell144" office:value-type="string">
            <text:p text:style-name="Normal"><text:span text:style-name="T143">10</text:span></text:p>
          </table:table-cell>
        </table:table-row>
        <table:table-row table:style-name="TableRow58">
          <table:table-cell table:style-name="TableCell145" office:value-type="string">
            <text:p text:style-name="CellContent145"><text:span text:style-name="T144">leftPadding</text:span></text:p>
          </table:table-cell>
          <table:table-cell table:style-name="TableCell146" office:value-type="string">
            <text:p text:style-name="Normal"><text:span text:style-name="T145">16</text:span></text:p>
          </table:table-cell>
        </table:table-row>
        <table:table-row table:style-name="TableRow59">
          <table:table-cell table:style-name="TableCell147" office:value-type="string">
            <text:p text:style-name="CellContent147"><text:span text:style-name="T146">rightPadding</text:span></text:p>
          </table:table-cell>
          <table:table-cell table:style-name="TableCell148" office:value-type="string">
            <text:p text:style-name="Normal"><text:span text:style-name="T147">10</text:span></text:p>
          </table:table-cell>
        </table:table-row>
        <table:table-row table:style-name="TableRow60">
          <table:table-cell table:style-name="TableCell149" office:value-type="string">
            <text:p text:style-name="CellContent149"><text:span text:style-name="T148">rightPadding</text:span></text:p>
          </table:table-cell>
          <table:table-cell table:style-name="TableCell150" office:value-type="string">
            <text:p text:style-name="Normal"><text:span text:style-name="T149">24</text:span></text:p>
          </table:table-cell>
        </table:table-row>
        <table:table-row table:style-name="TableRow61">
          <table:table-cell table:style-name="TableCell151" office:value-type="string">
            <text:p text:style-name="CellContent151"><text:span text:style-name="T150">topPadding</text:span></text:p>
          </table:table-cell>
          <table:table-cell table:style-name="TableCell152" office:value-type="string">
            <text:p text:style-name="Normal"><text:span text:style-name="T151">10</text:span></text:p>
          </table:table-cell>
        </table:table-row>
        <table:table-row table:style-name="TableRow62">
          <table:table-cell table:style-name="TableCell153" office:value-type="string">
            <text:p text:style-name="CellContent153"><text:span text:style-name="T152">topPadding</text:span></text:p>
          </table:table-cell>
          <table:table-cell table:style-name="TableCell154" office:value-type="string">
            <text:p text:style-name="Normal"><text:span text:style-name="T153">24</text:span></text:p>
          </table:table-cell>
        </table:table-row>
        <table:table-row table:style-name="TableRow63">
          <table:table-cell table:style-name="TableCell155" office:value-type="string">
            <text:p text:style-name="CellContent155"><text:span text:style-name="T154">bottomPadding</text:span></text:p>
          </table:table-cell>
          <table:table-cell table:style-name="TableCell156" office:value-type="string">
            <text:p text:style-name="Normal"><text:span text:style-name="T155">10</text:span></text:p>
          </table:table-cell>
        </table:table-row>
        <table:table-row table:style-name="TableRow64">
          <table:table-cell table:style-name="TableCell157" office:value-type="string">
            <text:p text:style-name="CellContent157"><text:span text:style-name="T156">bottomPadding</text:span></text:p>
          </table:table-cell>
          <table:table-cell table:style-name="TableCell158" office:value-type="string">
            <text:p text:style-name="Normal"><text:span text:style-name="T157">24</text:span></text:p>
          </table:table-cell>
        </table:table-row>
        <table:table-row table:style-name="TableRow65">
          <table:table-cell table:style-name="TableCell159" office:value-type="string">
            <text:p text:style-name="CellContent159"><text:span text:style-name="T158">background</text:span></text:p>
          </table:table-cell>
          <table:table-cell table:style-name="TableCell160" office:value-type="string">
            <text:p text:style-name="Normal"><text:span text:style-name="T159">pink</text:span></text:p>
          </table:table-cell>
        </table:table-row>
        <table:table-row table:style-name="TableRow66">
          <table:table-cell table:style-name="TableCell161" office:value-type="string">
            <text:p text:style-name="CellContent161"><text:span text:style-name="T160">background</text:span></text:p>
          </table:table-cell>
          <table:table-cell table:style-name="TableCell162" office:value-type="string">
            <text:p text:style-name="Normal"><text:span text:style-name="T161">lightblue</text:span></text:p>
          </table:table-cell>
        </table:table-row>
        <table:table-row table:style-name="TableRow67">
          <table:table-cell table:style-name="TableCell163" office:value-type="string">
            <text:p text:style-name="CellContent163"><text:span text:style-name="T162">align</text:span></text:p>
          </table:table-cell>
          <table:table-cell table:style-name="TableCell164" office:value-type="string">
            <text:p text:style-name="Normal"><text:span text:style-name="T163">left</text:span></text:p>
          </table:table-cell>
        </table:table-row>
        <table:table-row table:style-name="TableRow68">
          <table:table-cell table:style-name="TableCell165" office:value-type="string">
            <text:p text:style-name="CellContent165"><text:span text:style-name="T164">align</text:span></text:p>
          </table:table-cell>
          <table:table-cell table:style-name="TableCell166" office:value-type="string">
            <text:p text:style-name="Normal"><text:span text:style-name="T165">center</text:span></text:p>
          </table:table-cell>
        </table:table-row>
        <table:table-row table:style-name="TableRow69">
          <table:table-cell table:style-name="TableCell167" office:value-type="string">
            <text:p text:style-name="CellContent167"><text:span text:style-name="T166">align</text:span></text:p>
          </table:table-cell>
          <table:table-cell table:style-name="TableCell168" office:value-type="string">
            <text:p text:style-name="Normal"><text:span text:style-name="T167">right</text:span></text:p>
          </table:table-cell>
        </table:table-row>
        <table:table-row table:style-name="TableRow70">
          <table:table-cell table:style-name="TableCell169" office:value-type="string">
            <text:p text:style-name="CellContent169"><text:span text:style-name="T168">-
vAlign
-</text:span></text:p>
          </table:table-cell>
          <table:table-cell table:style-name="TableCell170" office:value-type="string">
            <text:p text:style-name="Normal"><text:span text:style-name="T169">top</text:span></text:p>
          </table:table-cell>
        </table:table-row>
        <table:table-row table:style-name="TableRow71">
          <table:table-cell table:style-name="TableCell171" office:value-type="string">
            <text:p text:style-name="CellContent171"><text:span text:style-name="T170">-
vAlign
-</text:span></text:p>
          </table:table-cell>
          <table:table-cell table:style-name="TableCell172" office:value-type="string">
            <text:p text:style-name="Normal"><text:span text:style-name="T171">middle</text:span></text:p>
          </table:table-cell>
        </table:table-row>
        <table:table-row table:style-name="TableRow72">
          <table:table-cell table:style-name="TableCell173" office:value-type="string">
            <text:p text:style-name="CellContent173"><text:span text:style-name="T172">-
vAlign
-</text:span></text:p>
          </table:table-cell>
          <table:table-cell table:style-name="TableCell174" office:value-type="string">
            <text:p text:style-name="Normal"><text:span text:style-name="T173">bottom</text:span></text:p>
          </table:table-cell>
        </table:table-row>
      </table:table>
      <text:p text:style-name="Heading2"><text:span text:style-name="T174">Bulk Data Support</text:span></text:p>
      <text:p text:style-name="Normal"><text:span text:style-name="T175">Very often one wants to get quite a lot of text or numeric data into a table - for example from a database query or imported data file. Quoting all of this correctly as XML and wrapping in in td and tr tags is time and memory consumuing, unquoting and parsing it all back even more so. Therefore, instead of explicitly creating row and cell tags, you can now use a new </text:span><text:span text:style-name="T176">bulkData</text:span><text:span text:style-name="T177"> tag. This lets you specify a delimiter for fields (default is comma) and for records (default is newline), and rml2pdf will break this up.</text:span></text:p>
      <text:p text:style-name="Normal"><text:span text:style-name="T178">If you want to avoid having to quote ampersands, wrap this in a CDATA escape sequence.</text:span></text:p>
      <text:p text:style-name="Normal"><text:span text:style-name="T179">Of course if you want per-cell formatting or to put arbitrary flowables in a cell, you must use the other tags.</text:span></text:p>
      <text:p text:style-name="Sp10"/>
      <table:table table:style-name="numeric">
        <table:table-column table:style-name="TableColumn19"/>
        <table:table-column table:style-name="TableColumn20"/>
        <table:table-row table:style-name="TableRow73">
          <table:table-cell table:style-name="TableCell175" office:value-type="string"/>
        </table:table-row>
        <table:table-row table:style-name="TableRow74">
          <table:table-cell table:style-name="TableCell176" office:value-type="string">
            <text:p text:style-name="CellContent176"><text:span text:style-name="T180">Product</text:span></text:p>
          </table:table-cell>
          <table:table-cell table:style-name="TableCell177" office:value-type="string">
            <text:p text:style-name="CellContent177"><text:span text:style-name="T181">Profit</text:span></text:p>
          </table:table-cell>
        </table:table-row>
        <table:table-row table:style-name="TableRow75">
          <table:table-cell table:style-name="TableCell178" office:value-type="string">
            <text:p text:style-name="CellContent178"><text:span text:style-name="T182">Sprockets</text:span></text:p>
          </table:table-cell>
          <table:table-cell table:style-name="TableCell179" office:value-type="string">
            <text:p text:style-name="CellContent179"><text:span text:style-name="T183">26</text:span></text:p>
          </table:table-cell>
        </table:table-row>
        <table:table-row table:style-name="TableRow76">
          <table:table-cell table:style-name="TableCell180" office:value-type="string">
            <text:p text:style-name="CellContent180"><text:span text:style-name="T184">Widgets</text:span></text:p>
          </table:table-cell>
          <table:table-cell table:style-name="TableCell181" office:value-type="string">
            <text:p text:style-name="CellContent181"><text:span text:style-name="T185">34</text:span></text:p>
          </table:table-cell>
        </table:table-row>
        <table:table-row table:style-name="TableRow77">
          <table:table-cell table:style-name="TableCell182" office:value-type="string">
            <text:p text:style-name="CellContent182"><text:span text:style-name="T186">Thingummies</text:span></text:p>
          </table:table-cell>
          <table:table-cell table:style-name="TableCell183" office:value-type="string">
            <text:p text:style-name="CellContent183"><text:span text:style-name="T187">217</text:span></text:p>
          </table:table-cell>
        </table:table-row>
        <table:table-row table:style-name="TableRow78">
          <table:table-cell table:style-name="TableCell184" office:value-type="string">
            <text:p text:style-name="CellContent184"><text:span text:style-name="T188">Bits &amp; Bobs</text:span></text:p>
          </table:table-cell>
          <table:table-cell table:style-name="TableCell185" office:value-type="string">
            <text:p text:style-name="CellContent185"><text:span text:style-name="T189">23</text:span></text:p>
          </table:table-cell>
        </table:table-row>
        <table:table-row table:style-name="TableRow79">
          <table:table-cell table:style-name="TableCell186" office:value-type="string">
            <text:p text:style-name="CellContent186"><text:span text:style-name="T190">Total</text:span></text:p>
          </table:table-cell>
          <table:table-cell table:style-name="TableCell187" office:value-type="string">
            <text:p text:style-name="CellContent187"><text:span text:style-name="T191">277</text:span></text:p>
          </table:table-cell>
        </table:table-row>
        <table:table-row table:style-name="TableRow80">
          <table:table-cell table:style-name="TableCell188" office:value-type="string"/>
        </table:table-row>
      </table:table>
      <text:p text:style-name="Sp11"/>
      <text:p text:style-name="Normal"><text:span text:style-name="T192">You can specify a tab with </text:span><text:span text:style-name="T193">fieldDelim="\t"</text:span><text:span text:style-name="T194">, but we generally advise against using any whitespace character as a delimiter if you have a choice. You can also specify fine-grained "stripping" control; the default behaviour is to strip whitespace off the top and bottom of the overall data block, so blank lines are excluded, and off the ends of each row so line endings and indentation don't matter, but not off each cell. Note that the strings in the cells may contain spaces and these spaces will be respected in formatting. You are also advised to use a CDATA escape sequence around your data so that "&amp;","&lt;" and "&gt;", characters don't need special handling.</text:span></text:p>
      <text:p text:style-name="Heading2"><text:span text:style-name="T195">Excel Bulk Data Support</text:span></text:p>
      <text:p text:style-name="Normal"><text:span text:style-name="T196">The </text:span><text:span text:style-name="T197">excelData</text:span><text:span text:style-name="T198"> tag is very similar to the bulk data support, but reads the bulk data from an Excel file instead of from delimited textual data. The </text:span><text:span text:style-name="T199">range</text:span><text:span text:style-name="T200"> attribute is optional.</text:span></text:p>
      <text:p text:style-name="Sp12"/>
      <text:p text:style-name="Heading3"><text:span text:style-name="T201"> Sorry Ecel Bulk Support is not yet here </text:span></text:p>
      <text:p text:style-name="Sp13"/>
      <text:p text:style-name="Heading2"><text:span text:style-name="T202">Colour cycles by rows and columns</text:span></text:p>
      <text:p text:style-name="Normal"><text:span text:style-name="T203">It's sometimes nice to alternate colours by row (e.g. a pale color then white) to visually break up a long table. The style lets you specify </text:span><text:span text:style-name="T204">cycles</text:span><text:span text:style-name="T205"> as well as single colours. Here we have created a style command which cycles through pale green and white, like old stacks of fanfold paper...</text:span></text:p>
      <table:table table:style-name="Table2">
        <table:table-column table:style-name="TableColumn21"/>
        <table:table-column table:style-name="TableColumn22"/>
        <table:table-column table:style-name="TableColumn23"/>
        <table:table-column table:style-name="TableColumn24"/>
        <table:table-row table:style-name="TableRow81">
          <table:table-cell table:style-name="TableCell189" office:value-type="string">
            <text:p text:style-name="CellContent189"><text:span text:style-name="T206">Date</text:span></text:p>
          </table:table-cell>
          <table:table-cell table:style-name="TableCell190" office:value-type="string">
            <text:p text:style-name="CellContent190"><text:span text:style-name="T207">Item</text:span></text:p>
          </table:table-cell>
          <table:table-cell table:style-name="TableCell191" office:value-type="string">
            <text:p text:style-name="CellContent191"><text:span text:style-name="T208">Debit</text:span></text:p>
          </table:table-cell>
          <table:table-cell table:style-name="TableCell192" office:value-type="string">
            <text:p text:style-name="CellContent192"><text:span text:style-name="T209">Credit</text:span></text:p>
          </table:table-cell>
        </table:table-row>
        <table:table-row table:style-name="TableRow82">
          <table:table-cell table:style-name="TableCell193" office:value-type="string">
            <text:p text:style-name="CellContent193"><text:span text:style-name="T210">28-09-2004</text:span></text:p>
          </table:table-cell>
          <table:table-cell table:style-name="TableCell194" office:value-type="string">
            <text:p text:style-name="CellContent194"><text:span text:style-name="T211">Expensive lunch with clients</text:span></text:p>
          </table:table-cell>
          <table:table-cell table:style-name="TableCell195" office:value-type="string">
            <text:p text:style-name="CellContent195"><text:span text:style-name="T212">100</text:span></text:p>
          </table:table-cell>
          <table:table-cell table:style-name="TableCell196" office:value-type="string">
            <text:p text:style-name="CellContent196"><text:span text:style-name="T213">-</text:span></text:p>
          </table:table-cell>
        </table:table-row>
        <table:table-row table:style-name="TableRow83">
          <table:table-cell table:style-name="TableCell197" office:value-type="string">
            <text:p text:style-name="CellContent197"><text:span text:style-name="T214">28-09-2004</text:span></text:p>
          </table:table-cell>
          <table:table-cell table:style-name="TableCell198" office:value-type="string">
            <text:p text:style-name="CellContent198"><text:span text:style-name="T215">Expensive lunch with clients</text:span></text:p>
          </table:table-cell>
          <table:table-cell table:style-name="TableCell199" office:value-type="string">
            <text:p text:style-name="CellContent199"><text:span text:style-name="T216">100</text:span></text:p>
          </table:table-cell>
          <table:table-cell table:style-name="TableCell200" office:value-type="string">
            <text:p text:style-name="CellContent200"><text:span text:style-name="T217">-</text:span></text:p>
          </table:table-cell>
        </table:table-row>
        <table:table-row table:style-name="TableRow84">
          <table:table-cell table:style-name="TableCell201" office:value-type="string">
            <text:p text:style-name="CellContent201"><text:span text:style-name="T218">28-09-2004</text:span></text:p>
          </table:table-cell>
          <table:table-cell table:style-name="TableCell202" office:value-type="string">
            <text:p text:style-name="CellContent202"><text:span text:style-name="T219">Expensive lunch with clients</text:span></text:p>
          </table:table-cell>
          <table:table-cell table:style-name="TableCell203" office:value-type="string">
            <text:p text:style-name="CellContent203"><text:span text:style-name="T220">100</text:span></text:p>
          </table:table-cell>
          <table:table-cell table:style-name="TableCell204" office:value-type="string">
            <text:p text:style-name="CellContent204"><text:span text:style-name="T221">-</text:span></text:p>
          </table:table-cell>
        </table:table-row>
        <table:table-row table:style-name="TableRow85">
          <table:table-cell table:style-name="TableCell205" office:value-type="string">
            <text:p text:style-name="CellContent205"><text:span text:style-name="T222">28-09-2004</text:span></text:p>
          </table:table-cell>
          <table:table-cell table:style-name="TableCell206" office:value-type="string">
            <text:p text:style-name="CellContent206"><text:span text:style-name="T223">Expensive lunch with clients</text:span></text:p>
          </table:table-cell>
          <table:table-cell table:style-name="TableCell207" office:value-type="string">
            <text:p text:style-name="CellContent207"><text:span text:style-name="T224">100</text:span></text:p>
          </table:table-cell>
          <table:table-cell table:style-name="TableCell208" office:value-type="string">
            <text:p text:style-name="CellContent208"><text:span text:style-name="T225">-</text:span></text:p>
          </table:table-cell>
        </table:table-row>
        <table:table-row table:style-name="TableRow86">
          <table:table-cell table:style-name="TableCell209" office:value-type="string">
            <text:p text:style-name="CellContent209"><text:span text:style-name="T226">28-09-2004</text:span></text:p>
          </table:table-cell>
          <table:table-cell table:style-name="TableCell210" office:value-type="string">
            <text:p text:style-name="CellContent210"><text:span text:style-name="T227">Expensive lunch with clients</text:span></text:p>
          </table:table-cell>
          <table:table-cell table:style-name="TableCell211" office:value-type="string">
            <text:p text:style-name="CellContent211"><text:span text:style-name="T228">100</text:span></text:p>
          </table:table-cell>
          <table:table-cell table:style-name="TableCell212" office:value-type="string">
            <text:p text:style-name="CellContent212"><text:span text:style-name="T229">-</text:span></text:p>
          </table:table-cell>
        </table:table-row>
        <table:table-row table:style-name="TableRow87">
          <table:table-cell table:style-name="TableCell213" office:value-type="string">
            <text:p text:style-name="CellContent213"><text:span text:style-name="T230">28-09-2004</text:span></text:p>
          </table:table-cell>
          <table:table-cell table:style-name="TableCell214" office:value-type="string">
            <text:p text:style-name="CellContent214"><text:span text:style-name="T231">Expensive lunch with clients</text:span></text:p>
          </table:table-cell>
          <table:table-cell table:style-name="TableCell215" office:value-type="string">
            <text:p text:style-name="CellContent215"><text:span text:style-name="T232">100</text:span></text:p>
          </table:table-cell>
          <table:table-cell table:style-name="TableCell216" office:value-type="string">
            <text:p text:style-name="CellContent216"><text:span text:style-name="T233">-</text:span></text:p>
          </table:table-cell>
        </table:table-row>
        <table:table-row table:style-name="TableRow88">
          <table:table-cell table:style-name="TableCell217" office:value-type="string">
            <text:p text:style-name="CellContent217"><text:span text:style-name="T234">28-09-2004</text:span></text:p>
          </table:table-cell>
          <table:table-cell table:style-name="TableCell218" office:value-type="string">
            <text:p text:style-name="CellContent218"><text:span text:style-name="T235">Expensive lunch with clients</text:span></text:p>
          </table:table-cell>
          <table:table-cell table:style-name="TableCell219" office:value-type="string">
            <text:p text:style-name="CellContent219"><text:span text:style-name="T236">100</text:span></text:p>
          </table:table-cell>
          <table:table-cell table:style-name="TableCell220" office:value-type="string">
            <text:p text:style-name="CellContent220"><text:span text:style-name="T237">-</text:span></text:p>
          </table:table-cell>
        </table:table-row>
        <table:table-row table:style-name="TableRow89">
          <table:table-cell table:style-name="TableCell221" office:value-type="string">
            <text:p text:style-name="CellContent221"><text:span text:style-name="T238">28-09-2004</text:span></text:p>
          </table:table-cell>
          <table:table-cell table:style-name="TableCell222" office:value-type="string">
            <text:p text:style-name="CellContent222"><text:span text:style-name="T239">Expensive lunch with clients</text:span></text:p>
          </table:table-cell>
          <table:table-cell table:style-name="TableCell223" office:value-type="string">
            <text:p text:style-name="CellContent223"><text:span text:style-name="T240">100</text:span></text:p>
          </table:table-cell>
          <table:table-cell table:style-name="TableCell224" office:value-type="string">
            <text:p text:style-name="CellContent224"><text:span text:style-name="T241">-</text:span></text:p>
          </table:table-cell>
        </table:table-row>
        <table:table-row table:style-name="TableRow90">
          <table:table-cell table:style-name="TableCell225" office:value-type="string">
            <text:p text:style-name="CellContent225"><text:span text:style-name="T242">28-09-2004</text:span></text:p>
          </table:table-cell>
          <table:table-cell table:style-name="TableCell226" office:value-type="string">
            <text:p text:style-name="CellContent226"><text:span text:style-name="T243">Expensive lunch with clients</text:span></text:p>
          </table:table-cell>
          <table:table-cell table:style-name="TableCell227" office:value-type="string">
            <text:p text:style-name="CellContent227"><text:span text:style-name="T244">100</text:span></text:p>
          </table:table-cell>
          <table:table-cell table:style-name="TableCell228" office:value-type="string">
            <text:p text:style-name="CellContent228"><text:span text:style-name="T245">-</text:span></text:p>
          </table:table-cell>
        </table:table-row>
        <table:table-row table:style-name="TableRow91">
          <table:table-cell table:style-name="TableCell229" office:value-type="string">
            <text:p text:style-name="CellContent229"><text:span text:style-name="T246">28-09-2004</text:span></text:p>
          </table:table-cell>
          <table:table-cell table:style-name="TableCell230" office:value-type="string">
            <text:p text:style-name="CellContent230"><text:span text:style-name="T247">Expensive lunch with clients</text:span></text:p>
          </table:table-cell>
          <table:table-cell table:style-name="TableCell231" office:value-type="string">
            <text:p text:style-name="CellContent231"><text:span text:style-name="T248">100</text:span></text:p>
          </table:table-cell>
          <table:table-cell table:style-name="TableCell232" office:value-type="string">
            <text:p text:style-name="CellContent232"><text:span text:style-name="T249">-</text:span></text:p>
          </table:table-cell>
        </table:table-row>
        <table:table-row table:style-name="TableRow92">
          <table:table-cell table:style-name="TableCell233" office:value-type="string">
            <text:p text:style-name="CellContent233"><text:span text:style-name="T250">28-09-2004</text:span></text:p>
          </table:table-cell>
          <table:table-cell table:style-name="TableCell234" office:value-type="string">
            <text:p text:style-name="CellContent234"><text:span text:style-name="T251">Expensive lunch with clients</text:span></text:p>
          </table:table-cell>
          <table:table-cell table:style-name="TableCell235" office:value-type="string">
            <text:p text:style-name="CellContent235"><text:span text:style-name="T252">100</text:span></text:p>
          </table:table-cell>
          <table:table-cell table:style-name="TableCell236" office:value-type="string">
            <text:p text:style-name="CellContent236"><text:span text:style-name="T253">-</text:span></text:p>
          </table:table-cell>
        </table:table-row>
        <table:table-row table:style-name="TableRow93">
          <table:table-cell table:style-name="TableCell237" office:value-type="string">
            <text:p text:style-name="CellContent237"><text:span text:style-name="T254">28-09-2004</text:span></text:p>
          </table:table-cell>
          <table:table-cell table:style-name="TableCell238" office:value-type="string">
            <text:p text:style-name="CellContent238"><text:span text:style-name="T255">Expensive lunch with clients</text:span></text:p>
          </table:table-cell>
          <table:table-cell table:style-name="TableCell239" office:value-type="string">
            <text:p text:style-name="CellContent239"><text:span text:style-name="T256">100</text:span></text:p>
          </table:table-cell>
          <table:table-cell table:style-name="TableCell240" office:value-type="string">
            <text:p text:style-name="CellContent240"><text:span text:style-name="T257">-</text:span></text:p>
          </table:table-cell>
        </table:table-row>
        <table:table-row table:style-name="TableRow94">
          <table:table-cell table:style-name="TableCell241" office:value-type="string">
            <text:p text:style-name="CellContent241"><text:span text:style-name="T258">28-09-2004</text:span></text:p>
          </table:table-cell>
          <table:table-cell table:style-name="TableCell242" office:value-type="string">
            <text:p text:style-name="CellContent242"><text:span text:style-name="T259">Expensive lunch with clients</text:span></text:p>
          </table:table-cell>
          <table:table-cell table:style-name="TableCell243" office:value-type="string">
            <text:p text:style-name="CellContent243"><text:span text:style-name="T260">100</text:span></text:p>
          </table:table-cell>
          <table:table-cell table:style-name="TableCell244" office:value-type="string">
            <text:p text:style-name="CellContent244"><text:span text:style-name="T261">-</text:span></text:p>
          </table:table-cell>
        </table:table-row>
        <table:table-row table:style-name="TableRow95">
          <table:table-cell table:style-name="TableCell245" office:value-type="string">
            <text:p text:style-name="CellContent245"><text:span text:style-name="T262">28-09-2004</text:span></text:p>
          </table:table-cell>
          <table:table-cell table:style-name="TableCell246" office:value-type="string">
            <text:p text:style-name="CellContent246"><text:span text:style-name="T263">Expensive lunch with clients</text:span></text:p>
          </table:table-cell>
          <table:table-cell table:style-name="TableCell247" office:value-type="string">
            <text:p text:style-name="CellContent247"><text:span text:style-name="T264">100</text:span></text:p>
          </table:table-cell>
          <table:table-cell table:style-name="TableCell248" office:value-type="string">
            <text:p text:style-name="CellContent248"><text:span text:style-name="T265">-</text:span></text:p>
          </table:table-cell>
        </table:table-row>
        <table:table-row table:style-name="TableRow96">
          <table:table-cell table:style-name="TableCell249" office:value-type="string">
            <text:p text:style-name="CellContent249"><text:span text:style-name="T266">28-09-2004</text:span></text:p>
          </table:table-cell>
          <table:table-cell table:style-name="TableCell250" office:value-type="string">
            <text:p text:style-name="CellContent250"><text:span text:style-name="T267">Expensive lunch with clients</text:span></text:p>
          </table:table-cell>
          <table:table-cell table:style-name="TableCell251" office:value-type="string">
            <text:p text:style-name="CellContent251"><text:span text:style-name="T268">100</text:span></text:p>
          </table:table-cell>
          <table:table-cell table:style-name="TableCell252" office:value-type="string">
            <text:p text:style-name="CellContent252"><text:span text:style-name="T269">-</text:span></text:p>
          </table:table-cell>
        </table:table-row>
        <table:table-row table:style-name="TableRow97">
          <table:table-cell table:style-name="TableCell253" office:value-type="string">
            <text:p text:style-name="CellContent253"><text:span text:style-name="T270">28-09-2004</text:span></text:p>
          </table:table-cell>
          <table:table-cell table:style-name="TableCell254" office:value-type="string">
            <text:p text:style-name="CellContent254"><text:span text:style-name="T271">Expensive lunch with clients</text:span></text:p>
          </table:table-cell>
          <table:table-cell table:style-name="TableCell255" office:value-type="string">
            <text:p text:style-name="CellContent255"><text:span text:style-name="T272">100</text:span></text:p>
          </table:table-cell>
          <table:table-cell table:style-name="TableCell256" office:value-type="string">
            <text:p text:style-name="CellContent256"><text:span text:style-name="T273">-</text:span></text:p>
          </table:table-cell>
        </table:table-row>
        <table:table-row table:style-name="TableRow98">
          <table:table-cell table:style-name="TableCell257" office:value-type="string">
            <text:p text:style-name="CellContent257"><text:span text:style-name="T274">28-09-2004</text:span></text:p>
          </table:table-cell>
          <table:table-cell table:style-name="TableCell258" office:value-type="string">
            <text:p text:style-name="CellContent258"><text:span text:style-name="T275">Expensive lunch with clients</text:span></text:p>
          </table:table-cell>
          <table:table-cell table:style-name="TableCell259" office:value-type="string">
            <text:p text:style-name="CellContent259"><text:span text:style-name="T276">100</text:span></text:p>
          </table:table-cell>
          <table:table-cell table:style-name="TableCell260" office:value-type="string">
            <text:p text:style-name="CellContent260"><text:span text:style-name="T277">-</text:span></text:p>
          </table:table-cell>
        </table:table-row>
        <table:table-row table:style-name="TableRow99">
          <table:table-cell table:style-name="TableCell261" office:value-type="string">
            <text:p text:style-name="CellContent261"><text:span text:style-name="T278">28-09-2004</text:span></text:p>
          </table:table-cell>
          <table:table-cell table:style-name="TableCell262" office:value-type="string">
            <text:p text:style-name="CellContent262"><text:span text:style-name="T279">Expensive lunch with clients</text:span></text:p>
          </table:table-cell>
          <table:table-cell table:style-name="TableCell263" office:value-type="string">
            <text:p text:style-name="CellContent263"><text:span text:style-name="T280">100</text:span></text:p>
          </table:table-cell>
          <table:table-cell table:style-name="TableCell264" office:value-type="string">
            <text:p text:style-name="CellContent264"><text:span text:style-name="T281">-</text:span></text:p>
          </table:table-cell>
        </table:table-row>
        <table:table-row table:style-name="TableRow100">
          <table:table-cell table:style-name="TableCell265" office:value-type="string">
            <text:p text:style-name="CellContent265"><text:span text:style-name="T282">28-09-2004</text:span></text:p>
          </table:table-cell>
          <table:table-cell table:style-name="TableCell266" office:value-type="string">
            <text:p text:style-name="CellContent266"><text:span text:style-name="T283">Expensive lunch with clients</text:span></text:p>
          </table:table-cell>
          <table:table-cell table:style-name="TableCell267" office:value-type="string">
            <text:p text:style-name="CellContent267"><text:span text:style-name="T284">100</text:span></text:p>
          </table:table-cell>
          <table:table-cell table:style-name="TableCell268" office:value-type="string">
            <text:p text:style-name="CellContent268"><text:span text:style-name="T285">-</text:span></text:p>
          </table:table-cell>
        </table:table-row>
        <table:table-row table:style-name="TableRow101">
          <table:table-cell table:style-name="TableCell269" office:value-type="string">
            <text:p text:style-name="CellContent269"><text:span text:style-name="T286">28-09-2004</text:span></text:p>
          </table:table-cell>
          <table:table-cell table:style-name="TableCell270" office:value-type="string">
            <text:p text:style-name="CellContent270"><text:span text:style-name="T287">Expensive lunch with clients</text:span></text:p>
          </table:table-cell>
          <table:table-cell table:style-name="TableCell271" office:value-type="string">
            <text:p text:style-name="CellContent271"><text:span text:style-name="T288">100</text:span></text:p>
          </table:table-cell>
          <table:table-cell table:style-name="TableCell272" office:value-type="string">
            <text:p text:style-name="CellContent272"><text:span text:style-name="T289">-</text:span></text:p>
          </table:table-cell>
        </table:table-row>
        <table:table-row table:style-name="TableRow102">
          <table:table-cell table:style-name="TableCell273" office:value-type="string">
            <text:p text:style-name="CellContent273"><text:span text:style-name="T290">28-09-2004</text:span></text:p>
          </table:table-cell>
          <table:table-cell table:style-name="TableCell274" office:value-type="string">
            <text:p text:style-name="CellContent274"><text:span text:style-name="T291">Bottom row should be greem</text:span></text:p>
          </table:table-cell>
          <table:table-cell table:style-name="TableCell275" office:value-type="string">
            <text:p text:style-name="CellContent275"><text:span text:style-name="T292">110</text:span></text:p>
          </table:table-cell>
          <table:table-cell table:style-name="TableCell276" office:value-type="string">
            <text:p text:style-name="CellContent276"><text:span text:style-name="T293">-</text:span></text:p>
          </table:table-cell>
        </table:table-row>
      </table:table>
      <text:p text:style-name="Normal"><text:span text:style-name="T294">Try again by column, with three colors this time. Also ensure some row heights vary to check accuracy of drawing.</text:span></text:p>
      <table:table table:style-name="Table3">
        <table:table-column table:style-name="TableColumn25"/>
        <table:table-column table:style-name="TableColumn26"/>
        <table:table-column table:style-name="TableColumn27"/>
        <table:table-column table:style-name="TableColumn28"/>
        <table:table-row table:style-name="TableRow103">
          <table:table-cell table:style-name="TableCell277" office:value-type="string">
            <text:p text:style-name="CellContent277"><text:span text:style-name="T295">Date</text:span></text:p>
          </table:table-cell>
          <table:table-cell table:style-name="TableCell278" office:value-type="string">
            <text:p text:style-name="CellContent278"><text:span text:style-name="T296">Item</text:span></text:p>
          </table:table-cell>
          <table:table-cell table:style-name="TableCell279" office:value-type="string">
            <text:p text:style-name="CellContent279"><text:span text:style-name="T297">Debit</text:span></text:p>
          </table:table-cell>
          <table:table-cell table:style-name="TableCell280" office:value-type="string">
            <text:p text:style-name="CellContent280"><text:span text:style-name="T298">Credit</text:span></text:p>
          </table:table-cell>
        </table:table-row>
        <table:table-row table:style-name="TableRow104">
          <table:table-cell table:style-name="TableCell281" office:value-type="string">
            <text:p text:style-name="CellContent281"><text:span text:style-name="T299">28-09-2004</text:span></text:p>
          </table:table-cell>
          <table:table-cell table:style-name="TableCell282" office:value-type="string">
            <text:p text:style-name="CellContent282"><text:span text:style-name="T300">Expensive lunch with clients</text:span></text:p>
          </table:table-cell>
          <table:table-cell table:style-name="TableCell283" office:value-type="string">
            <text:p text:style-name="CellContent283"><text:span text:style-name="T301">100</text:span></text:p>
          </table:table-cell>
          <table:table-cell table:style-name="TableCell284" office:value-type="string">
            <text:p text:style-name="CellContent284"><text:span text:style-name="T302">-</text:span></text:p>
          </table:table-cell>
        </table:table-row>
        <table:table-row table:style-name="TableRow105">
          <table:table-cell table:style-name="TableCell285" office:value-type="string">
            <text:p text:style-name="CellContent285"><text:span text:style-name="T303">28-09-2004</text:span></text:p>
          </table:table-cell>
          <table:table-cell table:style-name="TableCell286" office:value-type="string">
            <text:p text:style-name="CellContent286"><text:span text:style-name="T304">Expensive lunch with clients</text:span></text:p>
          </table:table-cell>
          <table:table-cell table:style-name="TableCell287" office:value-type="string">
            <text:p text:style-name="CellContent287"><text:span text:style-name="T305">100</text:span></text:p>
          </table:table-cell>
          <table:table-cell table:style-name="TableCell288" office:value-type="string">
            <text:p text:style-name="CellContent288"><text:span text:style-name="T306">-</text:span></text:p>
          </table:table-cell>
        </table:table-row>
        <table:table-row table:style-name="TableRow106">
          <table:table-cell table:style-name="TableCell289" office:value-type="string">
            <text:p text:style-name="CellContent289"><text:span text:style-name="T307">28-09-2004</text:span></text:p>
          </table:table-cell>
          <table:table-cell table:style-name="TableCell290" office:value-type="string">
            <text:p text:style-name="CellContent290"><text:span text:style-name="T308">Expensive lunch with clients
plus magnum of champagne</text:span></text:p>
          </table:table-cell>
          <table:table-cell table:style-name="TableCell291" office:value-type="string">
            <text:p text:style-name="CellContent291"><text:span text:style-name="T309">400</text:span></text:p>
          </table:table-cell>
          <table:table-cell table:style-name="TableCell292" office:value-type="string">
            <text:p text:style-name="CellContent292"><text:span text:style-name="T310">-</text:span></text:p>
          </table:table-cell>
        </table:table-row>
        <table:table-row table:style-name="TableRow107">
          <table:table-cell table:style-name="TableCell293" office:value-type="string">
            <text:p text:style-name="CellContent293"><text:span text:style-name="T311">28-09-2004</text:span></text:p>
          </table:table-cell>
          <table:table-cell table:style-name="TableCell294" office:value-type="string">
            <text:p text:style-name="CellContent294"><text:span text:style-name="T312">Expensive lunch with clients</text:span></text:p>
          </table:table-cell>
          <table:table-cell table:style-name="TableCell295" office:value-type="string">
            <text:p text:style-name="CellContent295"><text:span text:style-name="T313">100</text:span></text:p>
          </table:table-cell>
          <table:table-cell table:style-name="TableCell296" office:value-type="string">
            <text:p text:style-name="CellContent296"><text:span text:style-name="T314">-</text:span></text:p>
          </table:table-cell>
        </table:table-row>
        <table:table-row table:style-name="TableRow108">
          <table:table-cell table:style-name="TableCell297" office:value-type="string">
            <text:p text:style-name="CellContent297"><text:span text:style-name="T315">28-09-2004</text:span></text:p>
          </table:table-cell>
          <table:table-cell table:style-name="TableCell298" office:value-type="string">
            <text:p text:style-name="CellContent298"><text:span text:style-name="T316">Expensive lunch with clients</text:span></text:p>
          </table:table-cell>
          <table:table-cell table:style-name="TableCell299" office:value-type="string">
            <text:p text:style-name="CellContent299"><text:span text:style-name="T317">100</text:span></text:p>
          </table:table-cell>
          <table:table-cell table:style-name="TableCell300" office:value-type="string">
            <text:p text:style-name="CellContent300"><text:span text:style-name="T318">-</text:span></text:p>
          </table:table-cell>
        </table:table-row>
        <table:table-row table:style-name="TableRow109">
          <table:table-cell table:style-name="TableCell301" office:value-type="string">
            <text:p text:style-name="CellContent301"><text:span text:style-name="T319">28-09-2004</text:span></text:p>
          </table:table-cell>
          <table:table-cell table:style-name="TableCell302" office:value-type="string">
            <text:p text:style-name="CellContent302"><text:span text:style-name="T320">Expensive lunch with clients</text:span></text:p>
          </table:table-cell>
          <table:table-cell table:style-name="TableCell303" office:value-type="string">
            <text:p text:style-name="CellContent303"><text:span text:style-name="T321">100</text:span></text:p>
          </table:table-cell>
          <table:table-cell table:style-name="TableCell304" office:value-type="string">
            <text:p text:style-name="CellContent304"><text:span text:style-name="T322">-</text:span></text:p>
          </table:table-cell>
        </table:table-row>
        <table:table-row table:style-name="TableRow110">
          <table:table-cell table:style-name="TableCell305" office:value-type="string">
            <text:p text:style-name="CellContent305"><text:span text:style-name="T323">28-09-2004</text:span></text:p>
          </table:table-cell>
          <table:table-cell table:style-name="TableCell306" office:value-type="string">
            <text:p text:style-name="CellContent306"><text:span text:style-name="T324">Expensive lunch with clients</text:span></text:p>
          </table:table-cell>
          <table:table-cell table:style-name="TableCell307" office:value-type="string">
            <text:p text:style-name="CellContent307"><text:span text:style-name="T325">100</text:span></text:p>
          </table:table-cell>
          <table:table-cell table:style-name="TableCell308" office:value-type="string">
            <text:p text:style-name="CellContent308"><text:span text:style-name="T326">-</text:span></text:p>
          </table:table-cell>
        </table:table-row>
        <table:table-row table:style-name="TableRow111">
          <table:table-cell table:style-name="TableCell309" office:value-type="string">
            <text:p text:style-name="CellContent309"><text:span text:style-name="T327">28-09-2004</text:span></text:p>
          </table:table-cell>
          <table:table-cell table:style-name="TableCell310" office:value-type="string">
            <text:p text:style-name="CellContent310"><text:span text:style-name="T328">Expensive lunch with clients</text:span></text:p>
          </table:table-cell>
          <table:table-cell table:style-name="TableCell311" office:value-type="string">
            <text:p text:style-name="CellContent311"><text:span text:style-name="T329">100</text:span></text:p>
          </table:table-cell>
          <table:table-cell table:style-name="TableCell312" office:value-type="string">
            <text:p text:style-name="CellContent312"><text:span text:style-name="T330">-</text:span></text:p>
          </table:table-cell>
        </table:table-row>
        <table:table-row table:style-name="TableRow112">
          <table:table-cell table:style-name="TableCell313" office:value-type="string">
            <text:p text:style-name="CellContent313"><text:span text:style-name="T331">28-09-2004</text:span></text:p>
          </table:table-cell>
          <table:table-cell table:style-name="TableCell314" office:value-type="string">
            <text:p text:style-name="CellContent314"><text:span text:style-name="T332">Expensive lunch with clients</text:span></text:p>
          </table:table-cell>
          <table:table-cell table:style-name="TableCell315" office:value-type="string">
            <text:p text:style-name="CellContent315"><text:span text:style-name="T333">100</text:span></text:p>
          </table:table-cell>
          <table:table-cell table:style-name="TableCell316" office:value-type="string">
            <text:p text:style-name="CellContent316"><text:span text:style-name="T334">-</text:span></text:p>
          </table:table-cell>
        </table:table-row>
      </table:table>
      <text:p text:style-name="Normal"><text:span text:style-name="T335">And now by column (although this may be used less...)</text:span></text:p>
      <table:table table:style-name="Table4">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row table:style-name="TableRow113">
          <table:table-cell table:style-name="TableCell317" office:value-type="string">
            <text:p text:style-name="CellContent317"><text:span text:style-name="T336">Date</text:span></text:p>
          </table:table-cell>
          <table:table-cell table:style-name="TableCell318" office:value-type="string">
            <text:p text:style-name="CellContent318"><text:span text:style-name="T337">Item</text:span></text:p>
          </table:table-cell>
          <table:table-cell table:style-name="TableCell319" office:value-type="string">
            <text:p text:style-name="CellContent319"><text:span text:style-name="T338">Jan</text:span></text:p>
          </table:table-cell>
          <table:table-cell table:style-name="TableCell320" office:value-type="string">
            <text:p text:style-name="CellContent320"><text:span text:style-name="T339">Feb</text:span></text:p>
          </table:table-cell>
          <table:table-cell table:style-name="TableCell321" office:value-type="string">
            <text:p text:style-name="CellContent321"><text:span text:style-name="T340">Mar</text:span></text:p>
          </table:table-cell>
          <table:table-cell table:style-name="TableCell322" office:value-type="string">
            <text:p text:style-name="CellContent322"><text:span text:style-name="T341">Apr</text:span></text:p>
          </table:table-cell>
          <table:table-cell table:style-name="TableCell323" office:value-type="string">
            <text:p text:style-name="CellContent323"><text:span text:style-name="T342">May</text:span></text:p>
          </table:table-cell>
          <table:table-cell table:style-name="TableCell324" office:value-type="string">
            <text:p text:style-name="CellContent324"><text:span text:style-name="T343">Jun</text:span></text:p>
          </table:table-cell>
          <table:table-cell table:style-name="TableCell325" office:value-type="string">
            <text:p text:style-name="CellContent325"><text:span text:style-name="T344">Jul</text:span></text:p>
          </table:table-cell>
          <table:table-cell table:style-name="TableCell326" office:value-type="string">
            <text:p text:style-name="CellContent326"><text:span text:style-name="T345">Aug</text:span></text:p>
          </table:table-cell>
          <table:table-cell table:style-name="TableCell327" office:value-type="string">
            <text:p text:style-name="CellContent327"><text:span text:style-name="T346">Sep</text:span></text:p>
          </table:table-cell>
          <table:table-cell table:style-name="TableCell328" office:value-type="string">
            <text:p text:style-name="CellContent328"><text:span text:style-name="T347">Oct</text:span></text:p>
          </table:table-cell>
          <table:table-cell table:style-name="TableCell329" office:value-type="string">
            <text:p text:style-name="CellContent329"><text:span text:style-name="T348">Nov</text:span></text:p>
          </table:table-cell>
          <table:table-cell table:style-name="TableCell330" office:value-type="string">
            <text:p text:style-name="CellContent330"><text:span text:style-name="T349">Dec</text:span></text:p>
          </table:table-cell>
          <table:table-cell table:style-name="TableCell331" office:value-type="string">
            <text:p text:style-name="CellContent331"><text:span text:style-name="T350">Total</text:span></text:p>
          </table:table-cell>
        </table:table-row>
        <table:table-row table:style-name="TableRow114">
          <table:table-cell table:style-name="TableCell332" office:value-type="string">
            <text:p text:style-name="CellContent332"><text:span text:style-name="T351">Expenses</text:span></text:p>
          </table:table-cell>
          <table:table-cell table:style-name="TableCell333" office:value-type="string">
            <text:p text:style-name="CellContent333"><text:span text:style-name="T352">Entertainment</text:span></text:p>
          </table:table-cell>
          <table:table-cell table:style-name="TableCell334" office:value-type="string">
            <text:p text:style-name="CellContent334"><text:span text:style-name="T353">100</text:span></text:p>
          </table:table-cell>
          <table:table-cell table:style-name="TableCell335" office:value-type="string">
            <text:p text:style-name="CellContent335"><text:span text:style-name="T354">100</text:span></text:p>
          </table:table-cell>
          <table:table-cell table:style-name="TableCell336" office:value-type="string">
            <text:p text:style-name="CellContent336"><text:span text:style-name="T355">100</text:span></text:p>
          </table:table-cell>
          <table:table-cell table:style-name="TableCell337" office:value-type="string">
            <text:p text:style-name="CellContent337"><text:span text:style-name="T356">100</text:span></text:p>
          </table:table-cell>
          <table:table-cell table:style-name="TableCell338" office:value-type="string">
            <text:p text:style-name="CellContent338"><text:span text:style-name="T357">100</text:span></text:p>
          </table:table-cell>
          <table:table-cell table:style-name="TableCell339" office:value-type="string">
            <text:p text:style-name="CellContent339"><text:span text:style-name="T358">100</text:span></text:p>
          </table:table-cell>
          <table:table-cell table:style-name="TableCell340" office:value-type="string">
            <text:p text:style-name="CellContent340"><text:span text:style-name="T359">100</text:span></text:p>
          </table:table-cell>
          <table:table-cell table:style-name="TableCell341" office:value-type="string">
            <text:p text:style-name="CellContent341"><text:span text:style-name="T360">100</text:span></text:p>
          </table:table-cell>
          <table:table-cell table:style-name="TableCell342" office:value-type="string">
            <text:p text:style-name="CellContent342"><text:span text:style-name="T361">100</text:span></text:p>
          </table:table-cell>
          <table:table-cell table:style-name="TableCell343" office:value-type="string">
            <text:p text:style-name="CellContent343"><text:span text:style-name="T362">100</text:span></text:p>
          </table:table-cell>
          <table:table-cell table:style-name="TableCell344" office:value-type="string">
            <text:p text:style-name="CellContent344"><text:span text:style-name="T363">100</text:span></text:p>
          </table:table-cell>
          <table:table-cell table:style-name="TableCell345" office:value-type="string">
            <text:p text:style-name="CellContent345"><text:span text:style-name="T364">100</text:span></text:p>
          </table:table-cell>
          <table:table-cell table:style-name="TableCell346" office:value-type="string">
            <text:p text:style-name="CellContent346"><text:span text:style-name="T365">1200</text:span></text:p>
          </table:table-cell>
        </table:table-row>
        <table:table-row table:style-name="TableRow115">
          <table:table-cell table:style-name="TableCell347" office:value-type="string">
            <text:p text:style-name="CellContent347"><text:span text:style-name="T366">Expenses</text:span></text:p>
          </table:table-cell>
          <table:table-cell table:style-name="TableCell348" office:value-type="string">
            <text:p text:style-name="CellContent348"><text:span text:style-name="T367">Entertainment</text:span></text:p>
          </table:table-cell>
          <table:table-cell table:style-name="TableCell349" office:value-type="string">
            <text:p text:style-name="CellContent349"><text:span text:style-name="T368">100</text:span></text:p>
          </table:table-cell>
          <table:table-cell table:style-name="TableCell350" office:value-type="string">
            <text:p text:style-name="CellContent350"><text:span text:style-name="T369">100</text:span></text:p>
          </table:table-cell>
          <table:table-cell table:style-name="TableCell351" office:value-type="string">
            <text:p text:style-name="CellContent351"><text:span text:style-name="T370">100</text:span></text:p>
          </table:table-cell>
          <table:table-cell table:style-name="TableCell352" office:value-type="string">
            <text:p text:style-name="CellContent352"><text:span text:style-name="T371">100</text:span></text:p>
          </table:table-cell>
          <table:table-cell table:style-name="TableCell353" office:value-type="string">
            <text:p text:style-name="CellContent353"><text:span text:style-name="T372">100</text:span></text:p>
          </table:table-cell>
          <table:table-cell table:style-name="TableCell354" office:value-type="string">
            <text:p text:style-name="CellContent354"><text:span text:style-name="T373">100</text:span></text:p>
          </table:table-cell>
          <table:table-cell table:style-name="TableCell355" office:value-type="string">
            <text:p text:style-name="CellContent355"><text:span text:style-name="T374">100</text:span></text:p>
          </table:table-cell>
          <table:table-cell table:style-name="TableCell356" office:value-type="string">
            <text:p text:style-name="CellContent356"><text:span text:style-name="T375">100</text:span></text:p>
          </table:table-cell>
          <table:table-cell table:style-name="TableCell357" office:value-type="string">
            <text:p text:style-name="CellContent357"><text:span text:style-name="T376">100</text:span></text:p>
          </table:table-cell>
          <table:table-cell table:style-name="TableCell358" office:value-type="string">
            <text:p text:style-name="CellContent358"><text:span text:style-name="T377">100</text:span></text:p>
          </table:table-cell>
          <table:table-cell table:style-name="TableCell359" office:value-type="string">
            <text:p text:style-name="CellContent359"><text:span text:style-name="T378">100</text:span></text:p>
          </table:table-cell>
          <table:table-cell table:style-name="TableCell360" office:value-type="string">
            <text:p text:style-name="CellContent360"><text:span text:style-name="T379">100</text:span></text:p>
          </table:table-cell>
          <table:table-cell table:style-name="TableCell361" office:value-type="string">
            <text:p text:style-name="CellContent361"><text:span text:style-name="T380">1200</text:span></text:p>
          </table:table-cell>
        </table:table-row>
        <table:table-row table:style-name="TableRow116">
          <table:table-cell table:style-name="TableCell362" office:value-type="string">
            <text:p text:style-name="CellContent362"><text:span text:style-name="T381">Expenses</text:span></text:p>
          </table:table-cell>
          <table:table-cell table:style-name="TableCell363" office:value-type="string">
            <text:p text:style-name="CellContent363"><text:span text:style-name="T382">Entertainment</text:span></text:p>
          </table:table-cell>
          <table:table-cell table:style-name="TableCell364" office:value-type="string">
            <text:p text:style-name="CellContent364"><text:span text:style-name="T383">100</text:span></text:p>
          </table:table-cell>
          <table:table-cell table:style-name="TableCell365" office:value-type="string">
            <text:p text:style-name="CellContent365"><text:span text:style-name="T384">100</text:span></text:p>
          </table:table-cell>
          <table:table-cell table:style-name="TableCell366" office:value-type="string">
            <text:p text:style-name="CellContent366"><text:span text:style-name="T385">100</text:span></text:p>
          </table:table-cell>
          <table:table-cell table:style-name="TableCell367" office:value-type="string">
            <text:p text:style-name="CellContent367"><text:span text:style-name="T386">100</text:span></text:p>
          </table:table-cell>
          <table:table-cell table:style-name="TableCell368" office:value-type="string">
            <text:p text:style-name="CellContent368"><text:span text:style-name="T387">100</text:span></text:p>
          </table:table-cell>
          <table:table-cell table:style-name="TableCell369" office:value-type="string">
            <text:p text:style-name="CellContent369"><text:span text:style-name="T388">100</text:span></text:p>
          </table:table-cell>
          <table:table-cell table:style-name="TableCell370" office:value-type="string">
            <text:p text:style-name="CellContent370"><text:span text:style-name="T389">100</text:span></text:p>
          </table:table-cell>
          <table:table-cell table:style-name="TableCell371" office:value-type="string">
            <text:p text:style-name="CellContent371"><text:span text:style-name="T390">100</text:span></text:p>
          </table:table-cell>
          <table:table-cell table:style-name="TableCell372" office:value-type="string">
            <text:p text:style-name="CellContent372"><text:span text:style-name="T391">100</text:span></text:p>
          </table:table-cell>
          <table:table-cell table:style-name="TableCell373" office:value-type="string">
            <text:p text:style-name="CellContent373"><text:span text:style-name="T392">100</text:span></text:p>
          </table:table-cell>
          <table:table-cell table:style-name="TableCell374" office:value-type="string">
            <text:p text:style-name="CellContent374"><text:span text:style-name="T393">100</text:span></text:p>
          </table:table-cell>
          <table:table-cell table:style-name="TableCell375" office:value-type="string">
            <text:p text:style-name="CellContent375"><text:span text:style-name="T394">100</text:span></text:p>
          </table:table-cell>
          <table:table-cell table:style-name="TableCell376" office:value-type="string">
            <text:p text:style-name="CellContent376"><text:span text:style-name="T395">1200</text:span></text:p>
          </table:table-cell>
        </table:table-row>
        <table:table-row table:style-name="TableRow117">
          <table:table-cell table:style-name="TableCell377" office:value-type="string">
            <text:p text:style-name="CellContent377"><text:span text:style-name="T396">Expenses</text:span></text:p>
          </table:table-cell>
          <table:table-cell table:style-name="TableCell378" office:value-type="string">
            <text:p text:style-name="CellContent378"><text:span text:style-name="T397">Entertainment</text:span></text:p>
          </table:table-cell>
          <table:table-cell table:style-name="TableCell379" office:value-type="string">
            <text:p text:style-name="CellContent379"><text:span text:style-name="T398">100</text:span></text:p>
          </table:table-cell>
          <table:table-cell table:style-name="TableCell380" office:value-type="string">
            <text:p text:style-name="CellContent380"><text:span text:style-name="T399">100</text:span></text:p>
          </table:table-cell>
          <table:table-cell table:style-name="TableCell381" office:value-type="string">
            <text:p text:style-name="CellContent381"><text:span text:style-name="T400">100</text:span></text:p>
          </table:table-cell>
          <table:table-cell table:style-name="TableCell382" office:value-type="string">
            <text:p text:style-name="CellContent382"><text:span text:style-name="T401">100</text:span></text:p>
          </table:table-cell>
          <table:table-cell table:style-name="TableCell383" office:value-type="string">
            <text:p text:style-name="CellContent383"><text:span text:style-name="T402">100</text:span></text:p>
          </table:table-cell>
          <table:table-cell table:style-name="TableCell384" office:value-type="string">
            <text:p text:style-name="CellContent384"><text:span text:style-name="T403">100</text:span></text:p>
          </table:table-cell>
          <table:table-cell table:style-name="TableCell385" office:value-type="string">
            <text:p text:style-name="CellContent385"><text:span text:style-name="T404">100</text:span></text:p>
          </table:table-cell>
          <table:table-cell table:style-name="TableCell386" office:value-type="string">
            <text:p text:style-name="CellContent386"><text:span text:style-name="T405">100</text:span></text:p>
          </table:table-cell>
          <table:table-cell table:style-name="TableCell387" office:value-type="string">
            <text:p text:style-name="CellContent387"><text:span text:style-name="T406">100</text:span></text:p>
          </table:table-cell>
          <table:table-cell table:style-name="TableCell388" office:value-type="string">
            <text:p text:style-name="CellContent388"><text:span text:style-name="T407">100</text:span></text:p>
          </table:table-cell>
          <table:table-cell table:style-name="TableCell389" office:value-type="string">
            <text:p text:style-name="CellContent389"><text:span text:style-name="T408">100</text:span></text:p>
          </table:table-cell>
          <table:table-cell table:style-name="TableCell390" office:value-type="string">
            <text:p text:style-name="CellContent390"><text:span text:style-name="T409">100</text:span></text:p>
          </table:table-cell>
          <table:table-cell table:style-name="TableCell391" office:value-type="string">
            <text:p text:style-name="CellContent391"><text:span text:style-name="T410">1200</text:span></text:p>
          </table:table-cell>
        </table:table-row>
        <table:table-row table:style-name="TableRow118">
          <table:table-cell table:style-name="TableCell392" office:value-type="string">
            <text:p text:style-name="CellContent392"><text:span text:style-name="T411">Expenses</text:span></text:p>
          </table:table-cell>
          <table:table-cell table:style-name="TableCell393" office:value-type="string">
            <text:p text:style-name="CellContent393"><text:span text:style-name="T412">Entertainment</text:span></text:p>
          </table:table-cell>
          <table:table-cell table:style-name="TableCell394" office:value-type="string">
            <text:p text:style-name="CellContent394"><text:span text:style-name="T413">100</text:span></text:p>
          </table:table-cell>
          <table:table-cell table:style-name="TableCell395" office:value-type="string">
            <text:p text:style-name="CellContent395"><text:span text:style-name="T414">100</text:span></text:p>
          </table:table-cell>
          <table:table-cell table:style-name="TableCell396" office:value-type="string">
            <text:p text:style-name="CellContent396"><text:span text:style-name="T415">100</text:span></text:p>
          </table:table-cell>
          <table:table-cell table:style-name="TableCell397" office:value-type="string">
            <text:p text:style-name="CellContent397"><text:span text:style-name="T416">100</text:span></text:p>
          </table:table-cell>
          <table:table-cell table:style-name="TableCell398" office:value-type="string">
            <text:p text:style-name="CellContent398"><text:span text:style-name="T417">100</text:span></text:p>
          </table:table-cell>
          <table:table-cell table:style-name="TableCell399" office:value-type="string">
            <text:p text:style-name="CellContent399"><text:span text:style-name="T418">100</text:span></text:p>
          </table:table-cell>
          <table:table-cell table:style-name="TableCell400" office:value-type="string">
            <text:p text:style-name="CellContent400"><text:span text:style-name="T419">100</text:span></text:p>
          </table:table-cell>
          <table:table-cell table:style-name="TableCell401" office:value-type="string">
            <text:p text:style-name="CellContent401"><text:span text:style-name="T420">100</text:span></text:p>
          </table:table-cell>
          <table:table-cell table:style-name="TableCell402" office:value-type="string">
            <text:p text:style-name="CellContent402"><text:span text:style-name="T421">100</text:span></text:p>
          </table:table-cell>
          <table:table-cell table:style-name="TableCell403" office:value-type="string">
            <text:p text:style-name="CellContent403"><text:span text:style-name="T422">100</text:span></text:p>
          </table:table-cell>
          <table:table-cell table:style-name="TableCell404" office:value-type="string">
            <text:p text:style-name="CellContent404"><text:span text:style-name="T423">100</text:span></text:p>
          </table:table-cell>
          <table:table-cell table:style-name="TableCell405" office:value-type="string">
            <text:p text:style-name="CellContent405"><text:span text:style-name="T424">100</text:span></text:p>
          </table:table-cell>
          <table:table-cell table:style-name="TableCell406" office:value-type="string">
            <text:p text:style-name="CellContent406"><text:span text:style-name="T425">1200</text:span></text:p>
          </table:table-cell>
        </table:table-row>
      </table:table>
      <text:p text:style-name="Heading2"><text:span text:style-name="T426">Splitting over pages - top and bottom rows</text:span></text:p>
      <text:p text:style-name="Normal"><text:span text:style-name="T427">Sometimes a table splits over a page and you don't have a grid, so the bottom part (and top of the new page) have no line boxing them in. The splitfirst and splilast magic coordinates can be used to insert a line drawing routine into the style for this. I used an ugly thick purple line!</text:span></text:p>
      <table:table table:style-name="Table5">
        <table:table-column table:style-name="TableColumn44"/>
        <table:table-column table:style-name="TableColumn45"/>
        <table:table-column table:style-name="TableColumn46"/>
        <table:table-column table:style-name="TableColumn47"/>
        <table:table-row table:style-name="TableRow119">
          <table:table-cell table:style-name="TableCell407" office:value-type="string">
            <text:p text:style-name="CellContent407"><text:span text:style-name="T428">Date</text:span></text:p>
          </table:table-cell>
          <table:table-cell table:style-name="TableCell408" office:value-type="string">
            <text:p text:style-name="CellContent408"><text:span text:style-name="T429">Item</text:span></text:p>
          </table:table-cell>
          <table:table-cell table:style-name="TableCell409" office:value-type="string">
            <text:p text:style-name="CellContent409"><text:span text:style-name="T430">Debit</text:span></text:p>
          </table:table-cell>
          <table:table-cell table:style-name="TableCell410" office:value-type="string">
            <text:p text:style-name="CellContent410"><text:span text:style-name="T431">Credit</text:span></text:p>
          </table:table-cell>
        </table:table-row>
        <table:table-row table:style-name="TableRow120">
          <table:table-cell table:style-name="TableCell411" office:value-type="string">
            <text:p text:style-name="CellContent411"><text:span text:style-name="T432">28-09-2004</text:span></text:p>
          </table:table-cell>
          <table:table-cell table:style-name="TableCell412" office:value-type="string">
            <text:p text:style-name="CellContent412"><text:span text:style-name="T433">Expensive lunch with clients</text:span></text:p>
          </table:table-cell>
          <table:table-cell table:style-name="TableCell413" office:value-type="string">
            <text:p text:style-name="CellContent413"><text:span text:style-name="T434">100</text:span></text:p>
          </table:table-cell>
          <table:table-cell table:style-name="TableCell414" office:value-type="string">
            <text:p text:style-name="CellContent414"><text:span text:style-name="T435">-</text:span></text:p>
          </table:table-cell>
        </table:table-row>
        <table:table-row table:style-name="TableRow121">
          <table:table-cell table:style-name="TableCell415" office:value-type="string">
            <text:p text:style-name="CellContent415"><text:span text:style-name="T436">28-09-2004</text:span></text:p>
          </table:table-cell>
          <table:table-cell table:style-name="TableCell416" office:value-type="string">
            <text:p text:style-name="CellContent416"><text:span text:style-name="T437">Expensive lunch with clients</text:span></text:p>
          </table:table-cell>
          <table:table-cell table:style-name="TableCell417" office:value-type="string">
            <text:p text:style-name="CellContent417"><text:span text:style-name="T438">100</text:span></text:p>
          </table:table-cell>
          <table:table-cell table:style-name="TableCell418" office:value-type="string">
            <text:p text:style-name="CellContent418"><text:span text:style-name="T439">-</text:span></text:p>
          </table:table-cell>
        </table:table-row>
        <table:table-row table:style-name="TableRow122">
          <table:table-cell table:style-name="TableCell419" office:value-type="string">
            <text:p text:style-name="CellContent419"><text:span text:style-name="T440">28-09-2004</text:span></text:p>
          </table:table-cell>
          <table:table-cell table:style-name="TableCell420" office:value-type="string">
            <text:p text:style-name="CellContent420"><text:span text:style-name="T441">Expensive lunch with clients</text:span></text:p>
          </table:table-cell>
          <table:table-cell table:style-name="TableCell421" office:value-type="string">
            <text:p text:style-name="CellContent421"><text:span text:style-name="T442">100</text:span></text:p>
          </table:table-cell>
          <table:table-cell table:style-name="TableCell422" office:value-type="string">
            <text:p text:style-name="CellContent422"><text:span text:style-name="T443">-</text:span></text:p>
          </table:table-cell>
        </table:table-row>
        <table:table-row table:style-name="TableRow123">
          <table:table-cell table:style-name="TableCell423" office:value-type="string">
            <text:p text:style-name="CellContent423"><text:span text:style-name="T444">28-09-2004</text:span></text:p>
          </table:table-cell>
          <table:table-cell table:style-name="TableCell424" office:value-type="string">
            <text:p text:style-name="CellContent424"><text:span text:style-name="T445">Expensive lunch with clients</text:span></text:p>
          </table:table-cell>
          <table:table-cell table:style-name="TableCell425" office:value-type="string">
            <text:p text:style-name="CellContent425"><text:span text:style-name="T446">100</text:span></text:p>
          </table:table-cell>
          <table:table-cell table:style-name="TableCell426" office:value-type="string">
            <text:p text:style-name="CellContent426"><text:span text:style-name="T447">-</text:span></text:p>
          </table:table-cell>
        </table:table-row>
        <table:table-row table:style-name="TableRow124">
          <table:table-cell table:style-name="TableCell427" office:value-type="string">
            <text:p text:style-name="CellContent427"><text:span text:style-name="T448">28-09-2004</text:span></text:p>
          </table:table-cell>
          <table:table-cell table:style-name="TableCell428" office:value-type="string">
            <text:p text:style-name="CellContent428"><text:span text:style-name="T449">Expensive lunch with clients</text:span></text:p>
          </table:table-cell>
          <table:table-cell table:style-name="TableCell429" office:value-type="string">
            <text:p text:style-name="CellContent429"><text:span text:style-name="T450">100</text:span></text:p>
          </table:table-cell>
          <table:table-cell table:style-name="TableCell430" office:value-type="string">
            <text:p text:style-name="CellContent430"><text:span text:style-name="T451">-</text:span></text:p>
          </table:table-cell>
        </table:table-row>
        <table:table-row table:style-name="TableRow125">
          <table:table-cell table:style-name="TableCell431" office:value-type="string">
            <text:p text:style-name="CellContent431"><text:span text:style-name="T452">28-09-2004</text:span></text:p>
          </table:table-cell>
          <table:table-cell table:style-name="TableCell432" office:value-type="string">
            <text:p text:style-name="CellContent432"><text:span text:style-name="T453">Expensive lunch with clients</text:span></text:p>
          </table:table-cell>
          <table:table-cell table:style-name="TableCell433" office:value-type="string">
            <text:p text:style-name="CellContent433"><text:span text:style-name="T454">100</text:span></text:p>
          </table:table-cell>
          <table:table-cell table:style-name="TableCell434" office:value-type="string">
            <text:p text:style-name="CellContent434"><text:span text:style-name="T455">-</text:span></text:p>
          </table:table-cell>
        </table:table-row>
        <table:table-row table:style-name="TableRow126">
          <table:table-cell table:style-name="TableCell435" office:value-type="string">
            <text:p text:style-name="CellContent435"><text:span text:style-name="T456">28-09-2004</text:span></text:p>
          </table:table-cell>
          <table:table-cell table:style-name="TableCell436" office:value-type="string">
            <text:p text:style-name="CellContent436"><text:span text:style-name="T457">Expensive lunch with clients</text:span></text:p>
          </table:table-cell>
          <table:table-cell table:style-name="TableCell437" office:value-type="string">
            <text:p text:style-name="CellContent437"><text:span text:style-name="T458">100</text:span></text:p>
          </table:table-cell>
          <table:table-cell table:style-name="TableCell438" office:value-type="string">
            <text:p text:style-name="CellContent438"><text:span text:style-name="T459">-</text:span></text:p>
          </table:table-cell>
        </table:table-row>
        <table:table-row table:style-name="TableRow127">
          <table:table-cell table:style-name="TableCell439" office:value-type="string">
            <text:p text:style-name="CellContent439"><text:span text:style-name="T460">28-09-2004</text:span></text:p>
          </table:table-cell>
          <table:table-cell table:style-name="TableCell440" office:value-type="string">
            <text:p text:style-name="CellContent440"><text:span text:style-name="T461">Expensive lunch with clients</text:span></text:p>
          </table:table-cell>
          <table:table-cell table:style-name="TableCell441" office:value-type="string">
            <text:p text:style-name="CellContent441"><text:span text:style-name="T462">100</text:span></text:p>
          </table:table-cell>
          <table:table-cell table:style-name="TableCell442" office:value-type="string">
            <text:p text:style-name="CellContent442"><text:span text:style-name="T463">-</text:span></text:p>
          </table:table-cell>
        </table:table-row>
        <table:table-row table:style-name="TableRow128">
          <table:table-cell table:style-name="TableCell443" office:value-type="string">
            <text:p text:style-name="CellContent443"><text:span text:style-name="T464">28-09-2004</text:span></text:p>
          </table:table-cell>
          <table:table-cell table:style-name="TableCell444" office:value-type="string">
            <text:p text:style-name="CellContent444"><text:span text:style-name="T465">Expensive lunch with clients</text:span></text:p>
          </table:table-cell>
          <table:table-cell table:style-name="TableCell445" office:value-type="string">
            <text:p text:style-name="CellContent445"><text:span text:style-name="T466">100</text:span></text:p>
          </table:table-cell>
          <table:table-cell table:style-name="TableCell446" office:value-type="string">
            <text:p text:style-name="CellContent446"><text:span text:style-name="T467">-</text:span></text:p>
          </table:table-cell>
        </table:table-row>
        <table:table-row table:style-name="TableRow129">
          <table:table-cell table:style-name="TableCell447" office:value-type="string">
            <text:p text:style-name="CellContent447"><text:span text:style-name="T468">28-09-2004</text:span></text:p>
          </table:table-cell>
          <table:table-cell table:style-name="TableCell448" office:value-type="string">
            <text:p text:style-name="CellContent448"><text:span text:style-name="T469">Expensive lunch with clients</text:span></text:p>
          </table:table-cell>
          <table:table-cell table:style-name="TableCell449" office:value-type="string">
            <text:p text:style-name="CellContent449"><text:span text:style-name="T470">100</text:span></text:p>
          </table:table-cell>
          <table:table-cell table:style-name="TableCell450" office:value-type="string">
            <text:p text:style-name="CellContent450"><text:span text:style-name="T471">-</text:span></text:p>
          </table:table-cell>
        </table:table-row>
        <table:table-row table:style-name="TableRow130">
          <table:table-cell table:style-name="TableCell451" office:value-type="string">
            <text:p text:style-name="CellContent451"><text:span text:style-name="T472">28-09-2004</text:span></text:p>
          </table:table-cell>
          <table:table-cell table:style-name="TableCell452" office:value-type="string">
            <text:p text:style-name="CellContent452"><text:span text:style-name="T473">Expensive lunch with clients</text:span></text:p>
          </table:table-cell>
          <table:table-cell table:style-name="TableCell453" office:value-type="string">
            <text:p text:style-name="CellContent453"><text:span text:style-name="T474">100</text:span></text:p>
          </table:table-cell>
          <table:table-cell table:style-name="TableCell454" office:value-type="string">
            <text:p text:style-name="CellContent454"><text:span text:style-name="T475">-</text:span></text:p>
          </table:table-cell>
        </table:table-row>
        <table:table-row table:style-name="TableRow131">
          <table:table-cell table:style-name="TableCell455" office:value-type="string">
            <text:p text:style-name="CellContent455"><text:span text:style-name="T476">28-09-2004</text:span></text:p>
          </table:table-cell>
          <table:table-cell table:style-name="TableCell456" office:value-type="string">
            <text:p text:style-name="CellContent456"><text:span text:style-name="T477">Expensive lunch with clients</text:span></text:p>
          </table:table-cell>
          <table:table-cell table:style-name="TableCell457" office:value-type="string">
            <text:p text:style-name="CellContent457"><text:span text:style-name="T478">100</text:span></text:p>
          </table:table-cell>
          <table:table-cell table:style-name="TableCell458" office:value-type="string">
            <text:p text:style-name="CellContent458"><text:span text:style-name="T479">-</text:span></text:p>
          </table:table-cell>
        </table:table-row>
        <table:table-row table:style-name="TableRow132">
          <table:table-cell table:style-name="TableCell459" office:value-type="string">
            <text:p text:style-name="CellContent459"><text:span text:style-name="T480">28-09-2004</text:span></text:p>
          </table:table-cell>
          <table:table-cell table:style-name="TableCell460" office:value-type="string">
            <text:p text:style-name="CellContent460"><text:span text:style-name="T481">Expensive lunch with clients</text:span></text:p>
          </table:table-cell>
          <table:table-cell table:style-name="TableCell461" office:value-type="string">
            <text:p text:style-name="CellContent461"><text:span text:style-name="T482">100</text:span></text:p>
          </table:table-cell>
          <table:table-cell table:style-name="TableCell462" office:value-type="string">
            <text:p text:style-name="CellContent462"><text:span text:style-name="T483">-</text:span></text:p>
          </table:table-cell>
        </table:table-row>
        <table:table-row table:style-name="TableRow133">
          <table:table-cell table:style-name="TableCell463" office:value-type="string">
            <text:p text:style-name="CellContent463"><text:span text:style-name="T484">28-09-2004</text:span></text:p>
          </table:table-cell>
          <table:table-cell table:style-name="TableCell464" office:value-type="string">
            <text:p text:style-name="CellContent464"><text:span text:style-name="T485">Expensive lunch with clients</text:span></text:p>
          </table:table-cell>
          <table:table-cell table:style-name="TableCell465" office:value-type="string">
            <text:p text:style-name="CellContent465"><text:span text:style-name="T486">100</text:span></text:p>
          </table:table-cell>
          <table:table-cell table:style-name="TableCell466" office:value-type="string">
            <text:p text:style-name="CellContent466"><text:span text:style-name="T487">-</text:span></text:p>
          </table:table-cell>
        </table:table-row>
        <table:table-row table:style-name="TableRow134">
          <table:table-cell table:style-name="TableCell467" office:value-type="string">
            <text:p text:style-name="CellContent467"><text:span text:style-name="T488">28-09-2004</text:span></text:p>
          </table:table-cell>
          <table:table-cell table:style-name="TableCell468" office:value-type="string">
            <text:p text:style-name="CellContent468"><text:span text:style-name="T489">Expensive lunch with clients</text:span></text:p>
          </table:table-cell>
          <table:table-cell table:style-name="TableCell469" office:value-type="string">
            <text:p text:style-name="CellContent469"><text:span text:style-name="T490">100</text:span></text:p>
          </table:table-cell>
          <table:table-cell table:style-name="TableCell470" office:value-type="string">
            <text:p text:style-name="CellContent470"><text:span text:style-name="T491">-</text:span></text:p>
          </table:table-cell>
        </table:table-row>
        <table:table-row table:style-name="TableRow135">
          <table:table-cell table:style-name="TableCell471" office:value-type="string">
            <text:p text:style-name="CellContent471"><text:span text:style-name="T492">28-09-2004</text:span></text:p>
          </table:table-cell>
          <table:table-cell table:style-name="TableCell472" office:value-type="string">
            <text:p text:style-name="CellContent472"><text:span text:style-name="T493">Expensive lunch with clients</text:span></text:p>
          </table:table-cell>
          <table:table-cell table:style-name="TableCell473" office:value-type="string">
            <text:p text:style-name="CellContent473"><text:span text:style-name="T494">100</text:span></text:p>
          </table:table-cell>
          <table:table-cell table:style-name="TableCell474" office:value-type="string">
            <text:p text:style-name="CellContent474"><text:span text:style-name="T495">-</text:span></text:p>
          </table:table-cell>
        </table:table-row>
        <table:table-row table:style-name="TableRow136">
          <table:table-cell table:style-name="TableCell475" office:value-type="string">
            <text:p text:style-name="CellContent475"><text:span text:style-name="T496">28-09-2004</text:span></text:p>
          </table:table-cell>
          <table:table-cell table:style-name="TableCell476" office:value-type="string">
            <text:p text:style-name="CellContent476"><text:span text:style-name="T497">Expensive lunch with clients</text:span></text:p>
          </table:table-cell>
          <table:table-cell table:style-name="TableCell477" office:value-type="string">
            <text:p text:style-name="CellContent477"><text:span text:style-name="T498">100</text:span></text:p>
          </table:table-cell>
          <table:table-cell table:style-name="TableCell478" office:value-type="string">
            <text:p text:style-name="CellContent478"><text:span text:style-name="T499">-</text:span></text:p>
          </table:table-cell>
        </table:table-row>
        <table:table-row table:style-name="TableRow137">
          <table:table-cell table:style-name="TableCell479" office:value-type="string">
            <text:p text:style-name="CellContent479"><text:span text:style-name="T500">28-09-2004</text:span></text:p>
          </table:table-cell>
          <table:table-cell table:style-name="TableCell480" office:value-type="string">
            <text:p text:style-name="CellContent480"><text:span text:style-name="T501">Expensive lunch with clients</text:span></text:p>
          </table:table-cell>
          <table:table-cell table:style-name="TableCell481" office:value-type="string">
            <text:p text:style-name="CellContent481"><text:span text:style-name="T502">100</text:span></text:p>
          </table:table-cell>
          <table:table-cell table:style-name="TableCell482" office:value-type="string">
            <text:p text:style-name="CellContent482"><text:span text:style-name="T503">-</text:span></text:p>
          </table:table-cell>
        </table:table-row>
        <table:table-row table:style-name="TableRow138">
          <table:table-cell table:style-name="TableCell483" office:value-type="string">
            <text:p text:style-name="CellContent483"><text:span text:style-name="T504">28-09-2004</text:span></text:p>
          </table:table-cell>
          <table:table-cell table:style-name="TableCell484" office:value-type="string">
            <text:p text:style-name="CellContent484"><text:span text:style-name="T505">Expensive lunch with clients</text:span></text:p>
          </table:table-cell>
          <table:table-cell table:style-name="TableCell485" office:value-type="string">
            <text:p text:style-name="CellContent485"><text:span text:style-name="T506">100</text:span></text:p>
          </table:table-cell>
          <table:table-cell table:style-name="TableCell486" office:value-type="string">
            <text:p text:style-name="CellContent486"><text:span text:style-name="T507">-</text:span></text:p>
          </table:table-cell>
        </table:table-row>
        <table:table-row table:style-name="TableRow139">
          <table:table-cell table:style-name="TableCell487" office:value-type="string">
            <text:p text:style-name="CellContent487"><text:span text:style-name="T508">28-09-2004</text:span></text:p>
          </table:table-cell>
          <table:table-cell table:style-name="TableCell488" office:value-type="string">
            <text:p text:style-name="CellContent488"><text:span text:style-name="T509">Expensive lunch with clients</text:span></text:p>
          </table:table-cell>
          <table:table-cell table:style-name="TableCell489" office:value-type="string">
            <text:p text:style-name="CellContent489"><text:span text:style-name="T510">100</text:span></text:p>
          </table:table-cell>
          <table:table-cell table:style-name="TableCell490" office:value-type="string">
            <text:p text:style-name="CellContent490"><text:span text:style-name="T511">-</text:span></text:p>
          </table:table-cell>
        </table:table-row>
        <table:table-row table:style-name="TableRow140">
          <table:table-cell table:style-name="TableCell491" office:value-type="string">
            <text:p text:style-name="CellContent491"><text:span text:style-name="T512">28-09-2004</text:span></text:p>
          </table:table-cell>
          <table:table-cell table:style-name="TableCell492" office:value-type="string">
            <text:p text:style-name="CellContent492"><text:span text:style-name="T513">Expensive lunch with clients</text:span></text:p>
          </table:table-cell>
          <table:table-cell table:style-name="TableCell493" office:value-type="string">
            <text:p text:style-name="CellContent493"><text:span text:style-name="T514">100</text:span></text:p>
          </table:table-cell>
          <table:table-cell table:style-name="TableCell494" office:value-type="string">
            <text:p text:style-name="CellContent494"><text:span text:style-name="T515">-</text:span></text:p>
          </table:table-cell>
        </table:table-row>
        <table:table-row table:style-name="TableRow141">
          <table:table-cell table:style-name="TableCell495" office:value-type="string">
            <text:p text:style-name="CellContent495"><text:span text:style-name="T516">28-09-2004</text:span></text:p>
          </table:table-cell>
          <table:table-cell table:style-name="TableCell496" office:value-type="string">
            <text:p text:style-name="CellContent496"><text:span text:style-name="T517">Expensive lunch with clients</text:span></text:p>
          </table:table-cell>
          <table:table-cell table:style-name="TableCell497" office:value-type="string">
            <text:p text:style-name="CellContent497"><text:span text:style-name="T518">100</text:span></text:p>
          </table:table-cell>
          <table:table-cell table:style-name="TableCell498" office:value-type="string">
            <text:p text:style-name="CellContent498"><text:span text:style-name="T519">-</text:span></text:p>
          </table:table-cell>
        </table:table-row>
        <table:table-row table:style-name="TableRow142">
          <table:table-cell table:style-name="TableCell499" office:value-type="string">
            <text:p text:style-name="CellContent499"><text:span text:style-name="T520">28-09-2004</text:span></text:p>
          </table:table-cell>
          <table:table-cell table:style-name="TableCell500" office:value-type="string">
            <text:p text:style-name="CellContent500"><text:span text:style-name="T521">Expensive lunch with clients</text:span></text:p>
          </table:table-cell>
          <table:table-cell table:style-name="TableCell501" office:value-type="string">
            <text:p text:style-name="CellContent501"><text:span text:style-name="T522">100</text:span></text:p>
          </table:table-cell>
          <table:table-cell table:style-name="TableCell502" office:value-type="string">
            <text:p text:style-name="CellContent502"><text:span text:style-name="T523">-</text:span></text:p>
          </table:table-cell>
        </table:table-row>
        <table:table-row table:style-name="TableRow143">
          <table:table-cell table:style-name="TableCell503" office:value-type="string">
            <text:p text:style-name="CellContent503"><text:span text:style-name="T524">28-09-2004</text:span></text:p>
          </table:table-cell>
          <table:table-cell table:style-name="TableCell504" office:value-type="string">
            <text:p text:style-name="CellContent504"><text:span text:style-name="T525">Expensive lunch with clients</text:span></text:p>
          </table:table-cell>
          <table:table-cell table:style-name="TableCell505" office:value-type="string">
            <text:p text:style-name="CellContent505"><text:span text:style-name="T526">100</text:span></text:p>
          </table:table-cell>
          <table:table-cell table:style-name="TableCell506" office:value-type="string">
            <text:p text:style-name="CellContent506"><text:span text:style-name="T527">-</text:span></text:p>
          </table:table-cell>
        </table:table-row>
        <table:table-row table:style-name="TableRow144">
          <table:table-cell table:style-name="TableCell507" office:value-type="string">
            <text:p text:style-name="CellContent507"><text:span text:style-name="T528">28-09-2004</text:span></text:p>
          </table:table-cell>
          <table:table-cell table:style-name="TableCell508" office:value-type="string">
            <text:p text:style-name="CellContent508"><text:span text:style-name="T529">Expensive lunch with clients</text:span></text:p>
          </table:table-cell>
          <table:table-cell table:style-name="TableCell509" office:value-type="string">
            <text:p text:style-name="CellContent509"><text:span text:style-name="T530">100</text:span></text:p>
          </table:table-cell>
          <table:table-cell table:style-name="TableCell510" office:value-type="string">
            <text:p text:style-name="CellContent510"><text:span text:style-name="T531">-</text:span></text:p>
          </table:table-cell>
        </table:table-row>
        <table:table-row table:style-name="TableRow145">
          <table:table-cell table:style-name="TableCell511" office:value-type="string">
            <text:p text:style-name="CellContent511"><text:span text:style-name="T532">28-09-2004</text:span></text:p>
          </table:table-cell>
          <table:table-cell table:style-name="TableCell512" office:value-type="string">
            <text:p text:style-name="CellContent512"><text:span text:style-name="T533">Expensive lunch with clients</text:span></text:p>
          </table:table-cell>
          <table:table-cell table:style-name="TableCell513" office:value-type="string">
            <text:p text:style-name="CellContent513"><text:span text:style-name="T534">100</text:span></text:p>
          </table:table-cell>
          <table:table-cell table:style-name="TableCell514" office:value-type="string">
            <text:p text:style-name="CellContent514"><text:span text:style-name="T535">-</text:span></text:p>
          </table:table-cell>
        </table:table-row>
        <table:table-row table:style-name="TableRow146">
          <table:table-cell table:style-name="TableCell515" office:value-type="string">
            <text:p text:style-name="CellContent515"><text:span text:style-name="T536">28-09-2004</text:span></text:p>
          </table:table-cell>
          <table:table-cell table:style-name="TableCell516" office:value-type="string">
            <text:p text:style-name="CellContent516"><text:span text:style-name="T537">Expensive lunch with clients</text:span></text:p>
          </table:table-cell>
          <table:table-cell table:style-name="TableCell517" office:value-type="string">
            <text:p text:style-name="CellContent517"><text:span text:style-name="T538">100</text:span></text:p>
          </table:table-cell>
          <table:table-cell table:style-name="TableCell518" office:value-type="string">
            <text:p text:style-name="CellContent518"><text:span text:style-name="T539">-</text:span></text:p>
          </table:table-cell>
        </table:table-row>
        <table:table-row table:style-name="TableRow147">
          <table:table-cell table:style-name="TableCell519" office:value-type="string">
            <text:p text:style-name="CellContent519"><text:span text:style-name="T540">28-09-2004</text:span></text:p>
          </table:table-cell>
          <table:table-cell table:style-name="TableCell520" office:value-type="string">
            <text:p text:style-name="CellContent520"><text:span text:style-name="T541">Expensive lunch with clients</text:span></text:p>
          </table:table-cell>
          <table:table-cell table:style-name="TableCell521" office:value-type="string">
            <text:p text:style-name="CellContent521"><text:span text:style-name="T542">100</text:span></text:p>
          </table:table-cell>
          <table:table-cell table:style-name="TableCell522" office:value-type="string">
            <text:p text:style-name="CellContent522"><text:span text:style-name="T543">-</text:span></text:p>
          </table:table-cell>
        </table:table-row>
        <table:table-row table:style-name="TableRow148">
          <table:table-cell table:style-name="TableCell523" office:value-type="string">
            <text:p text:style-name="CellContent523"><text:span text:style-name="T544">28-09-2004</text:span></text:p>
          </table:table-cell>
          <table:table-cell table:style-name="TableCell524" office:value-type="string">
            <text:p text:style-name="CellContent524"><text:span text:style-name="T545">Expensive lunch with clients</text:span></text:p>
          </table:table-cell>
          <table:table-cell table:style-name="TableCell525" office:value-type="string">
            <text:p text:style-name="CellContent525"><text:span text:style-name="T546">100</text:span></text:p>
          </table:table-cell>
          <table:table-cell table:style-name="TableCell526" office:value-type="string">
            <text:p text:style-name="CellContent526"><text:span text:style-name="T547">-</text:span></text:p>
          </table:table-cell>
        </table:table-row>
        <table:table-row table:style-name="TableRow149">
          <table:table-cell table:style-name="TableCell527" office:value-type="string">
            <text:p text:style-name="CellContent527"><text:span text:style-name="T548">28-09-2004</text:span></text:p>
          </table:table-cell>
          <table:table-cell table:style-name="TableCell528" office:value-type="string">
            <text:p text:style-name="CellContent528"><text:span text:style-name="T549">Expensive lunch with clients</text:span></text:p>
          </table:table-cell>
          <table:table-cell table:style-name="TableCell529" office:value-type="string">
            <text:p text:style-name="CellContent529"><text:span text:style-name="T550">100</text:span></text:p>
          </table:table-cell>
          <table:table-cell table:style-name="TableCell530" office:value-type="string">
            <text:p text:style-name="CellContent530"><text:span text:style-name="T551">-</text:span></text:p>
          </table:table-cell>
        </table:table-row>
        <table:table-row table:style-name="TableRow150">
          <table:table-cell table:style-name="TableCell531" office:value-type="string">
            <text:p text:style-name="CellContent531"><text:span text:style-name="T552">28-09-2004</text:span></text:p>
          </table:table-cell>
          <table:table-cell table:style-name="TableCell532" office:value-type="string">
            <text:p text:style-name="CellContent532"><text:span text:style-name="T553">Expensive lunch with clients</text:span></text:p>
          </table:table-cell>
          <table:table-cell table:style-name="TableCell533" office:value-type="string">
            <text:p text:style-name="CellContent533"><text:span text:style-name="T554">100</text:span></text:p>
          </table:table-cell>
          <table:table-cell table:style-name="TableCell534" office:value-type="string">
            <text:p text:style-name="CellContent534"><text:span text:style-name="T555">-</text:span></text:p>
          </table:table-cell>
        </table:table-row>
        <table:table-row table:style-name="TableRow151">
          <table:table-cell table:style-name="TableCell535" office:value-type="string">
            <text:p text:style-name="CellContent535"><text:span text:style-name="T556">28-09-2004</text:span></text:p>
          </table:table-cell>
          <table:table-cell table:style-name="TableCell536" office:value-type="string">
            <text:p text:style-name="CellContent536"><text:span text:style-name="T557">Expensive lunch with clients</text:span></text:p>
          </table:table-cell>
          <table:table-cell table:style-name="TableCell537" office:value-type="string">
            <text:p text:style-name="CellContent537"><text:span text:style-name="T558">100</text:span></text:p>
          </table:table-cell>
          <table:table-cell table:style-name="TableCell538" office:value-type="string">
            <text:p text:style-name="CellContent538"><text:span text:style-name="T559">-</text:span></text:p>
          </table:table-cell>
        </table:table-row>
        <table:table-row table:style-name="TableRow152">
          <table:table-cell table:style-name="TableCell539" office:value-type="string">
            <text:p text:style-name="CellContent539"><text:span text:style-name="T560">28-09-2004</text:span></text:p>
          </table:table-cell>
          <table:table-cell table:style-name="TableCell540" office:value-type="string">
            <text:p text:style-name="CellContent540"><text:span text:style-name="T561">Expensive lunch with clients</text:span></text:p>
          </table:table-cell>
          <table:table-cell table:style-name="TableCell541" office:value-type="string">
            <text:p text:style-name="CellContent541"><text:span text:style-name="T562">100</text:span></text:p>
          </table:table-cell>
          <table:table-cell table:style-name="TableCell542" office:value-type="string">
            <text:p text:style-name="CellContent542"><text:span text:style-name="T563">-</text:span></text:p>
          </table:table-cell>
        </table:table-row>
        <table:table-row table:style-name="TableRow153">
          <table:table-cell table:style-name="TableCell543" office:value-type="string">
            <text:p text:style-name="CellContent543"><text:span text:style-name="T564">28-09-2004</text:span></text:p>
          </table:table-cell>
          <table:table-cell table:style-name="TableCell544" office:value-type="string">
            <text:p text:style-name="CellContent544"><text:span text:style-name="T565">Expensive lunch with clients</text:span></text:p>
          </table:table-cell>
          <table:table-cell table:style-name="TableCell545" office:value-type="string">
            <text:p text:style-name="CellContent545"><text:span text:style-name="T566">100</text:span></text:p>
          </table:table-cell>
          <table:table-cell table:style-name="TableCell546" office:value-type="string">
            <text:p text:style-name="CellContent546"><text:span text:style-name="T567">-</text:span></text:p>
          </table:table-cell>
        </table:table-row>
        <table:table-row table:style-name="TableRow154">
          <table:table-cell table:style-name="TableCell547" office:value-type="string">
            <text:p text:style-name="CellContent547"><text:span text:style-name="T568">28-09-2004</text:span></text:p>
          </table:table-cell>
          <table:table-cell table:style-name="TableCell548" office:value-type="string">
            <text:p text:style-name="CellContent548"><text:span text:style-name="T569">Expensive lunch with clients</text:span></text:p>
          </table:table-cell>
          <table:table-cell table:style-name="TableCell549" office:value-type="string">
            <text:p text:style-name="CellContent549"><text:span text:style-name="T570">100</text:span></text:p>
          </table:table-cell>
          <table:table-cell table:style-name="TableCell550" office:value-type="string">
            <text:p text:style-name="CellContent550"><text:span text:style-name="T571">-</text:span></text:p>
          </table:table-cell>
        </table:table-row>
        <table:table-row table:style-name="TableRow155">
          <table:table-cell table:style-name="TableCell551" office:value-type="string">
            <text:p text:style-name="CellContent551"><text:span text:style-name="T572">28-09-2004</text:span></text:p>
          </table:table-cell>
          <table:table-cell table:style-name="TableCell552" office:value-type="string">
            <text:p text:style-name="CellContent552"><text:span text:style-name="T573">Expensive lunch with clients</text:span></text:p>
          </table:table-cell>
          <table:table-cell table:style-name="TableCell553" office:value-type="string">
            <text:p text:style-name="CellContent553"><text:span text:style-name="T574">100</text:span></text:p>
          </table:table-cell>
          <table:table-cell table:style-name="TableCell554" office:value-type="string">
            <text:p text:style-name="CellContent554"><text:span text:style-name="T575">-</text:span></text:p>
          </table:table-cell>
        </table:table-row>
        <table:table-row table:style-name="TableRow156">
          <table:table-cell table:style-name="TableCell555" office:value-type="string">
            <text:p text:style-name="CellContent555"><text:span text:style-name="T576">28-09-2004</text:span></text:p>
          </table:table-cell>
          <table:table-cell table:style-name="TableCell556" office:value-type="string">
            <text:p text:style-name="CellContent556"><text:span text:style-name="T577">Expensive lunch with clients</text:span></text:p>
          </table:table-cell>
          <table:table-cell table:style-name="TableCell557" office:value-type="string">
            <text:p text:style-name="CellContent557"><text:span text:style-name="T578">100</text:span></text:p>
          </table:table-cell>
          <table:table-cell table:style-name="TableCell558" office:value-type="string">
            <text:p text:style-name="CellContent558"><text:span text:style-name="T579">-</text:span></text:p>
          </table:table-cell>
        </table:table-row>
        <table:table-row table:style-name="TableRow157">
          <table:table-cell table:style-name="TableCell559" office:value-type="string">
            <text:p text:style-name="CellContent559"><text:span text:style-name="T580">28-09-2004</text:span></text:p>
          </table:table-cell>
          <table:table-cell table:style-name="TableCell560" office:value-type="string">
            <text:p text:style-name="CellContent560"><text:span text:style-name="T581">Expensive lunch with clients</text:span></text:p>
          </table:table-cell>
          <table:table-cell table:style-name="TableCell561" office:value-type="string">
            <text:p text:style-name="CellContent561"><text:span text:style-name="T582">100</text:span></text:p>
          </table:table-cell>
          <table:table-cell table:style-name="TableCell562" office:value-type="string">
            <text:p text:style-name="CellContent562"><text:span text:style-name="T583">-</text:span></text:p>
          </table:table-cell>
        </table:table-row>
        <table:table-row table:style-name="TableRow158">
          <table:table-cell table:style-name="TableCell563" office:value-type="string">
            <text:p text:style-name="CellContent563"><text:span text:style-name="T584">28-09-2004</text:span></text:p>
          </table:table-cell>
          <table:table-cell table:style-name="TableCell564" office:value-type="string">
            <text:p text:style-name="CellContent564"><text:span text:style-name="T585">Expensive lunch with clients</text:span></text:p>
          </table:table-cell>
          <table:table-cell table:style-name="TableCell565" office:value-type="string">
            <text:p text:style-name="CellContent565"><text:span text:style-name="T586">100</text:span></text:p>
          </table:table-cell>
          <table:table-cell table:style-name="TableCell566" office:value-type="string">
            <text:p text:style-name="CellContent566"><text:span text:style-name="T587">-</text:span></text:p>
          </table:table-cell>
        </table:table-row>
        <table:table-row table:style-name="TableRow159">
          <table:table-cell table:style-name="TableCell567" office:value-type="string">
            <text:p text:style-name="CellContent567"><text:span text:style-name="T588">28-09-2004</text:span></text:p>
          </table:table-cell>
          <table:table-cell table:style-name="TableCell568" office:value-type="string">
            <text:p text:style-name="CellContent568"><text:span text:style-name="T589">Expensive lunch with clients</text:span></text:p>
          </table:table-cell>
          <table:table-cell table:style-name="TableCell569" office:value-type="string">
            <text:p text:style-name="CellContent569"><text:span text:style-name="T590">100</text:span></text:p>
          </table:table-cell>
          <table:table-cell table:style-name="TableCell570" office:value-type="string">
            <text:p text:style-name="CellContent570"><text:span text:style-name="T591">-</text:span></text:p>
          </table:table-cell>
        </table:table-row>
        <table:table-row table:style-name="TableRow160">
          <table:table-cell table:style-name="TableCell571" office:value-type="string">
            <text:p text:style-name="CellContent571"><text:span text:style-name="T592">28-09-2004</text:span></text:p>
          </table:table-cell>
          <table:table-cell table:style-name="TableCell572" office:value-type="string">
            <text:p text:style-name="CellContent572"><text:span text:style-name="T593">Expensive lunch with clients</text:span></text:p>
          </table:table-cell>
          <table:table-cell table:style-name="TableCell573" office:value-type="string">
            <text:p text:style-name="CellContent573"><text:span text:style-name="T594">100</text:span></text:p>
          </table:table-cell>
          <table:table-cell table:style-name="TableCell574" office:value-type="string">
            <text:p text:style-name="CellContent574"><text:span text:style-name="T595">-</text:span></text:p>
          </table:table-cell>
        </table:table-row>
        <table:table-row table:style-name="TableRow161">
          <table:table-cell table:style-name="TableCell575" office:value-type="string">
            <text:p text:style-name="CellContent575"><text:span text:style-name="T596">28-09-2004</text:span></text:p>
          </table:table-cell>
          <table:table-cell table:style-name="TableCell576" office:value-type="string">
            <text:p text:style-name="CellContent576"><text:span text:style-name="T597">Expensive lunch with clients</text:span></text:p>
          </table:table-cell>
          <table:table-cell table:style-name="TableCell577" office:value-type="string">
            <text:p text:style-name="CellContent577"><text:span text:style-name="T598">100</text:span></text:p>
          </table:table-cell>
          <table:table-cell table:style-name="TableCell578" office:value-type="string">
            <text:p text:style-name="CellContent578"><text:span text:style-name="T599">-</text:span></text:p>
          </table:table-cell>
        </table:table-row>
        <table:table-row table:style-name="TableRow162">
          <table:table-cell table:style-name="TableCell579" office:value-type="string">
            <text:p text:style-name="CellContent579"><text:span text:style-name="T600">28-09-2004</text:span></text:p>
          </table:table-cell>
          <table:table-cell table:style-name="TableCell580" office:value-type="string">
            <text:p text:style-name="CellContent580"><text:span text:style-name="T601">Expensive lunch with clients</text:span></text:p>
          </table:table-cell>
          <table:table-cell table:style-name="TableCell581" office:value-type="string">
            <text:p text:style-name="CellContent581"><text:span text:style-name="T602">100</text:span></text:p>
          </table:table-cell>
          <table:table-cell table:style-name="TableCell582" office:value-type="string">
            <text:p text:style-name="CellContent582"><text:span text:style-name="T603">-</text:span></text:p>
          </table:table-cell>
        </table:table-row>
        <table:table-row table:style-name="TableRow163">
          <table:table-cell table:style-name="TableCell583" office:value-type="string">
            <text:p text:style-name="CellContent583"><text:span text:style-name="T604">28-09-2004</text:span></text:p>
          </table:table-cell>
          <table:table-cell table:style-name="TableCell584" office:value-type="string">
            <text:p text:style-name="CellContent584"><text:span text:style-name="T605">Expensive lunch with clients</text:span></text:p>
          </table:table-cell>
          <table:table-cell table:style-name="TableCell585" office:value-type="string">
            <text:p text:style-name="CellContent585"><text:span text:style-name="T606">100</text:span></text:p>
          </table:table-cell>
          <table:table-cell table:style-name="TableCell586" office:value-type="string">
            <text:p text:style-name="CellContent586"><text:span text:style-name="T607">-</text:span></text:p>
          </table:table-cell>
        </table:table-row>
        <table:table-row table:style-name="TableRow164">
          <table:table-cell table:style-name="TableCell587" office:value-type="string">
            <text:p text:style-name="CellContent587"><text:span text:style-name="T608">28-09-2004</text:span></text:p>
          </table:table-cell>
          <table:table-cell table:style-name="TableCell588" office:value-type="string">
            <text:p text:style-name="CellContent588"><text:span text:style-name="T609">Expensive lunch with clients</text:span></text:p>
          </table:table-cell>
          <table:table-cell table:style-name="TableCell589" office:value-type="string">
            <text:p text:style-name="CellContent589"><text:span text:style-name="T610">100</text:span></text:p>
          </table:table-cell>
          <table:table-cell table:style-name="TableCell590" office:value-type="string">
            <text:p text:style-name="CellContent590"><text:span text:style-name="T611">-</text:span></text:p>
          </table:table-cell>
        </table:table-row>
        <table:table-row table:style-name="TableRow165">
          <table:table-cell table:style-name="TableCell591" office:value-type="string">
            <text:p text:style-name="CellContent591"><text:span text:style-name="T612">28-09-2004</text:span></text:p>
          </table:table-cell>
          <table:table-cell table:style-name="TableCell592" office:value-type="string">
            <text:p text:style-name="CellContent592"><text:span text:style-name="T613">Expensive lunch with clients</text:span></text:p>
          </table:table-cell>
          <table:table-cell table:style-name="TableCell593" office:value-type="string">
            <text:p text:style-name="CellContent593"><text:span text:style-name="T614">100</text:span></text:p>
          </table:table-cell>
          <table:table-cell table:style-name="TableCell594" office:value-type="string">
            <text:p text:style-name="CellContent594"><text:span text:style-name="T615">-</text:span></text:p>
          </table:table-cell>
        </table:table-row>
        <table:table-row table:style-name="TableRow166">
          <table:table-cell table:style-name="TableCell595" office:value-type="string">
            <text:p text:style-name="CellContent595"><text:span text:style-name="T616">28-09-2004</text:span></text:p>
          </table:table-cell>
          <table:table-cell table:style-name="TableCell596" office:value-type="string">
            <text:p text:style-name="CellContent596"><text:span text:style-name="T617">Expensive lunch with clients</text:span></text:p>
          </table:table-cell>
          <table:table-cell table:style-name="TableCell597" office:value-type="string">
            <text:p text:style-name="CellContent597"><text:span text:style-name="T618">100</text:span></text:p>
          </table:table-cell>
          <table:table-cell table:style-name="TableCell598" office:value-type="string">
            <text:p text:style-name="CellContent598"><text:span text:style-name="T619">-</text:span></text:p>
          </table:table-cell>
        </table:table-row>
        <table:table-row table:style-name="TableRow167">
          <table:table-cell table:style-name="TableCell599" office:value-type="string">
            <text:p text:style-name="CellContent599"><text:span text:style-name="T620">28-09-2004</text:span></text:p>
          </table:table-cell>
          <table:table-cell table:style-name="TableCell600" office:value-type="string">
            <text:p text:style-name="CellContent600"><text:span text:style-name="T621">Expensive lunch with clients</text:span></text:p>
          </table:table-cell>
          <table:table-cell table:style-name="TableCell601" office:value-type="string">
            <text:p text:style-name="CellContent601"><text:span text:style-name="T622">100</text:span></text:p>
          </table:table-cell>
          <table:table-cell table:style-name="TableCell602" office:value-type="string">
            <text:p text:style-name="CellContent602"><text:span text:style-name="T623">-</text:span></text:p>
          </table:table-cell>
        </table:table-row>
        <table:table-row table:style-name="TableRow168">
          <table:table-cell table:style-name="TableCell603" office:value-type="string">
            <text:p text:style-name="CellContent603"><text:span text:style-name="T624">28-09-2004</text:span></text:p>
          </table:table-cell>
          <table:table-cell table:style-name="TableCell604" office:value-type="string">
            <text:p text:style-name="CellContent604"><text:span text:style-name="T625">Expensive lunch with clients</text:span></text:p>
          </table:table-cell>
          <table:table-cell table:style-name="TableCell605" office:value-type="string">
            <text:p text:style-name="CellContent605"><text:span text:style-name="T626">100</text:span></text:p>
          </table:table-cell>
          <table:table-cell table:style-name="TableCell606" office:value-type="string">
            <text:p text:style-name="CellContent606"><text:span text:style-name="T627">-</text:span></text:p>
          </table:table-cell>
        </table:table-row>
        <table:table-row table:style-name="TableRow169">
          <table:table-cell table:style-name="TableCell607" office:value-type="string">
            <text:p text:style-name="CellContent607"><text:span text:style-name="T628">28-09-2004</text:span></text:p>
          </table:table-cell>
          <table:table-cell table:style-name="TableCell608" office:value-type="string">
            <text:p text:style-name="CellContent608"><text:span text:style-name="T629">Expensive lunch with clients</text:span></text:p>
          </table:table-cell>
          <table:table-cell table:style-name="TableCell609" office:value-type="string">
            <text:p text:style-name="CellContent609"><text:span text:style-name="T630">100</text:span></text:p>
          </table:table-cell>
          <table:table-cell table:style-name="TableCell610" office:value-type="string">
            <text:p text:style-name="CellContent610"><text:span text:style-name="T631">-</text:span></text:p>
          </table:table-cell>
        </table:table-row>
        <table:table-row table:style-name="TableRow170">
          <table:table-cell table:style-name="TableCell611" office:value-type="string">
            <text:p text:style-name="CellContent611"><text:span text:style-name="T632">28-09-2004</text:span></text:p>
          </table:table-cell>
          <table:table-cell table:style-name="TableCell612" office:value-type="string">
            <text:p text:style-name="CellContent612"><text:span text:style-name="T633">Expensive lunch with clients</text:span></text:p>
          </table:table-cell>
          <table:table-cell table:style-name="TableCell613" office:value-type="string">
            <text:p text:style-name="CellContent613"><text:span text:style-name="T634">100</text:span></text:p>
          </table:table-cell>
          <table:table-cell table:style-name="TableCell614" office:value-type="string">
            <text:p text:style-name="CellContent614"><text:span text:style-name="T635">-</text:span></text:p>
          </table:table-cell>
        </table:table-row>
        <table:table-row table:style-name="TableRow171">
          <table:table-cell table:style-name="TableCell615" office:value-type="string">
            <text:p text:style-name="CellContent615"><text:span text:style-name="T636">28-09-2004</text:span></text:p>
          </table:table-cell>
          <table:table-cell table:style-name="TableCell616" office:value-type="string">
            <text:p text:style-name="CellContent616"><text:span text:style-name="T637">Expensive lunch with clients</text:span></text:p>
          </table:table-cell>
          <table:table-cell table:style-name="TableCell617" office:value-type="string">
            <text:p text:style-name="CellContent617"><text:span text:style-name="T638">100</text:span></text:p>
          </table:table-cell>
          <table:table-cell table:style-name="TableCell618" office:value-type="string">
            <text:p text:style-name="CellContent618"><text:span text:style-name="T639">-</text:span></text:p>
          </table:table-cell>
        </table:table-row>
        <table:table-row table:style-name="TableRow172">
          <table:table-cell table:style-name="TableCell619" office:value-type="string">
            <text:p text:style-name="CellContent619"><text:span text:style-name="T640">28-09-2004</text:span></text:p>
          </table:table-cell>
          <table:table-cell table:style-name="TableCell620" office:value-type="string">
            <text:p text:style-name="CellContent620"><text:span text:style-name="T641">Expensive lunch with clients</text:span></text:p>
          </table:table-cell>
          <table:table-cell table:style-name="TableCell621" office:value-type="string">
            <text:p text:style-name="CellContent621"><text:span text:style-name="T642">100</text:span></text:p>
          </table:table-cell>
          <table:table-cell table:style-name="TableCell622" office:value-type="string">
            <text:p text:style-name="CellContent622"><text:span text:style-name="T643">-</text:span></text:p>
          </table:table-cell>
        </table:table-row>
        <table:table-row table:style-name="TableRow173">
          <table:table-cell table:style-name="TableCell623" office:value-type="string">
            <text:p text:style-name="CellContent623"><text:span text:style-name="T644">28-09-2004</text:span></text:p>
          </table:table-cell>
          <table:table-cell table:style-name="TableCell624" office:value-type="string">
            <text:p text:style-name="CellContent624"><text:span text:style-name="T645">Expensive lunch with clients</text:span></text:p>
          </table:table-cell>
          <table:table-cell table:style-name="TableCell625" office:value-type="string">
            <text:p text:style-name="CellContent625"><text:span text:style-name="T646">100 </text:span></text:p>
          </table:table-cell>
          <table:table-cell table:style-name="TableCell626" office:value-type="string">
            <text:p text:style-name="CellContent626"><text:span text:style-name="T647">-</text:span></text:p>
          </table:table-cell>
        </table:table-row>
      </table:table>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Courier" style:name="Courier"/>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style:style style:family="text" style:name="T32" style:display-name="T32">
      <style:text-properties/>
    </style:style>
    <style:style style:family="text" style:name="T33" style:display-name="T33">
      <style:text-properties/>
    </style:style>
    <style:style style:family="text" style:name="T34" style:display-name="T34">
      <style:text-properties/>
    </style:style>
    <style:style style:family="text" style:name="T35" style:display-name="T35">
      <style:text-properties/>
    </style:style>
    <style:style style:family="text" style:name="T36" style:display-name="T36">
      <style:text-properties/>
    </style:style>
    <style:style style:family="text" style:name="T37" style:display-name="T37">
      <style:text-properties/>
    </style:style>
    <style:style style:family="text" style:name="T38" style:display-name="T38">
      <style:text-properties/>
    </style:style>
    <style:style style:family="text" style:name="T39" style:display-name="T39">
      <style:text-properties/>
    </style:style>
    <style:style style:family="text" style:name="T40" style:display-name="T40">
      <style:text-properties/>
    </style:style>
    <style:style style:family="text" style:name="T41" style:display-name="T41">
      <style:text-properties/>
    </style:style>
    <style:style style:family="text" style:name="T42" style:display-name="T42">
      <style:text-properties/>
    </style:style>
    <style:style style:family="text" style:name="T43" style:display-name="T43">
      <style:text-properties/>
    </style:style>
    <style:style style:family="text" style:name="T44" style:display-name="T44">
      <style:text-properties/>
    </style:style>
    <style:style style:family="text" style:name="T45" style:display-name="T45">
      <style:text-properties/>
    </style:style>
    <style:style style:family="text" style:name="T46" style:display-name="T46">
      <style:text-properties/>
    </style:style>
    <style:style style:family="text" style:name="T47" style:display-name="T47">
      <style:text-properties/>
    </style:style>
    <style:style style:family="text" style:name="T48" style:display-name="T48">
      <style:text-properties/>
    </style:style>
    <style:style style:family="text" style:name="T49" style:display-name="T49">
      <style:text-properties/>
    </style:style>
    <style:style style:family="text" style:name="T50" style:display-name="T50">
      <style:text-properties/>
    </style:style>
    <style:style style:family="text" style:name="T51" style:display-name="T51">
      <style:text-properties/>
    </style:style>
    <style:style style:family="text" style:name="T52" style:display-name="T52">
      <style:text-properties/>
    </style:style>
    <style:style style:family="text" style:name="T53" style:display-name="T53">
      <style:text-properties/>
    </style:style>
    <style:style style:family="text" style:name="T54" style:display-name="T54">
      <style:text-properties/>
    </style:style>
    <style:style style:family="text" style:name="T55" style:display-name="T55">
      <style:text-properties/>
    </style:style>
    <style:style style:family="text" style:name="T56" style:display-name="T56">
      <style:text-properties/>
    </style:style>
    <style:style style:family="text" style:name="T57" style:display-name="T57">
      <style:text-properties/>
    </style:style>
    <style:style style:family="text" style:name="T58" style:display-name="T58">
      <style:text-properties/>
    </style:style>
    <style:style style:family="text" style:name="T59" style:display-name="T59">
      <style:text-properties/>
    </style:style>
    <style:style style:family="text" style:name="T60" style:display-name="T60">
      <style:text-properties/>
    </style:style>
    <style:style style:family="text" style:name="T61" style:display-name="T61">
      <style:text-properties/>
    </style:style>
    <style:style style:family="text" style:name="T62" style:display-name="T62">
      <style:text-properties/>
    </style:style>
    <style:style style:family="text" style:name="T63" style:display-name="T63">
      <style:text-properties/>
    </style:style>
    <style:style style:family="text" style:name="T64" style:display-name="T64">
      <style:text-properties/>
    </style:style>
    <style:style style:family="text" style:name="T65" style:display-name="T65">
      <style:text-properties/>
    </style:style>
    <style:style style:family="text" style:name="T66" style:display-name="T66">
      <style:text-properties/>
    </style:style>
    <style:style style:family="text" style:name="T67" style:display-name="T67">
      <style:text-properties/>
    </style:style>
    <style:style style:family="text" style:name="T68" style:display-name="T68">
      <style:text-properties/>
    </style:style>
    <style:style style:family="text" style:name="T69" style:display-name="T69">
      <style:text-properties/>
    </style:style>
    <style:style style:family="text" style:name="T70" style:display-name="T70">
      <style:text-properties/>
    </style:style>
    <style:style style:family="text" style:name="T71" style:display-name="T71">
      <style:text-properties style:font-name="Courier" fo:font-size="9.0"/>
    </style:style>
    <style:style style:family="text" style:name="T72" style:display-name="T72">
      <style:text-properties/>
    </style:style>
    <style:style style:family="text" style:name="T73" style:display-name="T73">
      <style:text-properties/>
    </style:style>
    <style:style style:family="text" style:name="T74" style:display-name="T74">
      <style:text-properties/>
    </style:style>
    <style:style style:family="text" style:name="T75" style:display-name="T75">
      <style:text-properties/>
    </style:style>
    <style:style style:family="text" style:name="T76" style:display-name="T76">
      <style:text-properties/>
    </style:style>
    <style:style style:family="text" style:name="T77" style:display-name="T77">
      <style:text-properties/>
    </style:style>
    <style:style style:family="text" style:name="T78" style:display-name="T78">
      <style:text-properties/>
    </style:style>
    <style:style style:family="text" style:name="T79" style:display-name="T79">
      <style:text-properties/>
    </style:style>
    <style:style style:family="text" style:name="T80" style:display-name="T80">
      <style:text-properties/>
    </style:style>
    <style:style style:family="text" style:name="T81" style:display-name="T81">
      <style:text-properties/>
    </style:style>
    <style:style style:family="text" style:name="T82" style:display-name="T82">
      <style:text-properties/>
    </style:style>
    <style:style style:family="text" style:name="T83" style:display-name="T83">
      <style:text-properties/>
    </style:style>
    <style:style style:family="text" style:name="T84" style:display-name="T84">
      <style:text-properties/>
    </style:style>
    <style:style style:family="text" style:name="T85" style:display-name="T85">
      <style:text-properties/>
    </style:style>
    <style:style style:family="text" style:name="T86" style:display-name="T86">
      <style:text-properties/>
    </style:style>
    <style:style style:family="text" style:name="T87" style:display-name="T87">
      <style:text-properties/>
    </style:style>
    <style:style style:family="text" style:name="T88" style:display-name="T88">
      <style:text-properties/>
    </style:style>
    <style:style style:family="text" style:name="T89" style:display-name="T89">
      <style:text-properties/>
    </style:style>
    <style:style style:family="text" style:name="T90" style:display-name="T90">
      <style:text-properties/>
    </style:style>
    <style:style style:family="text" style:name="T91" style:display-name="T91">
      <style:text-properties/>
    </style:style>
    <style:style style:family="text" style:name="T92" style:display-name="T92">
      <style:text-properties/>
    </style:style>
    <style:style style:family="text" style:name="T93" style:display-name="T93">
      <style:text-properties/>
    </style:style>
    <style:style style:family="text" style:name="T94" style:display-name="T94">
      <style:text-properties/>
    </style:style>
    <style:style style:family="text" style:name="T95" style:display-name="T95">
      <style:text-properties/>
    </style:style>
    <style:style style:family="text" style:name="T96" style:display-name="T96">
      <style:text-properties/>
    </style:style>
    <style:style style:family="text" style:name="T97" style:display-name="T97">
      <style:text-properties/>
    </style:style>
    <style:style style:family="text" style:name="T98" style:display-name="T98">
      <style:text-properties/>
    </style:style>
    <style:style style:family="text" style:name="T99" style:display-name="T99">
      <style:text-properties/>
    </style:style>
    <style:style style:family="text" style:name="T100" style:display-name="T100">
      <style:text-properties/>
    </style:style>
    <style:style style:family="text" style:name="T101" style:display-name="T101">
      <style:text-properties/>
    </style:style>
    <style:style style:family="text" style:name="T102" style:display-name="T102">
      <style:text-properties/>
    </style:style>
    <style:style style:family="text" style:name="T103" style:display-name="T103">
      <style:text-properties/>
    </style:style>
    <style:style style:family="text" style:name="T104" style:display-name="T104">
      <style:text-properties/>
    </style:style>
    <style:style style:family="text" style:name="T105" style:display-name="T105">
      <style:text-properties/>
    </style:style>
    <style:style style:family="text" style:name="T106" style:display-name="T106">
      <style:text-properties/>
    </style:style>
    <style:style style:family="text" style:name="T107" style:display-name="T107">
      <style:text-properties/>
    </style:style>
    <style:style style:family="text" style:name="T108" style:display-name="T108">
      <style:text-properties/>
    </style:style>
    <style:style style:family="text" style:name="T109" style:display-name="T109">
      <style:text-properties/>
    </style:style>
    <style:style style:family="text" style:name="T110" style:display-name="T110">
      <style:text-properties/>
    </style:style>
    <style:style style:family="text" style:name="T111" style:display-name="T111">
      <style:text-properties/>
    </style:style>
    <style:style style:family="text" style:name="T112" style:display-name="T112">
      <style:text-properties/>
    </style:style>
    <style:style style:family="text" style:name="T113" style:display-name="T113">
      <style:text-properties/>
    </style:style>
    <style:style style:family="text" style:name="T114" style:display-name="T114">
      <style:text-properties/>
    </style:style>
    <style:style style:family="text" style:name="T115" style:display-name="T115">
      <style:text-properties/>
    </style:style>
    <style:style style:family="text" style:name="T116" style:display-name="T116">
      <style:text-properties/>
    </style:style>
    <style:style style:family="text" style:name="T117" style:display-name="T117">
      <style:text-properties/>
    </style:style>
    <style:style style:family="text" style:name="T118" style:display-name="T118">
      <style:text-properties/>
    </style:style>
    <style:style style:family="text" style:name="T119" style:display-name="T119">
      <style:text-properties/>
    </style:style>
    <style:style style:family="text" style:name="T120" style:display-name="T120">
      <style:text-properties/>
    </style:style>
    <style:style style:family="text" style:name="T121" style:display-name="T121">
      <style:text-properties/>
    </style:style>
    <style:style style:family="text" style:name="T122" style:display-name="T122">
      <style:text-properties/>
    </style:style>
    <style:style style:family="text" style:name="T123" style:display-name="T123">
      <style:text-properties/>
    </style:style>
    <style:style style:family="text" style:name="T124" style:display-name="T124">
      <style:text-properties fo:font-weight="bold"/>
    </style:style>
    <style:style style:family="text" style:name="T125" style:display-name="T125">
      <style:text-properties/>
    </style:style>
    <style:style style:family="text" style:name="T126" style:display-name="T126">
      <style:text-properties/>
    </style:style>
    <style:style style:family="text" style:name="T127" style:display-name="T127">
      <style:text-properties/>
    </style:style>
    <style:style style:family="text" style:name="T128" style:display-name="T128">
      <style:text-properties/>
    </style:style>
    <style:style style:family="text" style:name="T129" style:display-name="T129">
      <style:text-properties/>
    </style:style>
    <style:style style:family="text" style:name="T130" style:display-name="T130">
      <style:text-properties/>
    </style:style>
    <style:style style:family="text" style:name="T131" style:display-name="T131">
      <style:text-properties/>
    </style:style>
    <style:style style:family="text" style:name="T132" style:display-name="T132">
      <style:text-properties/>
    </style:style>
    <style:style style:family="text" style:name="T133" style:display-name="T133">
      <style:text-properties/>
    </style:style>
    <style:style style:family="text" style:name="T134" style:display-name="T134">
      <style:text-properties/>
    </style:style>
    <style:style style:family="text" style:name="T135" style:display-name="T135">
      <style:text-properties/>
    </style:style>
    <style:style style:family="text" style:name="T136" style:display-name="T136">
      <style:text-properties/>
    </style:style>
    <style:style style:family="text" style:name="T137" style:display-name="T137">
      <style:text-properties/>
    </style:style>
    <style:style style:family="text" style:name="T138" style:display-name="T138">
      <style:text-properties/>
    </style:style>
    <style:style style:family="text" style:name="T139" style:display-name="T139">
      <style:text-properties/>
    </style:style>
    <style:style style:family="text" style:name="T140" style:display-name="T140">
      <style:text-properties/>
    </style:style>
    <style:style style:family="text" style:name="T141" style:display-name="T141">
      <style:text-properties/>
    </style:style>
    <style:style style:family="text" style:name="T142" style:display-name="T142">
      <style:text-properties/>
    </style:style>
    <style:style style:family="text" style:name="T143" style:display-name="T143">
      <style:text-properties/>
    </style:style>
    <style:style style:family="text" style:name="T144" style:display-name="T144">
      <style:text-properties/>
    </style:style>
    <style:style style:family="text" style:name="T145" style:display-name="T145">
      <style:text-properties/>
    </style:style>
    <style:style style:family="text" style:name="T146" style:display-name="T146">
      <style:text-properties/>
    </style:style>
    <style:style style:family="text" style:name="T147" style:display-name="T147">
      <style:text-properties/>
    </style:style>
    <style:style style:family="text" style:name="T148" style:display-name="T148">
      <style:text-properties/>
    </style:style>
    <style:style style:family="text" style:name="T149" style:display-name="T149">
      <style:text-properties/>
    </style:style>
    <style:style style:family="text" style:name="T150" style:display-name="T150">
      <style:text-properties/>
    </style:style>
    <style:style style:family="text" style:name="T151" style:display-name="T151">
      <style:text-properties/>
    </style:style>
    <style:style style:family="text" style:name="T152" style:display-name="T152">
      <style:text-properties/>
    </style:style>
    <style:style style:family="text" style:name="T153" style:display-name="T153">
      <style:text-properties/>
    </style:style>
    <style:style style:family="text" style:name="T154" style:display-name="T154">
      <style:text-properties/>
    </style:style>
    <style:style style:family="text" style:name="T155" style:display-name="T155">
      <style:text-properties/>
    </style:style>
    <style:style style:family="text" style:name="T156" style:display-name="T156">
      <style:text-properties/>
    </style:style>
    <style:style style:family="text" style:name="T157" style:display-name="T157">
      <style:text-properties/>
    </style:style>
    <style:style style:family="text" style:name="T158" style:display-name="T158">
      <style:text-properties/>
    </style:style>
    <style:style style:family="text" style:name="T159" style:display-name="T159">
      <style:text-properties/>
    </style:style>
    <style:style style:family="text" style:name="T160" style:display-name="T160">
      <style:text-properties/>
    </style:style>
    <style:style style:family="text" style:name="T161" style:display-name="T161">
      <style:text-properties/>
    </style:style>
    <style:style style:family="text" style:name="T162" style:display-name="T162">
      <style:text-properties/>
    </style:style>
    <style:style style:family="text" style:name="T163" style:display-name="T163">
      <style:text-properties/>
    </style:style>
    <style:style style:family="text" style:name="T164" style:display-name="T164">
      <style:text-properties/>
    </style:style>
    <style:style style:family="text" style:name="T165" style:display-name="T165">
      <style:text-properties/>
    </style:style>
    <style:style style:family="text" style:name="T166" style:display-name="T166">
      <style:text-properties/>
    </style:style>
    <style:style style:family="text" style:name="T167" style:display-name="T167">
      <style:text-properties/>
    </style:style>
    <style:style style:family="text" style:name="T168" style:display-name="T168">
      <style:text-properties/>
    </style:style>
    <style:style style:family="text" style:name="T169" style:display-name="T169">
      <style:text-properties/>
    </style:style>
    <style:style style:family="text" style:name="T170" style:display-name="T170">
      <style:text-properties/>
    </style:style>
    <style:style style:family="text" style:name="T171" style:display-name="T171">
      <style:text-properties/>
    </style:style>
    <style:style style:family="text" style:name="T172" style:display-name="T172">
      <style:text-properties/>
    </style:style>
    <style:style style:family="text" style:name="T173" style:display-name="T173">
      <style:text-properties/>
    </style:style>
    <style:style style:family="text" style:name="T174" style:display-name="T174">
      <style:text-properties/>
    </style:style>
    <style:style style:family="text" style:name="T175" style:display-name="T175">
      <style:text-properties/>
    </style:style>
    <style:style style:family="text" style:name="T176" style:display-name="T176">
      <style:text-properties fo:font-weight="bold"/>
    </style:style>
    <style:style style:family="text" style:name="T177" style:display-name="T177">
      <style:text-properties/>
    </style:style>
    <style:style style:family="text" style:name="T178" style:display-name="T178">
      <style:text-properties/>
    </style:style>
    <style:style style:family="text" style:name="T179" style:display-name="T179">
      <style:text-properties/>
    </style:style>
    <style:style style:family="text" style:name="T180" style:display-name="T180">
      <style:text-properties/>
    </style:style>
    <style:style style:family="text" style:name="T181" style:display-name="T181">
      <style:text-properties/>
    </style:style>
    <style:style style:family="text" style:name="T182" style:display-name="T182">
      <style:text-properties/>
    </style:style>
    <style:style style:family="text" style:name="T183" style:display-name="T183">
      <style:text-properties/>
    </style:style>
    <style:style style:family="text" style:name="T184" style:display-name="T184">
      <style:text-properties/>
    </style:style>
    <style:style style:family="text" style:name="T185" style:display-name="T185">
      <style:text-properties/>
    </style:style>
    <style:style style:family="text" style:name="T186" style:display-name="T186">
      <style:text-properties/>
    </style:style>
    <style:style style:family="text" style:name="T187" style:display-name="T187">
      <style:text-properties/>
    </style:style>
    <style:style style:family="text" style:name="T188" style:display-name="T188">
      <style:text-properties/>
    </style:style>
    <style:style style:family="text" style:name="T189" style:display-name="T189">
      <style:text-properties/>
    </style:style>
    <style:style style:family="text" style:name="T190" style:display-name="T190">
      <style:text-properties/>
    </style:style>
    <style:style style:family="text" style:name="T191" style:display-name="T191">
      <style:text-properties/>
    </style:style>
    <style:style style:family="text" style:name="T192" style:display-name="T192">
      <style:text-properties/>
    </style:style>
    <style:style style:family="text" style:name="T193" style:display-name="T193">
      <style:text-properties fo:font-weight="bold"/>
    </style:style>
    <style:style style:family="text" style:name="T194" style:display-name="T194">
      <style:text-properties/>
    </style:style>
    <style:style style:family="text" style:name="T195" style:display-name="T195">
      <style:text-properties/>
    </style:style>
    <style:style style:family="text" style:name="T196" style:display-name="T196">
      <style:text-properties/>
    </style:style>
    <style:style style:family="text" style:name="T197" style:display-name="T197">
      <style:text-properties fo:font-weight="bold"/>
    </style:style>
    <style:style style:family="text" style:name="T198" style:display-name="T198">
      <style:text-properties/>
    </style:style>
    <style:style style:family="text" style:name="T199" style:display-name="T199">
      <style:text-properties fo:font-weight="bold"/>
    </style:style>
    <style:style style:family="text" style:name="T200" style:display-name="T200">
      <style:text-properties/>
    </style:style>
    <style:style style:family="text" style:name="T201" style:display-name="T201">
      <style:text-properties fo:color="#ff0000"/>
    </style:style>
    <style:style style:family="text" style:name="T202" style:display-name="T202">
      <style:text-properties/>
    </style:style>
    <style:style style:family="text" style:name="T203" style:display-name="T203">
      <style:text-properties/>
    </style:style>
    <style:style style:family="text" style:name="T204" style:display-name="T204">
      <style:text-properties fo:font-weight="bold"/>
    </style:style>
    <style:style style:family="text" style:name="T205" style:display-name="T205">
      <style:text-properties/>
    </style:style>
    <style:style style:family="text" style:name="T206" style:display-name="T206">
      <style:text-properties/>
    </style:style>
    <style:style style:family="text" style:name="T207" style:display-name="T207">
      <style:text-properties/>
    </style:style>
    <style:style style:family="text" style:name="T208" style:display-name="T208">
      <style:text-properties/>
    </style:style>
    <style:style style:family="text" style:name="T209" style:display-name="T209">
      <style:text-properties/>
    </style:style>
    <style:style style:family="text" style:name="T210" style:display-name="T210">
      <style:text-properties/>
    </style:style>
    <style:style style:family="text" style:name="T211" style:display-name="T211">
      <style:text-properties/>
    </style:style>
    <style:style style:family="text" style:name="T212" style:display-name="T212">
      <style:text-properties/>
    </style:style>
    <style:style style:family="text" style:name="T213" style:display-name="T213">
      <style:text-properties/>
    </style:style>
    <style:style style:family="text" style:name="T214" style:display-name="T214">
      <style:text-properties/>
    </style:style>
    <style:style style:family="text" style:name="T215" style:display-name="T215">
      <style:text-properties/>
    </style:style>
    <style:style style:family="text" style:name="T216" style:display-name="T216">
      <style:text-properties/>
    </style:style>
    <style:style style:family="text" style:name="T217" style:display-name="T217">
      <style:text-properties/>
    </style:style>
    <style:style style:family="text" style:name="T218" style:display-name="T218">
      <style:text-properties/>
    </style:style>
    <style:style style:family="text" style:name="T219" style:display-name="T219">
      <style:text-properties/>
    </style:style>
    <style:style style:family="text" style:name="T220" style:display-name="T220">
      <style:text-properties/>
    </style:style>
    <style:style style:family="text" style:name="T221" style:display-name="T221">
      <style:text-properties/>
    </style:style>
    <style:style style:family="text" style:name="T222" style:display-name="T222">
      <style:text-properties/>
    </style:style>
    <style:style style:family="text" style:name="T223" style:display-name="T223">
      <style:text-properties/>
    </style:style>
    <style:style style:family="text" style:name="T224" style:display-name="T224">
      <style:text-properties/>
    </style:style>
    <style:style style:family="text" style:name="T225" style:display-name="T225">
      <style:text-properties/>
    </style:style>
    <style:style style:family="text" style:name="T226" style:display-name="T226">
      <style:text-properties/>
    </style:style>
    <style:style style:family="text" style:name="T227" style:display-name="T227">
      <style:text-properties/>
    </style:style>
    <style:style style:family="text" style:name="T228" style:display-name="T228">
      <style:text-properties/>
    </style:style>
    <style:style style:family="text" style:name="T229" style:display-name="T229">
      <style:text-properties/>
    </style:style>
    <style:style style:family="text" style:name="T230" style:display-name="T230">
      <style:text-properties/>
    </style:style>
    <style:style style:family="text" style:name="T231" style:display-name="T231">
      <style:text-properties/>
    </style:style>
    <style:style style:family="text" style:name="T232" style:display-name="T232">
      <style:text-properties/>
    </style:style>
    <style:style style:family="text" style:name="T233" style:display-name="T233">
      <style:text-properties/>
    </style:style>
    <style:style style:family="text" style:name="T234" style:display-name="T234">
      <style:text-properties/>
    </style:style>
    <style:style style:family="text" style:name="T235" style:display-name="T235">
      <style:text-properties/>
    </style:style>
    <style:style style:family="text" style:name="T236" style:display-name="T236">
      <style:text-properties/>
    </style:style>
    <style:style style:family="text" style:name="T237" style:display-name="T237">
      <style:text-properties/>
    </style:style>
    <style:style style:family="text" style:name="T238" style:display-name="T238">
      <style:text-properties/>
    </style:style>
    <style:style style:family="text" style:name="T239" style:display-name="T239">
      <style:text-properties/>
    </style:style>
    <style:style style:family="text" style:name="T240" style:display-name="T240">
      <style:text-properties/>
    </style:style>
    <style:style style:family="text" style:name="T241" style:display-name="T241">
      <style:text-properties/>
    </style:style>
    <style:style style:family="text" style:name="T242" style:display-name="T242">
      <style:text-properties/>
    </style:style>
    <style:style style:family="text" style:name="T243" style:display-name="T243">
      <style:text-properties/>
    </style:style>
    <style:style style:family="text" style:name="T244" style:display-name="T244">
      <style:text-properties/>
    </style:style>
    <style:style style:family="text" style:name="T245" style:display-name="T245">
      <style:text-properties/>
    </style:style>
    <style:style style:family="text" style:name="T246" style:display-name="T246">
      <style:text-properties/>
    </style:style>
    <style:style style:family="text" style:name="T247" style:display-name="T247">
      <style:text-properties/>
    </style:style>
    <style:style style:family="text" style:name="T248" style:display-name="T248">
      <style:text-properties/>
    </style:style>
    <style:style style:family="text" style:name="T249" style:display-name="T249">
      <style:text-properties/>
    </style:style>
    <style:style style:family="text" style:name="T250" style:display-name="T250">
      <style:text-properties/>
    </style:style>
    <style:style style:family="text" style:name="T251" style:display-name="T251">
      <style:text-properties/>
    </style:style>
    <style:style style:family="text" style:name="T252" style:display-name="T252">
      <style:text-properties/>
    </style:style>
    <style:style style:family="text" style:name="T253" style:display-name="T253">
      <style:text-properties/>
    </style:style>
    <style:style style:family="text" style:name="T254" style:display-name="T254">
      <style:text-properties/>
    </style:style>
    <style:style style:family="text" style:name="T255" style:display-name="T255">
      <style:text-properties/>
    </style:style>
    <style:style style:family="text" style:name="T256" style:display-name="T256">
      <style:text-properties/>
    </style:style>
    <style:style style:family="text" style:name="T257" style:display-name="T257">
      <style:text-properties/>
    </style:style>
    <style:style style:family="text" style:name="T258" style:display-name="T258">
      <style:text-properties/>
    </style:style>
    <style:style style:family="text" style:name="T259" style:display-name="T259">
      <style:text-properties/>
    </style:style>
    <style:style style:family="text" style:name="T260" style:display-name="T260">
      <style:text-properties/>
    </style:style>
    <style:style style:family="text" style:name="T261" style:display-name="T261">
      <style:text-properties/>
    </style:style>
    <style:style style:family="text" style:name="T262" style:display-name="T262">
      <style:text-properties/>
    </style:style>
    <style:style style:family="text" style:name="T263" style:display-name="T263">
      <style:text-properties/>
    </style:style>
    <style:style style:family="text" style:name="T264" style:display-name="T264">
      <style:text-properties/>
    </style:style>
    <style:style style:family="text" style:name="T265" style:display-name="T265">
      <style:text-properties/>
    </style:style>
    <style:style style:family="text" style:name="T266" style:display-name="T266">
      <style:text-properties/>
    </style:style>
    <style:style style:family="text" style:name="T267" style:display-name="T267">
      <style:text-properties/>
    </style:style>
    <style:style style:family="text" style:name="T268" style:display-name="T268">
      <style:text-properties/>
    </style:style>
    <style:style style:family="text" style:name="T269" style:display-name="T269">
      <style:text-properties/>
    </style:style>
    <style:style style:family="text" style:name="T270" style:display-name="T270">
      <style:text-properties/>
    </style:style>
    <style:style style:family="text" style:name="T271" style:display-name="T271">
      <style:text-properties/>
    </style:style>
    <style:style style:family="text" style:name="T272" style:display-name="T272">
      <style:text-properties/>
    </style:style>
    <style:style style:family="text" style:name="T273" style:display-name="T273">
      <style:text-properties/>
    </style:style>
    <style:style style:family="text" style:name="T274" style:display-name="T274">
      <style:text-properties/>
    </style:style>
    <style:style style:family="text" style:name="T275" style:display-name="T275">
      <style:text-properties/>
    </style:style>
    <style:style style:family="text" style:name="T276" style:display-name="T276">
      <style:text-properties/>
    </style:style>
    <style:style style:family="text" style:name="T277" style:display-name="T277">
      <style:text-properties/>
    </style:style>
    <style:style style:family="text" style:name="T278" style:display-name="T278">
      <style:text-properties/>
    </style:style>
    <style:style style:family="text" style:name="T279" style:display-name="T279">
      <style:text-properties/>
    </style:style>
    <style:style style:family="text" style:name="T280" style:display-name="T280">
      <style:text-properties/>
    </style:style>
    <style:style style:family="text" style:name="T281" style:display-name="T281">
      <style:text-properties/>
    </style:style>
    <style:style style:family="text" style:name="T282" style:display-name="T282">
      <style:text-properties/>
    </style:style>
    <style:style style:family="text" style:name="T283" style:display-name="T283">
      <style:text-properties/>
    </style:style>
    <style:style style:family="text" style:name="T284" style:display-name="T284">
      <style:text-properties/>
    </style:style>
    <style:style style:family="text" style:name="T285" style:display-name="T285">
      <style:text-properties/>
    </style:style>
    <style:style style:family="text" style:name="T286" style:display-name="T286">
      <style:text-properties/>
    </style:style>
    <style:style style:family="text" style:name="T287" style:display-name="T287">
      <style:text-properties/>
    </style:style>
    <style:style style:family="text" style:name="T288" style:display-name="T288">
      <style:text-properties/>
    </style:style>
    <style:style style:family="text" style:name="T289" style:display-name="T289">
      <style:text-properties/>
    </style:style>
    <style:style style:family="text" style:name="T290" style:display-name="T290">
      <style:text-properties/>
    </style:style>
    <style:style style:family="text" style:name="T291" style:display-name="T291">
      <style:text-properties/>
    </style:style>
    <style:style style:family="text" style:name="T292" style:display-name="T292">
      <style:text-properties/>
    </style:style>
    <style:style style:family="text" style:name="T293" style:display-name="T293">
      <style:text-properties/>
    </style:style>
    <style:style style:family="text" style:name="T294" style:display-name="T294">
      <style:text-properties/>
    </style:style>
    <style:style style:family="text" style:name="T295" style:display-name="T295">
      <style:text-properties/>
    </style:style>
    <style:style style:family="text" style:name="T296" style:display-name="T296">
      <style:text-properties/>
    </style:style>
    <style:style style:family="text" style:name="T297" style:display-name="T297">
      <style:text-properties/>
    </style:style>
    <style:style style:family="text" style:name="T298" style:display-name="T298">
      <style:text-properties/>
    </style:style>
    <style:style style:family="text" style:name="T299" style:display-name="T299">
      <style:text-properties/>
    </style:style>
    <style:style style:family="text" style:name="T300" style:display-name="T300">
      <style:text-properties/>
    </style:style>
    <style:style style:family="text" style:name="T301" style:display-name="T301">
      <style:text-properties/>
    </style:style>
    <style:style style:family="text" style:name="T302" style:display-name="T302">
      <style:text-properties/>
    </style:style>
    <style:style style:family="text" style:name="T303" style:display-name="T303">
      <style:text-properties/>
    </style:style>
    <style:style style:family="text" style:name="T304" style:display-name="T304">
      <style:text-properties/>
    </style:style>
    <style:style style:family="text" style:name="T305" style:display-name="T305">
      <style:text-properties/>
    </style:style>
    <style:style style:family="text" style:name="T306" style:display-name="T306">
      <style:text-properties/>
    </style:style>
    <style:style style:family="text" style:name="T307" style:display-name="T307">
      <style:text-properties/>
    </style:style>
    <style:style style:family="text" style:name="T308" style:display-name="T308">
      <style:text-properties/>
    </style:style>
    <style:style style:family="text" style:name="T309" style:display-name="T309">
      <style:text-properties/>
    </style:style>
    <style:style style:family="text" style:name="T310" style:display-name="T310">
      <style:text-properties/>
    </style:style>
    <style:style style:family="text" style:name="T311" style:display-name="T311">
      <style:text-properties/>
    </style:style>
    <style:style style:family="text" style:name="T312" style:display-name="T312">
      <style:text-properties/>
    </style:style>
    <style:style style:family="text" style:name="T313" style:display-name="T313">
      <style:text-properties/>
    </style:style>
    <style:style style:family="text" style:name="T314" style:display-name="T314">
      <style:text-properties/>
    </style:style>
    <style:style style:family="text" style:name="T315" style:display-name="T315">
      <style:text-properties/>
    </style:style>
    <style:style style:family="text" style:name="T316" style:display-name="T316">
      <style:text-properties/>
    </style:style>
    <style:style style:family="text" style:name="T317" style:display-name="T317">
      <style:text-properties/>
    </style:style>
    <style:style style:family="text" style:name="T318" style:display-name="T318">
      <style:text-properties/>
    </style:style>
    <style:style style:family="text" style:name="T319" style:display-name="T319">
      <style:text-properties/>
    </style:style>
    <style:style style:family="text" style:name="T320" style:display-name="T320">
      <style:text-properties/>
    </style:style>
    <style:style style:family="text" style:name="T321" style:display-name="T321">
      <style:text-properties/>
    </style:style>
    <style:style style:family="text" style:name="T322" style:display-name="T322">
      <style:text-properties/>
    </style:style>
    <style:style style:family="text" style:name="T323" style:display-name="T323">
      <style:text-properties/>
    </style:style>
    <style:style style:family="text" style:name="T324" style:display-name="T324">
      <style:text-properties/>
    </style:style>
    <style:style style:family="text" style:name="T325" style:display-name="T325">
      <style:text-properties/>
    </style:style>
    <style:style style:family="text" style:name="T326" style:display-name="T326">
      <style:text-properties/>
    </style:style>
    <style:style style:family="text" style:name="T327" style:display-name="T327">
      <style:text-properties/>
    </style:style>
    <style:style style:family="text" style:name="T328" style:display-name="T328">
      <style:text-properties/>
    </style:style>
    <style:style style:family="text" style:name="T329" style:display-name="T329">
      <style:text-properties/>
    </style:style>
    <style:style style:family="text" style:name="T330" style:display-name="T330">
      <style:text-properties/>
    </style:style>
    <style:style style:family="text" style:name="T331" style:display-name="T331">
      <style:text-properties/>
    </style:style>
    <style:style style:family="text" style:name="T332" style:display-name="T332">
      <style:text-properties/>
    </style:style>
    <style:style style:family="text" style:name="T333" style:display-name="T333">
      <style:text-properties/>
    </style:style>
    <style:style style:family="text" style:name="T334" style:display-name="T334">
      <style:text-properties/>
    </style:style>
    <style:style style:family="text" style:name="T335" style:display-name="T335">
      <style:text-properties/>
    </style:style>
    <style:style style:family="text" style:name="T336" style:display-name="T336">
      <style:text-properties/>
    </style:style>
    <style:style style:family="text" style:name="T337" style:display-name="T337">
      <style:text-properties/>
    </style:style>
    <style:style style:family="text" style:name="T338" style:display-name="T338">
      <style:text-properties/>
    </style:style>
    <style:style style:family="text" style:name="T339" style:display-name="T339">
      <style:text-properties/>
    </style:style>
    <style:style style:family="text" style:name="T340" style:display-name="T340">
      <style:text-properties/>
    </style:style>
    <style:style style:family="text" style:name="T341" style:display-name="T341">
      <style:text-properties/>
    </style:style>
    <style:style style:family="text" style:name="T342" style:display-name="T342">
      <style:text-properties/>
    </style:style>
    <style:style style:family="text" style:name="T343" style:display-name="T343">
      <style:text-properties/>
    </style:style>
    <style:style style:family="text" style:name="T344" style:display-name="T344">
      <style:text-properties/>
    </style:style>
    <style:style style:family="text" style:name="T345" style:display-name="T345">
      <style:text-properties/>
    </style:style>
    <style:style style:family="text" style:name="T346" style:display-name="T346">
      <style:text-properties/>
    </style:style>
    <style:style style:family="text" style:name="T347" style:display-name="T347">
      <style:text-properties/>
    </style:style>
    <style:style style:family="text" style:name="T348" style:display-name="T348">
      <style:text-properties/>
    </style:style>
    <style:style style:family="text" style:name="T349" style:display-name="T349">
      <style:text-properties/>
    </style:style>
    <style:style style:family="text" style:name="T350" style:display-name="T350">
      <style:text-properties/>
    </style:style>
    <style:style style:family="text" style:name="T351" style:display-name="T351">
      <style:text-properties/>
    </style:style>
    <style:style style:family="text" style:name="T352" style:display-name="T352">
      <style:text-properties/>
    </style:style>
    <style:style style:family="text" style:name="T353" style:display-name="T353">
      <style:text-properties/>
    </style:style>
    <style:style style:family="text" style:name="T354" style:display-name="T354">
      <style:text-properties/>
    </style:style>
    <style:style style:family="text" style:name="T355" style:display-name="T355">
      <style:text-properties/>
    </style:style>
    <style:style style:family="text" style:name="T356" style:display-name="T356">
      <style:text-properties/>
    </style:style>
    <style:style style:family="text" style:name="T357" style:display-name="T357">
      <style:text-properties/>
    </style:style>
    <style:style style:family="text" style:name="T358" style:display-name="T358">
      <style:text-properties/>
    </style:style>
    <style:style style:family="text" style:name="T359" style:display-name="T359">
      <style:text-properties/>
    </style:style>
    <style:style style:family="text" style:name="T360" style:display-name="T360">
      <style:text-properties/>
    </style:style>
    <style:style style:family="text" style:name="T361" style:display-name="T361">
      <style:text-properties/>
    </style:style>
    <style:style style:family="text" style:name="T362" style:display-name="T362">
      <style:text-properties/>
    </style:style>
    <style:style style:family="text" style:name="T363" style:display-name="T363">
      <style:text-properties/>
    </style:style>
    <style:style style:family="text" style:name="T364" style:display-name="T364">
      <style:text-properties/>
    </style:style>
    <style:style style:family="text" style:name="T365" style:display-name="T365">
      <style:text-properties/>
    </style:style>
    <style:style style:family="text" style:name="T366" style:display-name="T366">
      <style:text-properties/>
    </style:style>
    <style:style style:family="text" style:name="T367" style:display-name="T367">
      <style:text-properties/>
    </style:style>
    <style:style style:family="text" style:name="T368" style:display-name="T368">
      <style:text-properties/>
    </style:style>
    <style:style style:family="text" style:name="T369" style:display-name="T369">
      <style:text-properties/>
    </style:style>
    <style:style style:family="text" style:name="T370" style:display-name="T370">
      <style:text-properties/>
    </style:style>
    <style:style style:family="text" style:name="T371" style:display-name="T371">
      <style:text-properties/>
    </style:style>
    <style:style style:family="text" style:name="T372" style:display-name="T372">
      <style:text-properties/>
    </style:style>
    <style:style style:family="text" style:name="T373" style:display-name="T373">
      <style:text-properties/>
    </style:style>
    <style:style style:family="text" style:name="T374" style:display-name="T374">
      <style:text-properties/>
    </style:style>
    <style:style style:family="text" style:name="T375" style:display-name="T375">
      <style:text-properties/>
    </style:style>
    <style:style style:family="text" style:name="T376" style:display-name="T376">
      <style:text-properties/>
    </style:style>
    <style:style style:family="text" style:name="T377" style:display-name="T377">
      <style:text-properties/>
    </style:style>
    <style:style style:family="text" style:name="T378" style:display-name="T378">
      <style:text-properties/>
    </style:style>
    <style:style style:family="text" style:name="T379" style:display-name="T379">
      <style:text-properties/>
    </style:style>
    <style:style style:family="text" style:name="T380" style:display-name="T380">
      <style:text-properties/>
    </style:style>
    <style:style style:family="text" style:name="T381" style:display-name="T381">
      <style:text-properties/>
    </style:style>
    <style:style style:family="text" style:name="T382" style:display-name="T382">
      <style:text-properties/>
    </style:style>
    <style:style style:family="text" style:name="T383" style:display-name="T383">
      <style:text-properties/>
    </style:style>
    <style:style style:family="text" style:name="T384" style:display-name="T384">
      <style:text-properties/>
    </style:style>
    <style:style style:family="text" style:name="T385" style:display-name="T385">
      <style:text-properties/>
    </style:style>
    <style:style style:family="text" style:name="T386" style:display-name="T386">
      <style:text-properties/>
    </style:style>
    <style:style style:family="text" style:name="T387" style:display-name="T387">
      <style:text-properties/>
    </style:style>
    <style:style style:family="text" style:name="T388" style:display-name="T388">
      <style:text-properties/>
    </style:style>
    <style:style style:family="text" style:name="T389" style:display-name="T389">
      <style:text-properties/>
    </style:style>
    <style:style style:family="text" style:name="T390" style:display-name="T390">
      <style:text-properties/>
    </style:style>
    <style:style style:family="text" style:name="T391" style:display-name="T391">
      <style:text-properties/>
    </style:style>
    <style:style style:family="text" style:name="T392" style:display-name="T392">
      <style:text-properties/>
    </style:style>
    <style:style style:family="text" style:name="T393" style:display-name="T393">
      <style:text-properties/>
    </style:style>
    <style:style style:family="text" style:name="T394" style:display-name="T394">
      <style:text-properties/>
    </style:style>
    <style:style style:family="text" style:name="T395" style:display-name="T395">
      <style:text-properties/>
    </style:style>
    <style:style style:family="text" style:name="T396" style:display-name="T396">
      <style:text-properties/>
    </style:style>
    <style:style style:family="text" style:name="T397" style:display-name="T397">
      <style:text-properties/>
    </style:style>
    <style:style style:family="text" style:name="T398" style:display-name="T398">
      <style:text-properties/>
    </style:style>
    <style:style style:family="text" style:name="T399" style:display-name="T399">
      <style:text-properties/>
    </style:style>
    <style:style style:family="text" style:name="T400" style:display-name="T400">
      <style:text-properties/>
    </style:style>
    <style:style style:family="text" style:name="T401" style:display-name="T401">
      <style:text-properties/>
    </style:style>
    <style:style style:family="text" style:name="T402" style:display-name="T402">
      <style:text-properties/>
    </style:style>
    <style:style style:family="text" style:name="T403" style:display-name="T403">
      <style:text-properties/>
    </style:style>
    <style:style style:family="text" style:name="T404" style:display-name="T404">
      <style:text-properties/>
    </style:style>
    <style:style style:family="text" style:name="T405" style:display-name="T405">
      <style:text-properties/>
    </style:style>
    <style:style style:family="text" style:name="T406" style:display-name="T406">
      <style:text-properties/>
    </style:style>
    <style:style style:family="text" style:name="T407" style:display-name="T407">
      <style:text-properties/>
    </style:style>
    <style:style style:family="text" style:name="T408" style:display-name="T408">
      <style:text-properties/>
    </style:style>
    <style:style style:family="text" style:name="T409" style:display-name="T409">
      <style:text-properties/>
    </style:style>
    <style:style style:family="text" style:name="T410" style:display-name="T410">
      <style:text-properties/>
    </style:style>
    <style:style style:family="text" style:name="T411" style:display-name="T411">
      <style:text-properties/>
    </style:style>
    <style:style style:family="text" style:name="T412" style:display-name="T412">
      <style:text-properties/>
    </style:style>
    <style:style style:family="text" style:name="T413" style:display-name="T413">
      <style:text-properties/>
    </style:style>
    <style:style style:family="text" style:name="T414" style:display-name="T414">
      <style:text-properties/>
    </style:style>
    <style:style style:family="text" style:name="T415" style:display-name="T415">
      <style:text-properties/>
    </style:style>
    <style:style style:family="text" style:name="T416" style:display-name="T416">
      <style:text-properties/>
    </style:style>
    <style:style style:family="text" style:name="T417" style:display-name="T417">
      <style:text-properties/>
    </style:style>
    <style:style style:family="text" style:name="T418" style:display-name="T418">
      <style:text-properties/>
    </style:style>
    <style:style style:family="text" style:name="T419" style:display-name="T419">
      <style:text-properties/>
    </style:style>
    <style:style style:family="text" style:name="T420" style:display-name="T420">
      <style:text-properties/>
    </style:style>
    <style:style style:family="text" style:name="T421" style:display-name="T421">
      <style:text-properties/>
    </style:style>
    <style:style style:family="text" style:name="T422" style:display-name="T422">
      <style:text-properties/>
    </style:style>
    <style:style style:family="text" style:name="T423" style:display-name="T423">
      <style:text-properties/>
    </style:style>
    <style:style style:family="text" style:name="T424" style:display-name="T424">
      <style:text-properties/>
    </style:style>
    <style:style style:family="text" style:name="T425" style:display-name="T425">
      <style:text-properties/>
    </style:style>
    <style:style style:family="text" style:name="T426" style:display-name="T426">
      <style:text-properties/>
    </style:style>
    <style:style style:family="text" style:name="T427" style:display-name="T427">
      <style:text-properties/>
    </style:style>
    <style:style style:family="text" style:name="T428" style:display-name="T428">
      <style:text-properties/>
    </style:style>
    <style:style style:family="text" style:name="T429" style:display-name="T429">
      <style:text-properties/>
    </style:style>
    <style:style style:family="text" style:name="T430" style:display-name="T430">
      <style:text-properties/>
    </style:style>
    <style:style style:family="text" style:name="T431" style:display-name="T431">
      <style:text-properties/>
    </style:style>
    <style:style style:family="text" style:name="T432" style:display-name="T432">
      <style:text-properties/>
    </style:style>
    <style:style style:family="text" style:name="T433" style:display-name="T433">
      <style:text-properties/>
    </style:style>
    <style:style style:family="text" style:name="T434" style:display-name="T434">
      <style:text-properties/>
    </style:style>
    <style:style style:family="text" style:name="T435" style:display-name="T435">
      <style:text-properties/>
    </style:style>
    <style:style style:family="text" style:name="T436" style:display-name="T436">
      <style:text-properties/>
    </style:style>
    <style:style style:family="text" style:name="T437" style:display-name="T437">
      <style:text-properties/>
    </style:style>
    <style:style style:family="text" style:name="T438" style:display-name="T438">
      <style:text-properties/>
    </style:style>
    <style:style style:family="text" style:name="T439" style:display-name="T439">
      <style:text-properties/>
    </style:style>
    <style:style style:family="text" style:name="T440" style:display-name="T440">
      <style:text-properties/>
    </style:style>
    <style:style style:family="text" style:name="T441" style:display-name="T441">
      <style:text-properties/>
    </style:style>
    <style:style style:family="text" style:name="T442" style:display-name="T442">
      <style:text-properties/>
    </style:style>
    <style:style style:family="text" style:name="T443" style:display-name="T443">
      <style:text-properties/>
    </style:style>
    <style:style style:family="text" style:name="T444" style:display-name="T444">
      <style:text-properties/>
    </style:style>
    <style:style style:family="text" style:name="T445" style:display-name="T445">
      <style:text-properties/>
    </style:style>
    <style:style style:family="text" style:name="T446" style:display-name="T446">
      <style:text-properties/>
    </style:style>
    <style:style style:family="text" style:name="T447" style:display-name="T447">
      <style:text-properties/>
    </style:style>
    <style:style style:family="text" style:name="T448" style:display-name="T448">
      <style:text-properties/>
    </style:style>
    <style:style style:family="text" style:name="T449" style:display-name="T449">
      <style:text-properties/>
    </style:style>
    <style:style style:family="text" style:name="T450" style:display-name="T450">
      <style:text-properties/>
    </style:style>
    <style:style style:family="text" style:name="T451" style:display-name="T451">
      <style:text-properties/>
    </style:style>
    <style:style style:family="text" style:name="T452" style:display-name="T452">
      <style:text-properties/>
    </style:style>
    <style:style style:family="text" style:name="T453" style:display-name="T453">
      <style:text-properties/>
    </style:style>
    <style:style style:family="text" style:name="T454" style:display-name="T454">
      <style:text-properties/>
    </style:style>
    <style:style style:family="text" style:name="T455" style:display-name="T455">
      <style:text-properties/>
    </style:style>
    <style:style style:family="text" style:name="T456" style:display-name="T456">
      <style:text-properties/>
    </style:style>
    <style:style style:family="text" style:name="T457" style:display-name="T457">
      <style:text-properties/>
    </style:style>
    <style:style style:family="text" style:name="T458" style:display-name="T458">
      <style:text-properties/>
    </style:style>
    <style:style style:family="text" style:name="T459" style:display-name="T459">
      <style:text-properties/>
    </style:style>
    <style:style style:family="text" style:name="T460" style:display-name="T460">
      <style:text-properties/>
    </style:style>
    <style:style style:family="text" style:name="T461" style:display-name="T461">
      <style:text-properties/>
    </style:style>
    <style:style style:family="text" style:name="T462" style:display-name="T462">
      <style:text-properties/>
    </style:style>
    <style:style style:family="text" style:name="T463" style:display-name="T463">
      <style:text-properties/>
    </style:style>
    <style:style style:family="text" style:name="T464" style:display-name="T464">
      <style:text-properties/>
    </style:style>
    <style:style style:family="text" style:name="T465" style:display-name="T465">
      <style:text-properties/>
    </style:style>
    <style:style style:family="text" style:name="T466" style:display-name="T466">
      <style:text-properties/>
    </style:style>
    <style:style style:family="text" style:name="T467" style:display-name="T467">
      <style:text-properties/>
    </style:style>
    <style:style style:family="text" style:name="T468" style:display-name="T468">
      <style:text-properties/>
    </style:style>
    <style:style style:family="text" style:name="T469" style:display-name="T469">
      <style:text-properties/>
    </style:style>
    <style:style style:family="text" style:name="T470" style:display-name="T470">
      <style:text-properties/>
    </style:style>
    <style:style style:family="text" style:name="T471" style:display-name="T471">
      <style:text-properties/>
    </style:style>
    <style:style style:family="text" style:name="T472" style:display-name="T472">
      <style:text-properties/>
    </style:style>
    <style:style style:family="text" style:name="T473" style:display-name="T473">
      <style:text-properties/>
    </style:style>
    <style:style style:family="text" style:name="T474" style:display-name="T474">
      <style:text-properties/>
    </style:style>
    <style:style style:family="text" style:name="T475" style:display-name="T475">
      <style:text-properties/>
    </style:style>
    <style:style style:family="text" style:name="T476" style:display-name="T476">
      <style:text-properties/>
    </style:style>
    <style:style style:family="text" style:name="T477" style:display-name="T477">
      <style:text-properties/>
    </style:style>
    <style:style style:family="text" style:name="T478" style:display-name="T478">
      <style:text-properties/>
    </style:style>
    <style:style style:family="text" style:name="T479" style:display-name="T479">
      <style:text-properties/>
    </style:style>
    <style:style style:family="text" style:name="T480" style:display-name="T480">
      <style:text-properties/>
    </style:style>
    <style:style style:family="text" style:name="T481" style:display-name="T481">
      <style:text-properties/>
    </style:style>
    <style:style style:family="text" style:name="T482" style:display-name="T482">
      <style:text-properties/>
    </style:style>
    <style:style style:family="text" style:name="T483" style:display-name="T483">
      <style:text-properties/>
    </style:style>
    <style:style style:family="text" style:name="T484" style:display-name="T484">
      <style:text-properties/>
    </style:style>
    <style:style style:family="text" style:name="T485" style:display-name="T485">
      <style:text-properties/>
    </style:style>
    <style:style style:family="text" style:name="T486" style:display-name="T486">
      <style:text-properties/>
    </style:style>
    <style:style style:family="text" style:name="T487" style:display-name="T487">
      <style:text-properties/>
    </style:style>
    <style:style style:family="text" style:name="T488" style:display-name="T488">
      <style:text-properties/>
    </style:style>
    <style:style style:family="text" style:name="T489" style:display-name="T489">
      <style:text-properties/>
    </style:style>
    <style:style style:family="text" style:name="T490" style:display-name="T490">
      <style:text-properties/>
    </style:style>
    <style:style style:family="text" style:name="T491" style:display-name="T491">
      <style:text-properties/>
    </style:style>
    <style:style style:family="text" style:name="T492" style:display-name="T492">
      <style:text-properties/>
    </style:style>
    <style:style style:family="text" style:name="T493" style:display-name="T493">
      <style:text-properties/>
    </style:style>
    <style:style style:family="text" style:name="T494" style:display-name="T494">
      <style:text-properties/>
    </style:style>
    <style:style style:family="text" style:name="T495" style:display-name="T495">
      <style:text-properties/>
    </style:style>
    <style:style style:family="text" style:name="T496" style:display-name="T496">
      <style:text-properties/>
    </style:style>
    <style:style style:family="text" style:name="T497" style:display-name="T497">
      <style:text-properties/>
    </style:style>
    <style:style style:family="text" style:name="T498" style:display-name="T498">
      <style:text-properties/>
    </style:style>
    <style:style style:family="text" style:name="T499" style:display-name="T499">
      <style:text-properties/>
    </style:style>
    <style:style style:family="text" style:name="T500" style:display-name="T500">
      <style:text-properties/>
    </style:style>
    <style:style style:family="text" style:name="T501" style:display-name="T501">
      <style:text-properties/>
    </style:style>
    <style:style style:family="text" style:name="T502" style:display-name="T502">
      <style:text-properties/>
    </style:style>
    <style:style style:family="text" style:name="T503" style:display-name="T503">
      <style:text-properties/>
    </style:style>
    <style:style style:family="text" style:name="T504" style:display-name="T504">
      <style:text-properties/>
    </style:style>
    <style:style style:family="text" style:name="T505" style:display-name="T505">
      <style:text-properties/>
    </style:style>
    <style:style style:family="text" style:name="T506" style:display-name="T506">
      <style:text-properties/>
    </style:style>
    <style:style style:family="text" style:name="T507" style:display-name="T507">
      <style:text-properties/>
    </style:style>
    <style:style style:family="text" style:name="T508" style:display-name="T508">
      <style:text-properties/>
    </style:style>
    <style:style style:family="text" style:name="T509" style:display-name="T509">
      <style:text-properties/>
    </style:style>
    <style:style style:family="text" style:name="T510" style:display-name="T510">
      <style:text-properties/>
    </style:style>
    <style:style style:family="text" style:name="T511" style:display-name="T511">
      <style:text-properties/>
    </style:style>
    <style:style style:family="text" style:name="T512" style:display-name="T512">
      <style:text-properties/>
    </style:style>
    <style:style style:family="text" style:name="T513" style:display-name="T513">
      <style:text-properties/>
    </style:style>
    <style:style style:family="text" style:name="T514" style:display-name="T514">
      <style:text-properties/>
    </style:style>
    <style:style style:family="text" style:name="T515" style:display-name="T515">
      <style:text-properties/>
    </style:style>
    <style:style style:family="text" style:name="T516" style:display-name="T516">
      <style:text-properties/>
    </style:style>
    <style:style style:family="text" style:name="T517" style:display-name="T517">
      <style:text-properties/>
    </style:style>
    <style:style style:family="text" style:name="T518" style:display-name="T518">
      <style:text-properties/>
    </style:style>
    <style:style style:family="text" style:name="T519" style:display-name="T519">
      <style:text-properties/>
    </style:style>
    <style:style style:family="text" style:name="T520" style:display-name="T520">
      <style:text-properties/>
    </style:style>
    <style:style style:family="text" style:name="T521" style:display-name="T521">
      <style:text-properties/>
    </style:style>
    <style:style style:family="text" style:name="T522" style:display-name="T522">
      <style:text-properties/>
    </style:style>
    <style:style style:family="text" style:name="T523" style:display-name="T523">
      <style:text-properties/>
    </style:style>
    <style:style style:family="text" style:name="T524" style:display-name="T524">
      <style:text-properties/>
    </style:style>
    <style:style style:family="text" style:name="T525" style:display-name="T525">
      <style:text-properties/>
    </style:style>
    <style:style style:family="text" style:name="T526" style:display-name="T526">
      <style:text-properties/>
    </style:style>
    <style:style style:family="text" style:name="T527" style:display-name="T527">
      <style:text-properties/>
    </style:style>
    <style:style style:family="text" style:name="T528" style:display-name="T528">
      <style:text-properties/>
    </style:style>
    <style:style style:family="text" style:name="T529" style:display-name="T529">
      <style:text-properties/>
    </style:style>
    <style:style style:family="text" style:name="T530" style:display-name="T530">
      <style:text-properties/>
    </style:style>
    <style:style style:family="text" style:name="T531" style:display-name="T531">
      <style:text-properties/>
    </style:style>
    <style:style style:family="text" style:name="T532" style:display-name="T532">
      <style:text-properties/>
    </style:style>
    <style:style style:family="text" style:name="T533" style:display-name="T533">
      <style:text-properties/>
    </style:style>
    <style:style style:family="text" style:name="T534" style:display-name="T534">
      <style:text-properties/>
    </style:style>
    <style:style style:family="text" style:name="T535" style:display-name="T535">
      <style:text-properties/>
    </style:style>
    <style:style style:family="text" style:name="T536" style:display-name="T536">
      <style:text-properties/>
    </style:style>
    <style:style style:family="text" style:name="T537" style:display-name="T537">
      <style:text-properties/>
    </style:style>
    <style:style style:family="text" style:name="T538" style:display-name="T538">
      <style:text-properties/>
    </style:style>
    <style:style style:family="text" style:name="T539" style:display-name="T539">
      <style:text-properties/>
    </style:style>
    <style:style style:family="text" style:name="T540" style:display-name="T540">
      <style:text-properties/>
    </style:style>
    <style:style style:family="text" style:name="T541" style:display-name="T541">
      <style:text-properties/>
    </style:style>
    <style:style style:family="text" style:name="T542" style:display-name="T542">
      <style:text-properties/>
    </style:style>
    <style:style style:family="text" style:name="T543" style:display-name="T543">
      <style:text-properties/>
    </style:style>
    <style:style style:family="text" style:name="T544" style:display-name="T544">
      <style:text-properties/>
    </style:style>
    <style:style style:family="text" style:name="T545" style:display-name="T545">
      <style:text-properties/>
    </style:style>
    <style:style style:family="text" style:name="T546" style:display-name="T546">
      <style:text-properties/>
    </style:style>
    <style:style style:family="text" style:name="T547" style:display-name="T547">
      <style:text-properties/>
    </style:style>
    <style:style style:family="text" style:name="T548" style:display-name="T548">
      <style:text-properties/>
    </style:style>
    <style:style style:family="text" style:name="T549" style:display-name="T549">
      <style:text-properties/>
    </style:style>
    <style:style style:family="text" style:name="T550" style:display-name="T550">
      <style:text-properties/>
    </style:style>
    <style:style style:family="text" style:name="T551" style:display-name="T551">
      <style:text-properties/>
    </style:style>
    <style:style style:family="text" style:name="T552" style:display-name="T552">
      <style:text-properties/>
    </style:style>
    <style:style style:family="text" style:name="T553" style:display-name="T553">
      <style:text-properties/>
    </style:style>
    <style:style style:family="text" style:name="T554" style:display-name="T554">
      <style:text-properties/>
    </style:style>
    <style:style style:family="text" style:name="T555" style:display-name="T555">
      <style:text-properties/>
    </style:style>
    <style:style style:family="text" style:name="T556" style:display-name="T556">
      <style:text-properties/>
    </style:style>
    <style:style style:family="text" style:name="T557" style:display-name="T557">
      <style:text-properties/>
    </style:style>
    <style:style style:family="text" style:name="T558" style:display-name="T558">
      <style:text-properties/>
    </style:style>
    <style:style style:family="text" style:name="T559" style:display-name="T559">
      <style:text-properties/>
    </style:style>
    <style:style style:family="text" style:name="T560" style:display-name="T560">
      <style:text-properties/>
    </style:style>
    <style:style style:family="text" style:name="T561" style:display-name="T561">
      <style:text-properties/>
    </style:style>
    <style:style style:family="text" style:name="T562" style:display-name="T562">
      <style:text-properties/>
    </style:style>
    <style:style style:family="text" style:name="T563" style:display-name="T563">
      <style:text-properties/>
    </style:style>
    <style:style style:family="text" style:name="T564" style:display-name="T564">
      <style:text-properties/>
    </style:style>
    <style:style style:family="text" style:name="T565" style:display-name="T565">
      <style:text-properties/>
    </style:style>
    <style:style style:family="text" style:name="T566" style:display-name="T566">
      <style:text-properties/>
    </style:style>
    <style:style style:family="text" style:name="T567" style:display-name="T567">
      <style:text-properties/>
    </style:style>
    <style:style style:family="text" style:name="T568" style:display-name="T568">
      <style:text-properties/>
    </style:style>
    <style:style style:family="text" style:name="T569" style:display-name="T569">
      <style:text-properties/>
    </style:style>
    <style:style style:family="text" style:name="T570" style:display-name="T570">
      <style:text-properties/>
    </style:style>
    <style:style style:family="text" style:name="T571" style:display-name="T571">
      <style:text-properties/>
    </style:style>
    <style:style style:family="text" style:name="T572" style:display-name="T572">
      <style:text-properties/>
    </style:style>
    <style:style style:family="text" style:name="T573" style:display-name="T573">
      <style:text-properties/>
    </style:style>
    <style:style style:family="text" style:name="T574" style:display-name="T574">
      <style:text-properties/>
    </style:style>
    <style:style style:family="text" style:name="T575" style:display-name="T575">
      <style:text-properties/>
    </style:style>
    <style:style style:family="text" style:name="T576" style:display-name="T576">
      <style:text-properties/>
    </style:style>
    <style:style style:family="text" style:name="T577" style:display-name="T577">
      <style:text-properties/>
    </style:style>
    <style:style style:family="text" style:name="T578" style:display-name="T578">
      <style:text-properties/>
    </style:style>
    <style:style style:family="text" style:name="T579" style:display-name="T579">
      <style:text-properties/>
    </style:style>
    <style:style style:family="text" style:name="T580" style:display-name="T580">
      <style:text-properties/>
    </style:style>
    <style:style style:family="text" style:name="T581" style:display-name="T581">
      <style:text-properties/>
    </style:style>
    <style:style style:family="text" style:name="T582" style:display-name="T582">
      <style:text-properties/>
    </style:style>
    <style:style style:family="text" style:name="T583" style:display-name="T583">
      <style:text-properties/>
    </style:style>
    <style:style style:family="text" style:name="T584" style:display-name="T584">
      <style:text-properties/>
    </style:style>
    <style:style style:family="text" style:name="T585" style:display-name="T585">
      <style:text-properties/>
    </style:style>
    <style:style style:family="text" style:name="T586" style:display-name="T586">
      <style:text-properties/>
    </style:style>
    <style:style style:family="text" style:name="T587" style:display-name="T587">
      <style:text-properties/>
    </style:style>
    <style:style style:family="text" style:name="T588" style:display-name="T588">
      <style:text-properties/>
    </style:style>
    <style:style style:family="text" style:name="T589" style:display-name="T589">
      <style:text-properties/>
    </style:style>
    <style:style style:family="text" style:name="T590" style:display-name="T590">
      <style:text-properties/>
    </style:style>
    <style:style style:family="text" style:name="T591" style:display-name="T591">
      <style:text-properties/>
    </style:style>
    <style:style style:family="text" style:name="T592" style:display-name="T592">
      <style:text-properties/>
    </style:style>
    <style:style style:family="text" style:name="T593" style:display-name="T593">
      <style:text-properties/>
    </style:style>
    <style:style style:family="text" style:name="T594" style:display-name="T594">
      <style:text-properties/>
    </style:style>
    <style:style style:family="text" style:name="T595" style:display-name="T595">
      <style:text-properties/>
    </style:style>
    <style:style style:family="text" style:name="T596" style:display-name="T596">
      <style:text-properties/>
    </style:style>
    <style:style style:family="text" style:name="T597" style:display-name="T597">
      <style:text-properties/>
    </style:style>
    <style:style style:family="text" style:name="T598" style:display-name="T598">
      <style:text-properties/>
    </style:style>
    <style:style style:family="text" style:name="T599" style:display-name="T599">
      <style:text-properties/>
    </style:style>
    <style:style style:family="text" style:name="T600" style:display-name="T600">
      <style:text-properties/>
    </style:style>
    <style:style style:family="text" style:name="T601" style:display-name="T601">
      <style:text-properties/>
    </style:style>
    <style:style style:family="text" style:name="T602" style:display-name="T602">
      <style:text-properties/>
    </style:style>
    <style:style style:family="text" style:name="T603" style:display-name="T603">
      <style:text-properties/>
    </style:style>
    <style:style style:family="text" style:name="T604" style:display-name="T604">
      <style:text-properties/>
    </style:style>
    <style:style style:family="text" style:name="T605" style:display-name="T605">
      <style:text-properties/>
    </style:style>
    <style:style style:family="text" style:name="T606" style:display-name="T606">
      <style:text-properties/>
    </style:style>
    <style:style style:family="text" style:name="T607" style:display-name="T607">
      <style:text-properties/>
    </style:style>
    <style:style style:family="text" style:name="T608" style:display-name="T608">
      <style:text-properties/>
    </style:style>
    <style:style style:family="text" style:name="T609" style:display-name="T609">
      <style:text-properties/>
    </style:style>
    <style:style style:family="text" style:name="T610" style:display-name="T610">
      <style:text-properties/>
    </style:style>
    <style:style style:family="text" style:name="T611" style:display-name="T611">
      <style:text-properties/>
    </style:style>
    <style:style style:family="text" style:name="T612" style:display-name="T612">
      <style:text-properties/>
    </style:style>
    <style:style style:family="text" style:name="T613" style:display-name="T613">
      <style:text-properties/>
    </style:style>
    <style:style style:family="text" style:name="T614" style:display-name="T614">
      <style:text-properties/>
    </style:style>
    <style:style style:family="text" style:name="T615" style:display-name="T615">
      <style:text-properties/>
    </style:style>
    <style:style style:family="text" style:name="T616" style:display-name="T616">
      <style:text-properties/>
    </style:style>
    <style:style style:family="text" style:name="T617" style:display-name="T617">
      <style:text-properties/>
    </style:style>
    <style:style style:family="text" style:name="T618" style:display-name="T618">
      <style:text-properties/>
    </style:style>
    <style:style style:family="text" style:name="T619" style:display-name="T619">
      <style:text-properties/>
    </style:style>
    <style:style style:family="text" style:name="T620" style:display-name="T620">
      <style:text-properties/>
    </style:style>
    <style:style style:family="text" style:name="T621" style:display-name="T621">
      <style:text-properties/>
    </style:style>
    <style:style style:family="text" style:name="T622" style:display-name="T622">
      <style:text-properties/>
    </style:style>
    <style:style style:family="text" style:name="T623" style:display-name="T623">
      <style:text-properties/>
    </style:style>
    <style:style style:family="text" style:name="T624" style:display-name="T624">
      <style:text-properties/>
    </style:style>
    <style:style style:family="text" style:name="T625" style:display-name="T625">
      <style:text-properties/>
    </style:style>
    <style:style style:family="text" style:name="T626" style:display-name="T626">
      <style:text-properties/>
    </style:style>
    <style:style style:family="text" style:name="T627" style:display-name="T627">
      <style:text-properties/>
    </style:style>
    <style:style style:family="text" style:name="T628" style:display-name="T628">
      <style:text-properties/>
    </style:style>
    <style:style style:family="text" style:name="T629" style:display-name="T629">
      <style:text-properties/>
    </style:style>
    <style:style style:family="text" style:name="T630" style:display-name="T630">
      <style:text-properties/>
    </style:style>
    <style:style style:family="text" style:name="T631" style:display-name="T631">
      <style:text-properties/>
    </style:style>
    <style:style style:family="text" style:name="T632" style:display-name="T632">
      <style:text-properties/>
    </style:style>
    <style:style style:family="text" style:name="T633" style:display-name="T633">
      <style:text-properties/>
    </style:style>
    <style:style style:family="text" style:name="T634" style:display-name="T634">
      <style:text-properties/>
    </style:style>
    <style:style style:family="text" style:name="T635" style:display-name="T635">
      <style:text-properties/>
    </style:style>
    <style:style style:family="text" style:name="T636" style:display-name="T636">
      <style:text-properties/>
    </style:style>
    <style:style style:family="text" style:name="T637" style:display-name="T637">
      <style:text-properties/>
    </style:style>
    <style:style style:family="text" style:name="T638" style:display-name="T638">
      <style:text-properties/>
    </style:style>
    <style:style style:family="text" style:name="T639" style:display-name="T639">
      <style:text-properties/>
    </style:style>
    <style:style style:family="text" style:name="T640" style:display-name="T640">
      <style:text-properties/>
    </style:style>
    <style:style style:family="text" style:name="T641" style:display-name="T641">
      <style:text-properties/>
    </style:style>
    <style:style style:family="text" style:name="T642" style:display-name="T642">
      <style:text-properties/>
    </style:style>
    <style:style style:family="text" style:name="T643" style:display-name="T643">
      <style:text-properties/>
    </style:style>
    <style:style style:family="text" style:name="T644" style:display-name="T644">
      <style:text-properties/>
    </style:style>
    <style:style style:family="text" style:name="T645" style:display-name="T645">
      <style:text-properties/>
    </style:style>
    <style:style style:family="text" style:name="T646" style:display-name="T646">
      <style:text-properties/>
    </style:style>
    <style:style style:family="text" style:name="T647" style:display-name="T647">
      <style:text-properties/>
    </style:style>
  </office:styles>
  <office:automatic-styles>
    <style:page-layout style:name="Mpm1">
      <style:page-layout-properties fo:margin-right="0pt" fo:border="3pt" fo:margin-top="0pt" fo:page-width="595.0pt" fo:margin-left="72.0pt" fo:page-height="842.0pt" fo:margin-bottom="0pt"/>
    </style:page-layout>
  </office:automatic-styles>
  <office:master-styles>
    <style:master-page style:name="main" style:page-layout-name="Mpm1" style:display-name="main"/>
    <style:master-page style:name="Standard" style:page-layout-name="Mpm1" style:display-name="Standard"/>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svg="urn:oasis:names:tc:opendocument:xmlns:svg-compatible:1.0" office:version="1.2">
  <office:meta>
    <meta:generator>ODFPY/1.4.0</meta:generator>
  </office:meta>
</office:document-meta>
</file>